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08080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Vc-big</text:p>
          </table:table-cell>
          <table:table-cell office:value-type="string" calcext:value-type="string">
            <text:p>injRate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office:value-type="float" office:value="7.89916" calcext:value-type="float">
            <text:p>7.899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89468" calcext:value-type="float">
            <text:p>7.8946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0549" calcext:value-type="float">
            <text:p>7.5054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67667" calcext:value-type="float">
            <text:p>0.00467667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0499396" calcext:value-type="float">
            <text:p>0.00499396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697302" calcext:value-type="float">
            <text:p>0.00697302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0.00752667" calcext:value-type="float">
            <text:p>0.00752667</text:p>
          </table:table-cell>
          <table:table-cell office:value-type="float" office:value="0.00697318" calcext:value-type="float">
            <text:p>0.00697318</text:p>
          </table:table-cell>
          <table:table-cell office:value-type="float" office:value="0.00647667" calcext:value-type="float">
            <text:p>0.00647667</text:p>
          </table:table-cell>
          <table:table-cell office:value-type="float" office:value="0.00753667" calcext:value-type="float">
            <text:p>0.00753667</text:p>
          </table:table-cell>
          <table:table-cell office:value-type="float" office:value="1.39631" calcext:value-type="float">
            <text:p>1.39631</text:p>
          </table:table-cell>
          <table:table-cell office:value-type="float" office:value="1.39632" calcext:value-type="float">
            <text:p>1.39632</text:p>
          </table:table-cell>
          <table:table-cell office:value-type="float" office:value="8.49568" calcext:value-type="float">
            <text:p>8.49568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float" office:value="0.01" calcext:value-type="float">
            <text:p>0.01</text:p>
          </table:table-cell>
          <table:table-cell office:value-type="float" office:value="7.92054" calcext:value-type="float">
            <text:p>7.9205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.9103" calcext:value-type="float">
            <text:p>7.910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.50499" calcext:value-type="float">
            <text:p>7.5049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67667" calcext:value-type="float">
            <text:p>0.00967667</text:p>
          </table:table-cell>
          <table:table-cell office:value-type="float" office:value="0.0104433" calcext:value-type="float">
            <text:p>0.0104433</text:p>
          </table:table-cell>
          <table:table-cell office:value-type="float" office:value="0.0100061" calcext:value-type="float">
            <text:p>0.0100061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4022" calcext:value-type="float">
            <text:p>0.014022</text:p>
          </table:table-cell>
          <table:table-cell office:value-type="float" office:value="0.01365" calcext:value-type="float">
            <text:p>0.01365</text:p>
          </table:table-cell>
          <table:table-cell office:value-type="float" office:value="0.0149067" calcext:value-type="float">
            <text:p>0.0149067</text:p>
          </table:table-cell>
          <table:table-cell office:value-type="float" office:value="0.0140218" calcext:value-type="float">
            <text:p>0.0140218</text:p>
          </table:table-cell>
          <table:table-cell office:value-type="float" office:value="0.0132667" calcext:value-type="float">
            <text:p>0.0132667</text:p>
          </table:table-cell>
          <table:table-cell office:value-type="float" office:value="0.0148033" calcext:value-type="float">
            <text:p>0.0148033</text:p>
          </table:table-cell>
          <table:table-cell table:number-columns-repeated="2" office:value-type="float" office:value="1.40133" calcext:value-type="float">
            <text:p>1.40133</text:p>
          </table:table-cell>
          <table:table-cell office:value-type="float" office:value="8.50347" calcext:value-type="float">
            <text:p>8.50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7.95701" calcext:value-type="float">
            <text:p>7.9570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94162" calcext:value-type="float">
            <text:p>7.9416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.54222" calcext:value-type="float">
            <text:p>7.5422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5533" calcext:value-type="float">
            <text:p>0.0145533</text:p>
          </table:table-cell>
          <table:table-cell office:value-type="float" office:value="0.01544" calcext:value-type="float">
            <text:p>0.01544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210356" calcext:value-type="float">
            <text:p>0.0210356</text:p>
          </table:table-cell>
          <table:table-cell office:value-type="float" office:value="0.0203867" calcext:value-type="float">
            <text:p>0.0203867</text:p>
          </table:table-cell>
          <table:table-cell office:value-type="float" office:value="0.0217467" calcext:value-type="float">
            <text:p>0.0217467</text:p>
          </table:table-cell>
          <table:table-cell office:value-type="float" office:value="0.0210355" calcext:value-type="float">
            <text:p>0.0210355</text:p>
          </table:table-cell>
          <table:table-cell office:value-type="float" office:value="0.0197133" calcext:value-type="float">
            <text:p>0.0197133</text:p>
          </table:table-cell>
          <table:table-cell office:value-type="float" office:value="0.02199" calcext:value-type="float">
            <text:p>0.02199</text:p>
          </table:table-cell>
          <table:table-cell table:number-columns-repeated="2" office:value-type="float" office:value="1.39947" calcext:value-type="float">
            <text:p>1.39947</text:p>
          </table:table-cell>
          <table:table-cell office:value-type="float" office:value="8.53411" calcext:value-type="float">
            <text:p>8.53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7.97793" calcext:value-type="float">
            <text:p>7.9779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.95646" calcext:value-type="float">
            <text:p>7.9564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.56296" calcext:value-type="float">
            <text:p>7.5629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367" calcext:value-type="float">
            <text:p>0.0194367</text:p>
          </table:table-cell>
          <table:table-cell office:value-type="float" office:value="0.0205867" calcext:value-type="float">
            <text:p>0.0205867</text:p>
          </table:table-cell>
          <table:table-cell office:value-type="float" office:value="0.0200629" calcext:value-type="float">
            <text:p>0.0200629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033" calcext:value-type="float">
            <text:p>0.0207033</text:p>
          </table:table-cell>
          <table:table-cell office:value-type="float" office:value="0.0280604" calcext:value-type="float">
            <text:p>0.0280604</text:p>
          </table:table-cell>
          <table:table-cell office:value-type="float" office:value="0.0270267" calcext:value-type="float">
            <text:p>0.0270267</text:p>
          </table:table-cell>
          <table:table-cell office:value-type="float" office:value="0.0289667" calcext:value-type="float">
            <text:p>0.0289667</text:p>
          </table:table-cell>
          <table:table-cell office:value-type="float" office:value="0.0280604" calcext:value-type="float">
            <text:p>0.0280604</text:p>
          </table:table-cell>
          <table:table-cell office:value-type="float" office:value="0.02679" calcext:value-type="float">
            <text:p>0.02679</text:p>
          </table:table-cell>
          <table:table-cell office:value-type="float" office:value="0.0290967" calcext:value-type="float">
            <text:p>0.0290967</text:p>
          </table:table-cell>
          <table:table-cell office:value-type="float" office:value="1.39861" calcext:value-type="float">
            <text:p>1.39861</text:p>
          </table:table-cell>
          <table:table-cell office:value-type="float" office:value="1.39862" calcext:value-type="float">
            <text:p>1.39862</text:p>
          </table:table-cell>
          <table:table-cell office:value-type="float" office:value="8.54714" calcext:value-type="float">
            <text:p>8.54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7.99903" calcext:value-type="float">
            <text:p>7.9990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.9712" calcext:value-type="float">
            <text:p>7.97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.57468" calcext:value-type="float">
            <text:p>7.5746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4433" calcext:value-type="float">
            <text:p>0.0244433</text:p>
          </table:table-cell>
          <table:table-cell office:value-type="float" office:value="0.0256067" calcext:value-type="float">
            <text:p>0.0256067</text:p>
          </table:table-cell>
          <table:table-cell office:value-type="float" office:value="0.0250665" calcext:value-type="float">
            <text:p>0.0250665</text:p>
          </table:table-cell>
          <table:table-cell office:value-type="float" office:value="0.0244133" calcext:value-type="float">
            <text:p>0.0244133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350995" calcext:value-type="float">
            <text:p>0.0350995</text:p>
          </table:table-cell>
          <table:table-cell office:value-type="float" office:value="0.0341933" calcext:value-type="float">
            <text:p>0.0341933</text:p>
          </table:table-cell>
          <table:table-cell office:value-type="float" office:value="0.0359867" calcext:value-type="float">
            <text:p>0.0359867</text:p>
          </table:table-cell>
          <table:table-cell office:value-type="float" office:value="0.0350988" calcext:value-type="float">
            <text:p>0.0350988</text:p>
          </table:table-cell>
          <table:table-cell office:value-type="float" office:value="0.03408" calcext:value-type="float">
            <text:p>0.03408</text:p>
          </table:table-cell>
          <table:table-cell office:value-type="float" office:value="0.03625" calcext:value-type="float">
            <text:p>0.03625</text:p>
          </table:table-cell>
          <table:table-cell office:value-type="float" office:value="1.40022" calcext:value-type="float">
            <text:p>1.40022</text:p>
          </table:table-cell>
          <table:table-cell office:value-type="float" office:value="1.40023" calcext:value-type="float">
            <text:p>1.40023</text:p>
          </table:table-cell>
          <table:table-cell office:value-type="float" office:value="8.55785" calcext:value-type="float">
            <text:p>8.55785</text:p>
          </table:table-cell>
          <table:table-cell table:number-columns-repeated="3"/>
          <table:table-cell table:style-name="ce1" office:value-type="string" calcext:value-type="string">
            <text:p>1 &amp; 2 no results</text:p>
          </table:table-cell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8.03906" calcext:value-type="float">
            <text:p>8.0390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.00561" calcext:value-type="float">
            <text:p>8.0056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.60901" calcext:value-type="float">
            <text:p>7.6090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23" calcext:value-type="float">
            <text:p>0.02923</text:p>
          </table:table-cell>
          <table:table-cell office:value-type="float" office:value="0.0306967" calcext:value-type="float">
            <text:p>0.0306967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420955" calcext:value-type="float">
            <text:p>0.0420955</text:p>
          </table:table-cell>
          <table:table-cell office:value-type="float" office:value="0.04075" calcext:value-type="float">
            <text:p>0.04075</text:p>
          </table:table-cell>
          <table:table-cell office:value-type="float" office:value="0.0432833" calcext:value-type="float">
            <text:p>0.0432833</text:p>
          </table:table-cell>
          <table:table-cell office:value-type="float" office:value="0.0420955" calcext:value-type="float">
            <text:p>0.0420955</text:p>
          </table:table-cell>
          <table:table-cell office:value-type="float" office:value="0.0412633" calcext:value-type="float">
            <text:p>0.0412633</text:p>
          </table:table-cell>
          <table:table-cell office:value-type="float" office:value="0.0435933" calcext:value-type="float">
            <text:p>0.0435933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8.59014" calcext:value-type="float">
            <text:p>8.590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8.05213" calcext:value-type="float">
            <text:p>8.052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.0113" calcext:value-type="float">
            <text:p>8.01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.61141" calcext:value-type="float">
            <text:p>7.6114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3467" calcext:value-type="float">
            <text:p>0.0343467</text:p>
          </table:table-cell>
          <table:table-cell office:value-type="float" office:value="0.0359933" calcext:value-type="float">
            <text:p>0.0359933</text:p>
          </table:table-cell>
          <table:table-cell office:value-type="float" office:value="0.0350704" calcext:value-type="float">
            <text:p>0.0350704</text:p>
          </table:table-cell>
          <table:table-cell office:value-type="float" office:value="0.0343067" calcext:value-type="float">
            <text:p>0.0343067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49093" calcext:value-type="float">
            <text:p>0.049093</text:p>
          </table:table-cell>
          <table:table-cell office:value-type="float" office:value="0.04779" calcext:value-type="float">
            <text:p>0.04779</text:p>
          </table:table-cell>
          <table:table-cell office:value-type="float" office:value="0.05042" calcext:value-type="float">
            <text:p>0.05042</text:p>
          </table:table-cell>
          <table:table-cell office:value-type="float" office:value="0.0490929" calcext:value-type="float">
            <text:p>0.0490929</text:p>
          </table:table-cell>
          <table:table-cell office:value-type="float" office:value="0.0481733" calcext:value-type="float">
            <text:p>0.0481733</text:p>
          </table:table-cell>
          <table:table-cell office:value-type="float" office:value="0.0502333" calcext:value-type="float">
            <text:p>0.0502333</text:p>
          </table:table-cell>
          <table:table-cell office:value-type="float" office:value="1.39983" calcext:value-type="float">
            <text:p>1.39983</text:p>
          </table:table-cell>
          <table:table-cell office:value-type="float" office:value="1.39984" calcext:value-type="float">
            <text:p>1.39984</text:p>
          </table:table-cell>
          <table:table-cell office:value-type="float" office:value="8.59254" calcext:value-type="float">
            <text:p>8.592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8.07808" calcext:value-type="float">
            <text:p>8.0780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03032" calcext:value-type="float">
            <text:p>8.0303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62573" calcext:value-type="float">
            <text:p>7.6257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92367" calcext:value-type="float">
            <text:p>0.0392367</text:p>
          </table:table-cell>
          <table:table-cell office:value-type="float" office:value="0.0409433" calcext:value-type="float">
            <text:p>0.0409433</text:p>
          </table:table-cell>
          <table:table-cell office:value-type="float" office:value="0.0400939" calcext:value-type="float">
            <text:p>0.0400939</text:p>
          </table:table-cell>
          <table:table-cell office:value-type="float" office:value="0.0393133" calcext:value-type="float">
            <text:p>0.0393133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561356" calcext:value-type="float">
            <text:p>0.0561356</text:p>
          </table:table-cell>
          <table:table-cell office:value-type="float" office:value="0.0549033" calcext:value-type="float">
            <text:p>0.0549033</text:p>
          </table:table-cell>
          <table:table-cell office:value-type="float" office:value="0.0572067" calcext:value-type="float">
            <text:p>0.0572067</text:p>
          </table:table-cell>
          <table:table-cell office:value-type="float" office:value="0.0561352" calcext:value-type="float">
            <text:p>0.0561352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725" calcext:value-type="float">
            <text:p>0.05725</text:p>
          </table:table-cell>
          <table:table-cell table:number-columns-repeated="2" office:value-type="float" office:value="1.4001" calcext:value-type="float">
            <text:p>1.4001</text:p>
          </table:table-cell>
          <table:table-cell office:value-type="float" office:value="8.60869" calcext:value-type="float">
            <text:p>8.60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8.11121" calcext:value-type="float">
            <text:p>8.1112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05612" calcext:value-type="float">
            <text:p>8.056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.65676" calcext:value-type="float">
            <text:p>7.6567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15" calcext:value-type="float">
            <text:p>0.04415</text:p>
          </table:table-cell>
          <table:table-cell office:value-type="float" office:value="0.04602" calcext:value-type="float">
            <text:p>0.04602</text:p>
          </table:table-cell>
          <table:table-cell office:value-type="float" office:value="0.0450687" calcext:value-type="float">
            <text:p>0.0450687</text:p>
          </table:table-cell>
          <table:table-cell office:value-type="float" office:value="0.0441267" calcext:value-type="float">
            <text:p>0.0441267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630745" calcext:value-type="float">
            <text:p>0.0630745</text:p>
          </table:table-cell>
          <table:table-cell office:value-type="float" office:value="0.0612233" calcext:value-type="float">
            <text:p>0.0612233</text:p>
          </table:table-cell>
          <table:table-cell office:value-type="float" office:value="0.06469" calcext:value-type="float">
            <text:p>0.06469</text:p>
          </table:table-cell>
          <table:table-cell office:value-type="float" office:value="0.0630737" calcext:value-type="float">
            <text:p>0.0630737</text:p>
          </table:table-cell>
          <table:table-cell office:value-type="float" office:value="0.0616933" calcext:value-type="float">
            <text:p>0.0616933</text:p>
          </table:table-cell>
          <table:table-cell office:value-type="float" office:value="0.06437" calcext:value-type="float">
            <text:p>0.06437</text:p>
          </table:table-cell>
          <table:table-cell office:value-type="float" office:value="1.39951" calcext:value-type="float">
            <text:p>1.39951</text:p>
          </table:table-cell>
          <table:table-cell office:value-type="float" office:value="1.3995" calcext:value-type="float">
            <text:p>1.3995</text:p>
          </table:table-cell>
          <table:table-cell office:value-type="float" office:value="8.63205" calcext:value-type="float">
            <text:p>8.632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.12971" calcext:value-type="float">
            <text:p>8.1297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.06688" calcext:value-type="float">
            <text:p>8.066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.66343" calcext:value-type="float">
            <text:p>7.6634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3333" calcext:value-type="float">
            <text:p>0.0493333</text:p>
          </table:table-cell>
          <table:table-cell office:value-type="float" office:value="0.05096" calcext:value-type="float">
            <text:p>0.05096</text:p>
          </table:table-cell>
          <table:table-cell office:value-type="float" office:value="0.0500778" calcext:value-type="float">
            <text:p>0.0500778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0700785" calcext:value-type="float">
            <text:p>0.0700785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721267" calcext:value-type="float">
            <text:p>0.0721267</text:p>
          </table:table-cell>
          <table:table-cell office:value-type="float" office:value="0.0700781" calcext:value-type="float">
            <text:p>0.0700781</text:p>
          </table:table-cell>
          <table:table-cell office:value-type="float" office:value="0.06796" calcext:value-type="float">
            <text:p>0.06796</text:p>
          </table:table-cell>
          <table:table-cell office:value-type="float" office:value="0.07163" calcext:value-type="float">
            <text:p>0.07163</text:p>
          </table:table-cell>
          <table:table-cell office:value-type="float" office:value="1.39939" calcext:value-type="float">
            <text:p>1.39939</text:p>
          </table:table-cell>
          <table:table-cell office:value-type="float" office:value="1.39938" calcext:value-type="float">
            <text:p>1.39938</text:p>
          </table:table-cell>
          <table:table-cell office:value-type="float" office:value="8.64004" calcext:value-type="float">
            <text:p>8.64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8.15757" calcext:value-type="float">
            <text:p>8.1575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.08703" calcext:value-type="float">
            <text:p>8.0870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.68661" calcext:value-type="float">
            <text:p>7.6866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0567" calcext:value-type="float">
            <text:p>0.0540567</text:p>
          </table:table-cell>
          <table:table-cell office:value-type="float" office:value="0.0559933" calcext:value-type="float">
            <text:p>0.0559933</text:p>
          </table:table-cell>
          <table:table-cell office:value-type="float" office:value="0.0550878" calcext:value-type="float">
            <text:p>0.0550878</text:p>
          </table:table-cell>
          <table:table-cell office:value-type="float" office:value="0.05378" calcext:value-type="float">
            <text:p>0.05378</text:p>
          </table:table-cell>
          <table:table-cell office:value-type="float" office:value="0.0558933" calcext:value-type="float">
            <text:p>0.0558933</text:p>
          </table:table-cell>
          <table:table-cell office:value-type="float" office:value="0.0770665" calcext:value-type="float">
            <text:p>0.0770665</text:p>
          </table:table-cell>
          <table:table-cell office:value-type="float" office:value="0.07539" calcext:value-type="float">
            <text:p>0.07539</text:p>
          </table:table-cell>
          <table:table-cell office:value-type="float" office:value="0.0792467" calcext:value-type="float">
            <text:p>0.0792467</text:p>
          </table:table-cell>
          <table:table-cell office:value-type="float" office:value="0.077066" calcext:value-type="float">
            <text:p>0.077066</text:p>
          </table:table-cell>
          <table:table-cell office:value-type="float" office:value="0.0750867" calcext:value-type="float">
            <text:p>0.0750867</text:p>
          </table:table-cell>
          <table:table-cell office:value-type="float" office:value="0.0786233" calcext:value-type="float">
            <text:p>0.0786233</text:p>
          </table:table-cell>
          <table:table-cell table:number-columns-repeated="2" office:value-type="float" office:value="1.39897" calcext:value-type="float">
            <text:p>1.39897</text:p>
          </table:table-cell>
          <table:table-cell office:value-type="float" office:value="8.65796" calcext:value-type="float">
            <text:p>8.657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8.19249" calcext:value-type="float">
            <text:p>8.1924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.11244" calcext:value-type="float">
            <text:p>8.1124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71524" calcext:value-type="float">
            <text:p>7.715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92367" calcext:value-type="float">
            <text:p>0.0592367</text:p>
          </table:table-cell>
          <table:table-cell office:value-type="float" office:value="0.0611467" calcext:value-type="float">
            <text:p>0.0611467</text:p>
          </table:table-cell>
          <table:table-cell office:value-type="float" office:value="0.0600775" calcext:value-type="float">
            <text:p>0.0600775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0840478" calcext:value-type="float">
            <text:p>0.0840478</text:p>
          </table:table-cell>
          <table:table-cell office:value-type="float" office:value="0.0824767" calcext:value-type="float">
            <text:p>0.0824767</text:p>
          </table:table-cell>
          <table:table-cell office:value-type="float" office:value="0.08542" calcext:value-type="float">
            <text:p>0.08542</text:p>
          </table:table-cell>
          <table:table-cell office:value-type="float" office:value="0.0840473" calcext:value-type="float">
            <text:p>0.0840473</text:p>
          </table:table-cell>
          <table:table-cell office:value-type="float" office:value="0.0823467" calcext:value-type="float">
            <text:p>0.0823467</text:p>
          </table:table-cell>
          <table:table-cell office:value-type="float" office:value="0.0856167" calcext:value-type="float">
            <text:p>0.0856167</text:p>
          </table:table-cell>
          <table:table-cell office:value-type="float" office:value="1.39899" calcext:value-type="float">
            <text:p>1.39899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8.67958" calcext:value-type="float">
            <text:p>8.67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8.22226" calcext:value-type="float">
            <text:p>8.2222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13222" calcext:value-type="float">
            <text:p>8.1322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3177" calcext:value-type="float">
            <text:p>7.7317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8" calcext:value-type="float">
            <text:p>0.0651088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664633" calcext:value-type="float">
            <text:p>0.0664633</text:p>
          </table:table-cell>
          <table:table-cell office:value-type="float" office:value="0.0651082" calcext:value-type="float">
            <text:p>0.0651082</text:p>
          </table:table-cell>
          <table:table-cell office:value-type="float" office:value="0.0640133" calcext:value-type="float">
            <text:p>0.0640133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0911061" calcext:value-type="float">
            <text:p>0.0911061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0934833" calcext:value-type="float">
            <text:p>0.0934833</text:p>
          </table:table-cell>
          <table:table-cell office:value-type="float" office:value="0.0911048" calcext:value-type="float">
            <text:p>0.0911048</text:p>
          </table:table-cell>
          <table:table-cell office:value-type="float" office:value="0.0890833" calcext:value-type="float">
            <text:p>0.0890833</text:p>
          </table:table-cell>
          <table:table-cell office:value-type="float" office:value="0.0925933" calcext:value-type="float">
            <text:p>0.0925933</text:p>
          </table:table-cell>
          <table:table-cell office:value-type="float" office:value="1.39929" calcext:value-type="float">
            <text:p>1.39929</text:p>
          </table:table-cell>
          <table:table-cell office:value-type="float" office:value="1.39928" calcext:value-type="float">
            <text:p>1.39928</text:p>
          </table:table-cell>
          <table:table-cell office:value-type="float" office:value="8.69616" calcext:value-type="float">
            <text:p>8.69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.25977" calcext:value-type="float">
            <text:p>8.2597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16016" calcext:value-type="float">
            <text:p>8.1601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76243" calcext:value-type="float">
            <text:p>7.7624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23" calcext:value-type="float">
            <text:p>0.06923</text:p>
          </table:table-cell>
          <table:table-cell office:value-type="float" office:value="0.0712133" calcext:value-type="float">
            <text:p>0.0712133</text:p>
          </table:table-cell>
          <table:table-cell office:value-type="float" office:value="0.070099" calcext:value-type="float">
            <text:p>0.070099</text:p>
          </table:table-cell>
          <table:table-cell office:value-type="float" office:value="0.0689767" calcext:value-type="float">
            <text:p>0.0689767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0980728" calcext:value-type="float">
            <text:p>0.0980728</text:p>
          </table:table-cell>
          <table:table-cell office:value-type="float" office:value="0.09645" calcext:value-type="float">
            <text:p>0.09645</text:p>
          </table:table-cell>
          <table:table-cell office:value-type="float" office:value="0.100593" calcext:value-type="float">
            <text:p>0.100593</text:p>
          </table:table-cell>
          <table:table-cell office:value-type="float" office:value="0.0980726" calcext:value-type="float">
            <text:p>0.0980726</text:p>
          </table:table-cell>
          <table:table-cell office:value-type="float" office:value="0.0962667" calcext:value-type="float">
            <text:p>0.0962667</text:p>
          </table:table-cell>
          <table:table-cell office:value-type="float" office:value="0.0997333" calcext:value-type="float">
            <text:p>0.0997333</text:p>
          </table:table-cell>
          <table:table-cell table:number-columns-repeated="2" office:value-type="float" office:value="1.39906" calcext:value-type="float">
            <text:p>1.39906</text:p>
          </table:table-cell>
          <table:table-cell office:value-type="float" office:value="8.72119" calcext:value-type="float">
            <text:p>8.72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8.28313" calcext:value-type="float">
            <text:p>8.2831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.17348" calcext:value-type="float">
            <text:p>8.1734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.77535" calcext:value-type="float">
            <text:p>7.7753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39033" calcext:value-type="float">
            <text:p>0.0739033</text:p>
          </table:table-cell>
          <table:table-cell office:value-type="float" office:value="0.0762367" calcext:value-type="float">
            <text:p>0.0762367</text:p>
          </table:table-cell>
          <table:table-cell office:value-type="float" office:value="0.0750697" calcext:value-type="float">
            <text:p>0.0750697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33" calcext:value-type="float">
            <text:p>0.0762233</text:p>
          </table:table-cell>
          <table:table-cell office:value-type="float" office:value="0.105011" calcext:value-type="float">
            <text:p>0.105011</text:p>
          </table:table-cell>
          <table:table-cell office:value-type="float" office:value="0.102887" calcext:value-type="float">
            <text:p>0.102887</text:p>
          </table:table-cell>
          <table:table-cell office:value-type="float" office:value="0.107163" calcext:value-type="float">
            <text:p>0.107163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0.103283" calcext:value-type="float">
            <text:p>0.103283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1.39884" calcext:value-type="float">
            <text:p>1.39884</text:p>
          </table:table-cell>
          <table:table-cell office:value-type="float" office:value="1.39883" calcext:value-type="float">
            <text:p>1.39883</text:p>
          </table:table-cell>
          <table:table-cell office:value-type="float" office:value="8.73103" calcext:value-type="float">
            <text:p>8.73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8.31946" calcext:value-type="float">
            <text:p>8.3194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19861" calcext:value-type="float">
            <text:p>8.1986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.79666" calcext:value-type="float">
            <text:p>7.7966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7533" calcext:value-type="float">
            <text:p>0.0787533</text:p>
          </table:table-cell>
          <table:table-cell office:value-type="float" office:value="0.0812733" calcext:value-type="float">
            <text:p>0.0812733</text:p>
          </table:table-cell>
          <table:table-cell office:value-type="float" office:value="0.080062" calcext:value-type="float">
            <text:p>0.080062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33" calcext:value-type="float">
            <text:p>0.0812733</text:p>
          </table:table-cell>
          <table:table-cell office:value-type="float" office:value="0.112014" calcext:value-type="float">
            <text:p>0.112014</text:p>
          </table:table-cell>
          <table:table-cell office:value-type="float" office:value="0.10984" calcext:value-type="float">
            <text:p>0.10984</text:p>
          </table:table-cell>
          <table:table-cell office:value-type="float" office:value="0.113883" calcext:value-type="float">
            <text:p>0.113883</text:p>
          </table:table-cell>
          <table:table-cell office:value-type="float" office:value="0.112014" calcext:value-type="float">
            <text:p>0.112014</text:p>
          </table:table-cell>
          <table:table-cell office:value-type="float" office:value="0.109953" calcext:value-type="float">
            <text:p>0.109953</text:p>
          </table:table-cell>
          <table:table-cell office:value-type="float" office:value="0.113833" calcext:value-type="float">
            <text:p>0.113833</text:p>
          </table:table-cell>
          <table:table-cell table:number-columns-repeated="2" office:value-type="float" office:value="1.39909" calcext:value-type="float">
            <text:p>1.39909</text:p>
          </table:table-cell>
          <table:table-cell office:value-type="float" office:value="8.75208" calcext:value-type="float">
            <text:p>8.75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8.35608" calcext:value-type="float">
            <text:p>8.3560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22265" calcext:value-type="float">
            <text:p>8.222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.82466" calcext:value-type="float">
            <text:p>7.8246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1" calcext:value-type="float">
            <text:p>0.0850491</text:p>
          </table:table-cell>
          <table:table-cell office:value-type="float" office:value="0.0840467" calcext:value-type="float">
            <text:p>0.0840467</text:p>
          </table:table-cell>
          <table:table-cell office:value-type="float" office:value="0.0861767" calcext:value-type="float">
            <text:p>0.0861767</text:p>
          </table:table-cell>
          <table:table-cell office:value-type="float" office:value="0.0850488" calcext:value-type="float">
            <text:p>0.0850488</text:p>
          </table:table-cell>
          <table:table-cell office:value-type="float" office:value="0.0840567" calcext:value-type="float">
            <text:p>0.0840567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18972" calcext:value-type="float">
            <text:p>0.118972</text:p>
          </table:table-cell>
          <table:table-cell office:value-type="float" office:value="0.117243" calcext:value-type="float">
            <text:p>0.117243</text:p>
          </table:table-cell>
          <table:table-cell office:value-type="float" office:value="0.120737" calcext:value-type="float">
            <text:p>0.120737</text:p>
          </table:table-cell>
          <table:table-cell office:value-type="float" office:value="0.118971" calcext:value-type="float">
            <text:p>0.118971</text:p>
          </table:table-cell>
          <table:table-cell office:value-type="float" office:value="0.117227" calcext:value-type="float">
            <text:p>0.117227</text:p>
          </table:table-cell>
          <table:table-cell office:value-type="float" office:value="0.12067" calcext:value-type="float">
            <text:p>0.12067</text:p>
          </table:table-cell>
          <table:table-cell office:value-type="float" office:value="1.39886" calcext:value-type="float">
            <text:p>1.39886</text:p>
          </table:table-cell>
          <table:table-cell office:value-type="float" office:value="1.39885" calcext:value-type="float">
            <text:p>1.39885</text:p>
          </table:table-cell>
          <table:table-cell office:value-type="float" office:value="8.77344" calcext:value-type="float">
            <text:p>8.77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8.39028" calcext:value-type="float">
            <text:p>8.3902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.24465" calcext:value-type="float">
            <text:p>8.2446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.84476" calcext:value-type="float">
            <text:p>7.8447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3" calcext:value-type="float">
            <text:p>0.0900403</text:p>
          </table:table-cell>
          <table:table-cell office:value-type="float" office:value="0.08896" calcext:value-type="float">
            <text:p>0.08896</text:p>
          </table:table-cell>
          <table:table-cell office:value-type="float" office:value="0.0916333" calcext:value-type="float">
            <text:p>0.0916333</text:p>
          </table:table-cell>
          <table:table-cell office:value-type="float" office:value="0.0900398" calcext:value-type="float">
            <text:p>0.0900398</text:p>
          </table:table-cell>
          <table:table-cell office:value-type="float" office:value="0.0889367" calcext:value-type="float">
            <text:p>0.0889367</text:p>
          </table:table-cell>
          <table:table-cell office:value-type="float" office:value="0.09101" calcext:value-type="float">
            <text:p>0.09101</text:p>
          </table:table-cell>
          <table:table-cell office:value-type="float" office:value="0.12598" calcext:value-type="float">
            <text:p>0.12598</text:p>
          </table:table-cell>
          <table:table-cell office:value-type="float" office:value="0.123713" calcext:value-type="float">
            <text:p>0.123713</text:p>
          </table:table-cell>
          <table:table-cell office:value-type="float" office:value="0.128667" calcext:value-type="float">
            <text:p>0.128667</text:p>
          </table:table-cell>
          <table:table-cell office:value-type="float" office:value="0.125979" calcext:value-type="float">
            <text:p>0.125979</text:p>
          </table:table-cell>
          <table:table-cell office:value-type="float" office:value="0.124443" calcext:value-type="float">
            <text:p>0.124443</text:p>
          </table:table-cell>
          <table:table-cell office:value-type="float" office:value="0.127537" calcext:value-type="float">
            <text:p>0.127537</text:p>
          </table:table-cell>
          <table:table-cell table:number-columns-repeated="2" office:value-type="float" office:value="1.39915" calcext:value-type="float">
            <text:p>1.39915</text:p>
          </table:table-cell>
          <table:table-cell office:value-type="float" office:value="8.79139" calcext:value-type="float">
            <text:p>8.79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8.43683" calcext:value-type="float">
            <text:p>8.4368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27773" calcext:value-type="float">
            <text:p>8.2777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87675" calcext:value-type="float">
            <text:p>7.8767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97" calcext:value-type="float">
            <text:p>0.09397</text:p>
          </table:table-cell>
          <table:table-cell office:value-type="float" office:value="0.0962133" calcext:value-type="float">
            <text:p>0.0962133</text:p>
          </table:table-cell>
          <table:table-cell office:value-type="float" office:value="0.0950417" calcext:value-type="float">
            <text:p>0.0950417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132973" calcext:value-type="float">
            <text:p>0.132973</text:p>
          </table:table-cell>
          <table:table-cell office:value-type="float" office:value="0.131517" calcext:value-type="float">
            <text:p>0.131517</text:p>
          </table:table-cell>
          <table:table-cell office:value-type="float" office:value="0.134813" calcext:value-type="float">
            <text:p>0.134813</text:p>
          </table:table-cell>
          <table:table-cell office:value-type="float" office:value="0.132972" calcext:value-type="float">
            <text:p>0.132972</text:p>
          </table:table-cell>
          <table:table-cell office:value-type="float" office:value="0.130963" calcext:value-type="float">
            <text:p>0.130963</text:p>
          </table:table-cell>
          <table:table-cell office:value-type="float" office:value="0.13459" calcext:value-type="float">
            <text:p>0.13459</text:p>
          </table:table-cell>
          <table:table-cell office:value-type="float" office:value="1.3991" calcext:value-type="float">
            <text:p>1.3991</text:p>
          </table:table-cell>
          <table:table-cell office:value-type="float" office:value="1.39909" calcext:value-type="float">
            <text:p>1.39909</text:p>
          </table:table-cell>
          <table:table-cell office:value-type="float" office:value="8.82057" calcext:value-type="float">
            <text:p>8.82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8.47047" calcext:value-type="float">
            <text:p>8.4704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29702" calcext:value-type="float">
            <text:p>8.2970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.89575" calcext:value-type="float">
            <text:p>7.8957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0983133" calcext:value-type="float">
            <text:p>0.0983133</text:p>
          </table:table-cell>
          <table:table-cell office:value-type="float" office:value="0.101327" calcext:value-type="float">
            <text:p>0.101327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67" calcext:value-type="float">
            <text:p>0.0987867</text:p>
          </table:table-cell>
          <table:table-cell office:value-type="float" office:value="0.101233" calcext:value-type="float">
            <text:p>0.101233</text:p>
          </table:table-cell>
          <table:table-cell office:value-type="float" office:value="0.139894" calcext:value-type="float">
            <text:p>0.139894</text:p>
          </table:table-cell>
          <table:table-cell office:value-type="float" office:value="0.13738" calcext:value-type="float">
            <text:p>0.13738</text:p>
          </table:table-cell>
          <table:table-cell office:value-type="float" office:value="0.142633" calcext:value-type="float">
            <text:p>0.142633</text:p>
          </table:table-cell>
          <table:table-cell office:value-type="float" office:value="0.139895" calcext:value-type="float">
            <text:p>0.139895</text:p>
          </table:table-cell>
          <table:table-cell office:value-type="float" office:value="0.137637" calcext:value-type="float">
            <text:p>0.137637</text:p>
          </table:table-cell>
          <table:table-cell office:value-type="float" office:value="0.14178" calcext:value-type="float">
            <text:p>0.14178</text:p>
          </table:table-cell>
          <table:table-cell office:value-type="float" office:value="1.39875" calcext:value-type="float">
            <text:p>1.39875</text:p>
          </table:table-cell>
          <table:table-cell office:value-type="float" office:value="1.39876" calcext:value-type="float">
            <text:p>1.39876</text:p>
          </table:table-cell>
          <table:table-cell office:value-type="float" office:value="8.83646" calcext:value-type="float">
            <text:p>8.836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8.50451" calcext:value-type="float">
            <text:p>8.5045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31524" calcext:value-type="float">
            <text:p>8.3152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.91714" calcext:value-type="float">
            <text:p>7.9171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843" calcext:value-type="float">
            <text:p>0.103843</text:p>
          </table:table-cell>
          <table:table-cell office:value-type="float" office:value="0.106393" calcext:value-type="float">
            <text:p>0.106393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146888" calcext:value-type="float">
            <text:p>0.146888</text:p>
          </table:table-cell>
          <table:table-cell office:value-type="float" office:value="0.144917" calcext:value-type="float">
            <text:p>0.144917</text:p>
          </table:table-cell>
          <table:table-cell office:value-type="float" office:value="0.14944" calcext:value-type="float">
            <text:p>0.14944</text:p>
          </table:table-cell>
          <table:table-cell office:value-type="float" office:value="0.146889" calcext:value-type="float">
            <text:p>0.146889</text:p>
          </table:table-cell>
          <table:table-cell office:value-type="float" office:value="0.14487" calcext:value-type="float">
            <text:p>0.14487</text:p>
          </table:table-cell>
          <table:table-cell office:value-type="float" office:value="0.148617" calcext:value-type="float">
            <text:p>0.148617</text:p>
          </table:table-cell>
          <table:table-cell table:number-columns-repeated="2" office:value-type="float" office:value="1.39891" calcext:value-type="float">
            <text:p>1.39891</text:p>
          </table:table-cell>
          <table:table-cell office:value-type="float" office:value="8.85073" calcext:value-type="float">
            <text:p>8.850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8.55124" calcext:value-type="float">
            <text:p>8.5512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34639" calcext:value-type="float">
            <text:p>8.3463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.94561" calcext:value-type="float">
            <text:p>7.9456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84" calcext:value-type="float">
            <text:p>0.10884</text:p>
          </table:table-cell>
          <table:table-cell office:value-type="float" office:value="0.111057" calcext:value-type="float">
            <text:p>0.111057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3" calcext:value-type="float">
            <text:p>0.109003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153951" calcext:value-type="float">
            <text:p>0.153951</text:p>
          </table:table-cell>
          <table:table-cell office:value-type="float" office:value="0.15198" calcext:value-type="float">
            <text:p>0.15198</text:p>
          </table:table-cell>
          <table:table-cell office:value-type="float" office:value="0.15599" calcext:value-type="float">
            <text:p>0.15599</text:p>
          </table:table-cell>
          <table:table-cell office:value-type="float" office:value="0.153951" calcext:value-type="float">
            <text:p>0.153951</text:p>
          </table:table-cell>
          <table:table-cell office:value-type="float" office:value="0.152083" calcext:value-type="float">
            <text:p>0.152083</text:p>
          </table:table-cell>
          <table:table-cell office:value-type="float" office:value="0.15558" calcext:value-type="float">
            <text:p>0.15558</text:p>
          </table:table-cell>
          <table:table-cell table:number-columns-repeated="2" office:value-type="float" office:value="1.39924" calcext:value-type="float">
            <text:p>1.39924</text:p>
          </table:table-cell>
          <table:table-cell office:value-type="float" office:value="8.87652" calcext:value-type="float">
            <text:p>8.87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8.58655" calcext:value-type="float">
            <text:p>8.5865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36465" calcext:value-type="float">
            <text:p>8.3646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.96484" calcext:value-type="float">
            <text:p>7.9648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0.116187" calcext:value-type="float">
            <text:p>0.116187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115993" calcext:value-type="float">
            <text:p>0.115993</text:p>
          </table:table-cell>
          <table:table-cell office:value-type="float" office:value="0.16093" calcext:value-type="float">
            <text:p>0.16093</text:p>
          </table:table-cell>
          <table:table-cell office:value-type="float" office:value="0.15858" calcext:value-type="float">
            <text:p>0.15858</text:p>
          </table:table-cell>
          <table:table-cell office:value-type="float" office:value="0.16256" calcext:value-type="float">
            <text:p>0.16256</text:p>
          </table:table-cell>
          <table:table-cell office:value-type="float" office:value="0.160931" calcext:value-type="float">
            <text:p>0.160931</text:p>
          </table:table-cell>
          <table:table-cell office:value-type="float" office:value="0.15858" calcext:value-type="float">
            <text:p>0.15858</text:p>
          </table:table-cell>
          <table:table-cell office:value-type="float" office:value="0.162507" calcext:value-type="float">
            <text:p>0.162507</text:p>
          </table:table-cell>
          <table:table-cell table:number-columns-repeated="2" office:value-type="float" office:value="1.39934" calcext:value-type="float">
            <text:p>1.39934</text:p>
          </table:table-cell>
          <table:table-cell office:value-type="float" office:value="8.89101" calcext:value-type="float">
            <text:p>8.89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8.63577" calcext:value-type="float">
            <text:p>8.6357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39332" calcext:value-type="float">
            <text:p>8.3933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.99459" calcext:value-type="float">
            <text:p>7.9945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423" calcext:value-type="float">
            <text:p>0.118423</text:p>
          </table:table-cell>
          <table:table-cell office:value-type="float" office:value="0.12118" calcext:value-type="float">
            <text:p>0.12118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7" calcext:value-type="float">
            <text:p>0.118717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167909" calcext:value-type="float">
            <text:p>0.167909</text:p>
          </table:table-cell>
          <table:table-cell office:value-type="float" office:value="0.165427" calcext:value-type="float">
            <text:p>0.165427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167909" calcext:value-type="float">
            <text:p>0.167909</text:p>
          </table:table-cell>
          <table:table-cell office:value-type="float" office:value="0.16597" calcext:value-type="float">
            <text:p>0.16597</text:p>
          </table:table-cell>
          <table:table-cell office:value-type="float" office:value="0.169597" calcext:value-type="float">
            <text:p>0.169597</text:p>
          </table:table-cell>
          <table:table-cell table:number-columns-repeated="2" office:value-type="float" office:value="1.39927" calcext:value-type="float">
            <text:p>1.39927</text:p>
          </table:table-cell>
          <table:table-cell office:value-type="float" office:value="8.91587" calcext:value-type="float">
            <text:p>8.91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8.68135" calcext:value-type="float">
            <text:p>8.6813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8.41873" calcext:value-type="float">
            <text:p>8.4187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8.02106" calcext:value-type="float">
            <text:p>8.0210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763" calcext:value-type="float">
            <text:p>0.123763</text:p>
          </table:table-cell>
          <table:table-cell office:value-type="float" office:value="0.126397" calcext:value-type="float">
            <text:p>0.126397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3" calcext:value-type="float">
            <text:p>0.123623</text:p>
          </table:table-cell>
          <table:table-cell office:value-type="float" office:value="0.12616" calcext:value-type="float">
            <text:p>0.12616</text:p>
          </table:table-cell>
          <table:table-cell office:value-type="float" office:value="0.174905" calcext:value-type="float">
            <text:p>0.174905</text:p>
          </table:table-cell>
          <table:table-cell office:value-type="float" office:value="0.172647" calcext:value-type="float">
            <text:p>0.172647</text:p>
          </table:table-cell>
          <table:table-cell office:value-type="float" office:value="0.177173" calcext:value-type="float">
            <text:p>0.177173</text:p>
          </table:table-cell>
          <table:table-cell office:value-type="float" office:value="0.174906" calcext:value-type="float">
            <text:p>0.174906</text:p>
          </table:table-cell>
          <table:table-cell office:value-type="float" office:value="0.172827" calcext:value-type="float">
            <text:p>0.172827</text:p>
          </table:table-cell>
          <table:table-cell office:value-type="float" office:value="0.176867" calcext:value-type="float">
            <text:p>0.176867</text:p>
          </table:table-cell>
          <table:table-cell table:number-columns-repeated="2" office:value-type="float" office:value="1.39932" calcext:value-type="float">
            <text:p>1.39932</text:p>
          </table:table-cell>
          <table:table-cell office:value-type="float" office:value="8.93631" calcext:value-type="float">
            <text:p>8.93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8.73163" calcext:value-type="float">
            <text:p>8.7316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.44826" calcext:value-type="float">
            <text:p>8.4482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.05058" calcext:value-type="float">
            <text:p>8.05058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843" calcext:value-type="float">
            <text:p>0.128843</text:p>
          </table:table-cell>
          <table:table-cell office:value-type="float" office:value="0.131493" calcext:value-type="float">
            <text:p>0.131493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" calcext:value-type="float">
            <text:p>0.12833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181923" calcext:value-type="float">
            <text:p>0.181923</text:p>
          </table:table-cell>
          <table:table-cell office:value-type="float" office:value="0.180417" calcext:value-type="float">
            <text:p>0.180417</text:p>
          </table:table-cell>
          <table:table-cell office:value-type="float" office:value="0.18364" calcext:value-type="float">
            <text:p>0.18364</text:p>
          </table:table-cell>
          <table:table-cell office:value-type="float" office:value="0.181924" calcext:value-type="float">
            <text:p>0.181924</text:p>
          </table:table-cell>
          <table:table-cell office:value-type="float" office:value="0.179793" calcext:value-type="float">
            <text:p>0.179793</text:p>
          </table:table-cell>
          <table:table-cell office:value-type="float" office:value="0.183983" calcext:value-type="float">
            <text:p>0.183983</text:p>
          </table:table-cell>
          <table:table-cell table:number-columns-repeated="2" office:value-type="float" office:value="1.39953" calcext:value-type="float">
            <text:p>1.39953</text:p>
          </table:table-cell>
          <table:table-cell office:value-type="float" office:value="8.96097" calcext:value-type="float">
            <text:p>8.96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8.77624" calcext:value-type="float">
            <text:p>8.7762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8.46976" calcext:value-type="float">
            <text:p>8.4697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8.0686" calcext:value-type="float">
            <text:p>8.0686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617" calcext:value-type="float">
            <text:p>0.133617</text:p>
          </table:table-cell>
          <table:table-cell office:value-type="float" office:value="0.136083" calcext:value-type="float">
            <text:p>0.136083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16" calcext:value-type="float">
            <text:p>0.13316</text:p>
          </table:table-cell>
          <table:table-cell office:value-type="float" office:value="0.136403" calcext:value-type="float">
            <text:p>0.136403</text:p>
          </table:table-cell>
          <table:table-cell office:value-type="float" office:value="0.188967" calcext:value-type="float">
            <text:p>0.188967</text:p>
          </table:table-cell>
          <table:table-cell office:value-type="float" office:value="0.185583" calcext:value-type="float">
            <text:p>0.185583</text:p>
          </table:table-cell>
          <table:table-cell office:value-type="float" office:value="0.19074" calcext:value-type="float">
            <text:p>0.19074</text:p>
          </table:table-cell>
          <table:table-cell office:value-type="float" office:value="0.188967" calcext:value-type="float">
            <text:p>0.188967</text:p>
          </table:table-cell>
          <table:table-cell office:value-type="float" office:value="0.186467" calcext:value-type="float">
            <text:p>0.186467</text:p>
          </table:table-cell>
          <table:table-cell office:value-type="float" office:value="0.19107" calcext:value-type="float">
            <text:p>0.19107</text:p>
          </table:table-cell>
          <table:table-cell table:number-columns-repeated="2" office:value-type="float" office:value="1.3998" calcext:value-type="float">
            <text:p>1.3998</text:p>
          </table:table-cell>
          <table:table-cell office:value-type="float" office:value="8.97791" calcext:value-type="float">
            <text:p>8.977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8.83335" calcext:value-type="float">
            <text:p>8.8333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50199" calcext:value-type="float">
            <text:p>8.5019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09908" calcext:value-type="float">
            <text:p>8.0990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3" calcext:value-type="float">
            <text:p>0.139993</text:p>
          </table:table-cell>
          <table:table-cell office:value-type="float" office:value="0.138607" calcext:value-type="float">
            <text:p>0.138607</text:p>
          </table:table-cell>
          <table:table-cell office:value-type="float" office:value="0.141413" calcext:value-type="float">
            <text:p>0.141413</text:p>
          </table:table-cell>
          <table:table-cell office:value-type="float" office:value="0.139993" calcext:value-type="float">
            <text:p>0.139993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1277" calcext:value-type="float">
            <text:p>0.141277</text:p>
          </table:table-cell>
          <table:table-cell office:value-type="float" office:value="0.195964" calcext:value-type="float">
            <text:p>0.195964</text:p>
          </table:table-cell>
          <table:table-cell office:value-type="float" office:value="0.19382" calcext:value-type="float">
            <text:p>0.19382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195963" calcext:value-type="float">
            <text:p>0.195963</text:p>
          </table:table-cell>
          <table:table-cell office:value-type="float" office:value="0.193223" calcext:value-type="float">
            <text:p>0.193223</text:p>
          </table:table-cell>
          <table:table-cell office:value-type="float" office:value="0.198203" calcext:value-type="float">
            <text:p>0.198203</text:p>
          </table:table-cell>
          <table:table-cell table:number-columns-repeated="2" office:value-type="float" office:value="1.39981" calcext:value-type="float">
            <text:p>1.39981</text:p>
          </table:table-cell>
          <table:table-cell office:value-type="float" office:value="9.00489" calcext:value-type="float">
            <text:p>9.00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8.89186" calcext:value-type="float">
            <text:p>8.8918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53243" calcext:value-type="float">
            <text:p>8.5324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8.13447" calcext:value-type="float">
            <text:p>8.1344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067" calcext:value-type="float">
            <text:p>0.143067</text:p>
          </table:table-cell>
          <table:table-cell office:value-type="float" office:value="0.146367" calcext:value-type="float">
            <text:p>0.146367</text:p>
          </table:table-cell>
          <table:table-cell office:value-type="float" office:value="0.144979" calcext:value-type="float">
            <text:p>0.144979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626" calcext:value-type="float">
            <text:p>0.14626</text:p>
          </table:table-cell>
          <table:table-cell office:value-type="float" office:value="0.202969" calcext:value-type="float">
            <text:p>0.202969</text:p>
          </table:table-cell>
          <table:table-cell office:value-type="float" office:value="0.199987" calcext:value-type="float">
            <text:p>0.199987</text:p>
          </table:table-cell>
          <table:table-cell office:value-type="float" office:value="0.205847" calcext:value-type="float">
            <text:p>0.205847</text:p>
          </table:table-cell>
          <table:table-cell office:value-type="float" office:value="0.202967" calcext:value-type="float">
            <text:p>0.202967</text:p>
          </table:table-cell>
          <table:table-cell office:value-type="float" office:value="0.19978" calcext:value-type="float">
            <text:p>0.19978</text:p>
          </table:table-cell>
          <table:table-cell office:value-type="float" office:value="0.205287" calcext:value-type="float">
            <text:p>0.205287</text:p>
          </table:table-cell>
          <table:table-cell table:number-columns-repeated="2" office:value-type="float" office:value="1.39998" calcext:value-type="float">
            <text:p>1.39998</text:p>
          </table:table-cell>
          <table:table-cell office:value-type="float" office:value="9.03001" calcext:value-type="float">
            <text:p>9.03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8.95338" calcext:value-type="float">
            <text:p>8.953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56272" calcext:value-type="float">
            <text:p>8.5627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.16214" calcext:value-type="float">
            <text:p>8.162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903" calcext:value-type="float">
            <text:p>0.148903</text:p>
          </table:table-cell>
          <table:table-cell office:value-type="float" office:value="0.151267" calcext:value-type="float">
            <text:p>0.151267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437" calcext:value-type="float">
            <text:p>0.14843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10027" calcext:value-type="float">
            <text:p>0.210027</text:p>
          </table:table-cell>
          <table:table-cell office:value-type="float" office:value="0.207283" calcext:value-type="float">
            <text:p>0.207283</text:p>
          </table:table-cell>
          <table:table-cell office:value-type="float" office:value="0.21242" calcext:value-type="float">
            <text:p>0.21242</text:p>
          </table:table-cell>
          <table:table-cell office:value-type="float" office:value="0.210028" calcext:value-type="float">
            <text:p>0.210028</text:p>
          </table:table-cell>
          <table:table-cell office:value-type="float" office:value="0.20709" calcext:value-type="float">
            <text:p>0.20709</text:p>
          </table:table-cell>
          <table:table-cell office:value-type="float" office:value="0.21273" calcext:value-type="float">
            <text:p>0.21273</text:p>
          </table:table-cell>
          <table:table-cell table:number-columns-repeated="2" office:value-type="float" office:value="1.40036" calcext:value-type="float">
            <text:p>1.40036</text:p>
          </table:table-cell>
          <table:table-cell office:value-type="float" office:value="9.05501" calcext:value-type="float">
            <text:p>9.05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9.00603" calcext:value-type="float">
            <text:p>9.0060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.58681" calcext:value-type="float">
            <text:p>8.5868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18379" calcext:value-type="float">
            <text:p>8.1837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97" calcext:value-type="float">
            <text:p>0.15397</text:p>
          </table:table-cell>
          <table:table-cell office:value-type="float" office:value="0.156367" calcext:value-type="float">
            <text:p>0.156367</text:p>
          </table:table-cell>
          <table:table-cell office:value-type="float" office:value="0.154963" calcext:value-type="float">
            <text:p>0.154963</text:p>
          </table:table-cell>
          <table:table-cell office:value-type="float" office:value="0.153447" calcext:value-type="float">
            <text:p>0.153447</text:p>
          </table:table-cell>
          <table:table-cell office:value-type="float" office:value="0.156757" calcext:value-type="float">
            <text:p>0.156757</text:p>
          </table:table-cell>
          <table:table-cell office:value-type="float" office:value="0.217009" calcext:value-type="float">
            <text:p>0.217009</text:p>
          </table:table-cell>
          <table:table-cell office:value-type="float" office:value="0.214477" calcext:value-type="float">
            <text:p>0.214477</text:p>
          </table:table-cell>
          <table:table-cell office:value-type="float" office:value="0.2194" calcext:value-type="float">
            <text:p>0.2194</text:p>
          </table:table-cell>
          <table:table-cell office:value-type="float" office:value="0.217009" calcext:value-type="float">
            <text:p>0.217009</text:p>
          </table:table-cell>
          <table:table-cell office:value-type="float" office:value="0.213537" calcext:value-type="float">
            <text:p>0.213537</text:p>
          </table:table-cell>
          <table:table-cell office:value-type="float" office:value="0.21961" calcext:value-type="float">
            <text:p>0.21961</text:p>
          </table:table-cell>
          <table:table-cell table:number-columns-repeated="2" office:value-type="float" office:value="1.4004" calcext:value-type="float">
            <text:p>1.4004</text:p>
          </table:table-cell>
          <table:table-cell office:value-type="float" office:value="9.07353" calcext:value-type="float">
            <text:p>9.073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9.07099" calcext:value-type="float">
            <text:p>9.0709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.61532" calcext:value-type="float">
            <text:p>8.615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.21235" calcext:value-type="float">
            <text:p>8.2123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872" calcext:value-type="float">
            <text:p>0.15872</text:p>
          </table:table-cell>
          <table:table-cell office:value-type="float" office:value="0.16113" calcext:value-type="float">
            <text:p>0.16113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6185" calcext:value-type="float">
            <text:p>0.16185</text:p>
          </table:table-cell>
          <table:table-cell office:value-type="float" office:value="0.224021" calcext:value-type="float">
            <text:p>0.224021</text:p>
          </table:table-cell>
          <table:table-cell office:value-type="float" office:value="0.22171" calcext:value-type="float">
            <text:p>0.22171</text:p>
          </table:table-cell>
          <table:table-cell office:value-type="float" office:value="0.226457" calcext:value-type="float">
            <text:p>0.226457</text:p>
          </table:table-cell>
          <table:table-cell office:value-type="float" office:value="0.224022" calcext:value-type="float">
            <text:p>0.224022</text:p>
          </table:table-cell>
          <table:table-cell office:value-type="float" office:value="0.221027" calcext:value-type="float">
            <text:p>0.221027</text:p>
          </table:table-cell>
          <table:table-cell office:value-type="float" office:value="0.227137" calcext:value-type="float">
            <text:p>0.227137</text:p>
          </table:table-cell>
          <table:table-cell table:number-columns-repeated="2" office:value-type="float" office:value="1.40036" calcext:value-type="float">
            <text:p>1.40036</text:p>
          </table:table-cell>
          <table:table-cell office:value-type="float" office:value="9.09712" calcext:value-type="float">
            <text:p>9.097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9.14545" calcext:value-type="float">
            <text:p>9.1454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65175" calcext:value-type="float">
            <text:p>8.6517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25262" calcext:value-type="float">
            <text:p>8.2526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713" calcext:value-type="float">
            <text:p>0.163713</text:p>
          </table:table-cell>
          <table:table-cell office:value-type="float" office:value="0.16623" calcext:value-type="float">
            <text:p>0.16623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287" calcext:value-type="float">
            <text:p>0.163287</text:p>
          </table:table-cell>
          <table:table-cell office:value-type="float" office:value="0.166883" calcext:value-type="float">
            <text:p>0.166883</text:p>
          </table:table-cell>
          <table:table-cell office:value-type="float" office:value="0.231077" calcext:value-type="float">
            <text:p>0.231077</text:p>
          </table:table-cell>
          <table:table-cell office:value-type="float" office:value="0.228847" calcext:value-type="float">
            <text:p>0.228847</text:p>
          </table:table-cell>
          <table:table-cell office:value-type="float" office:value="0.233297" calcext:value-type="float">
            <text:p>0.233297</text:p>
          </table:table-cell>
          <table:table-cell office:value-type="float" office:value="0.231078" calcext:value-type="float">
            <text:p>0.231078</text:p>
          </table:table-cell>
          <table:table-cell office:value-type="float" office:value="0.228423" calcext:value-type="float">
            <text:p>0.228423</text:p>
          </table:table-cell>
          <table:table-cell office:value-type="float" office:value="0.23425" calcext:value-type="float">
            <text:p>0.23425</text:p>
          </table:table-cell>
          <table:table-cell office:value-type="float" office:value="1.40048" calcext:value-type="float">
            <text:p>1.40048</text:p>
          </table:table-cell>
          <table:table-cell office:value-type="float" office:value="1.40049" calcext:value-type="float">
            <text:p>1.40049</text:p>
          </table:table-cell>
          <table:table-cell office:value-type="float" office:value="9.12652" calcext:value-type="float">
            <text:p>9.12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9.21112" calcext:value-type="float">
            <text:p>9.2111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67807" calcext:value-type="float">
            <text:p>8.6780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27781" calcext:value-type="float">
            <text:p>8.2778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7" calcext:value-type="float">
            <text:p>0.170007</text:p>
          </table:table-cell>
          <table:table-cell office:value-type="float" office:value="0.168117" calcext:value-type="float">
            <text:p>0.168117</text:p>
          </table:table-cell>
          <table:table-cell office:value-type="float" office:value="0.17176" calcext:value-type="float">
            <text:p>0.17176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31" calcext:value-type="float">
            <text:p>0.16831</text:p>
          </table:table-cell>
          <table:table-cell office:value-type="float" office:value="0.171597" calcext:value-type="float">
            <text:p>0.171597</text:p>
          </table:table-cell>
          <table:table-cell office:value-type="float" office:value="0.238088" calcext:value-type="float">
            <text:p>0.238088</text:p>
          </table:table-cell>
          <table:table-cell office:value-type="float" office:value="0.235497" calcext:value-type="float">
            <text:p>0.235497</text:p>
          </table:table-cell>
          <table:table-cell office:value-type="float" office:value="0.24097" calcext:value-type="float">
            <text:p>0.24097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3535" calcext:value-type="float">
            <text:p>0.23535</text:p>
          </table:table-cell>
          <table:table-cell office:value-type="float" office:value="0.240997" calcext:value-type="float">
            <text:p>0.240997</text:p>
          </table:table-cell>
          <table:table-cell table:number-columns-repeated="2" office:value-type="float" office:value="1.40046" calcext:value-type="float">
            <text:p>1.40046</text:p>
          </table:table-cell>
          <table:table-cell office:value-type="float" office:value="9.14742" calcext:value-type="float">
            <text:p>9.147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9.286" calcext:value-type="float">
            <text:p>9.28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.7087" calcext:value-type="float">
            <text:p>8.708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.30775" calcext:value-type="float">
            <text:p>8.307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467" calcext:value-type="float">
            <text:p>0.173467</text:p>
          </table:table-cell>
          <table:table-cell office:value-type="float" office:value="0.176323" calcext:value-type="float">
            <text:p>0.176323</text:p>
          </table:table-cell>
          <table:table-cell office:value-type="float" office:value="0.175016" calcext:value-type="float">
            <text:p>0.175016</text:p>
          </table:table-cell>
          <table:table-cell office:value-type="float" office:value="0.173323" calcext:value-type="float">
            <text:p>0.173323</text:p>
          </table:table-cell>
          <table:table-cell office:value-type="float" office:value="0.17631" calcext:value-type="float">
            <text:p>0.17631</text:p>
          </table:table-cell>
          <table:table-cell office:value-type="float" office:value="0.245088" calcext:value-type="float">
            <text:p>0.245088</text:p>
          </table:table-cell>
          <table:table-cell office:value-type="float" office:value="0.242207" calcext:value-type="float">
            <text:p>0.242207</text:p>
          </table:table-cell>
          <table:table-cell office:value-type="float" office:value="0.247517" calcext:value-type="float">
            <text:p>0.247517</text:p>
          </table:table-cell>
          <table:table-cell office:value-type="float" office:value="0.245089" calcext:value-type="float">
            <text:p>0.245089</text:p>
          </table:table-cell>
          <table:table-cell office:value-type="float" office:value="0.24221" calcext:value-type="float">
            <text:p>0.24221</text:p>
          </table:table-cell>
          <table:table-cell office:value-type="float" office:value="0.247573" calcext:value-type="float">
            <text:p>0.247573</text:p>
          </table:table-cell>
          <table:table-cell office:value-type="float" office:value="1.40038" calcext:value-type="float">
            <text:p>1.40038</text:p>
          </table:table-cell>
          <table:table-cell office:value-type="float" office:value="1.40039" calcext:value-type="float">
            <text:p>1.40039</text:p>
          </table:table-cell>
          <table:table-cell office:value-type="float" office:value="9.17204" calcext:value-type="float">
            <text:p>9.17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9.36198" calcext:value-type="float">
            <text:p>9.3619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.73761" calcext:value-type="float">
            <text:p>8.7376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.33817" calcext:value-type="float">
            <text:p>8.3381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1227" calcext:value-type="float">
            <text:p>0.181227</text:p>
          </table:table-cell>
          <table:table-cell office:value-type="float" office:value="0.180035" calcext:value-type="float">
            <text:p>0.180035</text:p>
          </table:table-cell>
          <table:table-cell office:value-type="float" office:value="0.178347" calcext:value-type="float">
            <text:p>0.178347</text:p>
          </table:table-cell>
          <table:table-cell office:value-type="float" office:value="0.181373" calcext:value-type="float">
            <text:p>0.181373</text:p>
          </table:table-cell>
          <table:table-cell office:value-type="float" office:value="0.252109" calcext:value-type="float">
            <text:p>0.252109</text:p>
          </table:table-cell>
          <table:table-cell office:value-type="float" office:value="0.250033" calcext:value-type="float">
            <text:p>0.250033</text:p>
          </table:table-cell>
          <table:table-cell office:value-type="float" office:value="0.254387" calcext:value-type="float">
            <text:p>0.254387</text:p>
          </table:table-cell>
          <table:table-cell office:value-type="float" office:value="0.252109" calcext:value-type="float">
            <text:p>0.252109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255127" calcext:value-type="float">
            <text:p>0.255127</text:p>
          </table:table-cell>
          <table:table-cell office:value-type="float" office:value="1.40034" calcext:value-type="float">
            <text:p>1.40034</text:p>
          </table:table-cell>
          <table:table-cell office:value-type="float" office:value="1.40033" calcext:value-type="float">
            <text:p>1.40033</text:p>
          </table:table-cell>
          <table:table-cell office:value-type="float" office:value="9.19405" calcext:value-type="float">
            <text:p>9.19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9.4562" calcext:value-type="float">
            <text:p>9.456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77321" calcext:value-type="float">
            <text:p>8.7732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37341" calcext:value-type="float">
            <text:p>8.373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2" calcext:value-type="float">
            <text:p>0.185042</text:p>
          </table:table-cell>
          <table:table-cell office:value-type="float" office:value="0.18332" calcext:value-type="float">
            <text:p>0.18332</text:p>
          </table:table-cell>
          <table:table-cell office:value-type="float" office:value="0.186757" calcext:value-type="float">
            <text:p>0.186757</text:p>
          </table:table-cell>
          <table:table-cell office:value-type="float" office:value="0.185042" calcext:value-type="float">
            <text:p>0.185042</text:p>
          </table:table-cell>
          <table:table-cell office:value-type="float" office:value="0.183423" calcext:value-type="float">
            <text:p>0.183423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25914" calcext:value-type="float">
            <text:p>0.25914</text:p>
          </table:table-cell>
          <table:table-cell office:value-type="float" office:value="0.256407" calcext:value-type="float">
            <text:p>0.256407</text:p>
          </table:table-cell>
          <table:table-cell office:value-type="float" office:value="0.261583" calcext:value-type="float">
            <text:p>0.261583</text:p>
          </table:table-cell>
          <table:table-cell office:value-type="float" office:value="0.259141" calcext:value-type="float">
            <text:p>0.259141</text:p>
          </table:table-cell>
          <table:table-cell office:value-type="float" office:value="0.256413" calcext:value-type="float">
            <text:p>0.256413</text:p>
          </table:table-cell>
          <table:table-cell office:value-type="float" office:value="0.2626" calcext:value-type="float">
            <text:p>0.2626</text:p>
          </table:table-cell>
          <table:table-cell table:number-columns-repeated="2" office:value-type="float" office:value="1.40044" calcext:value-type="float">
            <text:p>1.40044</text:p>
          </table:table-cell>
          <table:table-cell office:value-type="float" office:value="9.22352" calcext:value-type="float">
            <text:p>9.22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9.53587" calcext:value-type="float">
            <text:p>9.5358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80181" calcext:value-type="float">
            <text:p>8.8018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40084" calcext:value-type="float">
            <text:p>8.4008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57" calcext:value-type="float">
            <text:p>0.18857</text:p>
          </table:table-cell>
          <table:table-cell office:value-type="float" office:value="0.191753" calcext:value-type="float">
            <text:p>0.191753</text:p>
          </table:table-cell>
          <table:table-cell office:value-type="float" office:value="0.190053" calcext:value-type="float">
            <text:p>0.190053</text:p>
          </table:table-cell>
          <table:table-cell office:value-type="float" office:value="0.18859" calcext:value-type="float">
            <text:p>0.18859</text:p>
          </table:table-cell>
          <table:table-cell office:value-type="float" office:value="0.191777" calcext:value-type="float">
            <text:p>0.191777</text:p>
          </table:table-cell>
          <table:table-cell office:value-type="float" office:value="0.266175" calcext:value-type="float">
            <text:p>0.266175</text:p>
          </table:table-cell>
          <table:table-cell office:value-type="float" office:value="0.26411" calcext:value-type="float">
            <text:p>0.26411</text:p>
          </table:table-cell>
          <table:table-cell office:value-type="float" office:value="0.26882" calcext:value-type="float">
            <text:p>0.26882</text:p>
          </table:table-cell>
          <table:table-cell office:value-type="float" office:value="0.266176" calcext:value-type="float">
            <text:p>0.266176</text:p>
          </table:table-cell>
          <table:table-cell office:value-type="float" office:value="0.263537" calcext:value-type="float">
            <text:p>0.263537</text:p>
          </table:table-cell>
          <table:table-cell office:value-type="float" office:value="0.269603" calcext:value-type="float">
            <text:p>0.269603</text:p>
          </table:table-cell>
          <table:table-cell table:number-columns-repeated="2" office:value-type="float" office:value="1.40054" calcext:value-type="float">
            <text:p>1.40054</text:p>
          </table:table-cell>
          <table:table-cell office:value-type="float" office:value="9.24533" calcext:value-type="float">
            <text:p>9.245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9.6484" calcext:value-type="float">
            <text:p>9.648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84044" calcext:value-type="float">
            <text:p>8.8404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.43941" calcext:value-type="float">
            <text:p>8.4394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8" calcext:value-type="float">
            <text:p>0.195078</text:p>
          </table:table-cell>
          <table:table-cell office:value-type="float" office:value="0.193503" calcext:value-type="float">
            <text:p>0.193503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195078" calcext:value-type="float">
            <text:p>0.195078</text:p>
          </table:table-cell>
          <table:table-cell office:value-type="float" office:value="0.193563" calcext:value-type="float">
            <text:p>0.193563</text:p>
          </table:table-cell>
          <table:table-cell office:value-type="float" office:value="0.19688" calcext:value-type="float">
            <text:p>0.19688</text:p>
          </table:table-cell>
          <table:table-cell office:value-type="float" office:value="0.273226" calcext:value-type="float">
            <text:p>0.273226</text:p>
          </table:table-cell>
          <table:table-cell office:value-type="float" office:value="0.271323" calcext:value-type="float">
            <text:p>0.271323</text:p>
          </table:table-cell>
          <table:table-cell office:value-type="float" office:value="0.275373" calcext:value-type="float">
            <text:p>0.275373</text:p>
          </table:table-cell>
          <table:table-cell office:value-type="float" office:value="0.273224" calcext:value-type="float">
            <text:p>0.273224</text:p>
          </table:table-cell>
          <table:table-cell office:value-type="float" office:value="0.27047" calcext:value-type="float">
            <text:p>0.27047</text:p>
          </table:table-cell>
          <table:table-cell office:value-type="float" office:value="0.277073" calcext:value-type="float">
            <text:p>0.277073</text:p>
          </table:table-cell>
          <table:table-cell office:value-type="float" office:value="1.4006" calcext:value-type="float">
            <text:p>1.4006</text:p>
          </table:table-cell>
          <table:table-cell office:value-type="float" office:value="1.40059" calcext:value-type="float">
            <text:p>1.40059</text:p>
          </table:table-cell>
          <table:table-cell office:value-type="float" office:value="9.27548" calcext:value-type="float">
            <text:p>9.27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9.74768" calcext:value-type="float">
            <text:p>9.7476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87171" calcext:value-type="float">
            <text:p>8.8717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47354" calcext:value-type="float">
            <text:p>8.4735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883" calcext:value-type="float">
            <text:p>0.198883</text:p>
          </table:table-cell>
          <table:table-cell office:value-type="float" office:value="0.201167" calcext:value-type="float">
            <text:p>0.201167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15" calcext:value-type="float">
            <text:p>0.19815</text:p>
          </table:table-cell>
          <table:table-cell office:value-type="float" office:value="0.20204" calcext:value-type="float">
            <text:p>0.20204</text:p>
          </table:table-cell>
          <table:table-cell office:value-type="float" office:value="0.280162" calcext:value-type="float">
            <text:p>0.280162</text:p>
          </table:table-cell>
          <table:table-cell office:value-type="float" office:value="0.27779" calcext:value-type="float">
            <text:p>0.27779</text:p>
          </table:table-cell>
          <table:table-cell office:value-type="float" office:value="0.28238" calcext:value-type="float">
            <text:p>0.28238</text:p>
          </table:table-cell>
          <table:table-cell office:value-type="float" office:value="0.280163" calcext:value-type="float">
            <text:p>0.280163</text:p>
          </table:table-cell>
          <table:table-cell office:value-type="float" office:value="0.276907" calcext:value-type="float">
            <text:p>0.276907</text:p>
          </table:table-cell>
          <table:table-cell office:value-type="float" office:value="0.284277" calcext:value-type="float">
            <text:p>0.284277</text:p>
          </table:table-cell>
          <table:table-cell office:value-type="float" office:value="1.40028" calcext:value-type="float">
            <text:p>1.40028</text:p>
          </table:table-cell>
          <table:table-cell office:value-type="float" office:value="1.40027" calcext:value-type="float">
            <text:p>1.40027</text:p>
          </table:table-cell>
          <table:table-cell office:value-type="float" office:value="9.30031" calcext:value-type="float">
            <text:p>9.30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9.86593" calcext:value-type="float">
            <text:p>9.8659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90892" calcext:value-type="float">
            <text:p>8.9089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.50782" calcext:value-type="float">
            <text:p>8.5078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0668" calcext:value-type="float">
            <text:p>0.20668</text:p>
          </table:table-cell>
          <table:table-cell office:value-type="float" office:value="0.205081" calcext:value-type="float">
            <text:p>0.205081</text:p>
          </table:table-cell>
          <table:table-cell office:value-type="float" office:value="0.203077" calcext:value-type="float">
            <text:p>0.203077</text:p>
          </table:table-cell>
          <table:table-cell office:value-type="float" office:value="0.207143" calcext:value-type="float">
            <text:p>0.207143</text:p>
          </table:table-cell>
          <table:table-cell office:value-type="float" office:value="0.287152" calcext:value-type="float">
            <text:p>0.287152</text:p>
          </table:table-cell>
          <table:table-cell office:value-type="float" office:value="0.28434" calcext:value-type="float">
            <text:p>0.28434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287153" calcext:value-type="float">
            <text:p>0.287153</text:p>
          </table:table-cell>
          <table:table-cell office:value-type="float" office:value="0.28385" calcext:value-type="float">
            <text:p>0.28385</text:p>
          </table:table-cell>
          <table:table-cell office:value-type="float" office:value="0.291597" calcext:value-type="float">
            <text:p>0.291597</text:p>
          </table:table-cell>
          <table:table-cell table:number-columns-repeated="2" office:value-type="float" office:value="1.40019" calcext:value-type="float">
            <text:p>1.40019</text:p>
          </table:table-cell>
          <table:table-cell office:value-type="float" office:value="9.32957" calcext:value-type="float">
            <text:p>9.32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9.98913" calcext:value-type="float">
            <text:p>9.98913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.94598" calcext:value-type="float">
            <text:p>8.9459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8.5471" calcext:value-type="float">
            <text:p>8.547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587" calcext:value-type="float">
            <text:p>0.208587</text:p>
          </table:table-cell>
          <table:table-cell office:value-type="float" office:value="0.211867" calcext:value-type="float">
            <text:p>0.211867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127" calcext:value-type="float">
            <text:p>0.208127</text:p>
          </table:table-cell>
          <table:table-cell office:value-type="float" office:value="0.212347" calcext:value-type="float">
            <text:p>0.212347</text:p>
          </table:table-cell>
          <table:table-cell office:value-type="float" office:value="0.294162" calcext:value-type="float">
            <text:p>0.294162</text:p>
          </table:table-cell>
          <table:table-cell office:value-type="float" office:value="0.29202" calcext:value-type="float">
            <text:p>0.29202</text:p>
          </table:table-cell>
          <table:table-cell office:value-type="float" office:value="0.29629" calcext:value-type="float">
            <text:p>0.29629</text:p>
          </table:table-cell>
          <table:table-cell office:value-type="float" office:value="0.294163" calcext:value-type="float">
            <text:p>0.294163</text:p>
          </table:table-cell>
          <table:table-cell office:value-type="float" office:value="0.291053" calcext:value-type="float">
            <text:p>0.291053</text:p>
          </table:table-cell>
          <table:table-cell office:value-type="float" office:value="0.299153" calcext:value-type="float">
            <text:p>0.299153</text:p>
          </table:table-cell>
          <table:table-cell table:number-columns-repeated="2" office:value-type="float" office:value="1.40031" calcext:value-type="float">
            <text:p>1.40031</text:p>
          </table:table-cell>
          <table:table-cell office:value-type="float" office:value="9.35801" calcext:value-type="float">
            <text:p>9.35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10.1163" calcext:value-type="float">
            <text:p>10.116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97843" calcext:value-type="float">
            <text:p>8.9784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.57846" calcext:value-type="float">
            <text:p>8.5784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037" calcext:value-type="float">
            <text:p>0.213037</text:p>
          </table:table-cell>
          <table:table-cell office:value-type="float" office:value="0.21761" calcext:value-type="float">
            <text:p>0.21761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493" calcext:value-type="float">
            <text:p>0.213493</text:p>
          </table:table-cell>
          <table:table-cell office:value-type="float" office:value="0.217177" calcext:value-type="float">
            <text:p>0.217177</text:p>
          </table:table-cell>
          <table:table-cell office:value-type="float" office:value="0.301068" calcext:value-type="float">
            <text:p>0.301068</text:p>
          </table:table-cell>
          <table:table-cell office:value-type="float" office:value="0.297903" calcext:value-type="float">
            <text:p>0.297903</text:p>
          </table:table-cell>
          <table:table-cell office:value-type="float" office:value="0.304163" calcext:value-type="float">
            <text:p>0.304163</text:p>
          </table:table-cell>
          <table:table-cell office:value-type="float" office:value="0.301068" calcext:value-type="float">
            <text:p>0.301068</text:p>
          </table:table-cell>
          <table:table-cell office:value-type="float" office:value="0.298737" calcext:value-type="float">
            <text:p>0.298737</text:p>
          </table:table-cell>
          <table:table-cell office:value-type="float" office:value="0.305717" calcext:value-type="float">
            <text:p>0.305717</text:p>
          </table:table-cell>
          <table:table-cell office:value-type="float" office:value="1.4001" calcext:value-type="float">
            <text:p>1.4001</text:p>
          </table:table-cell>
          <table:table-cell office:value-type="float" office:value="1.40009" calcext:value-type="float">
            <text:p>1.40009</text:p>
          </table:table-cell>
          <table:table-cell office:value-type="float" office:value="9.38376" calcext:value-type="float">
            <text:p>9.38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10.2608" calcext:value-type="float">
            <text:p>10.260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01438" calcext:value-type="float">
            <text:p>9.0143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61366" calcext:value-type="float">
            <text:p>8.6136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27" calcext:value-type="float">
            <text:p>0.220027</text:p>
          </table:table-cell>
          <table:table-cell office:value-type="float" office:value="0.218183" calcext:value-type="float">
            <text:p>0.218183</text:p>
          </table:table-cell>
          <table:table-cell office:value-type="float" office:value="0.221473" calcext:value-type="float">
            <text:p>0.221473</text:p>
          </table:table-cell>
          <table:table-cell office:value-type="float" office:value="0.220027" calcext:value-type="float">
            <text:p>0.220027</text:p>
          </table:table-cell>
          <table:table-cell office:value-type="float" office:value="0.218267" calcext:value-type="float">
            <text:p>0.218267</text:p>
          </table:table-cell>
          <table:table-cell office:value-type="float" office:value="0.22235" calcext:value-type="float">
            <text:p>0.22235</text:p>
          </table:table-cell>
          <table:table-cell office:value-type="float" office:value="0.308057" calcext:value-type="float">
            <text:p>0.308057</text:p>
          </table:table-cell>
          <table:table-cell office:value-type="float" office:value="0.305023" calcext:value-type="float">
            <text:p>0.30502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8057" calcext:value-type="float">
            <text:p>0.308057</text:p>
          </table:table-cell>
          <table:table-cell office:value-type="float" office:value="0.305587" calcext:value-type="float">
            <text:p>0.305587</text:p>
          </table:table-cell>
          <table:table-cell office:value-type="float" office:value="0.313237" calcext:value-type="float">
            <text:p>0.313237</text:p>
          </table:table-cell>
          <table:table-cell table:number-columns-repeated="2" office:value-type="float" office:value="1.40009" calcext:value-type="float">
            <text:p>1.40009</text:p>
          </table:table-cell>
          <table:table-cell office:value-type="float" office:value="9.40981" calcext:value-type="float">
            <text:p>9.40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10.4136" calcext:value-type="float">
            <text:p>10.413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.0498" calcext:value-type="float">
            <text:p>9.049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8.64825" calcext:value-type="float">
            <text:p>8.6482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2343" calcext:value-type="float">
            <text:p>0.222343</text:p>
          </table:table-cell>
          <table:table-cell office:value-type="float" office:value="0.226767" calcext:value-type="float">
            <text:p>0.226767</text:p>
          </table:table-cell>
          <table:table-cell office:value-type="float" office:value="0.225019" calcext:value-type="float">
            <text:p>0.225019</text:p>
          </table:table-cell>
          <table:table-cell office:value-type="float" office:value="0.223227" calcext:value-type="float">
            <text:p>0.223227</text:p>
          </table:table-cell>
          <table:table-cell office:value-type="float" office:value="0.227297" calcext:value-type="float">
            <text:p>0.227297</text:p>
          </table:table-cell>
          <table:table-cell office:value-type="float" office:value="0.315038" calcext:value-type="float">
            <text:p>0.315038</text:p>
          </table:table-cell>
          <table:table-cell office:value-type="float" office:value="0.311637" calcext:value-type="float">
            <text:p>0.311637</text:p>
          </table:table-cell>
          <table:table-cell office:value-type="float" office:value="0.31768" calcext:value-type="float">
            <text:p>0.31768</text:p>
          </table:table-cell>
          <table:table-cell office:value-type="float" office:value="0.315036" calcext:value-type="float">
            <text:p>0.315036</text:p>
          </table:table-cell>
          <table:table-cell office:value-type="float" office:value="0.312557" calcext:value-type="float">
            <text:p>0.312557</text:p>
          </table:table-cell>
          <table:table-cell office:value-type="float" office:value="0.320223" calcext:value-type="float">
            <text:p>0.320223</text:p>
          </table:table-cell>
          <table:table-cell table:number-columns-repeated="2" office:value-type="float" office:value="1.40004" calcext:value-type="float">
            <text:p>1.40004</text:p>
          </table:table-cell>
          <table:table-cell office:value-type="float" office:value="9.43802" calcext:value-type="float">
            <text:p>9.43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10.6077" calcext:value-type="float">
            <text:p>10.607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09047" calcext:value-type="float">
            <text:p>9.0904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.69183" calcext:value-type="float">
            <text:p>8.6918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021" calcext:value-type="float">
            <text:p>0.230021</text:p>
          </table:table-cell>
          <table:table-cell office:value-type="float" office:value="0.228437" calcext:value-type="float">
            <text:p>0.228437</text:p>
          </table:table-cell>
          <table:table-cell office:value-type="float" office:value="0.231903" calcext:value-type="float">
            <text:p>0.231903</text:p>
          </table:table-cell>
          <table:table-cell office:value-type="float" office:value="0.230021" calcext:value-type="float">
            <text:p>0.230021</text:p>
          </table:table-cell>
          <table:table-cell office:value-type="float" office:value="0.22815" calcext:value-type="float">
            <text:p>0.22815</text:p>
          </table:table-cell>
          <table:table-cell office:value-type="float" office:value="0.232223" calcext:value-type="float">
            <text:p>0.232223</text:p>
          </table:table-cell>
          <table:table-cell office:value-type="float" office:value="0.321999" calcext:value-type="float">
            <text:p>0.321999</text:p>
          </table:table-cell>
          <table:table-cell office:value-type="float" office:value="0.318947" calcext:value-type="float">
            <text:p>0.318947</text:p>
          </table:table-cell>
          <table:table-cell office:value-type="float" office:value="0.32505" calcext:value-type="float">
            <text:p>0.32505</text:p>
          </table:table-cell>
          <table:table-cell office:value-type="float" office:value="0.321998" calcext:value-type="float">
            <text:p>0.321998</text:p>
          </table:table-cell>
          <table:table-cell office:value-type="float" office:value="0.319227" calcext:value-type="float">
            <text:p>0.319227</text:p>
          </table:table-cell>
          <table:table-cell office:value-type="float" office:value="0.327137" calcext:value-type="float">
            <text:p>0.327137</text:p>
          </table:table-cell>
          <table:table-cell office:value-type="float" office:value="1.39986" calcext:value-type="float">
            <text:p>1.39986</text:p>
          </table:table-cell>
          <table:table-cell office:value-type="float" office:value="1.39987" calcext:value-type="float">
            <text:p>1.39987</text:p>
          </table:table-cell>
          <table:table-cell office:value-type="float" office:value="9.46785" calcext:value-type="float">
            <text:p>9.46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10.8069" calcext:value-type="float">
            <text:p>10.806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.12816" calcext:value-type="float">
            <text:p>9.1281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.72949" calcext:value-type="float">
            <text:p>8.7294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28" calcext:value-type="float">
            <text:p>0.235028</text:p>
          </table:table-cell>
          <table:table-cell office:value-type="float" office:value="0.233023" calcext:value-type="float">
            <text:p>0.233023</text:p>
          </table:table-cell>
          <table:table-cell office:value-type="float" office:value="0.237107" calcext:value-type="float">
            <text:p>0.237107</text:p>
          </table:table-cell>
          <table:table-cell office:value-type="float" office:value="0.235028" calcext:value-type="float">
            <text:p>0.235028</text:p>
          </table:table-cell>
          <table:table-cell office:value-type="float" office:value="0.233313" calcext:value-type="float">
            <text:p>0.233313</text:p>
          </table:table-cell>
          <table:table-cell office:value-type="float" office:value="0.23706" calcext:value-type="float">
            <text:p>0.23706</text:p>
          </table:table-cell>
          <table:table-cell office:value-type="float" office:value="0.329036" calcext:value-type="float">
            <text:p>0.329036</text:p>
          </table:table-cell>
          <table:table-cell office:value-type="float" office:value="0.326283" calcext:value-type="float">
            <text:p>0.326283</text:p>
          </table:table-cell>
          <table:table-cell office:value-type="float" office:value="0.331097" calcext:value-type="float">
            <text:p>0.331097</text:p>
          </table:table-cell>
          <table:table-cell office:value-type="float" office:value="0.329037" calcext:value-type="float">
            <text:p>0.329037</text:p>
          </table:table-cell>
          <table:table-cell office:value-type="float" office:value="0.325833" calcext:value-type="float">
            <text:p>0.325833</text:p>
          </table:table-cell>
          <table:table-cell office:value-type="float" office:value="0.334007" calcext:value-type="float">
            <text:p>0.334007</text:p>
          </table:table-cell>
          <table:table-cell table:number-columns-repeated="2" office:value-type="float" office:value="1.39999" calcext:value-type="float">
            <text:p>1.39999</text:p>
          </table:table-cell>
          <table:table-cell office:value-type="float" office:value="9.49534" calcext:value-type="float">
            <text:p>9.49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11.0042" calcext:value-type="float">
            <text:p>11.0042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.162" calcext:value-type="float">
            <text:p>9.16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76247" calcext:value-type="float">
            <text:p>8.7624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337" calcext:value-type="float">
            <text:p>0.238337</text:p>
          </table:table-cell>
          <table:table-cell office:value-type="float" office:value="0.242107" calcext:value-type="float">
            <text:p>0.242107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42" calcext:value-type="float">
            <text:p>0.23842</text:p>
          </table:table-cell>
          <table:table-cell office:value-type="float" office:value="0.242153" calcext:value-type="float">
            <text:p>0.242153</text:p>
          </table:table-cell>
          <table:table-cell office:value-type="float" office:value="0.336015" calcext:value-type="float">
            <text:p>0.336015</text:p>
          </table:table-cell>
          <table:table-cell office:value-type="float" office:value="0.333137" calcext:value-type="float">
            <text:p>0.333137</text:p>
          </table:table-cell>
          <table:table-cell office:value-type="float" office:value="0.340187" calcext:value-type="float">
            <text:p>0.340187</text:p>
          </table:table-cell>
          <table:table-cell office:value-type="float" office:value="0.336016" calcext:value-type="float">
            <text:p>0.336016</text:p>
          </table:table-cell>
          <table:table-cell office:value-type="float" office:value="0.33283" calcext:value-type="float">
            <text:p>0.33283</text:p>
          </table:table-cell>
          <table:table-cell office:value-type="float" office:value="0.341073" calcext:value-type="float">
            <text:p>0.341073</text:p>
          </table:table-cell>
          <table:table-cell table:number-columns-repeated="2" office:value-type="float" office:value="1.39996" calcext:value-type="float">
            <text:p>1.39996</text:p>
          </table:table-cell>
          <table:table-cell office:value-type="float" office:value="9.51895" calcext:value-type="float">
            <text:p>9.51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11.2794" calcext:value-type="float">
            <text:p>11.279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.21132" calcext:value-type="float">
            <text:p>9.2113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8106" calcext:value-type="float">
            <text:p>8.810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24" calcext:value-type="float">
            <text:p>0.245024</text:p>
          </table:table-cell>
          <table:table-cell office:value-type="float" office:value="0.243187" calcext:value-type="float">
            <text:p>0.243187</text:p>
          </table:table-cell>
          <table:table-cell office:value-type="float" office:value="0.247097" calcext:value-type="float">
            <text:p>0.247097</text:p>
          </table:table-cell>
          <table:table-cell office:value-type="float" office:value="0.245024" calcext:value-type="float">
            <text:p>0.245024</text:p>
          </table:table-cell>
          <table:table-cell office:value-type="float" office:value="0.243033" calcext:value-type="float">
            <text:p>0.243033</text:p>
          </table:table-cell>
          <table:table-cell office:value-type="float" office:value="0.24756" calcext:value-type="float">
            <text:p>0.24756</text:p>
          </table:table-cell>
          <table:table-cell office:value-type="float" office:value="0.34306" calcext:value-type="float">
            <text:p>0.34306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34539" calcext:value-type="float">
            <text:p>0.34539</text:p>
          </table:table-cell>
          <table:table-cell office:value-type="float" office:value="0.343061" calcext:value-type="float">
            <text:p>0.343061</text:p>
          </table:table-cell>
          <table:table-cell office:value-type="float" office:value="0.339777" calcext:value-type="float">
            <text:p>0.339777</text:p>
          </table:table-cell>
          <table:table-cell office:value-type="float" office:value="0.34902" calcext:value-type="float">
            <text:p>0.34902</text:p>
          </table:table-cell>
          <table:table-cell table:number-columns-repeated="2" office:value-type="float" office:value="1.40011" calcext:value-type="float">
            <text:p>1.40011</text:p>
          </table:table-cell>
          <table:table-cell office:value-type="float" office:value="9.55649" calcext:value-type="float">
            <text:p>9.556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11.5336" calcext:value-type="float">
            <text:p>11.5336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.24354" calcext:value-type="float">
            <text:p>9.2435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84375" calcext:value-type="float">
            <text:p>8.843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0034" calcext:value-type="float">
            <text:p>0.250034</text:p>
          </table:table-cell>
          <table:table-cell office:value-type="float" office:value="0.24759" calcext:value-type="float">
            <text:p>0.24759</text:p>
          </table:table-cell>
          <table:table-cell office:value-type="float" office:value="0.251617" calcext:value-type="float">
            <text:p>0.251617</text:p>
          </table:table-cell>
          <table:table-cell office:value-type="float" office:value="0.250034" calcext:value-type="float">
            <text:p>0.250034</text:p>
          </table:table-cell>
          <table:table-cell office:value-type="float" office:value="0.247717" calcext:value-type="float">
            <text:p>0.247717</text:p>
          </table:table-cell>
          <table:table-cell office:value-type="float" office:value="0.252537" calcext:value-type="float">
            <text:p>0.252537</text:p>
          </table:table-cell>
          <table:table-cell office:value-type="float" office:value="0.35005" calcext:value-type="float">
            <text:p>0.35005</text:p>
          </table:table-cell>
          <table:table-cell office:value-type="float" office:value="0.346503" calcext:value-type="float">
            <text:p>0.346503</text:p>
          </table:table-cell>
          <table:table-cell office:value-type="float" office:value="0.353933" calcext:value-type="float">
            <text:p>0.353933</text:p>
          </table:table-cell>
          <table:table-cell office:value-type="float" office:value="0.350049" calcext:value-type="float">
            <text:p>0.350049</text:p>
          </table:table-cell>
          <table:table-cell office:value-type="float" office:value="0.34661" calcext:value-type="float">
            <text:p>0.34661</text:p>
          </table:table-cell>
          <table:table-cell office:value-type="float" office:value="0.35579" calcext:value-type="float">
            <text:p>0.35579</text:p>
          </table:table-cell>
          <table:table-cell table:number-columns-repeated="2" office:value-type="float" office:value="1.40001" calcext:value-type="float">
            <text:p>1.40001</text:p>
          </table:table-cell>
          <table:table-cell office:value-type="float" office:value="9.57764" calcext:value-type="float">
            <text:p>9.577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11.8813" calcext:value-type="float">
            <text:p>11.8813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9.29077" calcext:value-type="float">
            <text:p>9.2907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88938" calcext:value-type="float">
            <text:p>8.8893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5015" calcext:value-type="float">
            <text:p>0.255015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25655" calcext:value-type="float">
            <text:p>0.25655</text:p>
          </table:table-cell>
          <table:table-cell office:value-type="float" office:value="0.255016" calcext:value-type="float">
            <text:p>0.255016</text:p>
          </table:table-cell>
          <table:table-cell office:value-type="float" office:value="0.25284" calcext:value-type="float">
            <text:p>0.25284</text:p>
          </table:table-cell>
          <table:table-cell office:value-type="float" office:value="0.257757" calcext:value-type="float">
            <text:p>0.257757</text:p>
          </table:table-cell>
          <table:table-cell office:value-type="float" office:value="0.357066" calcext:value-type="float">
            <text:p>0.357066</text:p>
          </table:table-cell>
          <table:table-cell office:value-type="float" office:value="0.353377" calcext:value-type="float">
            <text:p>0.353377</text:p>
          </table:table-cell>
          <table:table-cell office:value-type="float" office:value="0.36015" calcext:value-type="float">
            <text:p>0.36015</text:p>
          </table:table-cell>
          <table:table-cell office:value-type="float" office:value="0.357067" calcext:value-type="float">
            <text:p>0.357067</text:p>
          </table:table-cell>
          <table:table-cell office:value-type="float" office:value="0.353737" calcext:value-type="float">
            <text:p>0.353737</text:p>
          </table:table-cell>
          <table:table-cell office:value-type="float" office:value="0.362513" calcext:value-type="float">
            <text:p>0.362513</text:p>
          </table:table-cell>
          <table:table-cell office:value-type="float" office:value="1.40018" calcext:value-type="float">
            <text:p>1.40018</text:p>
          </table:table-cell>
          <table:table-cell office:value-type="float" office:value="1.40017" calcext:value-type="float">
            <text:p>1.40017</text:p>
          </table:table-cell>
          <table:table-cell office:value-type="float" office:value="9.61201" calcext:value-type="float">
            <text:p>9.61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12.2621" calcext:value-type="float">
            <text:p>12.2621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9.32898" calcext:value-type="float">
            <text:p>9.32898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.92884" calcext:value-type="float">
            <text:p>8.9288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0024" calcext:value-type="float">
            <text:p>0.260024</text:p>
          </table:table-cell>
          <table:table-cell office:value-type="float" office:value="0.258523" calcext:value-type="float">
            <text:p>0.258523</text:p>
          </table:table-cell>
          <table:table-cell office:value-type="float" office:value="0.261407" calcext:value-type="float">
            <text:p>0.261407</text:p>
          </table:table-cell>
          <table:table-cell office:value-type="float" office:value="0.260025" calcext:value-type="float">
            <text:p>0.260025</text:p>
          </table:table-cell>
          <table:table-cell office:value-type="float" office:value="0.25802" calcext:value-type="float">
            <text:p>0.25802</text:p>
          </table:table-cell>
          <table:table-cell office:value-type="float" office:value="0.262513" calcext:value-type="float">
            <text:p>0.262513</text:p>
          </table:table-cell>
          <table:table-cell office:value-type="float" office:value="0.364083" calcext:value-type="float">
            <text:p>0.364083</text:p>
          </table:table-cell>
          <table:table-cell office:value-type="float" office:value="0.361557" calcext:value-type="float">
            <text:p>0.361557</text:p>
          </table:table-cell>
          <table:table-cell office:value-type="float" office:value="0.36662" calcext:value-type="float">
            <text:p>0.36662</text:p>
          </table:table-cell>
          <table:table-cell office:value-type="float" office:value="0.364086" calcext:value-type="float">
            <text:p>0.364086</text:p>
          </table:table-cell>
          <table:table-cell office:value-type="float" office:value="0.361103" calcext:value-type="float">
            <text:p>0.361103</text:p>
          </table:table-cell>
          <table:table-cell office:value-type="float" office:value="0.369827" calcext:value-type="float">
            <text:p>0.369827</text:p>
          </table:table-cell>
          <table:table-cell table:number-columns-repeated="2" office:value-type="float" office:value="1.40019" calcext:value-type="float">
            <text:p>1.40019</text:p>
          </table:table-cell>
          <table:table-cell office:value-type="float" office:value="9.6363" calcext:value-type="float">
            <text:p>9.6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12.6489" calcext:value-type="float">
            <text:p>12.648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9.36975" calcext:value-type="float">
            <text:p>9.3697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96995" calcext:value-type="float">
            <text:p>8.9699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17" calcext:value-type="float">
            <text:p>0.265017</text:p>
          </table:table-cell>
          <table:table-cell office:value-type="float" office:value="0.263057" calcext:value-type="float">
            <text:p>0.263057</text:p>
          </table:table-cell>
          <table:table-cell office:value-type="float" office:value="0.267303" calcext:value-type="float">
            <text:p>0.267303</text:p>
          </table:table-cell>
          <table:table-cell office:value-type="float" office:value="0.265018" calcext:value-type="float">
            <text:p>0.265018</text:p>
          </table:table-cell>
          <table:table-cell office:value-type="float" office:value="0.262837" calcext:value-type="float">
            <text:p>0.262837</text:p>
          </table:table-cell>
          <table:table-cell office:value-type="float" office:value="0.267723" calcext:value-type="float">
            <text:p>0.267723</text:p>
          </table:table-cell>
          <table:table-cell office:value-type="float" office:value="0.371107" calcext:value-type="float">
            <text:p>0.371107</text:p>
          </table:table-cell>
          <table:table-cell office:value-type="float" office:value="0.368443" calcext:value-type="float">
            <text:p>0.368443</text:p>
          </table:table-cell>
          <table:table-cell office:value-type="float" office:value="0.37481" calcext:value-type="float">
            <text:p>0.37481</text:p>
          </table:table-cell>
          <table:table-cell office:value-type="float" office:value="0.371106" calcext:value-type="float">
            <text:p>0.371106</text:p>
          </table:table-cell>
          <table:table-cell office:value-type="float" office:value="0.368387" calcext:value-type="float">
            <text:p>0.368387</text:p>
          </table:table-cell>
          <table:table-cell office:value-type="float" office:value="0.376727" calcext:value-type="float">
            <text:p>0.376727</text:p>
          </table:table-cell>
          <table:table-cell table:number-columns-repeated="2" office:value-type="float" office:value="1.40031" calcext:value-type="float">
            <text:p>1.40031</text:p>
          </table:table-cell>
          <table:table-cell office:value-type="float" office:value="9.66503" calcext:value-type="float">
            <text:p>9.66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13.21" calcext:value-type="float">
            <text:p>13.21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9.42364" calcext:value-type="float">
            <text:p>9.4236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9.02248" calcext:value-type="float">
            <text:p>9.0224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19" calcext:value-type="float">
            <text:p>0.270019</text:p>
          </table:table-cell>
          <table:table-cell office:value-type="float" office:value="0.26794" calcext:value-type="float">
            <text:p>0.26794</text:p>
          </table:table-cell>
          <table:table-cell office:value-type="float" office:value="0.271973" calcext:value-type="float">
            <text:p>0.271973</text:p>
          </table:table-cell>
          <table:table-cell office:value-type="float" office:value="0.270018" calcext:value-type="float">
            <text:p>0.270018</text:p>
          </table:table-cell>
          <table:table-cell office:value-type="float" office:value="0.267983" calcext:value-type="float">
            <text:p>0.267983</text:p>
          </table:table-cell>
          <table:table-cell office:value-type="float" office:value="0.272777" calcext:value-type="float">
            <text:p>0.272777</text:p>
          </table:table-cell>
          <table:table-cell office:value-type="float" office:value="0.378103" calcext:value-type="float">
            <text:p>0.378103</text:p>
          </table:table-cell>
          <table:table-cell office:value-type="float" office:value="0.374253" calcext:value-type="float">
            <text:p>0.374253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78101" calcext:value-type="float">
            <text:p>0.378101</text:p>
          </table:table-cell>
          <table:table-cell office:value-type="float" office:value="0.375237" calcext:value-type="float">
            <text:p>0.375237</text:p>
          </table:table-cell>
          <table:table-cell office:value-type="float" office:value="0.383367" calcext:value-type="float">
            <text:p>0.383367</text:p>
          </table:table-cell>
          <table:table-cell table:number-columns-repeated="2" office:value-type="float" office:value="1.40028" calcext:value-type="float">
            <text:p>1.40028</text:p>
          </table:table-cell>
          <table:table-cell office:value-type="float" office:value="9.70298" calcext:value-type="float">
            <text:p>9.70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office:value-type="float" office:value="13.8076" calcext:value-type="float">
            <text:p>13.8076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9.46691" calcext:value-type="float">
            <text:p>9.4669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06749" calcext:value-type="float">
            <text:p>9.06749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5021" calcext:value-type="float">
            <text:p>0.275021</text:p>
          </table:table-cell>
          <table:table-cell office:value-type="float" office:value="0.272437" calcext:value-type="float">
            <text:p>0.272437</text:p>
          </table:table-cell>
          <table:table-cell office:value-type="float" office:value="0.276637" calcext:value-type="float">
            <text:p>0.276637</text:p>
          </table:table-cell>
          <table:table-cell office:value-type="float" office:value="0.27502" calcext:value-type="float">
            <text:p>0.27502</text:p>
          </table:table-cell>
          <table:table-cell office:value-type="float" office:value="0.273323" calcext:value-type="float">
            <text:p>0.273323</text:p>
          </table:table-cell>
          <table:table-cell office:value-type="float" office:value="0.277627" calcext:value-type="float">
            <text:p>0.277627</text:p>
          </table:table-cell>
          <table:table-cell office:value-type="float" office:value="0.385087" calcext:value-type="float">
            <text:p>0.385087</text:p>
          </table:table-cell>
          <table:table-cell office:value-type="float" office:value="0.380877" calcext:value-type="float">
            <text:p>0.380877</text:p>
          </table:table-cell>
          <table:table-cell office:value-type="float" office:value="0.388123" calcext:value-type="float">
            <text:p>0.388123</text:p>
          </table:table-cell>
          <table:table-cell office:value-type="float" office:value="0.385087" calcext:value-type="float">
            <text:p>0.385087</text:p>
          </table:table-cell>
          <table:table-cell office:value-type="float" office:value="0.38234" calcext:value-type="float">
            <text:p>0.38234</text:p>
          </table:table-cell>
          <table:table-cell office:value-type="float" office:value="0.390063" calcext:value-type="float">
            <text:p>0.390063</text:p>
          </table:table-cell>
          <table:table-cell table:number-columns-repeated="2" office:value-type="float" office:value="1.40021" calcext:value-type="float">
            <text:p>1.40021</text:p>
          </table:table-cell>
          <table:table-cell office:value-type="float" office:value="9.73156" calcext:value-type="float">
            <text:p>9.73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4.5942" calcext:value-type="float">
            <text:p>14.5942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9.5139" calcext:value-type="float">
            <text:p>9.513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11398" calcext:value-type="float">
            <text:p>9.1139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0024" calcext:value-type="float">
            <text:p>0.280024</text:p>
          </table:table-cell>
          <table:table-cell office:value-type="float" office:value="0.278513" calcext:value-type="float">
            <text:p>0.278513</text:p>
          </table:table-cell>
          <table:table-cell office:value-type="float" office:value="0.28171" calcext:value-type="float">
            <text:p>0.28171</text:p>
          </table:table-cell>
          <table:table-cell office:value-type="float" office:value="0.280028" calcext:value-type="float">
            <text:p>0.280028</text:p>
          </table:table-cell>
          <table:table-cell office:value-type="float" office:value="0.278257" calcext:value-type="float">
            <text:p>0.278257</text:p>
          </table:table-cell>
          <table:table-cell office:value-type="float" office:value="0.28241" calcext:value-type="float">
            <text:p>0.28241</text:p>
          </table:table-cell>
          <table:table-cell office:value-type="float" office:value="0.392086" calcext:value-type="float">
            <text:p>0.392086</text:p>
          </table:table-cell>
          <table:table-cell office:value-type="float" office:value="0.38998" calcext:value-type="float">
            <text:p>0.38998</text:p>
          </table:table-cell>
          <table:table-cell office:value-type="float" office:value="0.396223" calcext:value-type="float">
            <text:p>0.396223</text:p>
          </table:table-cell>
          <table:table-cell office:value-type="float" office:value="0.392093" calcext:value-type="float">
            <text:p>0.392093</text:p>
          </table:table-cell>
          <table:table-cell office:value-type="float" office:value="0.38921" calcext:value-type="float">
            <text:p>0.38921</text:p>
          </table:table-cell>
          <table:table-cell office:value-type="float" office:value="0.397177" calcext:value-type="float">
            <text:p>0.397177</text:p>
          </table:table-cell>
          <table:table-cell table:number-columns-repeated="2" office:value-type="float" office:value="1.40019" calcext:value-type="float">
            <text:p>1.40019</text:p>
          </table:table-cell>
          <table:table-cell office:value-type="float" office:value="9.76315" calcext:value-type="float">
            <text:p>9.76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5" calcext:value-type="float">
            <text:p>0.285</text:p>
          </table:table-cell>
          <table:table-cell office:value-type="float" office:value="15.5152" calcext:value-type="float">
            <text:p>15.5152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9.55874" calcext:value-type="float">
            <text:p>9.5587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.16062" calcext:value-type="float">
            <text:p>9.1606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4984" calcext:value-type="float">
            <text:p>0.284984</text:p>
          </table:table-cell>
          <table:table-cell office:value-type="float" office:value="0.282893" calcext:value-type="float">
            <text:p>0.282893</text:p>
          </table:table-cell>
          <table:table-cell office:value-type="float" office:value="0.286327" calcext:value-type="float">
            <text:p>0.286327</text:p>
          </table:table-cell>
          <table:table-cell office:value-type="float" office:value="0.284982" calcext:value-type="float">
            <text:p>0.284982</text:p>
          </table:table-cell>
          <table:table-cell office:value-type="float" office:value="0.283213" calcext:value-type="float">
            <text:p>0.283213</text:p>
          </table:table-cell>
          <table:table-cell office:value-type="float" office:value="0.287507" calcext:value-type="float">
            <text:p>0.287507</text:p>
          </table:table-cell>
          <table:table-cell office:value-type="float" office:value="0.398983" calcext:value-type="float">
            <text:p>0.398983</text:p>
          </table:table-cell>
          <table:table-cell office:value-type="float" office:value="0.39589" calcext:value-type="float">
            <text:p>0.39589</text:p>
          </table:table-cell>
          <table:table-cell office:value-type="float" office:value="0.402127" calcext:value-type="float">
            <text:p>0.402127</text:p>
          </table:table-cell>
          <table:table-cell office:value-type="float" office:value="0.39898" calcext:value-type="float">
            <text:p>0.39898</text:p>
          </table:table-cell>
          <table:table-cell office:value-type="float" office:value="0.39612" calcext:value-type="float">
            <text:p>0.39612</text:p>
          </table:table-cell>
          <table:table-cell office:value-type="float" office:value="0.404257" calcext:value-type="float">
            <text:p>0.404257</text:p>
          </table:table-cell>
          <table:table-cell table:number-columns-repeated="2" office:value-type="float" office:value="1.40002" calcext:value-type="float">
            <text:p>1.40002</text:p>
          </table:table-cell>
          <table:table-cell office:value-type="float" office:value="9.79222" calcext:value-type="float">
            <text:p>9.79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16.9971" calcext:value-type="float">
            <text:p>16.9971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9.61856" calcext:value-type="float">
            <text:p>9.6185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21832" calcext:value-type="float">
            <text:p>9.2183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0004" calcext:value-type="float">
            <text:p>0.290004</text:p>
          </table:table-cell>
          <table:table-cell office:value-type="float" office:value="0.287527" calcext:value-type="float">
            <text:p>0.287527</text:p>
          </table:table-cell>
          <table:table-cell office:value-type="float" office:value="0.292113" calcext:value-type="float">
            <text:p>0.292113</text:p>
          </table:table-cell>
          <table:table-cell office:value-type="float" office:value="0.290009" calcext:value-type="float">
            <text:p>0.290009</text:p>
          </table:table-cell>
          <table:table-cell office:value-type="float" office:value="0.28825" calcext:value-type="float">
            <text:p>0.28825</text:p>
          </table:table-cell>
          <table:table-cell office:value-type="float" office:value="0.292607" calcext:value-type="float">
            <text:p>0.292607</text:p>
          </table:table-cell>
          <table:table-cell office:value-type="float" office:value="0.406014" calcext:value-type="float">
            <text:p>0.406014</text:p>
          </table:table-cell>
          <table:table-cell office:value-type="float" office:value="0.40126" calcext:value-type="float">
            <text:p>0.40126</text:p>
          </table:table-cell>
          <table:table-cell office:value-type="float" office:value="0.408963" calcext:value-type="float">
            <text:p>0.408963</text:p>
          </table:table-cell>
          <table:table-cell office:value-type="float" office:value="0.406021" calcext:value-type="float">
            <text:p>0.406021</text:p>
          </table:table-cell>
          <table:table-cell office:value-type="float" office:value="0.403187" calcext:value-type="float">
            <text:p>0.403187</text:p>
          </table:table-cell>
          <table:table-cell office:value-type="float" office:value="0.41097" calcext:value-type="float">
            <text:p>0.41097</text:p>
          </table:table-cell>
          <table:table-cell table:number-columns-repeated="2" office:value-type="float" office:value="1.40003" calcext:value-type="float">
            <text:p>1.40003</text:p>
          </table:table-cell>
          <table:table-cell office:value-type="float" office:value="9.83009" calcext:value-type="float">
            <text:p>9.830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95" calcext:value-type="float">
            <text:p>0.295</text:p>
          </table:table-cell>
          <table:table-cell office:value-type="float" office:value="18.7609" calcext:value-type="float">
            <text:p>18.7609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office:value-type="float" office:value="9.6664" calcext:value-type="float">
            <text:p>9.666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9.26702" calcext:value-type="float">
            <text:p>9.2670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5023" calcext:value-type="float">
            <text:p>0.295023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29665" calcext:value-type="float">
            <text:p>0.29665</text:p>
          </table:table-cell>
          <table:table-cell office:value-type="float" office:value="0.295026" calcext:value-type="float">
            <text:p>0.295026</text:p>
          </table:table-cell>
          <table:table-cell office:value-type="float" office:value="0.29291" calcext:value-type="float">
            <text:p>0.29291</text:p>
          </table:table-cell>
          <table:table-cell office:value-type="float" office:value="0.297377" calcext:value-type="float">
            <text:p>0.297377</text:p>
          </table:table-cell>
          <table:table-cell office:value-type="float" office:value="0.41303" calcext:value-type="float">
            <text:p>0.41303</text:p>
          </table:table-cell>
          <table:table-cell office:value-type="float" office:value="0.41112" calcext:value-type="float">
            <text:p>0.41112</text:p>
          </table:table-cell>
          <table:table-cell office:value-type="float" office:value="0.415687" calcext:value-type="float">
            <text:p>0.415687</text:p>
          </table:table-cell>
          <table:table-cell office:value-type="float" office:value="0.413034" calcext:value-type="float">
            <text:p>0.413034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417967" calcext:value-type="float">
            <text:p>0.417967</text:p>
          </table:table-cell>
          <table:table-cell table:number-columns-repeated="2" office:value-type="float" office:value="1.39999" calcext:value-type="float">
            <text:p>1.39999</text:p>
          </table:table-cell>
          <table:table-cell office:value-type="float" office:value="9.86012" calcext:value-type="float">
            <text:p>9.86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1.9126" calcext:value-type="float">
            <text:p>21.9126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9.71049" calcext:value-type="float">
            <text:p>9.7104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31185" calcext:value-type="float">
            <text:p>9.3118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0015" calcext:value-type="float">
            <text:p>0.300015</text:p>
          </table:table-cell>
          <table:table-cell office:value-type="float" office:value="0.29782" calcext:value-type="float">
            <text:p>0.29782</text:p>
          </table:table-cell>
          <table:table-cell office:value-type="float" office:value="0.302163" calcext:value-type="float">
            <text:p>0.302163</text:p>
          </table:table-cell>
          <table:table-cell office:value-type="float" office:value="0.300019" calcext:value-type="float">
            <text:p>0.300019</text:p>
          </table:table-cell>
          <table:table-cell office:value-type="float" office:value="0.29794" calcext:value-type="float">
            <text:p>0.29794</text:p>
          </table:table-cell>
          <table:table-cell office:value-type="float" office:value="0.302473" calcext:value-type="float">
            <text:p>0.302473</text:p>
          </table:table-cell>
          <table:table-cell office:value-type="float" office:value="0.419999" calcext:value-type="float">
            <text:p>0.419999</text:p>
          </table:table-cell>
          <table:table-cell office:value-type="float" office:value="0.415783" calcext:value-type="float">
            <text:p>0.415783</text:p>
          </table:table-cell>
          <table:table-cell office:value-type="float" office:value="0.424043" calcext:value-type="float">
            <text:p>0.424043</text:p>
          </table:table-cell>
          <table:table-cell office:value-type="float" office:value="0.420005" calcext:value-type="float">
            <text:p>0.420005</text:p>
          </table:table-cell>
          <table:table-cell office:value-type="float" office:value="0.416783" calcext:value-type="float">
            <text:p>0.416783</text:p>
          </table:table-cell>
          <table:table-cell office:value-type="float" office:value="0.425033" calcext:value-type="float">
            <text:p>0.425033</text:p>
          </table:table-cell>
          <table:table-cell table:number-columns-repeated="2" office:value-type="float" office:value="1.39993" calcext:value-type="float">
            <text:p>1.39993</text:p>
          </table:table-cell>
          <table:table-cell office:value-type="float" office:value="9.88399" calcext:value-type="float">
            <text:p>9.88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05" calcext:value-type="float">
            <text:p>0.305</text:p>
          </table:table-cell>
          <table:table-cell office:value-type="float" office:value="27.5735" calcext:value-type="float">
            <text:p>27.5735</text:p>
          </table:table-cell>
          <table:table-cell office:value-type="float" office:value="1" calcext:value-type="float">
            <text:p>1</text:p>
          </table:table-cell>
          <table:table-cell office:value-type="float" office:value="622" calcext:value-type="float">
            <text:p>622</text:p>
          </table:table-cell>
          <table:table-cell office:value-type="float" office:value="9.77187" calcext:value-type="float">
            <text:p>9.7718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.37268" calcext:value-type="float">
            <text:p>9.3726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0504" calcext:value-type="float">
            <text:p>0.30504</text:p>
          </table:table-cell>
          <table:table-cell office:value-type="float" office:value="0.304045" calcext:value-type="float">
            <text:p>0.304045</text:p>
          </table:table-cell>
          <table:table-cell office:value-type="float" office:value="0.30671" calcext:value-type="float">
            <text:p>0.30671</text:p>
          </table:table-cell>
          <table:table-cell office:value-type="float" office:value="0.305045" calcext:value-type="float">
            <text:p>0.305045</text:p>
          </table:table-cell>
          <table:table-cell office:value-type="float" office:value="0.30327" calcext:value-type="float">
            <text:p>0.30327</text:p>
          </table:table-cell>
          <table:table-cell office:value-type="float" office:value="0.307333" calcext:value-type="float">
            <text:p>0.307333</text:p>
          </table:table-cell>
          <table:table-cell office:value-type="float" office:value="0.427053" calcext:value-type="float">
            <text:p>0.427053</text:p>
          </table:table-cell>
          <table:table-cell office:value-type="float" office:value="0.424492" calcext:value-type="float">
            <text:p>0.424492</text:p>
          </table:table-cell>
          <table:table-cell office:value-type="float" office:value="0.429915" calcext:value-type="float">
            <text:p>0.429915</text:p>
          </table:table-cell>
          <table:table-cell office:value-type="float" office:value="0.427059" calcext:value-type="float">
            <text:p>0.427059</text:p>
          </table:table-cell>
          <table:table-cell office:value-type="float" office:value="0.423783" calcext:value-type="float">
            <text:p>0.423783</text:p>
          </table:table-cell>
          <table:table-cell office:value-type="float" office:value="0.431088" calcext:value-type="float">
            <text:p>0.431088</text:p>
          </table:table-cell>
          <table:table-cell table:number-columns-repeated="2" office:value-type="float" office:value="1.39999" calcext:value-type="float">
            <text:p>1.39999</text:p>
          </table:table-cell>
          <table:table-cell office:value-type="float" office:value="9.92242" calcext:value-type="float">
            <text:p>9.92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57.1163" calcext:value-type="float">
            <text:p>57.1163</text:p>
          </table:table-cell>
          <table:table-cell office:value-type="float" office:value="1" calcext:value-type="float">
            <text:p>1</text:p>
          </table:table-cell>
          <table:table-cell office:value-type="float" office:value="1866" calcext:value-type="float">
            <text:p>1866</text:p>
          </table:table-cell>
          <table:table-cell office:value-type="float" office:value="9.82375" calcext:value-type="float">
            <text:p>9.8237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9.42592" calcext:value-type="float">
            <text:p>9.42592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062" calcext:value-type="float">
            <text:p>0.310062</text:p>
          </table:table-cell>
          <table:table-cell office:value-type="float" office:value="0.308463" calcext:value-type="float">
            <text:p>0.308463</text:p>
          </table:table-cell>
          <table:table-cell office:value-type="float" office:value="0.31133" calcext:value-type="float">
            <text:p>0.31133</text:p>
          </table:table-cell>
          <table:table-cell office:value-type="float" office:value="0.310056" calcext:value-type="float">
            <text:p>0.310056</text:p>
          </table:table-cell>
          <table:table-cell office:value-type="float" office:value="0.308595" calcext:value-type="float">
            <text:p>0.308595</text:p>
          </table:table-cell>
          <table:table-cell office:value-type="float" office:value="0.312067" calcext:value-type="float">
            <text:p>0.312067</text:p>
          </table:table-cell>
          <table:table-cell office:value-type="float" office:value="0.434016" calcext:value-type="float">
            <text:p>0.434016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36648" calcext:value-type="float">
            <text:p>0.436648</text:p>
          </table:table-cell>
          <table:table-cell office:value-type="float" office:value="0.434011" calcext:value-type="float">
            <text:p>0.434011</text:p>
          </table:table-cell>
          <table:table-cell office:value-type="float" office:value="0.431338" calcext:value-type="float">
            <text:p>0.431338</text:p>
          </table:table-cell>
          <table:table-cell office:value-type="float" office:value="0.437202" calcext:value-type="float">
            <text:p>0.437202</text:p>
          </table:table-cell>
          <table:table-cell office:value-type="float" office:value="1.39977" calcext:value-type="float">
            <text:p>1.39977</text:p>
          </table:table-cell>
          <table:table-cell office:value-type="float" office:value="1.39978" calcext:value-type="float">
            <text:p>1.39978</text:p>
          </table:table-cell>
          <table:table-cell office:value-type="float" office:value="9.9527" calcext:value-type="float">
            <text:p>9.95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15" calcext:value-type="float">
            <text:p>0.315</text:p>
          </table:table-cell>
          <table:table-cell office:value-type="float" office:value="1376.92" calcext:value-type="float">
            <text:p>1376.92</text:p>
          </table:table-cell>
          <table:table-cell office:value-type="float" office:value="1" calcext:value-type="float">
            <text:p>1</text:p>
          </table:table-cell>
          <table:table-cell office:value-type="float" office:value="34084" calcext:value-type="float">
            <text:p>34084</text:p>
          </table:table-cell>
          <table:table-cell office:value-type="float" office:value="9.87328" calcext:value-type="float">
            <text:p>9.8732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.47099" calcext:value-type="float">
            <text:p>9.47099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5031" calcext:value-type="float">
            <text:p>0.315031</text:p>
          </table:table-cell>
          <table:table-cell office:value-type="float" office:value="0.313577" calcext:value-type="float">
            <text:p>0.313577</text:p>
          </table:table-cell>
          <table:table-cell office:value-type="float" office:value="0.316116" calcext:value-type="float">
            <text:p>0.316116</text:p>
          </table:table-cell>
          <table:table-cell office:value-type="float" office:value="0.314365" calcext:value-type="float">
            <text:p>0.314365</text:p>
          </table:table-cell>
          <table:table-cell office:value-type="float" office:value="0.313104" calcext:value-type="float">
            <text:p>0.313104</text:p>
          </table:table-cell>
          <table:table-cell office:value-type="float" office:value="0.316184" calcext:value-type="float">
            <text:p>0.316184</text:p>
          </table:table-cell>
          <table:table-cell office:value-type="float" office:value="0.440965" calcext:value-type="float">
            <text:p>0.440965</text:p>
          </table:table-cell>
          <table:table-cell office:value-type="float" office:value="0.43832" calcext:value-type="float">
            <text:p>0.43832</text:p>
          </table:table-cell>
          <table:table-cell office:value-type="float" office:value="0.443146" calcext:value-type="float">
            <text:p>0.443146</text:p>
          </table:table-cell>
          <table:table-cell office:value-type="float" office:value="0.440032" calcext:value-type="float">
            <text:p>0.440032</text:p>
          </table:table-cell>
          <table:table-cell office:value-type="float" office:value="0.437733" calcext:value-type="float">
            <text:p>0.437733</text:p>
          </table:table-cell>
          <table:table-cell office:value-type="float" office:value="0.442293" calcext:value-type="float">
            <text:p>0.442293</text:p>
          </table:table-cell>
          <table:table-cell table:number-columns-repeated="2" office:value-type="float" office:value="1.39975" calcext:value-type="float">
            <text:p>1.39975</text:p>
          </table:table-cell>
          <table:table-cell office:value-type="float" office:value="9.98161" calcext:value-type="float">
            <text:p>9.98161</text:p>
          </table:table-cell>
          <table:table-cell table:number-columns-repeated="4"/>
        </table:table-row>
        <table:table-row table:style-name="ro1">
          <table:table-cell table:style-name="ce2" table:number-columns-repeated="29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8.1136" calcext:value-type="float">
            <text:p>8.113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.10702" calcext:value-type="float">
            <text:p>8.1070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1918" calcext:value-type="float">
            <text:p>7.519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64333" calcext:value-type="float">
            <text:p>0.00464333</text:p>
          </table:table-cell>
          <table:table-cell office:value-type="float" office:value="0.00536333" calcext:value-type="float">
            <text:p>0.00536333</text:p>
          </table:table-cell>
          <table:table-cell office:value-type="float" office:value="0.00499396" calcext:value-type="float">
            <text:p>0.00499396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796255" calcext:value-type="float">
            <text:p>0.00796255</text:p>
          </table:table-cell>
          <table:table-cell office:value-type="float" office:value="0.00719333" calcext:value-type="float">
            <text:p>0.00719333</text:p>
          </table:table-cell>
          <table:table-cell office:value-type="float" office:value="0.00843667" calcext:value-type="float">
            <text:p>0.00843667</text:p>
          </table:table-cell>
          <table:table-cell office:value-type="float" office:value="0.00796281" calcext:value-type="float">
            <text:p>0.00796281</text:p>
          </table:table-cell>
          <table:table-cell office:value-type="float" office:value="0.00736333" calcext:value-type="float">
            <text:p>0.00736333</text:p>
          </table:table-cell>
          <table:table-cell office:value-type="float" office:value="0.00866333" calcext:value-type="float">
            <text:p>0.00866333</text:p>
          </table:table-cell>
          <table:table-cell office:value-type="float" office:value="1.59445" calcext:value-type="float">
            <text:p>1.59445</text:p>
          </table:table-cell>
          <table:table-cell office:value-type="float" office:value="1.59449" calcext:value-type="float">
            <text:p>1.59449</text:p>
          </table:table-cell>
          <table:table-cell office:value-type="float" office:value="8.50712" calcext:value-type="float">
            <text:p>8.507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12886" calcext:value-type="float">
            <text:p>8.1288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11404" calcext:value-type="float">
            <text:p>8.1140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50868" calcext:value-type="float">
            <text:p>7.5086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104067" calcext:value-type="float">
            <text:p>0.0104067</text:p>
          </table:table-cell>
          <table:table-cell office:value-type="float" office:value="0.0100061" calcext:value-type="float">
            <text:p>0.0100061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60299" calcext:value-type="float">
            <text:p>0.0160299</text:p>
          </table:table-cell>
          <table:table-cell office:value-type="float" office:value="0.0155333" calcext:value-type="float">
            <text:p>0.0155333</text:p>
          </table:table-cell>
          <table:table-cell office:value-type="float" office:value="0.0169367" calcext:value-type="float">
            <text:p>0.0169367</text:p>
          </table:table-cell>
          <table:table-cell office:value-type="float" office:value="0.0160297" calcext:value-type="float">
            <text:p>0.0160297</text:p>
          </table:table-cell>
          <table:table-cell office:value-type="float" office:value="0.0151633" calcext:value-type="float">
            <text:p>0.0151633</text:p>
          </table:table-cell>
          <table:table-cell office:value-type="float" office:value="0.0169433" calcext:value-type="float">
            <text:p>0.0169433</text:p>
          </table:table-cell>
          <table:table-cell office:value-type="float" office:value="1.60199" calcext:value-type="float">
            <text:p>1.60199</text:p>
          </table:table-cell>
          <table:table-cell office:value-type="float" office:value="1.602" calcext:value-type="float">
            <text:p>1.602</text:p>
          </table:table-cell>
          <table:table-cell office:value-type="float" office:value="8.50091" calcext:value-type="float">
            <text:p>8.500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8.17654" calcext:value-type="float">
            <text:p>8.1765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.15554" calcext:value-type="float">
            <text:p>8.1555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5632" calcext:value-type="float">
            <text:p>7.563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57" calcext:value-type="float">
            <text:p>0.01457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150309" calcext:value-type="float">
            <text:p>0.0150309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0240378" calcext:value-type="float">
            <text:p>0.0240378</text:p>
          </table:table-cell>
          <table:table-cell office:value-type="float" office:value="0.0230833" calcext:value-type="float">
            <text:p>0.0230833</text:p>
          </table:table-cell>
          <table:table-cell office:value-type="float" office:value="0.02514" calcext:value-type="float">
            <text:p>0.02514</text:p>
          </table:table-cell>
          <table:table-cell office:value-type="float" office:value="0.0240377" calcext:value-type="float">
            <text:p>0.0240377</text:p>
          </table:table-cell>
          <table:table-cell office:value-type="float" office:value="0.0223367" calcext:value-type="float">
            <text:p>0.0223367</text:p>
          </table:table-cell>
          <table:table-cell office:value-type="float" office:value="0.0252633" calcext:value-type="float">
            <text:p>0.0252633</text:p>
          </table:table-cell>
          <table:table-cell office:value-type="float" office:value="1.5992" calcext:value-type="float">
            <text:p>1.5992</text:p>
          </table:table-cell>
          <table:table-cell office:value-type="float" office:value="1.59921" calcext:value-type="float">
            <text:p>1.59921</text:p>
          </table:table-cell>
          <table:table-cell office:value-type="float" office:value="8.54046" calcext:value-type="float">
            <text:p>8.54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.20212" calcext:value-type="float">
            <text:p>8.202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8.17169" calcext:value-type="float">
            <text:p>8.1716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.58751" calcext:value-type="float">
            <text:p>7.5875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3933" calcext:value-type="float">
            <text:p>0.0193933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0631" calcext:value-type="float">
            <text:p>0.0200631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033" calcext:value-type="float">
            <text:p>0.0207033</text:p>
          </table:table-cell>
          <table:table-cell office:value-type="float" office:value="0.0320591" calcext:value-type="float">
            <text:p>0.0320591</text:p>
          </table:table-cell>
          <table:table-cell office:value-type="float" office:value="0.0306933" calcext:value-type="float">
            <text:p>0.0306933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0594" calcext:value-type="float">
            <text:p>0.0320594</text:p>
          </table:table-cell>
          <table:table-cell office:value-type="float" office:value="0.0303633" calcext:value-type="float">
            <text:p>0.0303633</text:p>
          </table:table-cell>
          <table:table-cell office:value-type="float" office:value="0.0332933" calcext:value-type="float">
            <text:p>0.0332933</text:p>
          </table:table-cell>
          <table:table-cell office:value-type="float" office:value="1.59792" calcext:value-type="float">
            <text:p>1.59792</text:p>
          </table:table-cell>
          <table:table-cell office:value-type="float" office:value="1.59793" calcext:value-type="float">
            <text:p>1.59793</text:p>
          </table:table-cell>
          <table:table-cell office:value-type="float" office:value="8.55285" calcext:value-type="float">
            <text:p>8.552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8.24294" calcext:value-type="float">
            <text:p>8.2429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2029" calcext:value-type="float">
            <text:p>8.202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.60472" calcext:value-type="float">
            <text:p>7.6047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48" calcext:value-type="float">
            <text:p>0.02448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50666" calcext:value-type="float">
            <text:p>0.0250666</text:p>
          </table:table-cell>
          <table:table-cell office:value-type="float" office:value="0.0244133" calcext:value-type="float">
            <text:p>0.0244133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401157" calcext:value-type="float">
            <text:p>0.0401157</text:p>
          </table:table-cell>
          <table:table-cell office:value-type="float" office:value="0.03891" calcext:value-type="float">
            <text:p>0.03891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01151" calcext:value-type="float">
            <text:p>0.0401151</text:p>
          </table:table-cell>
          <table:table-cell office:value-type="float" office:value="0.0388367" calcext:value-type="float">
            <text:p>0.0388367</text:p>
          </table:table-cell>
          <table:table-cell office:value-type="float" office:value="0.04163" calcext:value-type="float">
            <text:p>0.04163</text:p>
          </table:table-cell>
          <table:table-cell office:value-type="float" office:value="1.60033" calcext:value-type="float">
            <text:p>1.60033</text:p>
          </table:table-cell>
          <table:table-cell office:value-type="float" office:value="1.60034" calcext:value-type="float">
            <text:p>1.60034</text:p>
          </table:table-cell>
          <table:table-cell office:value-type="float" office:value="8.57657" calcext:value-type="float">
            <text:p>8.57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8.28434" calcext:value-type="float">
            <text:p>8.2843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.23575" calcext:value-type="float">
            <text:p>8.2357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.64209" calcext:value-type="float">
            <text:p>7.6420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0.03092" calcext:value-type="float">
            <text:p>0.03092</text:p>
          </table:table-cell>
          <table:table-cell office:value-type="float" office:value="0.0300683" calcext:value-type="float">
            <text:p>0.0300683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481092" calcext:value-type="float">
            <text:p>0.0481092</text:p>
          </table:table-cell>
          <table:table-cell office:value-type="float" office:value="0.0464833" calcext:value-type="float">
            <text:p>0.0464833</text:p>
          </table:table-cell>
          <table:table-cell office:value-type="float" office:value="0.05028" calcext:value-type="float">
            <text:p>0.05028</text:p>
          </table:table-cell>
          <table:table-cell office:value-type="float" office:value="0.0481091" calcext:value-type="float">
            <text:p>0.0481091</text:p>
          </table:table-cell>
          <table:table-cell office:value-type="float" office:value="0.0469467" calcext:value-type="float">
            <text:p>0.0469467</text:p>
          </table:table-cell>
          <table:table-cell office:value-type="float" office:value="0.0500333" calcext:value-type="float">
            <text:p>0.0500333</text:p>
          </table:table-cell>
          <table:table-cell office:value-type="float" office:value="1.6" calcext:value-type="float">
            <text:p>1.6</text:p>
          </table:table-cell>
          <table:table-cell office:value-type="float" office:value="1.59999" calcext:value-type="float">
            <text:p>1.59999</text:p>
          </table:table-cell>
          <table:table-cell office:value-type="float" office:value="8.60374" calcext:value-type="float">
            <text:p>8.603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8.31278" calcext:value-type="float">
            <text:p>8.3127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.25288" calcext:value-type="float">
            <text:p>8.2528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.6594" calcext:value-type="float">
            <text:p>7.659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2733" calcext:value-type="float">
            <text:p>0.0342733</text:p>
          </table:table-cell>
          <table:table-cell office:value-type="float" office:value="0.0358567" calcext:value-type="float">
            <text:p>0.0358567</text:p>
          </table:table-cell>
          <table:table-cell office:value-type="float" office:value="0.0350702" calcext:value-type="float">
            <text:p>0.0350702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561042" calcext:value-type="float">
            <text:p>0.0561042</text:p>
          </table:table-cell>
          <table:table-cell office:value-type="float" office:value="0.0544333" calcext:value-type="float">
            <text:p>0.0544333</text:p>
          </table:table-cell>
          <table:table-cell office:value-type="float" office:value="0.0578367" calcext:value-type="float">
            <text:p>0.0578367</text:p>
          </table:table-cell>
          <table:table-cell office:value-type="float" office:value="0.0561037" calcext:value-type="float">
            <text:p>0.0561037</text:p>
          </table:table-cell>
          <table:table-cell office:value-type="float" office:value="0.0549167" calcext:value-type="float">
            <text:p>0.0549167</text:p>
          </table:table-cell>
          <table:table-cell office:value-type="float" office:value="0.0575567" calcext:value-type="float">
            <text:p>0.0575567</text:p>
          </table:table-cell>
          <table:table-cell table:number-columns-repeated="2" office:value-type="float" office:value="1.59975" calcext:value-type="float">
            <text:p>1.59975</text:p>
          </table:table-cell>
          <table:table-cell office:value-type="float" office:value="8.6152" calcext:value-type="float">
            <text:p>8.6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8.34099" calcext:value-type="float">
            <text:p>8.3409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.27229" calcext:value-type="float">
            <text:p>8.2722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66295" calcext:value-type="float">
            <text:p>7.6629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90733" calcext:value-type="float">
            <text:p>0.0390733</text:p>
          </table:table-cell>
          <table:table-cell office:value-type="float" office:value="0.04091" calcext:value-type="float">
            <text:p>0.04091</text:p>
          </table:table-cell>
          <table:table-cell office:value-type="float" office:value="0.0400937" calcext:value-type="float">
            <text:p>0.0400937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641562" calcext:value-type="float">
            <text:p>0.0641562</text:p>
          </table:table-cell>
          <table:table-cell office:value-type="float" office:value="0.0629433" calcext:value-type="float">
            <text:p>0.0629433</text:p>
          </table:table-cell>
          <table:table-cell office:value-type="float" office:value="0.06556" calcext:value-type="float">
            <text:p>0.06556</text:p>
          </table:table-cell>
          <table:table-cell office:value-type="float" office:value="0.064156" calcext:value-type="float">
            <text:p>0.064156</text:p>
          </table:table-cell>
          <table:table-cell office:value-type="float" office:value="0.0625267" calcext:value-type="float">
            <text:p>0.0625267</text:p>
          </table:table-cell>
          <table:table-cell office:value-type="float" office:value="0.0656233" calcext:value-type="float">
            <text:p>0.0656233</text:p>
          </table:table-cell>
          <table:table-cell office:value-type="float" office:value="1.60014" calcext:value-type="float">
            <text:p>1.60014</text:p>
          </table:table-cell>
          <table:table-cell office:value-type="float" office:value="1.60015" calcext:value-type="float">
            <text:p>1.60015</text:p>
          </table:table-cell>
          <table:table-cell office:value-type="float" office:value="8.62914" calcext:value-type="float">
            <text:p>8.629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8.38042" calcext:value-type="float">
            <text:p>8.3804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29915" calcext:value-type="float">
            <text:p>8.2991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.69371" calcext:value-type="float">
            <text:p>7.6937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1033" calcext:value-type="float">
            <text:p>0.0441033</text:p>
          </table:table-cell>
          <table:table-cell office:value-type="float" office:value="0.0460167" calcext:value-type="float">
            <text:p>0.0460167</text:p>
          </table:table-cell>
          <table:table-cell office:value-type="float" office:value="0.0450683" calcext:value-type="float">
            <text:p>0.0450683</text:p>
          </table:table-cell>
          <table:table-cell office:value-type="float" office:value="0.0441233" calcext:value-type="float">
            <text:p>0.0441233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720772" calcext:value-type="float">
            <text:p>0.0720772</text:p>
          </table:table-cell>
          <table:table-cell office:value-type="float" office:value="0.0702233" calcext:value-type="float">
            <text:p>0.0702233</text:p>
          </table:table-cell>
          <table:table-cell office:value-type="float" office:value="0.0739567" calcext:value-type="float">
            <text:p>0.0739567</text:p>
          </table:table-cell>
          <table:table-cell office:value-type="float" office:value="0.0720757" calcext:value-type="float">
            <text:p>0.0720757</text:p>
          </table:table-cell>
          <table:table-cell office:value-type="float" office:value="0.0704733" calcext:value-type="float">
            <text:p>0.0704733</text:p>
          </table:table-cell>
          <table:table-cell office:value-type="float" office:value="0.07377" calcext:value-type="float">
            <text:p>0.07377</text:p>
          </table:table-cell>
          <table:table-cell office:value-type="float" office:value="1.59926" calcext:value-type="float">
            <text:p>1.59926</text:p>
          </table:table-cell>
          <table:table-cell office:value-type="float" office:value="1.59925" calcext:value-type="float">
            <text:p>1.59925</text:p>
          </table:table-cell>
          <table:table-cell office:value-type="float" office:value="8.65051" calcext:value-type="float">
            <text:p>8.650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.41839" calcext:value-type="float">
            <text:p>8.4183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.32502" calcext:value-type="float">
            <text:p>8.3250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72251" calcext:value-type="float">
            <text:p>7.7225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884" calcext:value-type="float">
            <text:p>0.04884</text:p>
          </table:table-cell>
          <table:table-cell office:value-type="float" office:value="0.0510833" calcext:value-type="float">
            <text:p>0.0510833</text:p>
          </table:table-cell>
          <table:table-cell office:value-type="float" office:value="0.0500773" calcext:value-type="float">
            <text:p>0.0500773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0800788" calcext:value-type="float">
            <text:p>0.0800788</text:p>
          </table:table-cell>
          <table:table-cell office:value-type="float" office:value="0.0784133" calcext:value-type="float">
            <text:p>0.0784133</text:p>
          </table:table-cell>
          <table:table-cell office:value-type="float" office:value="0.0830133" calcext:value-type="float">
            <text:p>0.0830133</text:p>
          </table:table-cell>
          <table:table-cell office:value-type="float" office:value="0.0800779" calcext:value-type="float">
            <text:p>0.0800779</text:p>
          </table:table-cell>
          <table:table-cell office:value-type="float" office:value="0.0775767" calcext:value-type="float">
            <text:p>0.0775767</text:p>
          </table:table-cell>
          <table:table-cell office:value-type="float" office:value="0.0820067" calcext:value-type="float">
            <text:p>0.0820067</text:p>
          </table:table-cell>
          <table:table-cell office:value-type="float" office:value="1.59908" calcext:value-type="float">
            <text:p>1.59908</text:p>
          </table:table-cell>
          <table:table-cell office:value-type="float" office:value="1.59909" calcext:value-type="float">
            <text:p>1.59909</text:p>
          </table:table-cell>
          <table:table-cell office:value-type="float" office:value="8.67038" calcext:value-type="float">
            <text:p>8.67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8.45461" calcext:value-type="float">
            <text:p>8.4546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.3483" calcext:value-type="float">
            <text:p>8.348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74546" calcext:value-type="float">
            <text:p>7.7454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0967" calcext:value-type="float">
            <text:p>0.0540967</text:p>
          </table:table-cell>
          <table:table-cell office:value-type="float" office:value="0.0560933" calcext:value-type="float">
            <text:p>0.0560933</text:p>
          </table:table-cell>
          <table:table-cell office:value-type="float" office:value="0.0550878" calcext:value-type="float">
            <text:p>0.0550878</text:p>
          </table:table-cell>
          <table:table-cell office:value-type="float" office:value="0.0537733" calcext:value-type="float">
            <text:p>0.0537733</text:p>
          </table:table-cell>
          <table:table-cell office:value-type="float" office:value="0.0558967" calcext:value-type="float">
            <text:p>0.0558967</text:p>
          </table:table-cell>
          <table:table-cell office:value-type="float" office:value="0.0880556" calcext:value-type="float">
            <text:p>0.0880556</text:p>
          </table:table-cell>
          <table:table-cell office:value-type="float" office:value="0.0861433" calcext:value-type="float">
            <text:p>0.0861433</text:p>
          </table:table-cell>
          <table:table-cell office:value-type="float" office:value="0.0905333" calcext:value-type="float">
            <text:p>0.0905333</text:p>
          </table:table-cell>
          <table:table-cell office:value-type="float" office:value="0.0880549" calcext:value-type="float">
            <text:p>0.0880549</text:p>
          </table:table-cell>
          <table:table-cell office:value-type="float" office:value="0.08559" calcext:value-type="float">
            <text:p>0.08559</text:p>
          </table:table-cell>
          <table:table-cell office:value-type="float" office:value="0.0900133" calcext:value-type="float">
            <text:p>0.0900133</text:p>
          </table:table-cell>
          <table:table-cell table:number-columns-repeated="2" office:value-type="float" office:value="1.59845" calcext:value-type="float">
            <text:p>1.59845</text:p>
          </table:table-cell>
          <table:table-cell office:value-type="float" office:value="8.68734" calcext:value-type="float">
            <text:p>8.68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8.50066" calcext:value-type="float">
            <text:p>8.5006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37939" calcext:value-type="float">
            <text:p>8.3793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.78605" calcext:value-type="float">
            <text:p>7.7860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92433" calcext:value-type="float">
            <text:p>0.0592433</text:p>
          </table:table-cell>
          <table:table-cell office:value-type="float" office:value="0.06118" calcext:value-type="float">
            <text:p>0.06118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096033" calcext:value-type="float">
            <text:p>0.096033</text:p>
          </table:table-cell>
          <table:table-cell office:value-type="float" office:value="0.0941133" calcext:value-type="float">
            <text:p>0.0941133</text:p>
          </table:table-cell>
          <table:table-cell office:value-type="float" office:value="0.09825" calcext:value-type="float">
            <text:p>0.09825</text:p>
          </table:table-cell>
          <table:table-cell office:value-type="float" office:value="0.096032" calcext:value-type="float">
            <text:p>0.096032</text:p>
          </table:table-cell>
          <table:table-cell office:value-type="float" office:value="0.0938533" calcext:value-type="float">
            <text:p>0.0938533</text:p>
          </table:table-cell>
          <table:table-cell office:value-type="float" office:value="0.09802" calcext:value-type="float">
            <text:p>0.09802</text:p>
          </table:table-cell>
          <table:table-cell office:value-type="float" office:value="1.59848" calcext:value-type="float">
            <text:p>1.59848</text:p>
          </table:table-cell>
          <table:table-cell office:value-type="float" office:value="1.59847" calcext:value-type="float">
            <text:p>1.59847</text:p>
          </table:table-cell>
          <table:table-cell office:value-type="float" office:value="8.71154" calcext:value-type="float">
            <text:p>8.711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8.54922" calcext:value-type="float">
            <text:p>8.5492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4117" calcext:value-type="float">
            <text:p>8.411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81408" calcext:value-type="float">
            <text:p>7.8140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8" calcext:value-type="float">
            <text:p>0.0651088</text:p>
          </table:table-cell>
          <table:table-cell office:value-type="float" office:value="0.0637" calcext:value-type="float">
            <text:p>0.0637</text:p>
          </table:table-cell>
          <table:table-cell office:value-type="float" office:value="0.06612" calcext:value-type="float">
            <text:p>0.06612</text:p>
          </table:table-cell>
          <table:table-cell office:value-type="float" office:value="0.0651084" calcext:value-type="float">
            <text:p>0.0651084</text:p>
          </table:table-cell>
          <table:table-cell office:value-type="float" office:value="0.0640133" calcext:value-type="float">
            <text:p>0.0640133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04105" calcext:value-type="float">
            <text:p>0.104105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105927" calcext:value-type="float">
            <text:p>0.105927</text:p>
          </table:table-cell>
          <table:table-cell office:value-type="float" office:value="0.104103" calcext:value-type="float">
            <text:p>0.104103</text:p>
          </table:table-cell>
          <table:table-cell office:value-type="float" office:value="0.101587" calcext:value-type="float">
            <text:p>0.101587</text:p>
          </table:table-cell>
          <table:table-cell office:value-type="float" office:value="0.10597" calcext:value-type="float">
            <text:p>0.10597</text:p>
          </table:table-cell>
          <table:table-cell office:value-type="float" office:value="1.59893" calcext:value-type="float">
            <text:p>1.59893</text:p>
          </table:table-cell>
          <table:table-cell office:value-type="float" office:value="1.59892" calcext:value-type="float">
            <text:p>1.59892</text:p>
          </table:table-cell>
          <table:table-cell office:value-type="float" office:value="8.73637" calcext:value-type="float">
            <text:p>8.736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.60167" calcext:value-type="float">
            <text:p>8.6016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.44727" calcext:value-type="float">
            <text:p>8.4472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.85079" calcext:value-type="float">
            <text:p>7.8507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1267" calcext:value-type="float">
            <text:p>0.0691267</text:p>
          </table:table-cell>
          <table:table-cell office:value-type="float" office:value="0.0713667" calcext:value-type="float">
            <text:p>0.0713667</text:p>
          </table:table-cell>
          <table:table-cell office:value-type="float" office:value="0.0700985" calcext:value-type="float">
            <text:p>0.0700985</text:p>
          </table:table-cell>
          <table:table-cell office:value-type="float" office:value="0.0689767" calcext:value-type="float">
            <text:p>0.0689767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11206" calcext:value-type="float">
            <text:p>0.11206</text:p>
          </table:table-cell>
          <table:table-cell office:value-type="float" office:value="0.11006" calcext:value-type="float">
            <text:p>0.11006</text:p>
          </table:table-cell>
          <table:table-cell office:value-type="float" office:value="0.113947" calcext:value-type="float">
            <text:p>0.113947</text:p>
          </table:table-cell>
          <table:table-cell office:value-type="float" office:value="0.112059" calcext:value-type="float">
            <text:p>0.112059</text:p>
          </table:table-cell>
          <table:table-cell office:value-type="float" office:value="0.10975" calcext:value-type="float">
            <text:p>0.10975</text:p>
          </table:table-cell>
          <table:table-cell office:value-type="float" office:value="0.11404" calcext:value-type="float">
            <text:p>0.11404</text:p>
          </table:table-cell>
          <table:table-cell office:value-type="float" office:value="1.59858" calcext:value-type="float">
            <text:p>1.59858</text:p>
          </table:table-cell>
          <table:table-cell office:value-type="float" office:value="1.59859" calcext:value-type="float">
            <text:p>1.59859</text:p>
          </table:table-cell>
          <table:table-cell office:value-type="float" office:value="8.76506" calcext:value-type="float">
            <text:p>8.765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8.64069" calcext:value-type="float">
            <text:p>8.6406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.47049" calcext:value-type="float">
            <text:p>8.4704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.87759" calcext:value-type="float">
            <text:p>7.8775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38967" calcext:value-type="float">
            <text:p>0.0738967</text:p>
          </table:table-cell>
          <table:table-cell office:value-type="float" office:value="0.0760133" calcext:value-type="float">
            <text:p>0.0760133</text:p>
          </table:table-cell>
          <table:table-cell office:value-type="float" office:value="0.0750695" calcext:value-type="float">
            <text:p>0.0750695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19982" calcext:value-type="float">
            <text:p>0.119982</text:p>
          </table:table-cell>
          <table:table-cell office:value-type="float" office:value="0.11785" calcext:value-type="float">
            <text:p>0.11785</text:p>
          </table:table-cell>
          <table:table-cell office:value-type="float" office:value="0.122557" calcext:value-type="float">
            <text:p>0.122557</text:p>
          </table:table-cell>
          <table:table-cell office:value-type="float" office:value="0.11998" calcext:value-type="float">
            <text:p>0.11998</text:p>
          </table:table-cell>
          <table:table-cell office:value-type="float" office:value="0.117787" calcext:value-type="float">
            <text:p>0.117787</text:p>
          </table:table-cell>
          <table:table-cell office:value-type="float" office:value="0.122137" calcext:value-type="float">
            <text:p>0.122137</text:p>
          </table:table-cell>
          <table:table-cell table:number-columns-repeated="2" office:value-type="float" office:value="1.59825" calcext:value-type="float">
            <text:p>1.59825</text:p>
          </table:table-cell>
          <table:table-cell office:value-type="float" office:value="8.78219" calcext:value-type="float">
            <text:p>8.78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8.68412" calcext:value-type="float">
            <text:p>8.6841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.49648" calcext:value-type="float">
            <text:p>8.4964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.89183" calcext:value-type="float">
            <text:p>7.8918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7333" calcext:value-type="float">
            <text:p>0.0787333</text:p>
          </table:table-cell>
          <table:table-cell office:value-type="float" office:value="0.08138" calcext:value-type="float">
            <text:p>0.08138</text:p>
          </table:table-cell>
          <table:table-cell office:value-type="float" office:value="0.0800621" calcext:value-type="float">
            <text:p>0.0800621</text:p>
          </table:table-cell>
          <table:table-cell office:value-type="float" office:value="0.0789033" calcext:value-type="float">
            <text:p>0.0789033</text:p>
          </table:table-cell>
          <table:table-cell office:value-type="float" office:value="0.08127" calcext:value-type="float">
            <text:p>0.08127</text:p>
          </table:table-cell>
          <table:table-cell office:value-type="float" office:value="0.12799" calcext:value-type="float">
            <text:p>0.12799</text:p>
          </table:table-cell>
          <table:table-cell office:value-type="float" office:value="0.125697" calcext:value-type="float">
            <text:p>0.125697</text:p>
          </table:table-cell>
          <table:table-cell office:value-type="float" office:value="0.130393" calcext:value-type="float">
            <text:p>0.130393</text:p>
          </table:table-cell>
          <table:table-cell office:value-type="float" office:value="0.12799" calcext:value-type="float">
            <text:p>0.12799</text:p>
          </table:table-cell>
          <table:table-cell office:value-type="float" office:value="0.125473" calcext:value-type="float">
            <text:p>0.125473</text:p>
          </table:table-cell>
          <table:table-cell office:value-type="float" office:value="0.1301" calcext:value-type="float">
            <text:p>0.1301</text:p>
          </table:table-cell>
          <table:table-cell office:value-type="float" office:value="1.59863" calcext:value-type="float">
            <text:p>1.59863</text:p>
          </table:table-cell>
          <table:table-cell office:value-type="float" office:value="1.59864" calcext:value-type="float">
            <text:p>1.59864</text:p>
          </table:table-cell>
          <table:table-cell office:value-type="float" office:value="8.79993" calcext:value-type="float">
            <text:p>8.79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8.74475" calcext:value-type="float">
            <text:p>8.744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.53443" calcext:value-type="float">
            <text:p>8.5344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.93748" calcext:value-type="float">
            <text:p>7.9374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2" calcext:value-type="float">
            <text:p>0.0850492</text:p>
          </table:table-cell>
          <table:table-cell office:value-type="float" office:value="0.0839433" calcext:value-type="float">
            <text:p>0.0839433</text:p>
          </table:table-cell>
          <table:table-cell office:value-type="float" office:value="0.08588" calcext:value-type="float">
            <text:p>0.08588</text:p>
          </table:table-cell>
          <table:table-cell office:value-type="float" office:value="0.0850498" calcext:value-type="float">
            <text:p>0.0850498</text:p>
          </table:table-cell>
          <table:table-cell office:value-type="float" office:value="0.0840567" calcext:value-type="float">
            <text:p>0.0840567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35933" calcext:value-type="float">
            <text:p>0.135933</text:p>
          </table:table-cell>
          <table:table-cell office:value-type="float" office:value="0.133757" calcext:value-type="float">
            <text:p>0.133757</text:p>
          </table:table-cell>
          <table:table-cell office:value-type="float" office:value="0.137643" calcext:value-type="float">
            <text:p>0.137643</text:p>
          </table:table-cell>
          <table:table-cell office:value-type="float" office:value="0.135933" calcext:value-type="float">
            <text:p>0.135933</text:p>
          </table:table-cell>
          <table:table-cell office:value-type="float" office:value="0.133757" calcext:value-type="float">
            <text:p>0.133757</text:p>
          </table:table-cell>
          <table:table-cell office:value-type="float" office:value="0.13794" calcext:value-type="float">
            <text:p>0.13794</text:p>
          </table:table-cell>
          <table:table-cell office:value-type="float" office:value="1.59829" calcext:value-type="float">
            <text:p>1.59829</text:p>
          </table:table-cell>
          <table:table-cell office:value-type="float" office:value="1.59828" calcext:value-type="float">
            <text:p>1.59828</text:p>
          </table:table-cell>
          <table:table-cell office:value-type="float" office:value="8.83103" calcext:value-type="float">
            <text:p>8.83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8.7988" calcext:value-type="float">
            <text:p>8.798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.56746" calcext:value-type="float">
            <text:p>8.5674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.97258" calcext:value-type="float">
            <text:p>7.972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3" calcext:value-type="float">
            <text:p>0.0900403</text:p>
          </table:table-cell>
          <table:table-cell office:value-type="float" office:value="0.0890233" calcext:value-type="float">
            <text:p>0.0890233</text:p>
          </table:table-cell>
          <table:table-cell office:value-type="float" office:value="0.0913967" calcext:value-type="float">
            <text:p>0.0913967</text:p>
          </table:table-cell>
          <table:table-cell office:value-type="float" office:value="0.09004" calcext:value-type="float">
            <text:p>0.09004</text:p>
          </table:table-cell>
          <table:table-cell office:value-type="float" office:value="0.0889333" calcext:value-type="float">
            <text:p>0.0889333</text:p>
          </table:table-cell>
          <table:table-cell office:value-type="float" office:value="0.09101" calcext:value-type="float">
            <text:p>0.09101</text:p>
          </table:table-cell>
          <table:table-cell office:value-type="float" office:value="0.143949" calcext:value-type="float">
            <text:p>0.143949</text:p>
          </table:table-cell>
          <table:table-cell office:value-type="float" office:value="0.141523" calcext:value-type="float">
            <text:p>0.141523</text:p>
          </table:table-cell>
          <table:table-cell office:value-type="float" office:value="0.14591" calcext:value-type="float">
            <text:p>0.14591</text:p>
          </table:table-cell>
          <table:table-cell office:value-type="float" office:value="0.143949" calcext:value-type="float">
            <text:p>0.143949</text:p>
          </table:table-cell>
          <table:table-cell office:value-type="float" office:value="0.14205" calcext:value-type="float">
            <text:p>0.14205</text:p>
          </table:table-cell>
          <table:table-cell office:value-type="float" office:value="0.1458" calcext:value-type="float">
            <text:p>0.1458</text:p>
          </table:table-cell>
          <table:table-cell office:value-type="float" office:value="1.59872" calcext:value-type="float">
            <text:p>1.59872</text:p>
          </table:table-cell>
          <table:table-cell office:value-type="float" office:value="1.59873" calcext:value-type="float">
            <text:p>1.59873</text:p>
          </table:table-cell>
          <table:table-cell office:value-type="float" office:value="8.85587" calcext:value-type="float">
            <text:p>8.85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8.85539" calcext:value-type="float">
            <text:p>8.8553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60015" calcext:value-type="float">
            <text:p>8.6001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00014" calcext:value-type="float">
            <text:p>8.0001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9767" calcext:value-type="float">
            <text:p>0.0939767</text:p>
          </table:table-cell>
          <table:table-cell office:value-type="float" office:value="0.0962033" calcext:value-type="float">
            <text:p>0.0962033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0961933" calcext:value-type="float">
            <text:p>0.0961933</text:p>
          </table:table-cell>
          <table:table-cell office:value-type="float" office:value="0.151938" calcext:value-type="float">
            <text:p>0.151938</text:p>
          </table:table-cell>
          <table:table-cell office:value-type="float" office:value="0.149427" calcext:value-type="float">
            <text:p>0.149427</text:p>
          </table:table-cell>
          <table:table-cell office:value-type="float" office:value="0.154293" calcext:value-type="float">
            <text:p>0.154293</text:p>
          </table:table-cell>
          <table:table-cell office:value-type="float" office:value="0.151938" calcext:value-type="float">
            <text:p>0.151938</text:p>
          </table:table-cell>
          <table:table-cell office:value-type="float" office:value="0.149353" calcext:value-type="float">
            <text:p>0.149353</text:p>
          </table:table-cell>
          <table:table-cell office:value-type="float" office:value="0.153953" calcext:value-type="float">
            <text:p>0.153953</text:p>
          </table:table-cell>
          <table:table-cell table:number-columns-repeated="2" office:value-type="float" office:value="1.59864" calcext:value-type="float">
            <text:p>1.59864</text:p>
          </table:table-cell>
          <table:table-cell office:value-type="float" office:value="8.88019" calcext:value-type="float">
            <text:p>8.88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8.9145" calcext:value-type="float">
            <text:p>8.914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.63336" calcext:value-type="float">
            <text:p>8.6333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.03524" calcext:value-type="float">
            <text:p>8.035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3" calcext:value-type="float">
            <text:p>0.100013</text:p>
          </table:table-cell>
          <table:table-cell office:value-type="float" office:value="0.0988833" calcext:value-type="float">
            <text:p>0.0988833</text:p>
          </table:table-cell>
          <table:table-cell office:value-type="float" office:value="0.101127" calcext:value-type="float">
            <text:p>0.101127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767" calcext:value-type="float">
            <text:p>0.0987767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159834" calcext:value-type="float">
            <text:p>0.159834</text:p>
          </table:table-cell>
          <table:table-cell office:value-type="float" office:value="0.157227" calcext:value-type="float">
            <text:p>0.157227</text:p>
          </table:table-cell>
          <table:table-cell office:value-type="float" office:value="0.16247" calcext:value-type="float">
            <text:p>0.16247</text:p>
          </table:table-cell>
          <table:table-cell office:value-type="float" office:value="0.159835" calcext:value-type="float">
            <text:p>0.159835</text:p>
          </table:table-cell>
          <table:table-cell office:value-type="float" office:value="0.156763" calcext:value-type="float">
            <text:p>0.156763</text:p>
          </table:table-cell>
          <table:table-cell office:value-type="float" office:value="0.16205" calcext:value-type="float">
            <text:p>0.16205</text:p>
          </table:table-cell>
          <table:table-cell table:number-columns-repeated="2" office:value-type="float" office:value="1.59813" calcext:value-type="float">
            <text:p>1.59813</text:p>
          </table:table-cell>
          <table:table-cell office:value-type="float" office:value="8.90586" calcext:value-type="float">
            <text:p>8.90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8.96637" calcext:value-type="float">
            <text:p>8.9663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65748" calcext:value-type="float">
            <text:p>8.6574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.06039" calcext:value-type="float">
            <text:p>8.0603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99" calcext:value-type="float">
            <text:p>0.10399</text:p>
          </table:table-cell>
          <table:table-cell office:value-type="float" office:value="0.106097" calcext:value-type="float">
            <text:p>0.106097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167831" calcext:value-type="float">
            <text:p>0.167831</text:p>
          </table:table-cell>
          <table:table-cell office:value-type="float" office:value="0.165163" calcext:value-type="float">
            <text:p>0.165163</text:p>
          </table:table-cell>
          <table:table-cell office:value-type="float" office:value="0.170047" calcext:value-type="float">
            <text:p>0.170047</text:p>
          </table:table-cell>
          <table:table-cell office:value-type="float" office:value="0.167831" calcext:value-type="float">
            <text:p>0.167831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16991" calcext:value-type="float">
            <text:p>0.16991</text:p>
          </table:table-cell>
          <table:table-cell table:number-columns-repeated="2" office:value-type="float" office:value="1.59836" calcext:value-type="float">
            <text:p>1.59836</text:p>
          </table:table-cell>
          <table:table-cell office:value-type="float" office:value="8.92139" calcext:value-type="float">
            <text:p>8.92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9.03699" calcext:value-type="float">
            <text:p>9.0369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69997" calcext:value-type="float">
            <text:p>8.6999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8.09688" calcext:value-type="float">
            <text:p>8.0968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647" calcext:value-type="float">
            <text:p>0.108647</text:p>
          </table:table-cell>
          <table:table-cell office:value-type="float" office:value="0.11154" calcext:value-type="float">
            <text:p>0.11154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175914" calcext:value-type="float">
            <text:p>0.175914</text:p>
          </table:table-cell>
          <table:table-cell office:value-type="float" office:value="0.173437" calcext:value-type="float">
            <text:p>0.173437</text:p>
          </table:table-cell>
          <table:table-cell office:value-type="float" office:value="0.17841" calcext:value-type="float">
            <text:p>0.17841</text:p>
          </table:table-cell>
          <table:table-cell office:value-type="float" office:value="0.175914" calcext:value-type="float">
            <text:p>0.175914</text:p>
          </table:table-cell>
          <table:table-cell office:value-type="float" office:value="0.17341" calcext:value-type="float">
            <text:p>0.17341</text:p>
          </table:table-cell>
          <table:table-cell office:value-type="float" office:value="0.17799" calcext:value-type="float">
            <text:p>0.17799</text:p>
          </table:table-cell>
          <table:table-cell table:number-columns-repeated="2" office:value-type="float" office:value="1.59886" calcext:value-type="float">
            <text:p>1.59886</text:p>
          </table:table-cell>
          <table:table-cell office:value-type="float" office:value="8.95238" calcext:value-type="float">
            <text:p>8.952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9.10907" calcext:value-type="float">
            <text:p>9.1090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73507" calcext:value-type="float">
            <text:p>8.73507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135" calcext:value-type="float">
            <text:p>8.13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116403" calcext:value-type="float">
            <text:p>0.116403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3" calcext:value-type="float">
            <text:p>0.113763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183893" calcext:value-type="float">
            <text:p>0.183893</text:p>
          </table:table-cell>
          <table:table-cell office:value-type="float" office:value="0.18109" calcext:value-type="float">
            <text:p>0.18109</text:p>
          </table:table-cell>
          <table:table-cell office:value-type="float" office:value="0.186923" calcext:value-type="float">
            <text:p>0.186923</text:p>
          </table:table-cell>
          <table:table-cell office:value-type="float" office:value="0.183895" calcext:value-type="float">
            <text:p>0.183895</text:p>
          </table:table-cell>
          <table:table-cell office:value-type="float" office:value="0.18062" calcext:value-type="float">
            <text:p>0.18062</text:p>
          </table:table-cell>
          <table:table-cell office:value-type="float" office:value="0.185767" calcext:value-type="float">
            <text:p>0.185767</text:p>
          </table:table-cell>
          <table:table-cell table:number-columns-repeated="2" office:value-type="float" office:value="1.59901" calcext:value-type="float">
            <text:p>1.59901</text:p>
          </table:table-cell>
          <table:table-cell office:value-type="float" office:value="8.97872" calcext:value-type="float">
            <text:p>8.97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9.18817" calcext:value-type="float">
            <text:p>9.1881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.77439" calcext:value-type="float">
            <text:p>8.7743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.17781" calcext:value-type="float">
            <text:p>8.1778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98" calcext:value-type="float">
            <text:p>0.11898</text:p>
          </table:table-cell>
          <table:table-cell office:value-type="float" office:value="0.121633" calcext:value-type="float">
            <text:p>0.121633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3" calcext:value-type="float">
            <text:p>0.118713</text:p>
          </table:table-cell>
          <table:table-cell office:value-type="float" office:value="0.121093" calcext:value-type="float">
            <text:p>0.121093</text:p>
          </table:table-cell>
          <table:table-cell office:value-type="float" office:value="0.191864" calcext:value-type="float">
            <text:p>0.191864</text:p>
          </table:table-cell>
          <table:table-cell office:value-type="float" office:value="0.188603" calcext:value-type="float">
            <text:p>0.188603</text:p>
          </table:table-cell>
          <table:table-cell office:value-type="float" office:value="0.195453" calcext:value-type="float">
            <text:p>0.195453</text:p>
          </table:table-cell>
          <table:table-cell office:value-type="float" office:value="0.191865" calcext:value-type="float">
            <text:p>0.191865</text:p>
          </table:table-cell>
          <table:table-cell office:value-type="float" office:value="0.189173" calcext:value-type="float">
            <text:p>0.189173</text:p>
          </table:table-cell>
          <table:table-cell office:value-type="float" office:value="0.193983" calcext:value-type="float">
            <text:p>0.193983</text:p>
          </table:table-cell>
          <table:table-cell table:number-columns-repeated="2" office:value-type="float" office:value="1.5989" calcext:value-type="float">
            <text:p>1.5989</text:p>
          </table:table-cell>
          <table:table-cell office:value-type="float" office:value="9.0074" calcext:value-type="float">
            <text:p>9.0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9.2644" calcext:value-type="float">
            <text:p>9.264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81309" calcext:value-type="float">
            <text:p>8.8130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21496" calcext:value-type="float">
            <text:p>8.2149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3" calcext:value-type="float">
            <text:p>0.123623</text:p>
          </table:table-cell>
          <table:table-cell office:value-type="float" office:value="0.126333" calcext:value-type="float">
            <text:p>0.126333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199861" calcext:value-type="float">
            <text:p>0.199861</text:p>
          </table:table-cell>
          <table:table-cell office:value-type="float" office:value="0.19773" calcext:value-type="float">
            <text:p>0.19773</text:p>
          </table:table-cell>
          <table:table-cell office:value-type="float" office:value="0.202503" calcext:value-type="float">
            <text:p>0.202503</text:p>
          </table:table-cell>
          <table:table-cell office:value-type="float" office:value="0.199861" calcext:value-type="float">
            <text:p>0.199861</text:p>
          </table:table-cell>
          <table:table-cell office:value-type="float" office:value="0.19692" calcext:value-type="float">
            <text:p>0.19692</text:p>
          </table:table-cell>
          <table:table-cell office:value-type="float" office:value="0.202277" calcext:value-type="float">
            <text:p>0.202277</text:p>
          </table:table-cell>
          <table:table-cell table:number-columns-repeated="2" office:value-type="float" office:value="1.59898" calcext:value-type="float">
            <text:p>1.59898</text:p>
          </table:table-cell>
          <table:table-cell office:value-type="float" office:value="9.03676" calcext:value-type="float">
            <text:p>9.03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9.33719" calcext:value-type="float">
            <text:p>9.3371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.84601" calcext:value-type="float">
            <text:p>8.84601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.24612" calcext:value-type="float">
            <text:p>8.2461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017" calcext:value-type="float">
            <text:p>0.128017</text:p>
          </table:table-cell>
          <table:table-cell office:value-type="float" office:value="0.131307" calcext:value-type="float">
            <text:p>0.131307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03" calcext:value-type="float">
            <text:p>0.131403</text:p>
          </table:table-cell>
          <table:table-cell office:value-type="float" office:value="0.20789" calcext:value-type="float">
            <text:p>0.20789</text:p>
          </table:table-cell>
          <table:table-cell office:value-type="float" office:value="0.20527" calcext:value-type="float">
            <text:p>0.20527</text:p>
          </table:table-cell>
          <table:table-cell office:value-type="float" office:value="0.210867" calcext:value-type="float">
            <text:p>0.210867</text:p>
          </table:table-cell>
          <table:table-cell office:value-type="float" office:value="0.207891" calcext:value-type="float">
            <text:p>0.207891</text:p>
          </table:table-cell>
          <table:table-cell office:value-type="float" office:value="0.204903" calcext:value-type="float">
            <text:p>0.204903</text:p>
          </table:table-cell>
          <table:table-cell office:value-type="float" office:value="0.21038" calcext:value-type="float">
            <text:p>0.21038</text:p>
          </table:table-cell>
          <table:table-cell office:value-type="float" office:value="1.59929" calcext:value-type="float">
            <text:p>1.59929</text:p>
          </table:table-cell>
          <table:table-cell office:value-type="float" office:value="1.5993" calcext:value-type="float">
            <text:p>1.5993</text:p>
          </table:table-cell>
          <table:table-cell office:value-type="float" office:value="9.05922" calcext:value-type="float">
            <text:p>9.059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9.43241" calcext:value-type="float">
            <text:p>9.4324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.88888" calcext:value-type="float">
            <text:p>8.8888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28803" calcext:value-type="float">
            <text:p>8.2880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893" calcext:value-type="float">
            <text:p>0.133893</text:p>
          </table:table-cell>
          <table:table-cell office:value-type="float" office:value="0.13653" calcext:value-type="float">
            <text:p>0.13653</text:p>
          </table:table-cell>
          <table:table-cell office:value-type="float" office:value="0.134997" calcext:value-type="float">
            <text:p>0.134997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0.13641" calcext:value-type="float">
            <text:p>0.13641</text:p>
          </table:table-cell>
          <table:table-cell office:value-type="float" office:value="0.215953" calcext:value-type="float">
            <text:p>0.215953</text:p>
          </table:table-cell>
          <table:table-cell office:value-type="float" office:value="0.214203" calcext:value-type="float">
            <text:p>0.214203</text:p>
          </table:table-cell>
          <table:table-cell office:value-type="float" office:value="0.21944" calcext:value-type="float">
            <text:p>0.21944</text:p>
          </table:table-cell>
          <table:table-cell office:value-type="float" office:value="0.215954" calcext:value-type="float">
            <text:p>0.215954</text:p>
          </table:table-cell>
          <table:table-cell office:value-type="float" office:value="0.212517" calcext:value-type="float">
            <text:p>0.212517</text:p>
          </table:table-cell>
          <table:table-cell office:value-type="float" office:value="0.21841" calcext:value-type="float">
            <text:p>0.21841</text:p>
          </table:table-cell>
          <table:table-cell table:number-columns-repeated="2" office:value-type="float" office:value="1.5997" calcext:value-type="float">
            <text:p>1.5997</text:p>
          </table:table-cell>
          <table:table-cell office:value-type="float" office:value="9.09045" calcext:value-type="float">
            <text:p>9.09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9.51727" calcext:value-type="float">
            <text:p>9.5172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92456" calcext:value-type="float">
            <text:p>8.9245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8.32562" calcext:value-type="float">
            <text:p>8.3256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3" calcext:value-type="float">
            <text:p>0.139993</text:p>
          </table:table-cell>
          <table:table-cell office:value-type="float" office:value="0.138247" calcext:value-type="float">
            <text:p>0.138247</text:p>
          </table:table-cell>
          <table:table-cell office:value-type="float" office:value="0.141117" calcext:value-type="float">
            <text:p>0.141117</text:p>
          </table:table-cell>
          <table:table-cell office:value-type="float" office:value="0.139993" calcext:value-type="float">
            <text:p>0.139993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1277" calcext:value-type="float">
            <text:p>0.141277</text:p>
          </table:table-cell>
          <table:table-cell office:value-type="float" office:value="0.22395" calcext:value-type="float">
            <text:p>0.22395</text:p>
          </table:table-cell>
          <table:table-cell office:value-type="float" office:value="0.220643" calcext:value-type="float">
            <text:p>0.220643</text:p>
          </table:table-cell>
          <table:table-cell office:value-type="float" office:value="0.226717" calcext:value-type="float">
            <text:p>0.226717</text:p>
          </table:table-cell>
          <table:table-cell office:value-type="float" office:value="0.223949" calcext:value-type="float">
            <text:p>0.223949</text:p>
          </table:table-cell>
          <table:table-cell office:value-type="float" office:value="0.220223" calcext:value-type="float">
            <text:p>0.220223</text:p>
          </table:table-cell>
          <table:table-cell office:value-type="float" office:value="0.226667" calcext:value-type="float">
            <text:p>0.226667</text:p>
          </table:table-cell>
          <table:table-cell table:number-columns-repeated="2" office:value-type="float" office:value="1.59971" calcext:value-type="float">
            <text:p>1.59971</text:p>
          </table:table-cell>
          <table:table-cell office:value-type="float" office:value="9.11508" calcext:value-type="float">
            <text:p>9.115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9.62924" calcext:value-type="float">
            <text:p>9.6292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97335" calcext:value-type="float">
            <text:p>8.9733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37862" calcext:value-type="float">
            <text:p>8.3786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67" calcext:value-type="float">
            <text:p>0.143567</text:p>
          </table:table-cell>
          <table:table-cell office:value-type="float" office:value="0.14603" calcext:value-type="float">
            <text:p>0.14603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497" calcext:value-type="float">
            <text:p>0.143497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231963" calcext:value-type="float">
            <text:p>0.231963</text:p>
          </table:table-cell>
          <table:table-cell office:value-type="float" office:value="0.22877" calcext:value-type="float">
            <text:p>0.22877</text:p>
          </table:table-cell>
          <table:table-cell office:value-type="float" office:value="0.234693" calcext:value-type="float">
            <text:p>0.234693</text:p>
          </table:table-cell>
          <table:table-cell office:value-type="float" office:value="0.231963" calcext:value-type="float">
            <text:p>0.231963</text:p>
          </table:table-cell>
          <table:table-cell office:value-type="float" office:value="0.227637" calcext:value-type="float">
            <text:p>0.227637</text:p>
          </table:table-cell>
          <table:table-cell office:value-type="float" office:value="0.234803" calcext:value-type="float">
            <text:p>0.234803</text:p>
          </table:table-cell>
          <table:table-cell table:number-columns-repeated="2" office:value-type="float" office:value="1.59997" calcext:value-type="float">
            <text:p>1.59997</text:p>
          </table:table-cell>
          <table:table-cell office:value-type="float" office:value="9.1513" calcext:value-type="float">
            <text:p>9.1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9.73967" calcext:value-type="float">
            <text:p>9.7396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.01336" calcext:value-type="float">
            <text:p>9.01336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.41117" calcext:value-type="float">
            <text:p>8.4111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377" calcext:value-type="float">
            <text:p>0.148377</text:p>
          </table:table-cell>
          <table:table-cell office:value-type="float" office:value="0.151657" calcext:value-type="float">
            <text:p>0.151657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433" calcext:value-type="float">
            <text:p>0.148433</text:p>
          </table:table-cell>
          <table:table-cell office:value-type="float" office:value="0.151697" calcext:value-type="float">
            <text:p>0.151697</text:p>
          </table:table-cell>
          <table:table-cell office:value-type="float" office:value="0.240051" calcext:value-type="float">
            <text:p>0.240051</text:p>
          </table:table-cell>
          <table:table-cell office:value-type="float" office:value="0.236737" calcext:value-type="float">
            <text:p>0.236737</text:p>
          </table:table-cell>
          <table:table-cell office:value-type="float" office:value="0.243713" calcext:value-type="float">
            <text:p>0.243713</text:p>
          </table:table-cell>
          <table:table-cell office:value-type="float" office:value="0.240052" calcext:value-type="float">
            <text:p>0.240052</text:p>
          </table:table-cell>
          <table:table-cell office:value-type="float" office:value="0.235983" calcext:value-type="float">
            <text:p>0.235983</text:p>
          </table:table-cell>
          <table:table-cell office:value-type="float" office:value="0.243337" calcext:value-type="float">
            <text:p>0.243337</text:p>
          </table:table-cell>
          <table:table-cell office:value-type="float" office:value="1.60054" calcext:value-type="float">
            <text:p>1.60054</text:p>
          </table:table-cell>
          <table:table-cell office:value-type="float" office:value="1.60055" calcext:value-type="float">
            <text:p>1.60055</text:p>
          </table:table-cell>
          <table:table-cell office:value-type="float" office:value="9.17736" calcext:value-type="float">
            <text:p>9.17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9.85073" calcext:value-type="float">
            <text:p>9.850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05462" calcext:value-type="float">
            <text:p>9.0546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8.46018" calcext:value-type="float">
            <text:p>8.4601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273" calcext:value-type="float">
            <text:p>0.153273</text:p>
          </table:table-cell>
          <table:table-cell office:value-type="float" office:value="0.15651" calcext:value-type="float">
            <text:p>0.15651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45" calcext:value-type="float">
            <text:p>0.15345</text:p>
          </table:table-cell>
          <table:table-cell office:value-type="float" office:value="0.156757" calcext:value-type="float">
            <text:p>0.156757</text:p>
          </table:table-cell>
          <table:table-cell office:value-type="float" office:value="0.248032" calcext:value-type="float">
            <text:p>0.248032</text:p>
          </table:table-cell>
          <table:table-cell office:value-type="float" office:value="0.244573" calcext:value-type="float">
            <text:p>0.244573</text:p>
          </table:table-cell>
          <table:table-cell office:value-type="float" office:value="0.25148" calcext:value-type="float">
            <text:p>0.25148</text:p>
          </table:table-cell>
          <table:table-cell office:value-type="float" office:value="0.248033" calcext:value-type="float">
            <text:p>0.248033</text:p>
          </table:table-cell>
          <table:table-cell office:value-type="float" office:value="0.24326" calcext:value-type="float">
            <text:p>0.24326</text:p>
          </table:table-cell>
          <table:table-cell office:value-type="float" office:value="0.251153" calcext:value-type="float">
            <text:p>0.251153</text:p>
          </table:table-cell>
          <table:table-cell table:number-columns-repeated="2" office:value-type="float" office:value="1.6006" calcext:value-type="float">
            <text:p>1.6006</text:p>
          </table:table-cell>
          <table:table-cell office:value-type="float" office:value="9.20562" calcext:value-type="float">
            <text:p>9.205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9.97727" calcext:value-type="float">
            <text:p>9.9772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9.10253" calcext:value-type="float">
            <text:p>9.1025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.50024" calcext:value-type="float">
            <text:p>8.5002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8583" calcext:value-type="float">
            <text:p>0.158583</text:p>
          </table:table-cell>
          <table:table-cell office:value-type="float" office:value="0.16208" calcext:value-type="float">
            <text:p>0.16208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61853" calcext:value-type="float">
            <text:p>0.161853</text:p>
          </table:table-cell>
          <table:table-cell office:value-type="float" office:value="0.256044" calcext:value-type="float">
            <text:p>0.256044</text:p>
          </table:table-cell>
          <table:table-cell office:value-type="float" office:value="0.25302" calcext:value-type="float">
            <text:p>0.25302</text:p>
          </table:table-cell>
          <table:table-cell office:value-type="float" office:value="0.25973" calcext:value-type="float">
            <text:p>0.25973</text:p>
          </table:table-cell>
          <table:table-cell office:value-type="float" office:value="0.256044" calcext:value-type="float">
            <text:p>0.256044</text:p>
          </table:table-cell>
          <table:table-cell office:value-type="float" office:value="0.251933" calcext:value-type="float">
            <text:p>0.251933</text:p>
          </table:table-cell>
          <table:table-cell office:value-type="float" office:value="0.259763" calcext:value-type="float">
            <text:p>0.259763</text:p>
          </table:table-cell>
          <table:table-cell table:number-columns-repeated="2" office:value-type="float" office:value="1.60054" calcext:value-type="float">
            <text:p>1.60054</text:p>
          </table:table-cell>
          <table:table-cell office:value-type="float" office:value="9.24186" calcext:value-type="float">
            <text:p>9.24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10.1068" calcext:value-type="float">
            <text:p>10.106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14594" calcext:value-type="float">
            <text:p>9.1459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55092" calcext:value-type="float">
            <text:p>8.5509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743" calcext:value-type="float">
            <text:p>0.163743</text:p>
          </table:table-cell>
          <table:table-cell office:value-type="float" office:value="0.16608" calcext:value-type="float">
            <text:p>0.16608</text:p>
          </table:table-cell>
          <table:table-cell office:value-type="float" office:value="0.164997" calcext:value-type="float">
            <text:p>0.164997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66883" calcext:value-type="float">
            <text:p>0.166883</text:p>
          </table:table-cell>
          <table:table-cell office:value-type="float" office:value="0.264116" calcext:value-type="float">
            <text:p>0.264116</text:p>
          </table:table-cell>
          <table:table-cell office:value-type="float" office:value="0.261557" calcext:value-type="float">
            <text:p>0.261557</text:p>
          </table:table-cell>
          <table:table-cell office:value-type="float" office:value="0.266903" calcext:value-type="float">
            <text:p>0.266903</text:p>
          </table:table-cell>
          <table:table-cell office:value-type="float" office:value="0.264116" calcext:value-type="float">
            <text:p>0.264116</text:p>
          </table:table-cell>
          <table:table-cell office:value-type="float" office:value="0.26035" calcext:value-type="float">
            <text:p>0.26035</text:p>
          </table:table-cell>
          <table:table-cell office:value-type="float" office:value="0.26794" calcext:value-type="float">
            <text:p>0.26794</text:p>
          </table:table-cell>
          <table:table-cell table:number-columns-repeated="2" office:value-type="float" office:value="1.60073" calcext:value-type="float">
            <text:p>1.60073</text:p>
          </table:table-cell>
          <table:table-cell office:value-type="float" office:value="9.27036" calcext:value-type="float">
            <text:p>9.27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10.2437" calcext:value-type="float">
            <text:p>10.2437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.18384" calcext:value-type="float">
            <text:p>9.1838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58509" calcext:value-type="float">
            <text:p>8.58509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7" calcext:value-type="float">
            <text:p>0.170007</text:p>
          </table:table-cell>
          <table:table-cell office:value-type="float" office:value="0.16871" calcext:value-type="float">
            <text:p>0.16871</text:p>
          </table:table-cell>
          <table:table-cell office:value-type="float" office:value="0.171163" calcext:value-type="float">
            <text:p>0.171163</text:p>
          </table:table-cell>
          <table:table-cell office:value-type="float" office:value="0.170007" calcext:value-type="float">
            <text:p>0.170007</text:p>
          </table:table-cell>
          <table:table-cell office:value-type="float" office:value="0.168313" calcext:value-type="float">
            <text:p>0.168313</text:p>
          </table:table-cell>
          <table:table-cell office:value-type="float" office:value="0.171587" calcext:value-type="float">
            <text:p>0.171587</text:p>
          </table:table-cell>
          <table:table-cell office:value-type="float" office:value="0.272128" calcext:value-type="float">
            <text:p>0.272128</text:p>
          </table:table-cell>
          <table:table-cell office:value-type="float" office:value="0.26918" calcext:value-type="float">
            <text:p>0.26918</text:p>
          </table:table-cell>
          <table:table-cell office:value-type="float" office:value="0.27499" calcext:value-type="float">
            <text:p>0.27499</text:p>
          </table:table-cell>
          <table:table-cell office:value-type="float" office:value="0.272129" calcext:value-type="float">
            <text:p>0.272129</text:p>
          </table:table-cell>
          <table:table-cell office:value-type="float" office:value="0.268873" calcext:value-type="float">
            <text:p>0.268873</text:p>
          </table:table-cell>
          <table:table-cell office:value-type="float" office:value="0.275653" calcext:value-type="float">
            <text:p>0.275653</text:p>
          </table:table-cell>
          <table:table-cell office:value-type="float" office:value="1.60068" calcext:value-type="float">
            <text:p>1.60068</text:p>
          </table:table-cell>
          <table:table-cell office:value-type="float" office:value="1.60069" calcext:value-type="float">
            <text:p>1.60069</text:p>
          </table:table-cell>
          <table:table-cell office:value-type="float" office:value="9.29305" calcext:value-type="float">
            <text:p>9.293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0.4081" calcext:value-type="float">
            <text:p>10.408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.23552" calcext:value-type="float">
            <text:p>9.2355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63494" calcext:value-type="float">
            <text:p>8.634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653" calcext:value-type="float">
            <text:p>0.173653</text:p>
          </table:table-cell>
          <table:table-cell office:value-type="float" office:value="0.17661" calcext:value-type="float">
            <text:p>0.17661</text:p>
          </table:table-cell>
          <table:table-cell office:value-type="float" office:value="0.175017" calcext:value-type="float">
            <text:p>0.175017</text:p>
          </table:table-cell>
          <table:table-cell office:value-type="float" office:value="0.17332" calcext:value-type="float">
            <text:p>0.17332</text:p>
          </table:table-cell>
          <table:table-cell office:value-type="float" office:value="0.176307" calcext:value-type="float">
            <text:p>0.176307</text:p>
          </table:table-cell>
          <table:table-cell office:value-type="float" office:value="0.280125" calcext:value-type="float">
            <text:p>0.280125</text:p>
          </table:table-cell>
          <table:table-cell office:value-type="float" office:value="0.27721" calcext:value-type="float">
            <text:p>0.27721</text:p>
          </table:table-cell>
          <table:table-cell office:value-type="float" office:value="0.28424" calcext:value-type="float">
            <text:p>0.28424</text:p>
          </table:table-cell>
          <table:table-cell office:value-type="float" office:value="0.280129" calcext:value-type="float">
            <text:p>0.280129</text:p>
          </table:table-cell>
          <table:table-cell office:value-type="float" office:value="0.27656" calcext:value-type="float">
            <text:p>0.27656</text:p>
          </table:table-cell>
          <table:table-cell office:value-type="float" office:value="0.283237" calcext:value-type="float">
            <text:p>0.283237</text:p>
          </table:table-cell>
          <table:table-cell table:number-columns-repeated="2" office:value-type="float" office:value="1.60058" calcext:value-type="float">
            <text:p>1.60058</text:p>
          </table:table-cell>
          <table:table-cell office:value-type="float" office:value="9.32774" calcext:value-type="float">
            <text:p>9.327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0.5755" calcext:value-type="float">
            <text:p>10.575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.28404" calcext:value-type="float">
            <text:p>9.2840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.67963" calcext:value-type="float">
            <text:p>8.6796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243" calcext:value-type="float">
            <text:p>0.178243</text:p>
          </table:table-cell>
          <table:table-cell office:value-type="float" office:value="0.181847" calcext:value-type="float">
            <text:p>0.181847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35" calcext:value-type="float">
            <text:p>0.17835</text:p>
          </table:table-cell>
          <table:table-cell office:value-type="float" office:value="0.181367" calcext:value-type="float">
            <text:p>0.181367</text:p>
          </table:table-cell>
          <table:table-cell office:value-type="float" office:value="0.288147" calcext:value-type="float">
            <text:p>0.288147</text:p>
          </table:table-cell>
          <table:table-cell office:value-type="float" office:value="0.285063" calcext:value-type="float">
            <text:p>0.285063</text:p>
          </table:table-cell>
          <table:table-cell office:value-type="float" office:value="0.291603" calcext:value-type="float">
            <text:p>0.291603</text:p>
          </table:table-cell>
          <table:table-cell office:value-type="float" office:value="0.288145" calcext:value-type="float">
            <text:p>0.288145</text:p>
          </table:table-cell>
          <table:table-cell office:value-type="float" office:value="0.284767" calcext:value-type="float">
            <text:p>0.284767</text:p>
          </table:table-cell>
          <table:table-cell office:value-type="float" office:value="0.291997" calcext:value-type="float">
            <text:p>0.291997</text:p>
          </table:table-cell>
          <table:table-cell office:value-type="float" office:value="1.60051" calcext:value-type="float">
            <text:p>1.60051</text:p>
          </table:table-cell>
          <table:table-cell office:value-type="float" office:value="1.6005" calcext:value-type="float">
            <text:p>1.6005</text:p>
          </table:table-cell>
          <table:table-cell office:value-type="float" office:value="9.36152" calcext:value-type="float">
            <text:p>9.36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0.7767" calcext:value-type="float">
            <text:p>10.7767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.33308" calcext:value-type="float">
            <text:p>9.3330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73545" calcext:value-type="float">
            <text:p>8.7354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2" calcext:value-type="float">
            <text:p>0.185042</text:p>
          </table:table-cell>
          <table:table-cell office:value-type="float" office:value="0.18321" calcext:value-type="float">
            <text:p>0.18321</text:p>
          </table:table-cell>
          <table:table-cell office:value-type="float" office:value="0.187393" calcext:value-type="float">
            <text:p>0.187393</text:p>
          </table:table-cell>
          <table:table-cell office:value-type="float" office:value="0.185042" calcext:value-type="float">
            <text:p>0.185042</text:p>
          </table:table-cell>
          <table:table-cell office:value-type="float" office:value="0.183427" calcext:value-type="float">
            <text:p>0.183427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296189" calcext:value-type="float">
            <text:p>0.296189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30027" calcext:value-type="float">
            <text:p>0.30027</text:p>
          </table:table-cell>
          <table:table-cell office:value-type="float" office:value="0.296191" calcext:value-type="float">
            <text:p>0.296191</text:p>
          </table:table-cell>
          <table:table-cell office:value-type="float" office:value="0.29247" calcext:value-type="float">
            <text:p>0.29247</text:p>
          </table:table-cell>
          <table:table-cell office:value-type="float" office:value="0.3005" calcext:value-type="float">
            <text:p>0.3005</text:p>
          </table:table-cell>
          <table:table-cell office:value-type="float" office:value="1.60066" calcext:value-type="float">
            <text:p>1.60066</text:p>
          </table:table-cell>
          <table:table-cell office:value-type="float" office:value="1.60067" calcext:value-type="float">
            <text:p>1.60067</text:p>
          </table:table-cell>
          <table:table-cell office:value-type="float" office:value="9.39371" calcext:value-type="float">
            <text:p>9.39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0.9847" calcext:value-type="float">
            <text:p>10.984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.37949" calcext:value-type="float">
            <text:p>9.3794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.77504" calcext:value-type="float">
            <text:p>8.7750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29" calcext:value-type="float">
            <text:p>0.18829</text:p>
          </table:table-cell>
          <table:table-cell office:value-type="float" office:value="0.19159" calcext:value-type="float">
            <text:p>0.19159</text:p>
          </table:table-cell>
          <table:table-cell office:value-type="float" office:value="0.190054" calcext:value-type="float">
            <text:p>0.190054</text:p>
          </table:table-cell>
          <table:table-cell office:value-type="float" office:value="0.188593" calcext:value-type="float">
            <text:p>0.188593</text:p>
          </table:table-cell>
          <table:table-cell office:value-type="float" office:value="0.191777" calcext:value-type="float">
            <text:p>0.191777</text:p>
          </table:table-cell>
          <table:table-cell office:value-type="float" office:value="0.304237" calcext:value-type="float">
            <text:p>0.304237</text:p>
          </table:table-cell>
          <table:table-cell office:value-type="float" office:value="0.30111" calcext:value-type="float">
            <text:p>0.30111</text:p>
          </table:table-cell>
          <table:table-cell office:value-type="float" office:value="0.307193" calcext:value-type="float">
            <text:p>0.307193</text:p>
          </table:table-cell>
          <table:table-cell office:value-type="float" office:value="0.304239" calcext:value-type="float">
            <text:p>0.304239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8507" calcext:value-type="float">
            <text:p>0.308507</text:p>
          </table:table-cell>
          <table:table-cell table:number-columns-repeated="2" office:value-type="float" office:value="1.60081" calcext:value-type="float">
            <text:p>1.60081</text:p>
          </table:table-cell>
          <table:table-cell office:value-type="float" office:value="9.42337" calcext:value-type="float">
            <text:p>9.423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1.2389" calcext:value-type="float">
            <text:p>11.2389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9.43379" calcext:value-type="float">
            <text:p>9.4337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.83391" calcext:value-type="float">
            <text:p>8.8339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8" calcext:value-type="float">
            <text:p>0.195078</text:p>
          </table:table-cell>
          <table:table-cell office:value-type="float" office:value="0.19319" calcext:value-type="float">
            <text:p>0.19319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195076" calcext:value-type="float">
            <text:p>0.195076</text:p>
          </table:table-cell>
          <table:table-cell office:value-type="float" office:value="0.193563" calcext:value-type="float">
            <text:p>0.193563</text:p>
          </table:table-cell>
          <table:table-cell office:value-type="float" office:value="0.196877" calcext:value-type="float">
            <text:p>0.196877</text:p>
          </table:table-cell>
          <table:table-cell office:value-type="float" office:value="0.312299" calcext:value-type="float">
            <text:p>0.312299</text:p>
          </table:table-cell>
          <table:table-cell office:value-type="float" office:value="0.309077" calcext:value-type="float">
            <text:p>0.309077</text:p>
          </table:table-cell>
          <table:table-cell office:value-type="float" office:value="0.3159" calcext:value-type="float">
            <text:p>0.3159</text:p>
          </table:table-cell>
          <table:table-cell office:value-type="float" office:value="0.312296" calcext:value-type="float">
            <text:p>0.312296</text:p>
          </table:table-cell>
          <table:table-cell office:value-type="float" office:value="0.308923" calcext:value-type="float">
            <text:p>0.308923</text:p>
          </table:table-cell>
          <table:table-cell office:value-type="float" office:value="0.317147" calcext:value-type="float">
            <text:p>0.317147</text:p>
          </table:table-cell>
          <table:table-cell table:number-columns-repeated="2" office:value-type="float" office:value="1.6009" calcext:value-type="float">
            <text:p>1.6009</text:p>
          </table:table-cell>
          <table:table-cell office:value-type="float" office:value="9.45738" calcext:value-type="float">
            <text:p>9.457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1.4881" calcext:value-type="float">
            <text:p>11.488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.48135" calcext:value-type="float">
            <text:p>9.4813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.88236" calcext:value-type="float">
            <text:p>8.8823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23" calcext:value-type="float">
            <text:p>0.19823</text:p>
          </table:table-cell>
          <table:table-cell office:value-type="float" office:value="0.201463" calcext:value-type="float">
            <text:p>0.201463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143" calcext:value-type="float">
            <text:p>0.198143</text:p>
          </table:table-cell>
          <table:table-cell office:value-type="float" office:value="0.202037" calcext:value-type="float">
            <text:p>0.202037</text:p>
          </table:table-cell>
          <table:table-cell office:value-type="float" office:value="0.320205" calcext:value-type="float">
            <text:p>0.320205</text:p>
          </table:table-cell>
          <table:table-cell office:value-type="float" office:value="0.31772" calcext:value-type="float">
            <text:p>0.31772</text:p>
          </table:table-cell>
          <table:table-cell office:value-type="float" office:value="0.323403" calcext:value-type="float">
            <text:p>0.323403</text:p>
          </table:table-cell>
          <table:table-cell office:value-type="float" office:value="0.320207" calcext:value-type="float">
            <text:p>0.320207</text:p>
          </table:table-cell>
          <table:table-cell office:value-type="float" office:value="0.316283" calcext:value-type="float">
            <text:p>0.316283</text:p>
          </table:table-cell>
          <table:table-cell office:value-type="float" office:value="0.325397" calcext:value-type="float">
            <text:p>0.325397</text:p>
          </table:table-cell>
          <table:table-cell office:value-type="float" office:value="1.60041" calcext:value-type="float">
            <text:p>1.60041</text:p>
          </table:table-cell>
          <table:table-cell office:value-type="float" office:value="1.60042" calcext:value-type="float">
            <text:p>1.60042</text:p>
          </table:table-cell>
          <table:table-cell office:value-type="float" office:value="9.48541" calcext:value-type="float">
            <text:p>9.48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1.8022" calcext:value-type="float">
            <text:p>11.8022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9.54345" calcext:value-type="float">
            <text:p>9.5434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.94226" calcext:value-type="float">
            <text:p>8.94226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803" calcext:value-type="float">
            <text:p>0.203803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205079" calcext:value-type="float">
            <text:p>0.205079</text:p>
          </table:table-cell>
          <table:table-cell office:value-type="float" office:value="0.203073" calcext:value-type="float">
            <text:p>0.203073</text:p>
          </table:table-cell>
          <table:table-cell office:value-type="float" office:value="0.20713" calcext:value-type="float">
            <text:p>0.20713</text:p>
          </table:table-cell>
          <table:table-cell office:value-type="float" office:value="0.328187" calcext:value-type="float">
            <text:p>0.328187</text:p>
          </table:table-cell>
          <table:table-cell office:value-type="float" office:value="0.323543" calcext:value-type="float">
            <text:p>0.323543</text:p>
          </table:table-cell>
          <table:table-cell office:value-type="float" office:value="0.332007" calcext:value-type="float">
            <text:p>0.332007</text:p>
          </table:table-cell>
          <table:table-cell office:value-type="float" office:value="0.328186" calcext:value-type="float">
            <text:p>0.328186</text:p>
          </table:table-cell>
          <table:table-cell office:value-type="float" office:value="0.324233" calcext:value-type="float">
            <text:p>0.324233</text:p>
          </table:table-cell>
          <table:table-cell office:value-type="float" office:value="0.33379" calcext:value-type="float">
            <text:p>0.33379</text:p>
          </table:table-cell>
          <table:table-cell table:number-columns-repeated="2" office:value-type="float" office:value="1.60029" calcext:value-type="float">
            <text:p>1.60029</text:p>
          </table:table-cell>
          <table:table-cell office:value-type="float" office:value="9.52838" calcext:value-type="float">
            <text:p>9.528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2.1367" calcext:value-type="float">
            <text:p>12.136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9.60155" calcext:value-type="float">
            <text:p>9.6015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.99873" calcext:value-type="float">
            <text:p>8.998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63" calcext:value-type="float">
            <text:p>0.20863</text:p>
          </table:table-cell>
          <table:table-cell office:value-type="float" office:value="0.211353" calcext:value-type="float">
            <text:p>0.211353</text:p>
          </table:table-cell>
          <table:table-cell office:value-type="float" office:value="0.210068" calcext:value-type="float">
            <text:p>0.210068</text:p>
          </table:table-cell>
          <table:table-cell office:value-type="float" office:value="0.208123" calcext:value-type="float">
            <text:p>0.208123</text:p>
          </table:table-cell>
          <table:table-cell office:value-type="float" office:value="0.21234" calcext:value-type="float">
            <text:p>0.21234</text:p>
          </table:table-cell>
          <table:table-cell office:value-type="float" office:value="0.336209" calcext:value-type="float">
            <text:p>0.336209</text:p>
          </table:table-cell>
          <table:table-cell office:value-type="float" office:value="0.333237" calcext:value-type="float">
            <text:p>0.333237</text:p>
          </table:table-cell>
          <table:table-cell office:value-type="float" office:value="0.338897" calcext:value-type="float">
            <text:p>0.338897</text:p>
          </table:table-cell>
          <table:table-cell office:value-type="float" office:value="0.336207" calcext:value-type="float">
            <text:p>0.336207</text:p>
          </table:table-cell>
          <table:table-cell office:value-type="float" office:value="0.332513" calcext:value-type="float">
            <text:p>0.332513</text:p>
          </table:table-cell>
          <table:table-cell office:value-type="float" office:value="0.34254" calcext:value-type="float">
            <text:p>0.34254</text:p>
          </table:table-cell>
          <table:table-cell table:number-columns-repeated="2" office:value-type="float" office:value="1.60047" calcext:value-type="float">
            <text:p>1.60047</text:p>
          </table:table-cell>
          <table:table-cell office:value-type="float" office:value="9.56285" calcext:value-type="float">
            <text:p>9.562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12.5534" calcext:value-type="float">
            <text:p>12.5534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9.65845" calcext:value-type="float">
            <text:p>9.6584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.0562" calcext:value-type="float">
            <text:p>9.056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2847" calcext:value-type="float">
            <text:p>0.212847</text:p>
          </table:table-cell>
          <table:table-cell office:value-type="float" office:value="0.216797" calcext:value-type="float">
            <text:p>0.216797</text:p>
          </table:table-cell>
          <table:table-cell office:value-type="float" office:value="0.215033" calcext:value-type="float">
            <text:p>0.215033</text:p>
          </table:table-cell>
          <table:table-cell office:value-type="float" office:value="0.213497" calcext:value-type="float">
            <text:p>0.213497</text:p>
          </table:table-cell>
          <table:table-cell office:value-type="float" office:value="0.217173" calcext:value-type="float">
            <text:p>0.217173</text:p>
          </table:table-cell>
          <table:table-cell office:value-type="float" office:value="0.344084" calcext:value-type="float">
            <text:p>0.344084</text:p>
          </table:table-cell>
          <table:table-cell office:value-type="float" office:value="0.340447" calcext:value-type="float">
            <text:p>0.340447</text:p>
          </table:table-cell>
          <table:table-cell office:value-type="float" office:value="0.349107" calcext:value-type="float">
            <text:p>0.349107</text:p>
          </table:table-cell>
          <table:table-cell office:value-type="float" office:value="0.344084" calcext:value-type="float">
            <text:p>0.344084</text:p>
          </table:table-cell>
          <table:table-cell office:value-type="float" office:value="0.341097" calcext:value-type="float">
            <text:p>0.341097</text:p>
          </table:table-cell>
          <table:table-cell office:value-type="float" office:value="0.34998" calcext:value-type="float">
            <text:p>0.34998</text:p>
          </table:table-cell>
          <table:table-cell office:value-type="float" office:value="1.60014" calcext:value-type="float">
            <text:p>1.60014</text:p>
          </table:table-cell>
          <table:table-cell office:value-type="float" office:value="1.60015" calcext:value-type="float">
            <text:p>1.60015</text:p>
          </table:table-cell>
          <table:table-cell office:value-type="float" office:value="9.59589" calcext:value-type="float">
            <text:p>9.59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13.0328" calcext:value-type="float">
            <text:p>13.0328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9.71981" calcext:value-type="float">
            <text:p>9.71981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.11873" calcext:value-type="float">
            <text:p>9.1187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27" calcext:value-type="float">
            <text:p>0.220027</text:p>
          </table:table-cell>
          <table:table-cell office:value-type="float" office:value="0.218377" calcext:value-type="float">
            <text:p>0.218377</text:p>
          </table:table-cell>
          <table:table-cell office:value-type="float" office:value="0.22216" calcext:value-type="float">
            <text:p>0.22216</text:p>
          </table:table-cell>
          <table:table-cell office:value-type="float" office:value="0.220026" calcext:value-type="float">
            <text:p>0.220026</text:p>
          </table:table-cell>
          <table:table-cell office:value-type="float" office:value="0.218267" calcext:value-type="float">
            <text:p>0.218267</text:p>
          </table:table-cell>
          <table:table-cell office:value-type="float" office:value="0.222353" calcext:value-type="float">
            <text:p>0.222353</text:p>
          </table:table-cell>
          <table:table-cell office:value-type="float" office:value="0.352073" calcext:value-type="float">
            <text:p>0.352073</text:p>
          </table:table-cell>
          <table:table-cell office:value-type="float" office:value="0.349213" calcext:value-type="float">
            <text:p>0.349213</text:p>
          </table:table-cell>
          <table:table-cell office:value-type="float" office:value="0.355963" calcext:value-type="float">
            <text:p>0.355963</text:p>
          </table:table-cell>
          <table:table-cell office:value-type="float" office:value="0.352073" calcext:value-type="float">
            <text:p>0.352073</text:p>
          </table:table-cell>
          <table:table-cell office:value-type="float" office:value="0.348953" calcext:value-type="float">
            <text:p>0.348953</text:p>
          </table:table-cell>
          <table:table-cell office:value-type="float" office:value="0.358687" calcext:value-type="float">
            <text:p>0.358687</text:p>
          </table:table-cell>
          <table:table-cell office:value-type="float" office:value="1.60013" calcext:value-type="float">
            <text:p>1.60013</text:p>
          </table:table-cell>
          <table:table-cell office:value-type="float" office:value="1.60014" calcext:value-type="float">
            <text:p>1.60014</text:p>
          </table:table-cell>
          <table:table-cell office:value-type="float" office:value="9.63216" calcext:value-type="float">
            <text:p>9.632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13.5765" calcext:value-type="float">
            <text:p>13.5765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9.77944" calcext:value-type="float">
            <text:p>9.7794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.17891" calcext:value-type="float">
            <text:p>9.1789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3193" calcext:value-type="float">
            <text:p>0.223193</text:p>
          </table:table-cell>
          <table:table-cell office:value-type="float" office:value="0.226993" calcext:value-type="float">
            <text:p>0.226993</text:p>
          </table:table-cell>
          <table:table-cell office:value-type="float" office:value="0.225019" calcext:value-type="float">
            <text:p>0.225019</text:p>
          </table:table-cell>
          <table:table-cell office:value-type="float" office:value="0.22322" calcext:value-type="float">
            <text:p>0.22322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360047" calcext:value-type="float">
            <text:p>0.360047</text:p>
          </table:table-cell>
          <table:table-cell office:value-type="float" office:value="0.356577" calcext:value-type="float">
            <text:p>0.356577</text:p>
          </table:table-cell>
          <table:table-cell office:value-type="float" office:value="0.363923" calcext:value-type="float">
            <text:p>0.363923</text:p>
          </table:table-cell>
          <table:table-cell office:value-type="float" office:value="0.360043" calcext:value-type="float">
            <text:p>0.360043</text:p>
          </table:table-cell>
          <table:table-cell office:value-type="float" office:value="0.356783" calcext:value-type="float">
            <text:p>0.356783</text:p>
          </table:table-cell>
          <table:table-cell office:value-type="float" office:value="0.3667" calcext:value-type="float">
            <text:p>0.3667</text:p>
          </table:table-cell>
          <table:table-cell table:number-columns-repeated="2" office:value-type="float" office:value="1.60006" calcext:value-type="float">
            <text:p>1.60006</text:p>
          </table:table-cell>
          <table:table-cell office:value-type="float" office:value="9.66839" calcext:value-type="float">
            <text:p>9.66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14.2288" calcext:value-type="float">
            <text:p>14.2288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9.83935" calcext:value-type="float">
            <text:p>9.8393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24169" calcext:value-type="float">
            <text:p>9.24169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0021" calcext:value-type="float">
            <text:p>0.230021</text:p>
          </table:table-cell>
          <table:table-cell office:value-type="float" office:value="0.228857" calcext:value-type="float">
            <text:p>0.228857</text:p>
          </table:table-cell>
          <table:table-cell office:value-type="float" office:value="0.231653" calcext:value-type="float">
            <text:p>0.231653</text:p>
          </table:table-cell>
          <table:table-cell office:value-type="float" office:value="0.23002" calcext:value-type="float">
            <text:p>0.23002</text:p>
          </table:table-cell>
          <table:table-cell office:value-type="float" office:value="0.228137" calcext:value-type="float">
            <text:p>0.228137</text:p>
          </table:table-cell>
          <table:table-cell office:value-type="float" office:value="0.232227" calcext:value-type="float">
            <text:p>0.232227</text:p>
          </table:table-cell>
          <table:table-cell office:value-type="float" office:value="0.367987" calcext:value-type="float">
            <text:p>0.367987</text:p>
          </table:table-cell>
          <table:table-cell office:value-type="float" office:value="0.363557" calcext:value-type="float">
            <text:p>0.363557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67985" calcext:value-type="float">
            <text:p>0.367985</text:p>
          </table:table-cell>
          <table:table-cell office:value-type="float" office:value="0.364273" calcext:value-type="float">
            <text:p>0.364273</text:p>
          </table:table-cell>
          <table:table-cell office:value-type="float" office:value="0.374593" calcext:value-type="float">
            <text:p>0.374593</text:p>
          </table:table-cell>
          <table:table-cell table:number-columns-repeated="2" office:value-type="float" office:value="1.5998" calcext:value-type="float">
            <text:p>1.5998</text:p>
          </table:table-cell>
          <table:table-cell office:value-type="float" office:value="9.6981" calcext:value-type="float">
            <text:p>9.6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15.0933" calcext:value-type="float">
            <text:p>15.0933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9.90892" calcext:value-type="float">
            <text:p>9.9089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.30886" calcext:value-type="float">
            <text:p>9.3088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5028" calcext:value-type="float">
            <text:p>0.235028</text:p>
          </table:table-cell>
          <table:table-cell office:value-type="float" office:value="0.232743" calcext:value-type="float">
            <text:p>0.232743</text:p>
          </table:table-cell>
          <table:table-cell office:value-type="float" office:value="0.236777" calcext:value-type="float">
            <text:p>0.236777</text:p>
          </table:table-cell>
          <table:table-cell office:value-type="float" office:value="0.235028" calcext:value-type="float">
            <text:p>0.235028</text:p>
          </table:table-cell>
          <table:table-cell office:value-type="float" office:value="0.23331" calcext:value-type="float">
            <text:p>0.23331</text:p>
          </table:table-cell>
          <table:table-cell office:value-type="float" office:value="0.237073" calcext:value-type="float">
            <text:p>0.237073</text:p>
          </table:table-cell>
          <table:table-cell office:value-type="float" office:value="0.376039" calcext:value-type="float">
            <text:p>0.376039</text:p>
          </table:table-cell>
          <table:table-cell office:value-type="float" office:value="0.372023" calcext:value-type="float">
            <text:p>0.372023</text:p>
          </table:table-cell>
          <table:table-cell office:value-type="float" office:value="0.379477" calcext:value-type="float">
            <text:p>0.379477</text:p>
          </table:table-cell>
          <table:table-cell office:value-type="float" office:value="0.376042" calcext:value-type="float">
            <text:p>0.376042</text:p>
          </table:table-cell>
          <table:table-cell office:value-type="float" office:value="0.371727" calcext:value-type="float">
            <text:p>0.371727</text:p>
          </table:table-cell>
          <table:table-cell office:value-type="float" office:value="0.382493" calcext:value-type="float">
            <text:p>0.382493</text:p>
          </table:table-cell>
          <table:table-cell table:number-columns-repeated="2" office:value-type="float" office:value="1.59998" calcext:value-type="float">
            <text:p>1.59998</text:p>
          </table:table-cell>
          <table:table-cell office:value-type="float" office:value="9.7389" calcext:value-type="float">
            <text:p>9.7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16.095" calcext:value-type="float">
            <text:p>16.09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9.97919" calcext:value-type="float">
            <text:p>9.97919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37674" calcext:value-type="float">
            <text:p>9.3767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0.238147" calcext:value-type="float">
            <text:p>0.238147</text:p>
          </table:table-cell>
          <table:table-cell office:value-type="float" office:value="0.242213" calcext:value-type="float">
            <text:p>0.242213</text:p>
          </table:table-cell>
          <table:table-cell office:value-type="float" office:value="0.240017" calcext:value-type="float">
            <text:p>0.240017</text:p>
          </table:table-cell>
          <table:table-cell office:value-type="float" office:value="0.238423" calcext:value-type="float">
            <text:p>0.238423</text:p>
          </table:table-cell>
          <table:table-cell office:value-type="float" office:value="0.242143" calcext:value-type="float">
            <text:p>0.242143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80127" calcext:value-type="float">
            <text:p>0.380127</text:p>
          </table:table-cell>
          <table:table-cell office:value-type="float" office:value="0.388823" calcext:value-type="float">
            <text:p>0.388823</text:p>
          </table:table-cell>
          <table:table-cell office:value-type="float" office:value="0.384013" calcext:value-type="float">
            <text:p>0.384013</text:p>
          </table:table-cell>
          <table:table-cell office:value-type="float" office:value="0.379737" calcext:value-type="float">
            <text:p>0.379737</text:p>
          </table:table-cell>
          <table:table-cell office:value-type="float" office:value="0.390577" calcext:value-type="float">
            <text:p>0.390577</text:p>
          </table:table-cell>
          <table:table-cell office:value-type="float" office:value="1.59993" calcext:value-type="float">
            <text:p>1.59993</text:p>
          </table:table-cell>
          <table:table-cell office:value-type="float" office:value="1.59994" calcext:value-type="float">
            <text:p>1.59994</text:p>
          </table:table-cell>
          <table:table-cell office:value-type="float" office:value="9.77779" calcext:value-type="float">
            <text:p>9.777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17.5032" calcext:value-type="float">
            <text:p>17.5032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0.0497" calcext:value-type="float">
            <text:p>10.049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9.45192" calcext:value-type="float">
            <text:p>9.4519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5024" calcext:value-type="float">
            <text:p>0.245024</text:p>
          </table:table-cell>
          <table:table-cell office:value-type="float" office:value="0.243283" calcext:value-type="float">
            <text:p>0.243283</text:p>
          </table:table-cell>
          <table:table-cell office:value-type="float" office:value="0.246407" calcext:value-type="float">
            <text:p>0.246407</text:p>
          </table:table-cell>
          <table:table-cell office:value-type="float" office:value="0.245023" calcext:value-type="float">
            <text:p>0.245023</text:p>
          </table:table-cell>
          <table:table-cell office:value-type="float" office:value="0.243017" calcext:value-type="float">
            <text:p>0.243017</text:p>
          </table:table-cell>
          <table:table-cell office:value-type="float" office:value="0.247557" calcext:value-type="float">
            <text:p>0.247557</text:p>
          </table:table-cell>
          <table:table-cell office:value-type="float" office:value="0.392078" calcext:value-type="float">
            <text:p>0.392078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95337" calcext:value-type="float">
            <text:p>0.395337</text:p>
          </table:table-cell>
          <table:table-cell office:value-type="float" office:value="0.392076" calcext:value-type="float">
            <text:p>0.392076</text:p>
          </table:table-cell>
          <table:table-cell office:value-type="float" office:value="0.387837" calcext:value-type="float">
            <text:p>0.387837</text:p>
          </table:table-cell>
          <table:table-cell office:value-type="float" office:value="0.399757" calcext:value-type="float">
            <text:p>0.399757</text:p>
          </table:table-cell>
          <table:table-cell table:number-columns-repeated="2" office:value-type="float" office:value="1.60016" calcext:value-type="float">
            <text:p>1.60016</text:p>
          </table:table-cell>
          <table:table-cell office:value-type="float" office:value="9.81155" calcext:value-type="float">
            <text:p>9.81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19.4537" calcext:value-type="float">
            <text:p>19.4537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10.13" calcext:value-type="float">
            <text:p>10.1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.52973" calcext:value-type="float">
            <text:p>9.5297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0033" calcext:value-type="float">
            <text:p>0.250033</text:p>
          </table:table-cell>
          <table:table-cell office:value-type="float" office:value="0.24838" calcext:value-type="float">
            <text:p>0.24838</text:p>
          </table:table-cell>
          <table:table-cell office:value-type="float" office:value="0.251837" calcext:value-type="float">
            <text:p>0.251837</text:p>
          </table:table-cell>
          <table:table-cell office:value-type="float" office:value="0.250037" calcext:value-type="float">
            <text:p>0.250037</text:p>
          </table:table-cell>
          <table:table-cell office:value-type="float" office:value="0.24771" calcext:value-type="float">
            <text:p>0.24771</text:p>
          </table:table-cell>
          <table:table-cell office:value-type="float" office:value="0.25255" calcext:value-type="float">
            <text:p>0.25255</text:p>
          </table:table-cell>
          <table:table-cell office:value-type="float" office:value="0.400057" calcext:value-type="float">
            <text:p>0.400057</text:p>
          </table:table-cell>
          <table:table-cell office:value-type="float" office:value="0.39641" calcext:value-type="float">
            <text:p>0.39641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006" calcext:value-type="float">
            <text:p>0.40006</text:p>
          </table:table-cell>
          <table:table-cell office:value-type="float" office:value="0.39605" calcext:value-type="float">
            <text:p>0.39605</text:p>
          </table:table-cell>
          <table:table-cell office:value-type="float" office:value="0.407433" calcext:value-type="float">
            <text:p>0.407433</text:p>
          </table:table-cell>
          <table:table-cell office:value-type="float" office:value="1.60002" calcext:value-type="float">
            <text:p>1.60002</text:p>
          </table:table-cell>
          <table:table-cell office:value-type="float" office:value="1.60001" calcext:value-type="float">
            <text:p>1.60001</text:p>
          </table:table-cell>
          <table:table-cell office:value-type="float" office:value="9.85421" calcext:value-type="float">
            <text:p>9.85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22.6289" calcext:value-type="float">
            <text:p>22.6289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10.2095" calcext:value-type="float">
            <text:p>10.209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.60961" calcext:value-type="float">
            <text:p>9.60961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5015" calcext:value-type="float">
            <text:p>0.255015</text:p>
          </table:table-cell>
          <table:table-cell office:value-type="float" office:value="0.252877" calcext:value-type="float">
            <text:p>0.252877</text:p>
          </table:table-cell>
          <table:table-cell office:value-type="float" office:value="0.25668" calcext:value-type="float">
            <text:p>0.25668</text:p>
          </table:table-cell>
          <table:table-cell office:value-type="float" office:value="0.255018" calcext:value-type="float">
            <text:p>0.255018</text:p>
          </table:table-cell>
          <table:table-cell office:value-type="float" office:value="0.252837" calcext:value-type="float">
            <text:p>0.252837</text:p>
          </table:table-cell>
          <table:table-cell office:value-type="float" office:value="0.257763" calcext:value-type="float">
            <text:p>0.257763</text:p>
          </table:table-cell>
          <table:table-cell office:value-type="float" office:value="0.408091" calcext:value-type="float">
            <text:p>0.408091</text:p>
          </table:table-cell>
          <table:table-cell office:value-type="float" office:value="0.404307" calcext:value-type="float">
            <text:p>0.404307</text:p>
          </table:table-cell>
          <table:table-cell office:value-type="float" office:value="0.412173" calcext:value-type="float">
            <text:p>0.412173</text:p>
          </table:table-cell>
          <table:table-cell office:value-type="float" office:value="0.408096" calcext:value-type="float">
            <text:p>0.408096</text:p>
          </table:table-cell>
          <table:table-cell office:value-type="float" office:value="0.40373" calcext:value-type="float">
            <text:p>0.40373</text:p>
          </table:table-cell>
          <table:table-cell office:value-type="float" office:value="0.415143" calcext:value-type="float">
            <text:p>0.415143</text:p>
          </table:table-cell>
          <table:table-cell table:number-columns-repeated="2" office:value-type="float" office:value="1.60026" calcext:value-type="float">
            <text:p>1.60026</text:p>
          </table:table-cell>
          <table:table-cell office:value-type="float" office:value="9.89102" calcext:value-type="float">
            <text:p>9.89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27.4012" calcext:value-type="float">
            <text:p>27.4012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10.2859" calcext:value-type="float">
            <text:p>10.285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9.68315" calcext:value-type="float">
            <text:p>9.68315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0024" calcext:value-type="float">
            <text:p>0.260024</text:p>
          </table:table-cell>
          <table:table-cell office:value-type="float" office:value="0.258153" calcext:value-type="float">
            <text:p>0.258153</text:p>
          </table:table-cell>
          <table:table-cell office:value-type="float" office:value="0.26162" calcext:value-type="float">
            <text:p>0.26162</text:p>
          </table:table-cell>
          <table:table-cell office:value-type="float" office:value="0.260025" calcext:value-type="float">
            <text:p>0.260025</text:p>
          </table:table-cell>
          <table:table-cell office:value-type="float" office:value="0.258003" calcext:value-type="float">
            <text:p>0.258003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416113" calcext:value-type="float">
            <text:p>0.416113</text:p>
          </table:table-cell>
          <table:table-cell office:value-type="float" office:value="0.412983" calcext:value-type="float">
            <text:p>0.412983</text:p>
          </table:table-cell>
          <table:table-cell office:value-type="float" office:value="0.419877" calcext:value-type="float">
            <text:p>0.419877</text:p>
          </table:table-cell>
          <table:table-cell office:value-type="float" office:value="0.416112" calcext:value-type="float">
            <text:p>0.416112</text:p>
          </table:table-cell>
          <table:table-cell office:value-type="float" office:value="0.41212" calcext:value-type="float">
            <text:p>0.41212</text:p>
          </table:table-cell>
          <table:table-cell office:value-type="float" office:value="0.423533" calcext:value-type="float">
            <text:p>0.423533</text:p>
          </table:table-cell>
          <table:table-cell office:value-type="float" office:value="1.60029" calcext:value-type="float">
            <text:p>1.60029</text:p>
          </table:table-cell>
          <table:table-cell office:value-type="float" office:value="1.60028" calcext:value-type="float">
            <text:p>1.60028</text:p>
          </table:table-cell>
          <table:table-cell office:value-type="float" office:value="9.9277" calcext:value-type="float">
            <text:p>9.9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65" calcext:value-type="float">
            <text:p>0.265</text:p>
          </table:table-cell>
          <table:table-cell office:value-type="float" office:value="41.3357" calcext:value-type="float">
            <text:p>41.3357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float" office:value="10.3766" calcext:value-type="float">
            <text:p>10.3766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9.77646" calcext:value-type="float">
            <text:p>9.77646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5018" calcext:value-type="float">
            <text:p>0.265018</text:p>
          </table:table-cell>
          <table:table-cell office:value-type="float" office:value="0.263483" calcext:value-type="float">
            <text:p>0.263483</text:p>
          </table:table-cell>
          <table:table-cell office:value-type="float" office:value="0.266833" calcext:value-type="float">
            <text:p>0.266833</text:p>
          </table:table-cell>
          <table:table-cell office:value-type="float" office:value="0.265015" calcext:value-type="float">
            <text:p>0.265015</text:p>
          </table:table-cell>
          <table:table-cell office:value-type="float" office:value="0.26283" calcext:value-type="float">
            <text:p>0.26283</text:p>
          </table:table-cell>
          <table:table-cell office:value-type="float" office:value="0.267747" calcext:value-type="float">
            <text:p>0.267747</text:p>
          </table:table-cell>
          <table:table-cell office:value-type="float" office:value="0.424152" calcext:value-type="float">
            <text:p>0.424152</text:p>
          </table:table-cell>
          <table:table-cell office:value-type="float" office:value="0.420183" calcext:value-type="float">
            <text:p>0.420183</text:p>
          </table:table-cell>
          <table:table-cell office:value-type="float" office:value="0.427793" calcext:value-type="float">
            <text:p>0.427793</text:p>
          </table:table-cell>
          <table:table-cell office:value-type="float" office:value="0.424146" calcext:value-type="float">
            <text:p>0.424146</text:p>
          </table:table-cell>
          <table:table-cell office:value-type="float" office:value="0.42081" calcext:value-type="float">
            <text:p>0.42081</text:p>
          </table:table-cell>
          <table:table-cell office:value-type="float" office:value="0.43139" calcext:value-type="float">
            <text:p>0.43139</text:p>
          </table:table-cell>
          <table:table-cell office:value-type="float" office:value="1.60047" calcext:value-type="float">
            <text:p>1.60047</text:p>
          </table:table-cell>
          <table:table-cell office:value-type="float" office:value="1.60046" calcext:value-type="float">
            <text:p>1.60046</text:p>
          </table:table-cell>
          <table:table-cell office:value-type="float" office:value="9.97066" calcext:value-type="float">
            <text:p>9.97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756.004" calcext:value-type="float">
            <text:p>756.004</text:p>
          </table:table-cell>
          <table:table-cell office:value-type="float" office:value="1" calcext:value-type="float">
            <text:p>1</text:p>
          </table:table-cell>
          <table:table-cell office:value-type="float" office:value="21994" calcext:value-type="float">
            <text:p>21994</text:p>
          </table:table-cell>
          <table:table-cell office:value-type="float" office:value="10.4384" calcext:value-type="float">
            <text:p>10.438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9.83484" calcext:value-type="float">
            <text:p>9.8348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0014" calcext:value-type="float">
            <text:p>0.270014</text:p>
          </table:table-cell>
          <table:table-cell office:value-type="float" office:value="0.268854" calcext:value-type="float">
            <text:p>0.268854</text:p>
          </table:table-cell>
          <table:table-cell office:value-type="float" office:value="0.271196" calcext:value-type="float">
            <text:p>0.271196</text:p>
          </table:table-cell>
          <table:table-cell office:value-type="float" office:value="0.269765" calcext:value-type="float">
            <text:p>0.269765</text:p>
          </table:table-cell>
          <table:table-cell office:value-type="float" office:value="0.268537" calcext:value-type="float">
            <text:p>0.268537</text:p>
          </table:table-cell>
          <table:table-cell office:value-type="float" office:value="0.271594" calcext:value-type="float">
            <text:p>0.271594</text:p>
          </table:table-cell>
          <table:table-cell office:value-type="float" office:value="0.432023" calcext:value-type="float">
            <text:p>0.432023</text:p>
          </table:table-cell>
          <table:table-cell office:value-type="float" office:value="0.428894" calcext:value-type="float">
            <text:p>0.428894</text:p>
          </table:table-cell>
          <table:table-cell office:value-type="float" office:value="0.434031" calcext:value-type="float">
            <text:p>0.434031</text:p>
          </table:table-cell>
          <table:table-cell office:value-type="float" office:value="0.431631" calcext:value-type="float">
            <text:p>0.431631</text:p>
          </table:table-cell>
          <table:table-cell office:value-type="float" office:value="0.428771" calcext:value-type="float">
            <text:p>0.428771</text:p>
          </table:table-cell>
          <table:table-cell office:value-type="float" office:value="0.435029" calcext:value-type="float">
            <text:p>0.435029</text:p>
          </table:table-cell>
          <table:table-cell office:value-type="float" office:value="1.6" calcext:value-type="float">
            <text:p>1.6</text:p>
          </table:table-cell>
          <table:table-cell office:value-type="float" office:value="1.60002" calcext:value-type="float">
            <text:p>1.60002</text:p>
          </table:table-cell>
          <table:table-cell office:value-type="float" office:value="9.99238" calcext:value-type="float">
            <text:p>9.99238</text:p>
          </table:table-cell>
          <table:table-cell table:number-columns-repeated="4"/>
        </table:table-row>
        <table:table-row table:style-name="ro1">
          <table:table-cell table:style-name="ce2" table:number-columns-repeated="29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.005</text:p>
          </table:table-cell>
          <table:table-cell office:value-type="float" office:value="8.32206" calcext:value-type="float">
            <text:p>8.322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.31249" calcext:value-type="float">
            <text:p>8.312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569" calcext:value-type="float">
            <text:p>7.52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499396" calcext:value-type="float">
            <text:p>0.00499396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895208" calcext:value-type="float">
            <text:p>0.00895208</text:p>
          </table:table-cell>
          <table:table-cell office:value-type="float" office:value="0.00824333" calcext:value-type="float">
            <text:p>0.00824333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0895245" calcext:value-type="float">
            <text:p>0.0089524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1.7926" calcext:value-type="float">
            <text:p>1.7926</text:p>
          </table:table-cell>
          <table:table-cell office:value-type="float" office:value="1.79266" calcext:value-type="float">
            <text:p>1.79266</text:p>
          </table:table-cell>
          <table:table-cell office:value-type="float" office:value="8.51087" calcext:value-type="float">
            <text:p>8.51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34754" calcext:value-type="float">
            <text:p>8.3475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.32721" calcext:value-type="float">
            <text:p>8.3272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.52711" calcext:value-type="float">
            <text:p>7.527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62333" calcext:value-type="float">
            <text:p>0.00962333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00061" calcext:value-type="float">
            <text:p>0.0100061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80378" calcext:value-type="float">
            <text:p>0.0180378</text:p>
          </table:table-cell>
          <table:table-cell office:value-type="float" office:value="0.0172933" calcext:value-type="float">
            <text:p>0.0172933</text:p>
          </table:table-cell>
          <table:table-cell office:value-type="float" office:value="0.0192367" calcext:value-type="float">
            <text:p>0.0192367</text:p>
          </table:table-cell>
          <table:table-cell office:value-type="float" office:value="0.0180377" calcext:value-type="float">
            <text:p>0.018037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90833" calcext:value-type="float">
            <text:p>0.0190833</text:p>
          </table:table-cell>
          <table:table-cell office:value-type="float" office:value="1.80265" calcext:value-type="float">
            <text:p>1.80265</text:p>
          </table:table-cell>
          <table:table-cell office:value-type="float" office:value="1.80267" calcext:value-type="float">
            <text:p>1.80267</text:p>
          </table:table-cell>
          <table:table-cell office:value-type="float" office:value="8.50652" calcext:value-type="float">
            <text:p>8.50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8.40567" calcext:value-type="float">
            <text:p>8.4056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37609" calcext:value-type="float">
            <text:p>8.3760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57572" calcext:value-type="float">
            <text:p>7.5757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5233" calcext:value-type="float">
            <text:p>0.0145233</text:p>
          </table:table-cell>
          <table:table-cell office:value-type="float" office:value="0.0156967" calcext:value-type="float">
            <text:p>0.0156967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33" calcext:value-type="float">
            <text:p>0.0156933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59333" calcext:value-type="float">
            <text:p>0.0259333</text:p>
          </table:table-cell>
          <table:table-cell office:value-type="float" office:value="0.0284833" calcext:value-type="float">
            <text:p>0.0284833</text:p>
          </table:table-cell>
          <table:table-cell office:value-type="float" office:value="0.0270399" calcext:value-type="float">
            <text:p>0.0270399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285367" calcext:value-type="float">
            <text:p>0.0285367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1.79895" calcext:value-type="float">
            <text:p>1.79895</text:p>
          </table:table-cell>
          <table:table-cell office:value-type="float" office:value="8.55083" calcext:value-type="float">
            <text:p>8.55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.43343" calcext:value-type="float">
            <text:p>8.433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39118" calcext:value-type="float">
            <text:p>8.3911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59912" calcext:value-type="float">
            <text:p>7.5991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867" calcext:value-type="float">
            <text:p>0.0194867</text:p>
          </table:table-cell>
          <table:table-cell office:value-type="float" office:value="0.0205667" calcext:value-type="float">
            <text:p>0.0205667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360579" calcext:value-type="float">
            <text:p>0.0360579</text:p>
          </table:table-cell>
          <table:table-cell office:value-type="float" office:value="0.0347767" calcext:value-type="float">
            <text:p>0.0347767</text:p>
          </table:table-cell>
          <table:table-cell office:value-type="float" office:value="0.0372567" calcext:value-type="float">
            <text:p>0.0372567</text:p>
          </table:table-cell>
          <table:table-cell office:value-type="float" office:value="0.0360582" calcext:value-type="float">
            <text:p>0.0360582</text:p>
          </table:table-cell>
          <table:table-cell office:value-type="float" office:value="0.0339367" calcext:value-type="float">
            <text:p>0.0339367</text:p>
          </table:table-cell>
          <table:table-cell office:value-type="float" office:value="0.0374867" calcext:value-type="float">
            <text:p>0.0374867</text:p>
          </table:table-cell>
          <table:table-cell office:value-type="float" office:value="1.79723" calcext:value-type="float">
            <text:p>1.79723</text:p>
          </table:table-cell>
          <table:table-cell office:value-type="float" office:value="1.79725" calcext:value-type="float">
            <text:p>1.79725</text:p>
          </table:table-cell>
          <table:table-cell office:value-type="float" office:value="8.55928" calcext:value-type="float">
            <text:p>8.55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8.48734" calcext:value-type="float">
            <text:p>8.4873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43089" calcext:value-type="float">
            <text:p>8.4308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.63006" calcext:value-type="float">
            <text:p>7.6300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57333" calcext:value-type="float">
            <text:p>0.0257333</text:p>
          </table:table-cell>
          <table:table-cell office:value-type="float" office:value="0.0250667" calcext:value-type="float">
            <text:p>0.0250667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451318" calcext:value-type="float">
            <text:p>0.0451318</text:p>
          </table:table-cell>
          <table:table-cell office:value-type="float" office:value="0.0439833" calcext:value-type="float">
            <text:p>0.0439833</text:p>
          </table:table-cell>
          <table:table-cell office:value-type="float" office:value="0.0464533" calcext:value-type="float">
            <text:p>0.0464533</text:p>
          </table:table-cell>
          <table:table-cell office:value-type="float" office:value="0.0451312" calcext:value-type="float">
            <text:p>0.0451312</text:p>
          </table:table-cell>
          <table:table-cell office:value-type="float" office:value="0.0435967" calcext:value-type="float">
            <text:p>0.0435967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1.80044" calcext:value-type="float">
            <text:p>1.80044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8.58606" calcext:value-type="float">
            <text:p>8.586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8.53443" calcext:value-type="float">
            <text:p>8.5344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46626" calcext:value-type="float">
            <text:p>8.4662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6705" calcext:value-type="float">
            <text:p>7.670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307167" calcext:value-type="float">
            <text:p>0.0307167</text:p>
          </table:table-cell>
          <table:table-cell office:value-type="float" office:value="0.0300683" calcext:value-type="float">
            <text:p>0.0300683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541228" calcext:value-type="float">
            <text:p>0.0541228</text:p>
          </table:table-cell>
          <table:table-cell office:value-type="float" office:value="0.0526633" calcext:value-type="float">
            <text:p>0.052663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41226" calcext:value-type="float">
            <text:p>0.0541226</text:p>
          </table:table-cell>
          <table:table-cell office:value-type="float" office:value="0.0526167" calcext:value-type="float">
            <text:p>0.0526167</text:p>
          </table:table-cell>
          <table:table-cell office:value-type="float" office:value="0.0564733" calcext:value-type="float">
            <text:p>0.0564733</text:p>
          </table:table-cell>
          <table:table-cell office:value-type="float" office:value="1.8" calcext:value-type="float">
            <text:p>1.8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8.6123" calcext:value-type="float">
            <text:p>8.6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8.58232" calcext:value-type="float">
            <text:p>8.582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49843" calcext:value-type="float">
            <text:p>8.498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0285" calcext:value-type="float">
            <text:p>7.7028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2367" calcext:value-type="float">
            <text:p>0.0342367</text:p>
          </table:table-cell>
          <table:table-cell office:value-type="float" office:value="0.0362133" calcext:value-type="float">
            <text:p>0.0362133</text:p>
          </table:table-cell>
          <table:table-cell office:value-type="float" office:value="0.0350702" calcext:value-type="float">
            <text:p>0.0350702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631154" calcext:value-type="float">
            <text:p>0.0631154</text:p>
          </table:table-cell>
          <table:table-cell office:value-type="float" office:value="0.0612733" calcext:value-type="float">
            <text:p>0.0612733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31146" calcext:value-type="float">
            <text:p>0.0631146</text:p>
          </table:table-cell>
          <table:table-cell office:value-type="float" office:value="0.0615967" calcext:value-type="float">
            <text:p>0.0615967</text:p>
          </table:table-cell>
          <table:table-cell office:value-type="float" office:value="0.0648633" calcext:value-type="float">
            <text:p>0.0648633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1.79967" calcext:value-type="float">
            <text:p>1.79967</text:p>
          </table:table-cell>
          <table:table-cell office:value-type="float" office:value="8.63482" calcext:value-type="float">
            <text:p>8.634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8.62108" calcext:value-type="float">
            <text:p>8.6210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52206" calcext:value-type="float">
            <text:p>8.5220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71885" calcext:value-type="float">
            <text:p>7.7188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89867" calcext:value-type="float">
            <text:p>0.0389867</text:p>
          </table:table-cell>
          <table:table-cell office:value-type="float" office:value="0.0411167" calcext:value-type="float">
            <text:p>0.0411167</text:p>
          </table:table-cell>
          <table:table-cell office:value-type="float" office:value="0.0400934" calcext:value-type="float">
            <text:p>0.0400934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72177" calcext:value-type="float">
            <text:p>0.072177</text:p>
          </table:table-cell>
          <table:table-cell office:value-type="float" office:value="0.0700667" calcext:value-type="float">
            <text:p>0.0700667</text:p>
          </table:table-cell>
          <table:table-cell office:value-type="float" office:value="0.0745967" calcext:value-type="float">
            <text:p>0.0745967</text:p>
          </table:table-cell>
          <table:table-cell office:value-type="float" office:value="0.0721759" calcext:value-type="float">
            <text:p>0.0721759</text:p>
          </table:table-cell>
          <table:table-cell office:value-type="float" office:value="0.0700933" calcext:value-type="float">
            <text:p>0.0700933</text:p>
          </table:table-cell>
          <table:table-cell office:value-type="float" office:value="0.0740367" calcext:value-type="float">
            <text:p>0.074036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8.64886" calcext:value-type="float">
            <text:p>8.64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8.68599" calcext:value-type="float">
            <text:p>8.6859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5675" calcext:value-type="float">
            <text:p>8.567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7078" calcext:value-type="float">
            <text:p>7.7707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457233" calcext:value-type="float">
            <text:p>0.0457233</text:p>
          </table:table-cell>
          <table:table-cell office:value-type="float" office:value="0.0450685" calcext:value-type="float">
            <text:p>0.0450685</text:p>
          </table:table-cell>
          <table:table-cell office:value-type="float" office:value="0.0441233" calcext:value-type="float">
            <text:p>0.0441233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810798" calcext:value-type="float">
            <text:p>0.0810798</text:p>
          </table:table-cell>
          <table:table-cell office:value-type="float" office:value="0.07946" calcext:value-type="float">
            <text:p>0.07946</text:p>
          </table:table-cell>
          <table:table-cell office:value-type="float" office:value="0.0826367" calcext:value-type="float">
            <text:p>0.0826367</text:p>
          </table:table-cell>
          <table:table-cell office:value-type="float" office:value="0.0810788" calcext:value-type="float">
            <text:p>0.0810788</text:p>
          </table:table-cell>
          <table:table-cell office:value-type="float" office:value="0.0792533" calcext:value-type="float">
            <text:p>0.0792533</text:p>
          </table:table-cell>
          <table:table-cell office:value-type="float" office:value="0.0831967" calcext:value-type="float">
            <text:p>0.0831967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8.6834" calcext:value-type="float">
            <text:p>8.6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.73217" calcext:value-type="float">
            <text:p>8.7321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.59552" calcext:value-type="float">
            <text:p>8.595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.7915" calcext:value-type="float">
            <text:p>7.791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17" calcext:value-type="float">
            <text:p>0.04917</text:p>
          </table:table-cell>
          <table:table-cell office:value-type="float" office:value="0.05091" calcext:value-type="float">
            <text:p>0.05091</text:p>
          </table:table-cell>
          <table:table-cell office:value-type="float" office:value="0.0500772" calcext:value-type="float">
            <text:p>0.0500772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090079" calcext:value-type="float">
            <text:p>0.090079</text:p>
          </table:table-cell>
          <table:table-cell office:value-type="float" office:value="0.0880267" calcext:value-type="float">
            <text:p>0.0880267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900781" calcext:value-type="float">
            <text:p>0.0900781</text:p>
          </table:table-cell>
          <table:table-cell office:value-type="float" office:value="0.0871933" calcext:value-type="float">
            <text:p>0.0871933</text:p>
          </table:table-cell>
          <table:table-cell office:value-type="float" office:value="0.0923833" calcext:value-type="float">
            <text:p>0.0923833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8.70165" calcext:value-type="float">
            <text:p>8.70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8.77914" calcext:value-type="float">
            <text:p>8.779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.62369" calcext:value-type="float">
            <text:p>8.623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.82666" calcext:value-type="float">
            <text:p>7.8266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1533" calcext:value-type="float">
            <text:p>0.0541533</text:p>
          </table:table-cell>
          <table:table-cell office:value-type="float" office:value="0.0558567" calcext:value-type="float">
            <text:p>0.0558567</text:p>
          </table:table-cell>
          <table:table-cell office:value-type="float" office:value="0.0550871" calcext:value-type="float">
            <text:p>0.0550871</text:p>
          </table:table-cell>
          <table:table-cell office:value-type="float" office:value="0.0537733" calcext:value-type="float">
            <text:p>0.0537733</text:p>
          </table:table-cell>
          <table:table-cell office:value-type="float" office:value="0.0558967" calcext:value-type="float">
            <text:p>0.0558967</text:p>
          </table:table-cell>
          <table:table-cell office:value-type="float" office:value="0.0990448" calcext:value-type="float">
            <text:p>0.0990448</text:p>
          </table:table-cell>
          <table:table-cell office:value-type="float" office:value="0.0965533" calcext:value-type="float">
            <text:p>0.0965533</text:p>
          </table:table-cell>
          <table:table-cell office:value-type="float" office:value="0.101737" calcext:value-type="float">
            <text:p>0.101737</text:p>
          </table:table-cell>
          <table:table-cell office:value-type="float" office:value="0.0990429" calcext:value-type="float">
            <text:p>0.0990429</text:p>
          </table:table-cell>
          <table:table-cell office:value-type="float" office:value="0.0960333" calcext:value-type="float">
            <text:p>0.0960333</text:p>
          </table:table-cell>
          <table:table-cell office:value-type="float" office:value="0.101443" calcext:value-type="float">
            <text:p>0.101443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8.71907" calcext:value-type="float">
            <text:p>8.71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8.84177" calcext:value-type="float">
            <text:p>8.8417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66332" calcext:value-type="float">
            <text:p>8.663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86629" calcext:value-type="float">
            <text:p>7.8662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85933" calcext:value-type="float">
            <text:p>0.0585933</text:p>
          </table:table-cell>
          <table:table-cell office:value-type="float" office:value="0.0612533" calcext:value-type="float">
            <text:p>0.0612533</text:p>
          </table:table-cell>
          <table:table-cell office:value-type="float" office:value="0.0600774" calcext:value-type="float">
            <text:p>0.0600774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105313" calcext:value-type="float">
            <text:p>0.105313</text:p>
          </table:table-cell>
          <table:table-cell office:value-type="float" office:value="0.110653" calcext:value-type="float">
            <text:p>0.110653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105353" calcext:value-type="float">
            <text:p>0.105353</text:p>
          </table:table-cell>
          <table:table-cell office:value-type="float" office:value="0.110423" calcext:value-type="float">
            <text:p>0.110423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8.74689" calcext:value-type="float">
            <text:p>8.746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8.91106" calcext:value-type="float">
            <text:p>8.9110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70801" calcext:value-type="float">
            <text:p>8.7080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.91431" calcext:value-type="float">
            <text:p>7.9143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8" calcext:value-type="float">
            <text:p>0.0651088</text:p>
          </table:table-cell>
          <table:table-cell office:value-type="float" office:value="0.0641933" calcext:value-type="float">
            <text:p>0.0641933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51082" calcext:value-type="float">
            <text:p>0.0651082</text:p>
          </table:table-cell>
          <table:table-cell office:value-type="float" office:value="0.0640133" calcext:value-type="float">
            <text:p>0.0640133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17103" calcext:value-type="float">
            <text:p>0.117103</text:p>
          </table:table-cell>
          <table:table-cell office:value-type="float" office:value="0.115033" calcext:value-type="float">
            <text:p>0.115033</text:p>
          </table:table-cell>
          <table:table-cell office:value-type="float" office:value="0.120723" calcext:value-type="float">
            <text:p>0.120723</text:p>
          </table:table-cell>
          <table:table-cell office:value-type="float" office:value="0.117101" calcext:value-type="float">
            <text:p>0.117101</text:p>
          </table:table-cell>
          <table:table-cell office:value-type="float" office:value="0.114093" calcext:value-type="float">
            <text:p>0.114093</text:p>
          </table:table-cell>
          <table:table-cell office:value-type="float" office:value="0.119353" calcext:value-type="float">
            <text:p>0.119353</text:p>
          </table:table-cell>
          <table:table-cell table:number-columns-repeated="2" office:value-type="float" office:value="1.79857" calcext:value-type="float">
            <text:p>1.79857</text:p>
          </table:table-cell>
          <table:table-cell office:value-type="float" office:value="8.77872" calcext:value-type="float">
            <text:p>8.77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8.97633" calcext:value-type="float">
            <text:p>8.9763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5013" calcext:value-type="float">
            <text:p>8.750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57" calcext:value-type="float">
            <text:p>7.95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2433" calcext:value-type="float">
            <text:p>0.0692433</text:p>
          </table:table-cell>
          <table:table-cell office:value-type="float" office:value="0.0712167" calcext:value-type="float">
            <text:p>0.0712167</text:p>
          </table:table-cell>
          <table:table-cell office:value-type="float" office:value="0.0700988" calcext:value-type="float">
            <text:p>0.0700988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663" calcext:value-type="float">
            <text:p>0.123663</text:p>
          </table:table-cell>
          <table:table-cell office:value-type="float" office:value="0.128517" calcext:value-type="float">
            <text:p>0.12851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237" calcext:value-type="float">
            <text:p>0.123237</text:p>
          </table:table-cell>
          <table:table-cell office:value-type="float" office:value="0.128347" calcext:value-type="float">
            <text:p>0.128347</text:p>
          </table:table-cell>
          <table:table-cell office:value-type="float" office:value="1.79811" calcext:value-type="float">
            <text:p>1.79811</text:p>
          </table:table-cell>
          <table:table-cell office:value-type="float" office:value="1.79812" calcext:value-type="float">
            <text:p>1.79812</text:p>
          </table:table-cell>
          <table:table-cell office:value-type="float" office:value="8.81001" calcext:value-type="float">
            <text:p>8.81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9.03503" calcext:value-type="float">
            <text:p>9.0350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784" calcext:value-type="float">
            <text:p>8.778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8182" calcext:value-type="float">
            <text:p>7.9818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37167" calcext:value-type="float">
            <text:p>0.0737167</text:p>
          </table:table-cell>
          <table:table-cell office:value-type="float" office:value="0.0760867" calcext:value-type="float">
            <text:p>0.0760867</text:p>
          </table:table-cell>
          <table:table-cell office:value-type="float" office:value="0.0750698" calcext:value-type="float">
            <text:p>0.0750698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34952" calcext:value-type="float">
            <text:p>0.134952</text:p>
          </table:table-cell>
          <table:table-cell office:value-type="float" office:value="0.131797" calcext:value-type="float">
            <text:p>0.131797</text:p>
          </table:table-cell>
          <table:table-cell office:value-type="float" office:value="0.13759" calcext:value-type="float">
            <text:p>0.13759</text:p>
          </table:table-cell>
          <table:table-cell office:value-type="float" office:value="0.134951" calcext:value-type="float">
            <text:p>0.134951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13744" calcext:value-type="float">
            <text:p>0.13744</text:p>
          </table:table-cell>
          <table:table-cell table:number-columns-repeated="2" office:value-type="float" office:value="1.79767" calcext:value-type="float">
            <text:p>1.79767</text:p>
          </table:table-cell>
          <table:table-cell office:value-type="float" office:value="8.82627" calcext:value-type="float">
            <text:p>8.82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9.11261" calcext:value-type="float">
            <text:p>9.1126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82396" calcext:value-type="float">
            <text:p>8.8239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.02828" calcext:value-type="float">
            <text:p>8.0282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8433" calcext:value-type="float">
            <text:p>0.0788433</text:p>
          </table:table-cell>
          <table:table-cell office:value-type="float" office:value="0.08149" calcext:value-type="float">
            <text:p>0.08149</text:p>
          </table:table-cell>
          <table:table-cell office:value-type="float" office:value="0.0800624" calcext:value-type="float">
            <text:p>0.0800624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" calcext:value-type="float">
            <text:p>0.08127</text:p>
          </table:table-cell>
          <table:table-cell office:value-type="float" office:value="0.143966" calcext:value-type="float">
            <text:p>0.143966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143967" calcext:value-type="float">
            <text:p>0.143967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146377" calcext:value-type="float">
            <text:p>0.146377</text:p>
          </table:table-cell>
          <table:table-cell office:value-type="float" office:value="1.79817" calcext:value-type="float">
            <text:p>1.79817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8572" calcext:value-type="float">
            <text:p>8.8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9.18627" calcext:value-type="float">
            <text:p>9.1862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86464" calcext:value-type="float">
            <text:p>8.8646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06444" calcext:value-type="float">
            <text:p>8.0644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2" calcext:value-type="float">
            <text:p>0.0850492</text:p>
          </table:table-cell>
          <table:table-cell office:value-type="float" office:value="0.0838967" calcext:value-type="float">
            <text:p>0.0838967</text:p>
          </table:table-cell>
          <table:table-cell office:value-type="float" office:value="0.0865433" calcext:value-type="float">
            <text:p>0.0865433</text:p>
          </table:table-cell>
          <table:table-cell office:value-type="float" office:value="0.0850496" calcext:value-type="float">
            <text:p>0.0850496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52894" calcext:value-type="float">
            <text:p>0.152894</text:p>
          </table:table-cell>
          <table:table-cell office:value-type="float" office:value="0.149913" calcext:value-type="float">
            <text:p>0.149913</text:p>
          </table:table-cell>
          <table:table-cell office:value-type="float" office:value="0.155517" calcext:value-type="float">
            <text:p>0.155517</text:p>
          </table:table-cell>
          <table:table-cell office:value-type="float" office:value="0.152893" calcext:value-type="float">
            <text:p>0.152893</text:p>
          </table:table-cell>
          <table:table-cell office:value-type="float" office:value="0.150287" calcext:value-type="float">
            <text:p>0.150287</text:p>
          </table:table-cell>
          <table:table-cell office:value-type="float" office:value="0.155307" calcext:value-type="float">
            <text:p>0.155307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8.88457" calcext:value-type="float">
            <text:p>8.88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9.27394" calcext:value-type="float">
            <text:p>9.2739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91281" calcext:value-type="float">
            <text:p>8.9128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11408" calcext:value-type="float">
            <text:p>8.1140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3" calcext:value-type="float">
            <text:p>0.0900403</text:p>
          </table:table-cell>
          <table:table-cell office:value-type="float" office:value="0.0881367" calcext:value-type="float">
            <text:p>0.0881367</text:p>
          </table:table-cell>
          <table:table-cell office:value-type="float" office:value="0.0912167" calcext:value-type="float">
            <text:p>0.0912167</text:p>
          </table:table-cell>
          <table:table-cell office:value-type="float" office:value="0.0900408" calcext:value-type="float">
            <text:p>0.0900408</text:p>
          </table:table-cell>
          <table:table-cell office:value-type="float" office:value="0.0889333" calcext:value-type="float">
            <text:p>0.0889333</text:p>
          </table:table-cell>
          <table:table-cell office:value-type="float" office:value="0.0910133" calcext:value-type="float">
            <text:p>0.0910133</text:p>
          </table:table-cell>
          <table:table-cell office:value-type="float" office:value="0.161919" calcext:value-type="float">
            <text:p>0.161919</text:p>
          </table:table-cell>
          <table:table-cell office:value-type="float" office:value="0.158543" calcext:value-type="float">
            <text:p>0.158543</text:p>
          </table:table-cell>
          <table:table-cell office:value-type="float" office:value="0.16451" calcext:value-type="float">
            <text:p>0.16451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0.164217" calcext:value-type="float">
            <text:p>0.164217</text:p>
          </table:table-cell>
          <table:table-cell table:number-columns-repeated="2" office:value-type="float" office:value="1.7983" calcext:value-type="float">
            <text:p>1.7983</text:p>
          </table:table-cell>
          <table:table-cell office:value-type="float" office:value="8.9178" calcext:value-type="float">
            <text:p>8.9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9.36519" calcext:value-type="float">
            <text:p>9.3651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96247" calcext:value-type="float">
            <text:p>8.9624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15761" calcext:value-type="float">
            <text:p>8.157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96" calcext:value-type="float">
            <text:p>0.09396</text:p>
          </table:table-cell>
          <table:table-cell office:value-type="float" office:value="0.0965867" calcext:value-type="float">
            <text:p>0.0965867</text:p>
          </table:table-cell>
          <table:table-cell office:value-type="float" office:value="0.0950417" calcext:value-type="float">
            <text:p>0.0950417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170904" calcext:value-type="float">
            <text:p>0.170904</text:p>
          </table:table-cell>
          <table:table-cell office:value-type="float" office:value="0.16843" calcext:value-type="float">
            <text:p>0.16843</text:p>
          </table:table-cell>
          <table:table-cell office:value-type="float" office:value="0.17513" calcext:value-type="float">
            <text:p>0.17513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0.17354" calcext:value-type="float">
            <text:p>0.17354</text:p>
          </table:table-cell>
          <table:table-cell office:value-type="float" office:value="1.79819" calcext:value-type="float">
            <text:p>1.79819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95241" calcext:value-type="float">
            <text:p>8.952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9.44553" calcext:value-type="float">
            <text:p>9.4455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99994" calcext:value-type="float">
            <text:p>8.9999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20205" calcext:value-type="float">
            <text:p>8.2020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5767" calcext:value-type="float">
            <text:p>0.0985767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" calcext:value-type="float">
            <text:p>0.09878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5907" calcext:value-type="float">
            <text:p>0.175907</text:p>
          </table:table-cell>
          <table:table-cell office:value-type="float" office:value="0.182417" calcext:value-type="float">
            <text:p>0.182417</text:p>
          </table:table-cell>
          <table:table-cell office:value-type="float" office:value="1.7975" calcext:value-type="float">
            <text:p>1.7975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8.97672" calcext:value-type="float">
            <text:p>8.976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9.54604" calcext:value-type="float">
            <text:p>9.5460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04946" calcext:value-type="float">
            <text:p>9.0494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24838" calcext:value-type="float">
            <text:p>8.2483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106227" calcext:value-type="float">
            <text:p>0.106227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7" calcext:value-type="float">
            <text:p>0.106097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56" calcext:value-type="float">
            <text:p>0.18556</text:p>
          </table:table-cell>
          <table:table-cell office:value-type="float" office:value="0.191903" calcext:value-type="float">
            <text:p>0.191903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191207" calcext:value-type="float">
            <text:p>0.191207</text:p>
          </table:table-cell>
          <table:table-cell office:value-type="float" office:value="1.79782" calcext:value-type="float">
            <text:p>1.79782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9.00792" calcext:value-type="float">
            <text:p>9.007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9.656" calcext:value-type="float">
            <text:p>9.65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9.10339" calcext:value-type="float">
            <text:p>9.1033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30744" calcext:value-type="float">
            <text:p>8.3074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787" calcext:value-type="float">
            <text:p>0.108787</text:p>
          </table:table-cell>
          <table:table-cell office:value-type="float" office:value="0.111333" calcext:value-type="float">
            <text:p>0.111333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197877" calcext:value-type="float">
            <text:p>0.19787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20158" calcext:value-type="float">
            <text:p>0.20158</text:p>
          </table:table-cell>
          <table:table-cell office:value-type="float" office:value="0.197878" calcext:value-type="float">
            <text:p>0.197878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0.2004" calcext:value-type="float">
            <text:p>0.2004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8" calcext:value-type="float">
            <text:p>1.79848</text:p>
          </table:table-cell>
          <table:table-cell office:value-type="float" office:value="9.04557" calcext:value-type="float">
            <text:p>9.04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9.77138" calcext:value-type="float">
            <text:p>9.7713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.14681" calcext:value-type="float">
            <text:p>9.1468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35118" calcext:value-type="float">
            <text:p>8.3511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27" calcext:value-type="float">
            <text:p>0.113727</text:p>
          </table:table-cell>
          <table:table-cell office:value-type="float" office:value="0.116963" calcext:value-type="float">
            <text:p>0.116963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206856" calcext:value-type="float">
            <text:p>0.206856</text:p>
          </table:table-cell>
          <table:table-cell office:value-type="float" office:value="0.20342" calcext:value-type="float">
            <text:p>0.20342</text:p>
          </table:table-cell>
          <table:table-cell office:value-type="float" office:value="0.21087" calcext:value-type="float">
            <text:p>0.21087</text:p>
          </table:table-cell>
          <table:table-cell office:value-type="float" office:value="0.206858" calcext:value-type="float">
            <text:p>0.206858</text:p>
          </table:table-cell>
          <table:table-cell office:value-type="float" office:value="0.202647" calcext:value-type="float">
            <text:p>0.202647</text:p>
          </table:table-cell>
          <table:table-cell office:value-type="float" office:value="0.209093" calcext:value-type="float">
            <text:p>0.209093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9.06957" calcext:value-type="float">
            <text:p>9.06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9.88824" calcext:value-type="float">
            <text:p>9.8882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.19716" calcext:value-type="float">
            <text:p>9.1971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40894" calcext:value-type="float">
            <text:p>8.408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613" calcext:value-type="float">
            <text:p>0.118613</text:p>
          </table:table-cell>
          <table:table-cell office:value-type="float" office:value="0.121213" calcext:value-type="float">
            <text:p>0.121213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3" calcext:value-type="float">
            <text:p>0.118713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215819" calcext:value-type="float">
            <text:p>0.215819</text:p>
          </table:table-cell>
          <table:table-cell office:value-type="float" office:value="0.211733" calcext:value-type="float">
            <text:p>0.211733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212357" calcext:value-type="float">
            <text:p>0.212357</text:p>
          </table:table-cell>
          <table:table-cell office:value-type="float" office:value="0.218507" calcext:value-type="float">
            <text:p>0.218507</text:p>
          </table:table-cell>
          <table:table-cell table:number-columns-repeated="2" office:value-type="float" office:value="1.79853" calcext:value-type="float">
            <text:p>1.79853</text:p>
          </table:table-cell>
          <table:table-cell office:value-type="float" office:value="9.10244" calcext:value-type="float">
            <text:p>9.102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10.0245" calcext:value-type="float">
            <text:p>10.024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25632" calcext:value-type="float">
            <text:p>9.2563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45746" calcext:value-type="float">
            <text:p>8.4574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087" calcext:value-type="float">
            <text:p>0.22087</text:p>
          </table:table-cell>
          <table:table-cell office:value-type="float" office:value="0.228107" calcext:value-type="float">
            <text:p>0.228107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7" calcext:value-type="float">
            <text:p>0.2277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9.1404" calcext:value-type="float">
            <text:p>9.14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10.155" calcext:value-type="float">
            <text:p>10.15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9.30751" calcext:value-type="float">
            <text:p>9.3075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50809" calcext:value-type="float">
            <text:p>8.508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747" calcext:value-type="float">
            <text:p>0.128747</text:p>
          </table:table-cell>
          <table:table-cell office:value-type="float" office:value="0.13121" calcext:value-type="float">
            <text:p>0.13121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233857" calcext:value-type="float">
            <text:p>0.233857</text:p>
          </table:table-cell>
          <table:table-cell office:value-type="float" office:value="0.230573" calcext:value-type="float">
            <text:p>0.230573</text:p>
          </table:table-cell>
          <table:table-cell office:value-type="float" office:value="0.237133" calcext:value-type="float">
            <text:p>0.237133</text:p>
          </table:table-cell>
          <table:table-cell office:value-type="float" office:value="0.233858" calcext:value-type="float">
            <text:p>0.233858</text:p>
          </table:table-cell>
          <table:table-cell office:value-type="float" office:value="0.230013" calcext:value-type="float">
            <text:p>0.230013</text:p>
          </table:table-cell>
          <table:table-cell office:value-type="float" office:value="0.236783" calcext:value-type="float">
            <text:p>0.236783</text:p>
          </table:table-cell>
          <table:table-cell table:number-columns-repeated="2" office:value-type="float" office:value="1.79906" calcext:value-type="float">
            <text:p>1.79906</text:p>
          </table:table-cell>
          <table:table-cell office:value-type="float" office:value="9.17148" calcext:value-type="float">
            <text:p>9.17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10.3167" calcext:value-type="float">
            <text:p>10.316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3637" calcext:value-type="float">
            <text:p>9.363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56292" calcext:value-type="float">
            <text:p>8.5629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136793" calcext:value-type="float">
            <text:p>0.136793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0.136407" calcext:value-type="float">
            <text:p>0.136407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246713" calcext:value-type="float">
            <text:p>0.246713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8577" calcext:value-type="float">
            <text:p>0.238577</text:p>
          </table:table-cell>
          <table:table-cell office:value-type="float" office:value="0.24574" calcext:value-type="float">
            <text:p>0.24574</text:p>
          </table:table-cell>
          <table:table-cell table:number-columns-repeated="2" office:value-type="float" office:value="1.7996" calcext:value-type="float">
            <text:p>1.7996</text:p>
          </table:table-cell>
          <table:table-cell office:value-type="float" office:value="9.20577" calcext:value-type="float">
            <text:p>9.205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0.4836" calcext:value-type="float">
            <text:p>10.483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42342" calcext:value-type="float">
            <text:p>9.4234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.62502" calcext:value-type="float">
            <text:p>8.6250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4" calcext:value-type="float">
            <text:p>0.13999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0.139993" calcext:value-type="float">
            <text:p>0.139993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251935" calcext:value-type="float">
            <text:p>0.251935</text:p>
          </table:table-cell>
          <table:table-cell office:value-type="float" office:value="0.248517" calcext:value-type="float">
            <text:p>0.248517</text:p>
          </table:table-cell>
          <table:table-cell office:value-type="float" office:value="0.255967" calcext:value-type="float">
            <text:p>0.255967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55123" calcext:value-type="float">
            <text:p>0.255123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1.79961" calcext:value-type="float">
            <text:p>1.79961</text:p>
          </table:table-cell>
          <table:table-cell office:value-type="float" office:value="9.24222" calcext:value-type="float">
            <text:p>9.24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10.6572" calcext:value-type="float">
            <text:p>10.657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.47601" calcext:value-type="float">
            <text:p>9.4760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67873" calcext:value-type="float">
            <text:p>8.6787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03" calcext:value-type="float">
            <text:p>0.143503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7767" calcext:value-type="float">
            <text:p>0.257767</text:p>
          </table:table-cell>
          <table:table-cell office:value-type="float" office:value="0.264273" calcext:value-type="float">
            <text:p>0.26427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5497" calcext:value-type="float">
            <text:p>0.255497</text:p>
          </table:table-cell>
          <table:table-cell office:value-type="float" office:value="0.264327" calcext:value-type="float">
            <text:p>0.264327</text:p>
          </table:table-cell>
          <table:table-cell table:number-columns-repeated="2" office:value-type="float" office:value="1.79996" calcext:value-type="float">
            <text:p>1.79996</text:p>
          </table:table-cell>
          <table:table-cell office:value-type="float" office:value="9.27114" calcext:value-type="float">
            <text:p>9.27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0.8852" calcext:value-type="float">
            <text:p>10.885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.54673" calcext:value-type="float">
            <text:p>9.546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74894" calcext:value-type="float">
            <text:p>8.7489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96" calcext:value-type="float">
            <text:p>0.14896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433" calcext:value-type="float">
            <text:p>0.148433</text:p>
          </table:table-cell>
          <table:table-cell office:value-type="float" office:value="0.151693" calcext:value-type="float">
            <text:p>0.151693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0.265633" calcext:value-type="float">
            <text:p>0.265633</text:p>
          </table:table-cell>
          <table:table-cell office:value-type="float" office:value="0.274083" calcext:value-type="float">
            <text:p>0.274083</text:p>
          </table:table-cell>
          <table:table-cell office:value-type="float" office:value="0.270076" calcext:value-type="float">
            <text:p>0.270076</text:p>
          </table:table-cell>
          <table:table-cell office:value-type="float" office:value="0.264883" calcext:value-type="float">
            <text:p>0.264883</text:p>
          </table:table-cell>
          <table:table-cell office:value-type="float" office:value="0.273943" calcext:value-type="float">
            <text:p>0.273943</text:p>
          </table:table-cell>
          <table:table-cell table:number-columns-repeated="2" office:value-type="float" office:value="1.80072" calcext:value-type="float">
            <text:p>1.80072</text:p>
          </table:table-cell>
          <table:table-cell office:value-type="float" office:value="9.31613" calcext:value-type="float">
            <text:p>9.316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11.1022" calcext:value-type="float">
            <text:p>11.1022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.60584" calcext:value-type="float">
            <text:p>9.6058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.80633" calcext:value-type="float">
            <text:p>8.8063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983" calcext:value-type="float">
            <text:p>0.153983</text:p>
          </table:table-cell>
          <table:table-cell office:value-type="float" office:value="0.15644" calcext:value-type="float">
            <text:p>0.15644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45" calcext:value-type="float">
            <text:p>0.15345</text:p>
          </table:table-cell>
          <table:table-cell office:value-type="float" office:value="0.156753" calcext:value-type="float">
            <text:p>0.156753</text:p>
          </table:table-cell>
          <table:table-cell office:value-type="float" office:value="0.279055" calcext:value-type="float">
            <text:p>0.279055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282653" calcext:value-type="float">
            <text:p>0.282653</text:p>
          </table:table-cell>
          <table:table-cell office:value-type="float" office:value="0.279057" calcext:value-type="float">
            <text:p>0.279057</text:p>
          </table:table-cell>
          <table:table-cell office:value-type="float" office:value="0.27298" calcext:value-type="float">
            <text:p>0.27298</text:p>
          </table:table-cell>
          <table:table-cell office:value-type="float" office:value="0.282677" calcext:value-type="float">
            <text:p>0.282677</text:p>
          </table:table-cell>
          <table:table-cell office:value-type="float" office:value="1.80079" calcext:value-type="float">
            <text:p>1.80079</text:p>
          </table:table-cell>
          <table:table-cell office:value-type="float" office:value="1.80081" calcext:value-type="float">
            <text:p>1.80081</text:p>
          </table:table-cell>
          <table:table-cell office:value-type="float" office:value="9.34806" calcext:value-type="float">
            <text:p>9.348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11.3548" calcext:value-type="float">
            <text:p>11.354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.67521" calcext:value-type="float">
            <text:p>9.6752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.87104" calcext:value-type="float">
            <text:p>8.8710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61857" calcext:value-type="float">
            <text:p>0.161857</text:p>
          </table:table-cell>
          <table:table-cell office:value-type="float" office:value="0.288068" calcext:value-type="float">
            <text:p>0.288068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0.291447" calcext:value-type="float">
            <text:p>0.291447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28283" calcext:value-type="float">
            <text:p>0.28283</text:p>
          </table:table-cell>
          <table:table-cell office:value-type="float" office:value="0.29241" calcext:value-type="float">
            <text:p>0.29241</text:p>
          </table:table-cell>
          <table:table-cell office:value-type="float" office:value="1.80072" calcext:value-type="float">
            <text:p>1.80072</text:p>
          </table:table-cell>
          <table:table-cell office:value-type="float" office:value="1.80073" calcext:value-type="float">
            <text:p>1.80073</text:p>
          </table:table-cell>
          <table:table-cell office:value-type="float" office:value="9.38953" calcext:value-type="float">
            <text:p>9.389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11.644" calcext:value-type="float">
            <text:p>11.64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9.74081" calcext:value-type="float">
            <text:p>9.7408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.94251" calcext:value-type="float">
            <text:p>8.9425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87" calcext:value-type="float">
            <text:p>0.16387</text:p>
          </table:table-cell>
          <table:table-cell office:value-type="float" office:value="0.166513" calcext:value-type="float">
            <text:p>0.166513</text:p>
          </table:table-cell>
          <table:table-cell office:value-type="float" office:value="0.164997" calcext:value-type="float">
            <text:p>0.164997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66883" calcext:value-type="float">
            <text:p>0.166883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383" calcext:value-type="float">
            <text:p>0.29383</text:p>
          </table:table-cell>
          <table:table-cell office:value-type="float" office:value="0.300683" calcext:value-type="float">
            <text:p>0.300683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2293" calcext:value-type="float">
            <text:p>0.292293</text:p>
          </table:table-cell>
          <table:table-cell office:value-type="float" office:value="0.301617" calcext:value-type="float">
            <text:p>0.301617</text:p>
          </table:table-cell>
          <table:table-cell table:number-columns-repeated="2" office:value-type="float" office:value="1.80097" calcext:value-type="float">
            <text:p>1.80097</text:p>
          </table:table-cell>
          <table:table-cell office:value-type="float" office:value="9.42504" calcext:value-type="float">
            <text:p>9.42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11.9572" calcext:value-type="float">
            <text:p>11.9572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9.81098" calcext:value-type="float">
            <text:p>9.8109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0128" calcext:value-type="float">
            <text:p>9.012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587" calcext:value-type="float">
            <text:p>0.168587</text:p>
          </table:table-cell>
          <table:table-cell office:value-type="float" office:value="0.171523" calcext:value-type="float">
            <text:p>0.171523</text:p>
          </table:table-cell>
          <table:table-cell office:value-type="float" office:value="0.170009" calcext:value-type="float">
            <text:p>0.170009</text:p>
          </table:table-cell>
          <table:table-cell office:value-type="float" office:value="0.168317" calcext:value-type="float">
            <text:p>0.168317</text:p>
          </table:table-cell>
          <table:table-cell office:value-type="float" office:value="0.17159" calcext:value-type="float">
            <text:p>0.17159</text:p>
          </table:table-cell>
          <table:table-cell office:value-type="float" office:value="0.306168" calcext:value-type="float">
            <text:p>0.306168</text:p>
          </table:table-cell>
          <table:table-cell office:value-type="float" office:value="0.30249" calcext:value-type="float">
            <text:p>0.30249</text:p>
          </table:table-cell>
          <table:table-cell office:value-type="float" office:value="0.30979" calcext:value-type="float">
            <text:p>0.30979</text:p>
          </table:table-cell>
          <table:table-cell office:value-type="float" office:value="0.306171" calcext:value-type="float">
            <text:p>0.306171</text:p>
          </table:table-cell>
          <table:table-cell office:value-type="float" office:value="0.302123" calcext:value-type="float">
            <text:p>0.302123</text:p>
          </table:table-cell>
          <table:table-cell office:value-type="float" office:value="0.310367" calcext:value-type="float">
            <text:p>0.310367</text:p>
          </table:table-cell>
          <table:table-cell office:value-type="float" office:value="1.80091" calcext:value-type="float">
            <text:p>1.80091</text:p>
          </table:table-cell>
          <table:table-cell office:value-type="float" office:value="1.80092" calcext:value-type="float">
            <text:p>1.80092</text:p>
          </table:table-cell>
          <table:table-cell office:value-type="float" office:value="9.46514" calcext:value-type="float">
            <text:p>9.46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2.3098" calcext:value-type="float">
            <text:p>12.309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9.86951" calcext:value-type="float">
            <text:p>9.8695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.06492" calcext:value-type="float">
            <text:p>9.0649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176443" calcext:value-type="float">
            <text:p>0.176443</text:p>
          </table:table-cell>
          <table:table-cell office:value-type="float" office:value="0.175016" calcext:value-type="float">
            <text:p>0.175016</text:p>
          </table:table-cell>
          <table:table-cell office:value-type="float" office:value="0.173323" calcext:value-type="float">
            <text:p>0.173323</text:p>
          </table:table-cell>
          <table:table-cell office:value-type="float" office:value="0.176313" calcext:value-type="float">
            <text:p>0.176313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09647" calcext:value-type="float">
            <text:p>0.309647</text:p>
          </table:table-cell>
          <table:table-cell office:value-type="float" office:value="0.319467" calcext:value-type="float">
            <text:p>0.319467</text:p>
          </table:table-cell>
          <table:table-cell office:value-type="float" office:value="0.315163" calcext:value-type="float">
            <text:p>0.315163</text:p>
          </table:table-cell>
          <table:table-cell office:value-type="float" office:value="0.310637" calcext:value-type="float">
            <text:p>0.310637</text:p>
          </table:table-cell>
          <table:table-cell office:value-type="float" office:value="0.31889" calcext:value-type="float">
            <text:p>0.31889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6" calcext:value-type="float">
            <text:p>1.80076</text:p>
          </table:table-cell>
          <table:table-cell office:value-type="float" office:value="9.49352" calcext:value-type="float">
            <text:p>9.49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2.7683" calcext:value-type="float">
            <text:p>12.768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.94835" calcext:value-type="float">
            <text:p>9.94835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.15112" calcext:value-type="float">
            <text:p>9.15112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163" calcext:value-type="float">
            <text:p>0.178163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80035" calcext:value-type="float">
            <text:p>0.180035</text:p>
          </table:table-cell>
          <table:table-cell office:value-type="float" office:value="0.178347" calcext:value-type="float">
            <text:p>0.178347</text:p>
          </table:table-cell>
          <table:table-cell office:value-type="float" office:value="0.181383" calcext:value-type="float">
            <text:p>0.181383</text:p>
          </table:table-cell>
          <table:table-cell office:value-type="float" office:value="0.324183" calcext:value-type="float">
            <text:p>0.324183</text:p>
          </table:table-cell>
          <table:table-cell office:value-type="float" office:value="0.32065" calcext:value-type="float">
            <text:p>0.32065</text:p>
          </table:table-cell>
          <table:table-cell office:value-type="float" office:value="0.327567" calcext:value-type="float">
            <text:p>0.327567</text:p>
          </table:table-cell>
          <table:table-cell office:value-type="float" office:value="0.324182" calcext:value-type="float">
            <text:p>0.324182</text:p>
          </table:table-cell>
          <table:table-cell office:value-type="float" office:value="0.319867" calcext:value-type="float">
            <text:p>0.319867</text:p>
          </table:table-cell>
          <table:table-cell office:value-type="float" office:value="0.32889" calcext:value-type="float">
            <text:p>0.32889</text:p>
          </table:table-cell>
          <table:table-cell office:value-type="float" office:value="1.80068" calcext:value-type="float">
            <text:p>1.80068</text:p>
          </table:table-cell>
          <table:table-cell office:value-type="float" office:value="1.80066" calcext:value-type="float">
            <text:p>1.80066</text:p>
          </table:table-cell>
          <table:table-cell office:value-type="float" office:value="9.53615" calcext:value-type="float">
            <text:p>9.53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3.2321" calcext:value-type="float">
            <text:p>13.2321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22076" calcext:value-type="float">
            <text:p>9.2207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1" calcext:value-type="float">
            <text:p>0.185041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6537" calcext:value-type="float">
            <text:p>0.186537</text:p>
          </table:table-cell>
          <table:table-cell office:value-type="float" office:value="0.185045" calcext:value-type="float">
            <text:p>0.185045</text:p>
          </table:table-cell>
          <table:table-cell office:value-type="float" office:value="0.183423" calcext:value-type="float">
            <text:p>0.183423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33238" calcext:value-type="float">
            <text:p>0.333238</text:p>
          </table:table-cell>
          <table:table-cell office:value-type="float" office:value="0.329753" calcext:value-type="float">
            <text:p>0.329753</text:p>
          </table:table-cell>
          <table:table-cell office:value-type="float" office:value="0.336673" calcext:value-type="float">
            <text:p>0.336673</text:p>
          </table:table-cell>
          <table:table-cell office:value-type="float" office:value="0.333246" calcext:value-type="float">
            <text:p>0.333246</text:p>
          </table:table-cell>
          <table:table-cell office:value-type="float" office:value="0.32853" calcext:value-type="float">
            <text:p>0.32853</text:p>
          </table:table-cell>
          <table:table-cell office:value-type="float" office:value="0.338413" calcext:value-type="float">
            <text:p>0.338413</text:p>
          </table:table-cell>
          <table:table-cell table:number-columns-repeated="2" office:value-type="float" office:value="1.80089" calcext:value-type="float">
            <text:p>1.80089</text:p>
          </table:table-cell>
          <table:table-cell office:value-type="float" office:value="9.57648" calcext:value-type="float">
            <text:p>9.57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3.8209" calcext:value-type="float">
            <text:p>13.8209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0.1085" calcext:value-type="float">
            <text:p>10.108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.30874" calcext:value-type="float">
            <text:p>9.3087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987" calcext:value-type="float">
            <text:p>0.188987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190054" calcext:value-type="float">
            <text:p>0.190054</text:p>
          </table:table-cell>
          <table:table-cell office:value-type="float" office:value="0.18858" calcext:value-type="float">
            <text:p>0.18858</text:p>
          </table:table-cell>
          <table:table-cell office:value-type="float" office:value="0.19178" calcext:value-type="float">
            <text:p>0.19178</text:p>
          </table:table-cell>
          <table:table-cell office:value-type="float" office:value="0.342298" calcext:value-type="float">
            <text:p>0.34229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342304" calcext:value-type="float">
            <text:p>0.342304</text:p>
          </table:table-cell>
          <table:table-cell office:value-type="float" office:value="0.338323" calcext:value-type="float">
            <text:p>0.338323</text:p>
          </table:table-cell>
          <table:table-cell office:value-type="float" office:value="0.347433" calcext:value-type="float">
            <text:p>0.347433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9.61684" calcext:value-type="float">
            <text:p>9.616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14.5923" calcext:value-type="float">
            <text:p>14.5923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.1933" calcext:value-type="float">
            <text:p>10.193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38893" calcext:value-type="float">
            <text:p>9.388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7" calcext:value-type="float">
            <text:p>0.195077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0.196657" calcext:value-type="float">
            <text:p>0.196657</text:p>
          </table:table-cell>
          <table:table-cell office:value-type="float" office:value="0.195078" calcext:value-type="float">
            <text:p>0.195078</text:p>
          </table:table-cell>
          <table:table-cell office:value-type="float" office:value="0.193573" calcext:value-type="float">
            <text:p>0.193573</text:p>
          </table:table-cell>
          <table:table-cell office:value-type="float" office:value="0.196867" calcext:value-type="float">
            <text:p>0.196867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831" calcext:value-type="float">
            <text:p>0.3483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7387" calcext:value-type="float">
            <text:p>0.347387</text:p>
          </table:table-cell>
          <table:table-cell office:value-type="float" office:value="0.357233" calcext:value-type="float">
            <text:p>0.357233</text:p>
          </table:table-cell>
          <table:table-cell office:value-type="float" office:value="1.8012" calcext:value-type="float">
            <text:p>1.8012</text:p>
          </table:table-cell>
          <table:table-cell office:value-type="float" office:value="1.80119" calcext:value-type="float">
            <text:p>1.80119</text:p>
          </table:table-cell>
          <table:table-cell office:value-type="float" office:value="9.65947" calcext:value-type="float">
            <text:p>9.65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5.5021" calcext:value-type="float">
            <text:p>15.502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0.276" calcext:value-type="float">
            <text:p>10.27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48032" calcext:value-type="float">
            <text:p>9.4803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647" calcext:value-type="float">
            <text:p>0.198647</text:p>
          </table:table-cell>
          <table:table-cell office:value-type="float" office:value="0.202083" calcext:value-type="float">
            <text:p>0.202083</text:p>
          </table:table-cell>
          <table:table-cell office:value-type="float" office:value="0.200078" calcext:value-type="float">
            <text:p>0.200078</text:p>
          </table:table-cell>
          <table:table-cell office:value-type="float" office:value="0.198147" calcext:value-type="float">
            <text:p>0.198147</text:p>
          </table:table-cell>
          <table:table-cell office:value-type="float" office:value="0.202047" calcext:value-type="float">
            <text:p>0.202047</text:p>
          </table:table-cell>
          <table:table-cell office:value-type="float" office:value="0.360248" calcext:value-type="float">
            <text:p>0.360248</text:p>
          </table:table-cell>
          <table:table-cell office:value-type="float" office:value="0.356233" calcext:value-type="float">
            <text:p>0.356233</text:p>
          </table:table-cell>
          <table:table-cell office:value-type="float" office:value="0.365297" calcext:value-type="float">
            <text:p>0.365297</text:p>
          </table:table-cell>
          <table:table-cell office:value-type="float" office:value="0.360252" calcext:value-type="float">
            <text:p>0.360252</text:p>
          </table:table-cell>
          <table:table-cell office:value-type="float" office:value="0.355667" calcext:value-type="float">
            <text:p>0.355667</text:p>
          </table:table-cell>
          <table:table-cell office:value-type="float" office:value="0.366547" calcext:value-type="float">
            <text:p>0.366547</text:p>
          </table:table-cell>
          <table:table-cell office:value-type="float" office:value="1.80055" calcext:value-type="float">
            <text:p>1.80055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9.69686" calcext:value-type="float">
            <text:p>9.69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16.519" calcext:value-type="float">
            <text:p>16.51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0.3691" calcext:value-type="float">
            <text:p>10.3691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.57036" calcext:value-type="float">
            <text:p>9.5703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206777" calcext:value-type="float">
            <text:p>0.206777</text:p>
          </table:table-cell>
          <table:table-cell office:value-type="float" office:value="0.205077" calcext:value-type="float">
            <text:p>0.205077</text:p>
          </table:table-cell>
          <table:table-cell office:value-type="float" office:value="0.203073" calcext:value-type="float">
            <text:p>0.203073</text:p>
          </table:table-cell>
          <table:table-cell office:value-type="float" office:value="0.20713" calcext:value-type="float">
            <text:p>0.20713</text:p>
          </table:table-cell>
          <table:table-cell office:value-type="float" office:value="0.369223" calcext:value-type="float">
            <text:p>0.369223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72783" calcext:value-type="float">
            <text:p>0.372783</text:p>
          </table:table-cell>
          <table:table-cell office:value-type="float" office:value="0.369216" calcext:value-type="float">
            <text:p>0.369216</text:p>
          </table:table-cell>
          <table:table-cell office:value-type="float" office:value="0.364583" calcext:value-type="float">
            <text:p>0.364583</text:p>
          </table:table-cell>
          <table:table-cell office:value-type="float" office:value="0.37601" calcext:value-type="float">
            <text:p>0.37601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9.74298" calcext:value-type="float">
            <text:p>9.74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18.0545" calcext:value-type="float">
            <text:p>18.054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.4776" calcext:value-type="float">
            <text:p>10.477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.68007" calcext:value-type="float">
            <text:p>9.680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173" calcext:value-type="float">
            <text:p>0.20817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10067" calcext:value-type="float">
            <text:p>0.210067</text:p>
          </table:table-cell>
          <table:table-cell office:value-type="float" office:value="0.208117" calcext:value-type="float">
            <text:p>0.208117</text:p>
          </table:table-cell>
          <table:table-cell office:value-type="float" office:value="0.21234" calcext:value-type="float">
            <text:p>0.21234</text:p>
          </table:table-cell>
          <table:table-cell office:value-type="float" office:value="0.378256" calcext:value-type="float">
            <text:p>0.378256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8255" calcext:value-type="float">
            <text:p>0.38255</text:p>
          </table:table-cell>
          <table:table-cell office:value-type="float" office:value="0.378251" calcext:value-type="float">
            <text:p>0.378251</text:p>
          </table:table-cell>
          <table:table-cell office:value-type="float" office:value="0.37395" calcext:value-type="float">
            <text:p>0.37395</text:p>
          </table:table-cell>
          <table:table-cell office:value-type="float" office:value="0.38594" calcext:value-type="float">
            <text:p>0.38594</text:p>
          </table:table-cell>
          <table:table-cell table:number-columns-repeated="2" office:value-type="float" office:value="1.80062" calcext:value-type="float">
            <text:p>1.80062</text:p>
          </table:table-cell>
          <table:table-cell office:value-type="float" office:value="9.78932" calcext:value-type="float">
            <text:p>9.78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5" calcext:value-type="float">
            <text:p>0.215</text:p>
          </table:table-cell>
          <table:table-cell office:value-type="float" office:value="20.0181" calcext:value-type="float">
            <text:p>20.0181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10.5784" calcext:value-type="float">
            <text:p>10.578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78611" calcext:value-type="float">
            <text:p>9.7861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277" calcext:value-type="float">
            <text:p>0.213277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497" calcext:value-type="float">
            <text:p>0.213497</text:p>
          </table:table-cell>
          <table:table-cell office:value-type="float" office:value="0.217177" calcext:value-type="float">
            <text:p>0.217177</text:p>
          </table:table-cell>
          <table:table-cell office:value-type="float" office:value="0.387101" calcext:value-type="float">
            <text:p>0.387101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39125" calcext:value-type="float">
            <text:p>0.39125</text:p>
          </table:table-cell>
          <table:table-cell office:value-type="float" office:value="0.387102" calcext:value-type="float">
            <text:p>0.387102</text:p>
          </table:table-cell>
          <table:table-cell office:value-type="float" office:value="0.383433" calcext:value-type="float">
            <text:p>0.383433</text:p>
          </table:table-cell>
          <table:table-cell office:value-type="float" office:value="0.394237" calcext:value-type="float">
            <text:p>0.39423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9.83237" calcext:value-type="float">
            <text:p>9.83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22.8823" calcext:value-type="float">
            <text:p>22.8823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10.6759" calcext:value-type="float">
            <text:p>10.6759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9.88155" calcext:value-type="float">
            <text:p>9.88155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28" calcext:value-type="float">
            <text:p>0.220028</text:p>
          </table:table-cell>
          <table:table-cell office:value-type="float" office:value="0.217783" calcext:value-type="float">
            <text:p>0.217783</text:p>
          </table:table-cell>
          <table:table-cell office:value-type="float" office:value="0.221743" calcext:value-type="float">
            <text:p>0.221743</text:p>
          </table:table-cell>
          <table:table-cell office:value-type="float" office:value="0.220032" calcext:value-type="float">
            <text:p>0.220032</text:p>
          </table:table-cell>
          <table:table-cell office:value-type="float" office:value="0.21826" calcext:value-type="float">
            <text:p>0.21826</text:p>
          </table:table-cell>
          <table:table-cell office:value-type="float" office:value="0.222363" calcext:value-type="float">
            <text:p>0.222363</text:p>
          </table:table-cell>
          <table:table-cell office:value-type="float" office:value="0.396088" calcext:value-type="float">
            <text:p>0.396088</text:p>
          </table:table-cell>
          <table:table-cell office:value-type="float" office:value="0.390813" calcext:value-type="float">
            <text:p>0.390813</text:p>
          </table:table-cell>
          <table:table-cell office:value-type="float" office:value="0.39951" calcext:value-type="float">
            <text:p>0.39951</text:p>
          </table:table-cell>
          <table:table-cell office:value-type="float" office:value="0.396098" calcext:value-type="float">
            <text:p>0.396098</text:p>
          </table:table-cell>
          <table:table-cell office:value-type="float" office:value="0.39215" calcext:value-type="float">
            <text:p>0.39215</text:p>
          </table:table-cell>
          <table:table-cell office:value-type="float" office:value="0.404137" calcext:value-type="float">
            <text:p>0.404137</text:p>
          </table:table-cell>
          <table:table-cell office:value-type="float" office:value="1.80017" calcext:value-type="float">
            <text:p>1.80017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9.87252" calcext:value-type="float">
            <text:p>9.872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office:value-type="float" office:value="27.2208" calcext:value-type="float">
            <text:p>27.2208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10.7829" calcext:value-type="float">
            <text:p>10.782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98227" calcext:value-type="float">
            <text:p>9.9822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2313" calcext:value-type="float">
            <text:p>0.22231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.225023" calcext:value-type="float">
            <text:p>0.225023</text:p>
          </table:table-cell>
          <table:table-cell office:value-type="float" office:value="0.22323" calcext:value-type="float">
            <text:p>0.22323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405055" calcext:value-type="float">
            <text:p>0.405055</text:p>
          </table:table-cell>
          <table:table-cell office:value-type="float" office:value="0.399957" calcext:value-type="float">
            <text:p>0.399957</text:p>
          </table:table-cell>
          <table:table-cell office:value-type="float" office:value="0.409987" calcext:value-type="float">
            <text:p>0.409987</text:p>
          </table:table-cell>
          <table:table-cell office:value-type="float" office:value="0.405056" calcext:value-type="float">
            <text:p>0.405056</text:p>
          </table:table-cell>
          <table:table-cell office:value-type="float" office:value="0.400927" calcext:value-type="float">
            <text:p>0.400927</text:p>
          </table:table-cell>
          <table:table-cell office:value-type="float" office:value="0.41318" calcext:value-type="float">
            <text:p>0.41318</text:p>
          </table:table-cell>
          <table:table-cell office:value-type="float" office:value="1.80008" calcext:value-type="float">
            <text:p>1.80008</text:p>
          </table:table-cell>
          <table:table-cell office:value-type="float" office:value="1.80006" calcext:value-type="float">
            <text:p>1.80006</text:p>
          </table:table-cell>
          <table:table-cell office:value-type="float" office:value="9.918" calcext:value-type="float">
            <text:p>9.9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37.1876" calcext:value-type="float">
            <text:p>37.1876</text:p>
          </table:table-cell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10.9065" calcext:value-type="float">
            <text:p>10.9065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.1092" calcext:value-type="float">
            <text:p>10.1092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9999" calcext:value-type="float">
            <text:p>0.229999</text:p>
          </table:table-cell>
          <table:table-cell office:value-type="float" office:value="0.227912" calcext:value-type="float">
            <text:p>0.227912</text:p>
          </table:table-cell>
          <table:table-cell office:value-type="float" office:value="0.231788" calcext:value-type="float">
            <text:p>0.231788</text:p>
          </table:table-cell>
          <table:table-cell office:value-type="float" office:value="0.230007" calcext:value-type="float">
            <text:p>0.230007</text:p>
          </table:table-cell>
          <table:table-cell office:value-type="float" office:value="0.228353" calcext:value-type="float">
            <text:p>0.228353</text:p>
          </table:table-cell>
          <table:table-cell office:value-type="float" office:value="0.232325" calcext:value-type="float">
            <text:p>0.232325</text:p>
          </table:table-cell>
          <table:table-cell office:value-type="float" office:value="0.414178" calcext:value-type="float">
            <text:p>0.414178</text:p>
          </table:table-cell>
          <table:table-cell office:value-type="float" office:value="0.411035" calcext:value-type="float">
            <text:p>0.411035</text:p>
          </table:table-cell>
          <table:table-cell office:value-type="float" office:value="0.418478" calcext:value-type="float">
            <text:p>0.418478</text:p>
          </table:table-cell>
          <table:table-cell office:value-type="float" office:value="0.414192" calcext:value-type="float">
            <text:p>0.414192</text:p>
          </table:table-cell>
          <table:table-cell office:value-type="float" office:value="0.410297" calcext:value-type="float">
            <text:p>0.410297</text:p>
          </table:table-cell>
          <table:table-cell office:value-type="float" office:value="0.421745" calcext:value-type="float">
            <text:p>0.421745</text:p>
          </table:table-cell>
          <table:table-cell table:number-columns-repeated="2" office:value-type="float" office:value="1.80078" calcext:value-type="float">
            <text:p>1.80078</text:p>
          </table:table-cell>
          <table:table-cell office:value-type="float" office:value="9.95829" calcext:value-type="float">
            <text:p>9.958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5" calcext:value-type="float">
            <text:p>0.235</text:p>
          </table:table-cell>
          <table:table-cell office:value-type="float" office:value="135.777" calcext:value-type="float">
            <text:p>135.777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office:value-type="float" office:value="11.0257" calcext:value-type="float">
            <text:p>11.025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.2296" calcext:value-type="float">
            <text:p>10.2296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953" calcext:value-type="float">
            <text:p>0.234953</text:p>
          </table:table-cell>
          <table:table-cell office:value-type="float" office:value="0.233864" calcext:value-type="float">
            <text:p>0.233864</text:p>
          </table:table-cell>
          <table:table-cell office:value-type="float" office:value="0.23607" calcext:value-type="float">
            <text:p>0.23607</text:p>
          </table:table-cell>
          <table:table-cell office:value-type="float" office:value="0.234953" calcext:value-type="float">
            <text:p>0.234953</text:p>
          </table:table-cell>
          <table:table-cell office:value-type="float" office:value="0.233911" calcext:value-type="float">
            <text:p>0.233911</text:p>
          </table:table-cell>
          <table:table-cell office:value-type="float" office:value="0.236629" calcext:value-type="float">
            <text:p>0.236629</text:p>
          </table:table-cell>
          <table:table-cell office:value-type="float" office:value="0.423004" calcext:value-type="float">
            <text:p>0.423004</text:p>
          </table:table-cell>
          <table:table-cell office:value-type="float" office:value="0.42004" calcext:value-type="float">
            <text:p>0.42004</text:p>
          </table:table-cell>
          <table:table-cell office:value-type="float" office:value="0.425981" calcext:value-type="float">
            <text:p>0.425981</text:p>
          </table:table-cell>
          <table:table-cell office:value-type="float" office:value="0.423005" calcext:value-type="float">
            <text:p>0.423005</text:p>
          </table:table-cell>
          <table:table-cell office:value-type="float" office:value="0.419197" calcext:value-type="float">
            <text:p>0.419197</text:p>
          </table:table-cell>
          <table:table-cell office:value-type="float" office:value="0.427287" calcext:value-type="float">
            <text:p>0.427287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10.0001" calcext:value-type="float">
            <text:p>10.0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3091.74" calcext:value-type="float">
            <text:p>3091.74</text:p>
          </table:table-cell>
          <table:table-cell office:value-type="float" office:value="1" calcext:value-type="float">
            <text:p>1</text:p>
          </table:table-cell>
          <table:table-cell office:value-type="float" office:value="50116" calcext:value-type="float">
            <text:p>50116</text:p>
          </table:table-cell>
          <table:table-cell office:value-type="float" office:value="11.1117" calcext:value-type="float">
            <text:p>11.111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.298" calcext:value-type="float">
            <text:p>10.29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8838" calcext:value-type="float">
            <text:p>0.238838</text:p>
          </table:table-cell>
          <table:table-cell office:value-type="float" office:value="0.237516" calcext:value-type="float">
            <text:p>0.237516</text:p>
          </table:table-cell>
          <table:table-cell office:value-type="float" office:value="0.240426" calcext:value-type="float">
            <text:p>0.240426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002" calcext:value-type="float">
            <text:p>0.430002</text:p>
          </table:table-cell>
          <table:table-cell office:value-type="float" office:value="0.425503" calcext:value-type="float">
            <text:p>0.425503</text:p>
          </table:table-cell>
          <table:table-cell office:value-type="float" office:value="0.434461" calcext:value-type="float">
            <text:p>0.4344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9" calcext:value-type="float">
            <text:p>1.80039</text:p>
          </table:table-cell>
          <table:table-cell office:value-type="float" office:value="10.0329" calcext:value-type="float">
            <text:p>10.0329</text:p>
          </table:table-cell>
          <table:table-cell table:number-columns-repeated="4"/>
        </table:table-row>
        <table:table-row table:style-name="ro1">
          <table:table-cell table:style-name="ce2" table:number-columns-repeated="29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8.53087" calcext:value-type="float">
            <text:p>8.5308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.51759" calcext:value-type="float">
            <text:p>8.5175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62" calcext:value-type="float">
            <text:p>7.52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1667" calcext:value-type="float">
            <text:p>0.00471667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994161" calcext:value-type="float">
            <text:p>0.00994161</text:p>
          </table:table-cell>
          <table:table-cell office:value-type="float" office:value="0.00898333" calcext:value-type="float">
            <text:p>0.00898333</text:p>
          </table:table-cell>
          <table:table-cell office:value-type="float" office:value="0.0107033" calcext:value-type="float">
            <text:p>0.0107033</text:p>
          </table:table-cell>
          <table:table-cell office:value-type="float" office:value="0.00994203" calcext:value-type="float">
            <text:p>0.00994203</text:p>
          </table:table-cell>
          <table:table-cell office:value-type="float" office:value="0.00913667" calcext:value-type="float">
            <text:p>0.00913667</text:p>
          </table:table-cell>
          <table:table-cell office:value-type="float" office:value="0.0109167" calcext:value-type="float">
            <text:p>0.0109167</text:p>
          </table:table-cell>
          <table:table-cell office:value-type="float" office:value="1.99075" calcext:value-type="float">
            <text:p>1.99075</text:p>
          </table:table-cell>
          <table:table-cell office:value-type="float" office:value="1.99083" calcext:value-type="float">
            <text:p>1.99083</text:p>
          </table:table-cell>
          <table:table-cell office:value-type="float" office:value="8.51324" calcext:value-type="float">
            <text:p>8.51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57157" calcext:value-type="float">
            <text:p>8.5715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54567" calcext:value-type="float">
            <text:p>8.5456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53571" calcext:value-type="float">
            <text:p>7.5357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48667" calcext:value-type="float">
            <text:p>0.00948667</text:p>
          </table:table-cell>
          <table:table-cell office:value-type="float" office:value="0.01054" calcext:value-type="float">
            <text:p>0.01054</text:p>
          </table:table-cell>
          <table:table-cell office:value-type="float" office:value="0.010006" calcext:value-type="float">
            <text:p>0.010006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200456" calcext:value-type="float">
            <text:p>0.0200456</text:p>
          </table:table-cell>
          <table:table-cell office:value-type="float" office:value="0.0188033" calcext:value-type="float">
            <text:p>0.0188033</text:p>
          </table:table-cell>
          <table:table-cell office:value-type="float" office:value="0.02119" calcext:value-type="float">
            <text:p>0.02119</text:p>
          </table:table-cell>
          <table:table-cell office:value-type="float" office:value="0.0200455" calcext:value-type="float">
            <text:p>0.0200455</text:p>
          </table:table-cell>
          <table:table-cell office:value-type="float" office:value="0.0188733" calcext:value-type="float">
            <text:p>0.0188733</text:p>
          </table:table-cell>
          <table:table-cell office:value-type="float" office:value="0.0212233" calcext:value-type="float">
            <text:p>0.0212233</text:p>
          </table:table-cell>
          <table:table-cell office:value-type="float" office:value="2.00331" calcext:value-type="float">
            <text:p>2.00331</text:p>
          </table:table-cell>
          <table:table-cell office:value-type="float" office:value="2.00334" calcext:value-type="float">
            <text:p>2.00334</text:p>
          </table:table-cell>
          <table:table-cell office:value-type="float" office:value="8.51549" calcext:value-type="float">
            <text:p>8.51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8.64657" calcext:value-type="float">
            <text:p>8.6465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.6054" calcext:value-type="float">
            <text:p>8.605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.59778" calcext:value-type="float">
            <text:p>7.5977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56667" calcext:value-type="float">
            <text:p>0.0156667</text:p>
          </table:table-cell>
          <table:table-cell office:value-type="float" office:value="0.0150309" calcext:value-type="float">
            <text:p>0.0150309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33" calcext:value-type="float">
            <text:p>0.0156933</text:p>
          </table:table-cell>
          <table:table-cell office:value-type="float" office:value="0.0300421" calcext:value-type="float">
            <text:p>0.0300421</text:p>
          </table:table-cell>
          <table:table-cell office:value-type="float" office:value="0.0288933" calcext:value-type="float">
            <text:p>0.0288933</text:p>
          </table:table-cell>
          <table:table-cell office:value-type="float" office:value="0.0316333" calcext:value-type="float">
            <text:p>0.0316333</text:p>
          </table:table-cell>
          <table:table-cell office:value-type="float" office:value="0.0300419" calcext:value-type="float">
            <text:p>0.0300419</text:p>
          </table:table-cell>
          <table:table-cell office:value-type="float" office:value="0.0275833" calcext:value-type="float">
            <text:p>0.0275833</text:p>
          </table:table-cell>
          <table:table-cell office:value-type="float" office:value="0.03181" calcext:value-type="float">
            <text:p>0.03181</text:p>
          </table:table-cell>
          <table:table-cell office:value-type="float" office:value="1.99866" calcext:value-type="float">
            <text:p>1.99866</text:p>
          </table:table-cell>
          <table:table-cell office:value-type="float" office:value="1.99867" calcext:value-type="float">
            <text:p>1.99867</text:p>
          </table:table-cell>
          <table:table-cell office:value-type="float" office:value="8.56656" calcext:value-type="float">
            <text:p>8.566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.67569" calcext:value-type="float">
            <text:p>8.6756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.61949" calcext:value-type="float">
            <text:p>8.619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62745" calcext:value-type="float">
            <text:p>7.627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433" calcext:value-type="float">
            <text:p>0.0194433</text:p>
          </table:table-cell>
          <table:table-cell office:value-type="float" office:value="0.0205667" calcext:value-type="float">
            <text:p>0.0205667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400566" calcext:value-type="float">
            <text:p>0.0400566</text:p>
          </table:table-cell>
          <table:table-cell office:value-type="float" office:value="0.03823" calcext:value-type="float">
            <text:p>0.03823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400571" calcext:value-type="float">
            <text:p>0.0400571</text:p>
          </table:table-cell>
          <table:table-cell office:value-type="float" office:value="0.03751" calcext:value-type="float">
            <text:p>0.03751</text:p>
          </table:table-cell>
          <table:table-cell office:value-type="float" office:value="0.0416833" calcext:value-type="float">
            <text:p>0.0416833</text:p>
          </table:table-cell>
          <table:table-cell office:value-type="float" office:value="1.99654" calcext:value-type="float">
            <text:p>1.99654</text:p>
          </table:table-cell>
          <table:table-cell office:value-type="float" office:value="1.99656" calcext:value-type="float">
            <text:p>1.99656</text:p>
          </table:table-cell>
          <table:table-cell office:value-type="float" office:value="8.57043" calcext:value-type="float">
            <text:p>8.57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8.7433" calcext:value-type="float">
            <text:p>8.743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66718" calcext:value-type="float">
            <text:p>8.6671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.67003" calcext:value-type="float">
            <text:p>7.6700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5067" calcext:value-type="float">
            <text:p>0.0245067</text:p>
          </table:table-cell>
          <table:table-cell office:value-type="float" office:value="0.02574" calcext:value-type="float">
            <text:p>0.02574</text:p>
          </table:table-cell>
          <table:table-cell office:value-type="float" office:value="0.0250667" calcext:value-type="float">
            <text:p>0.0250667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50148" calcext:value-type="float">
            <text:p>0.05014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524067" calcext:value-type="float">
            <text:p>0.0524067</text:p>
          </table:table-cell>
          <table:table-cell office:value-type="float" office:value="0.0501476" calcext:value-type="float">
            <text:p>0.0501476</text:p>
          </table:table-cell>
          <table:table-cell office:value-type="float" office:value="0.0483467" calcext:value-type="float">
            <text:p>0.0483467</text:p>
          </table:table-cell>
          <table:table-cell office:value-type="float" office:value="0.05239" calcext:value-type="float">
            <text:p>0.05239</text:p>
          </table:table-cell>
          <table:table-cell office:value-type="float" office:value="2.00055" calcext:value-type="float">
            <text:p>2.00055</text:p>
          </table:table-cell>
          <table:table-cell office:value-type="float" office:value="2.00056" calcext:value-type="float">
            <text:p>2.00056</text:p>
          </table:table-cell>
          <table:table-cell office:value-type="float" office:value="8.60058" calcext:value-type="float">
            <text:p>8.60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8.80113" calcext:value-type="float">
            <text:p>8.8011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.70936" calcext:value-type="float">
            <text:p>8.7093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0052" calcext:value-type="float">
            <text:p>7.7005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3433" calcext:value-type="float">
            <text:p>0.0293433</text:p>
          </table:table-cell>
          <table:table-cell office:value-type="float" office:value="0.0306767" calcext:value-type="float">
            <text:p>0.0306767</text:p>
          </table:table-cell>
          <table:table-cell office:value-type="float" office:value="0.0300681" calcext:value-type="float">
            <text:p>0.0300681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601364" calcext:value-type="float">
            <text:p>0.0601364</text:p>
          </table:table-cell>
          <table:table-cell office:value-type="float" office:value="0.05776" calcext:value-type="float">
            <text:p>0.05776</text:p>
          </table:table-cell>
          <table:table-cell office:value-type="float" office:value="0.0624667" calcext:value-type="float">
            <text:p>0.0624667</text:p>
          </table:table-cell>
          <table:table-cell office:value-type="float" office:value="0.0601359" calcext:value-type="float">
            <text:p>0.0601359</text:p>
          </table:table-cell>
          <table:table-cell office:value-type="float" office:value="0.0582867" calcext:value-type="float">
            <text:p>0.0582867</text:p>
          </table:table-cell>
          <table:table-cell office:value-type="float" office:value="0.0629133" calcext:value-type="float">
            <text:p>0.0629133</text:p>
          </table:table-cell>
          <table:table-cell office:value-type="float" office:value="2" calcext:value-type="float">
            <text:p>2</text:p>
          </table:table-cell>
          <table:table-cell office:value-type="float" office:value="1.99999" calcext:value-type="float">
            <text:p>1.99999</text:p>
          </table:table-cell>
          <table:table-cell office:value-type="float" office:value="8.62731" calcext:value-type="float">
            <text:p>8.627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8.86403" calcext:value-type="float">
            <text:p>8.8640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.74676" calcext:value-type="float">
            <text:p>8.7467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.75605" calcext:value-type="float">
            <text:p>7.7560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3589" calcext:value-type="float">
            <text:p>0.03589</text:p>
          </table:table-cell>
          <table:table-cell office:value-type="float" office:value="0.0350702" calcext:value-type="float">
            <text:p>0.0350702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58967" calcext:value-type="float">
            <text:p>0.0358967</text:p>
          </table:table-cell>
          <table:table-cell office:value-type="float" office:value="0.0701265" calcext:value-type="float">
            <text:p>0.0701265</text:p>
          </table:table-cell>
          <table:table-cell office:value-type="float" office:value="0.0670467" calcext:value-type="float">
            <text:p>0.0670467</text:p>
          </table:table-cell>
          <table:table-cell office:value-type="float" office:value="0.07281" calcext:value-type="float">
            <text:p>0.07281</text:p>
          </table:table-cell>
          <table:table-cell office:value-type="float" office:value="0.0701258" calcext:value-type="float">
            <text:p>0.0701258</text:p>
          </table:table-cell>
          <table:table-cell office:value-type="float" office:value="0.0682767" calcext:value-type="float">
            <text:p>0.0682767</text:p>
          </table:table-cell>
          <table:table-cell office:value-type="float" office:value="0.0721833" calcext:value-type="float">
            <text:p>0.0721833</text:p>
          </table:table-cell>
          <table:table-cell office:value-type="float" office:value="1.99958" calcext:value-type="float">
            <text:p>1.99958</text:p>
          </table:table-cell>
          <table:table-cell office:value-type="float" office:value="1.99959" calcext:value-type="float">
            <text:p>1.99959</text:p>
          </table:table-cell>
          <table:table-cell office:value-type="float" office:value="8.64848" calcext:value-type="float">
            <text:p>8.648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8.92691" calcext:value-type="float">
            <text:p>8.9269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.78889" calcext:value-type="float">
            <text:p>8.7888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.78157" calcext:value-type="float">
            <text:p>7.7815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93433" calcext:value-type="float">
            <text:p>0.0393433</text:p>
          </table:table-cell>
          <table:table-cell office:value-type="float" office:value="0.0407367" calcext:value-type="float">
            <text:p>0.0407367</text:p>
          </table:table-cell>
          <table:table-cell office:value-type="float" office:value="0.0400935" calcext:value-type="float">
            <text:p>0.0400935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801977" calcext:value-type="float">
            <text:p>0.0801977</text:p>
          </table:table-cell>
          <table:table-cell office:value-type="float" office:value="0.07766" calcext:value-type="float">
            <text:p>0.07766</text:p>
          </table:table-cell>
          <table:table-cell office:value-type="float" office:value="0.08267" calcext:value-type="float">
            <text:p>0.08267</text:p>
          </table:table-cell>
          <table:table-cell office:value-type="float" office:value="0.0801967" calcext:value-type="float">
            <text:p>0.0801967</text:p>
          </table:table-cell>
          <table:table-cell office:value-type="float" office:value="0.07766" calcext:value-type="float">
            <text:p>0.07766</text:p>
          </table:table-cell>
          <table:table-cell office:value-type="float" office:value="0.08245" calcext:value-type="float">
            <text:p>0.08245</text:p>
          </table:table-cell>
          <table:table-cell table:number-columns-repeated="2" office:value-type="float" office:value="2.00024" calcext:value-type="float">
            <text:p>2.00024</text:p>
          </table:table-cell>
          <table:table-cell office:value-type="float" office:value="8.67572" calcext:value-type="float">
            <text:p>8.67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8.99373" calcext:value-type="float">
            <text:p>8.9937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83052" calcext:value-type="float">
            <text:p>8.830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.83752" calcext:value-type="float">
            <text:p>7.8375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2833" calcext:value-type="float">
            <text:p>0.0442833</text:p>
          </table:table-cell>
          <table:table-cell office:value-type="float" office:value="0.04582" calcext:value-type="float">
            <text:p>0.04582</text:p>
          </table:table-cell>
          <table:table-cell office:value-type="float" office:value="0.0450684" calcext:value-type="float">
            <text:p>0.0450684</text:p>
          </table:table-cell>
          <table:table-cell office:value-type="float" office:value="0.04412" calcext:value-type="float">
            <text:p>0.04412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900822" calcext:value-type="float">
            <text:p>0.0900822</text:p>
          </table:table-cell>
          <table:table-cell office:value-type="float" office:value="0.0880833" calcext:value-type="float">
            <text:p>0.0880833</text:p>
          </table:table-cell>
          <table:table-cell office:value-type="float" office:value="0.0923367" calcext:value-type="float">
            <text:p>0.0923367</text:p>
          </table:table-cell>
          <table:table-cell office:value-type="float" office:value="0.0900803" calcext:value-type="float">
            <text:p>0.0900803</text:p>
          </table:table-cell>
          <table:table-cell office:value-type="float" office:value="0.0879067" calcext:value-type="float">
            <text:p>0.0879067</text:p>
          </table:table-cell>
          <table:table-cell office:value-type="float" office:value="0.09262" calcext:value-type="float">
            <text:p>0.09262</text:p>
          </table:table-cell>
          <table:table-cell office:value-type="float" office:value="1.99876" calcext:value-type="float">
            <text:p>1.99876</text:p>
          </table:table-cell>
          <table:table-cell office:value-type="float" office:value="1.99875" calcext:value-type="float">
            <text:p>1.99875</text:p>
          </table:table-cell>
          <table:table-cell office:value-type="float" office:value="8.70246" calcext:value-type="float">
            <text:p>8.70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9.07315" calcext:value-type="float">
            <text:p>9.0731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8.88087" calcext:value-type="float">
            <text:p>8.8808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.88081" calcext:value-type="float">
            <text:p>7.8808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145" calcext:value-type="float">
            <text:p>0.05145</text:p>
          </table:table-cell>
          <table:table-cell office:value-type="float" office:value="0.0500774" calcext:value-type="float">
            <text:p>0.0500774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100079" calcext:value-type="float">
            <text:p>0.100079</text:p>
          </table:table-cell>
          <table:table-cell office:value-type="float" office:value="0.09705" calcext:value-type="float">
            <text:p>0.09705</text:p>
          </table:table-cell>
          <table:table-cell office:value-type="float" office:value="0.10341" calcext:value-type="float">
            <text:p>0.10341</text:p>
          </table:table-cell>
          <table:table-cell office:value-type="float" office:value="0.100078" calcext:value-type="float">
            <text:p>0.100078</text:p>
          </table:table-cell>
          <table:table-cell office:value-type="float" office:value="0.09681" calcext:value-type="float">
            <text:p>0.09681</text:p>
          </table:table-cell>
          <table:table-cell office:value-type="float" office:value="0.10276" calcext:value-type="float">
            <text:p>0.10276</text:p>
          </table:table-cell>
          <table:table-cell table:number-columns-repeated="2" office:value-type="float" office:value="1.99847" calcext:value-type="float">
            <text:p>1.99847</text:p>
          </table:table-cell>
          <table:table-cell office:value-type="float" office:value="8.73596" calcext:value-type="float">
            <text:p>8.73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9.13283" calcext:value-type="float">
            <text:p>9.1328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9119" calcext:value-type="float">
            <text:p>8.9119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.906" calcext:value-type="float">
            <text:p>7.906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3033" calcext:value-type="float">
            <text:p>0.0543033</text:p>
          </table:table-cell>
          <table:table-cell office:value-type="float" office:value="0.0564333" calcext:value-type="float">
            <text:p>0.0564333</text:p>
          </table:table-cell>
          <table:table-cell office:value-type="float" office:value="0.0550874" calcext:value-type="float">
            <text:p>0.0550874</text:p>
          </table:table-cell>
          <table:table-cell office:value-type="float" office:value="0.0537767" calcext:value-type="float">
            <text:p>0.0537767</text:p>
          </table:table-cell>
          <table:table-cell office:value-type="float" office:value="0.0558933" calcext:value-type="float">
            <text:p>0.0558933</text:p>
          </table:table-cell>
          <table:table-cell office:value-type="float" office:value="0.110034" calcext:value-type="float">
            <text:p>0.110034</text:p>
          </table:table-cell>
          <table:table-cell office:value-type="float" office:value="0.106557" calcext:value-type="float">
            <text:p>0.106557</text:p>
          </table:table-cell>
          <table:table-cell office:value-type="float" office:value="0.113617" calcext:value-type="float">
            <text:p>0.113617</text:p>
          </table:table-cell>
          <table:table-cell office:value-type="float" office:value="0.110032" calcext:value-type="float">
            <text:p>0.110032</text:p>
          </table:table-cell>
          <table:table-cell office:value-type="float" office:value="0.10648" calcext:value-type="float">
            <text:p>0.10648</text:p>
          </table:table-cell>
          <table:table-cell office:value-type="float" office:value="0.112873" calcext:value-type="float">
            <text:p>0.112873</text:p>
          </table:table-cell>
          <table:table-cell table:number-columns-repeated="2" office:value-type="float" office:value="1.99742" calcext:value-type="float">
            <text:p>1.99742</text:p>
          </table:table-cell>
          <table:table-cell office:value-type="float" office:value="8.75176" calcext:value-type="float">
            <text:p>8.75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9.22362" calcext:value-type="float">
            <text:p>9.2236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.969" calcext:value-type="float">
            <text:p>8.96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.9645" calcext:value-type="float">
            <text:p>7.9645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90933" calcext:value-type="float">
            <text:p>0.0590933</text:p>
          </table:table-cell>
          <table:table-cell office:value-type="float" office:value="0.0609733" calcext:value-type="float">
            <text:p>0.0609733</text:p>
          </table:table-cell>
          <table:table-cell office:value-type="float" office:value="0.0600768" calcext:value-type="float">
            <text:p>0.0600768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120003" calcext:value-type="float">
            <text:p>0.120003</text:p>
          </table:table-cell>
          <table:table-cell office:value-type="float" office:value="0.117913" calcext:value-type="float">
            <text:p>0.117913</text:p>
          </table:table-cell>
          <table:table-cell office:value-type="float" office:value="0.12409" calcext:value-type="float">
            <text:p>0.12409</text:p>
          </table:table-cell>
          <table:table-cell office:value-type="float" office:value="0.120001" calcext:value-type="float">
            <text:p>0.120001</text:p>
          </table:table-cell>
          <table:table-cell office:value-type="float" office:value="0.116857" calcext:value-type="float">
            <text:p>0.116857</text:p>
          </table:table-cell>
          <table:table-cell office:value-type="float" office:value="0.122827" calcext:value-type="float">
            <text:p>0.122827</text:p>
          </table:table-cell>
          <table:table-cell office:value-type="float" office:value="1.99747" calcext:value-type="float">
            <text:p>1.99747</text:p>
          </table:table-cell>
          <table:table-cell office:value-type="float" office:value="1.99746" calcext:value-type="float">
            <text:p>1.99746</text:p>
          </table:table-cell>
          <table:table-cell office:value-type="float" office:value="8.78951" calcext:value-type="float">
            <text:p>8.789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9.31677" calcext:value-type="float">
            <text:p>9.3167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9.02086" calcext:value-type="float">
            <text:p>9.0208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.02457" calcext:value-type="float">
            <text:p>8.0245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9" calcext:value-type="float">
            <text:p>0.0651089</text:p>
          </table:table-cell>
          <table:table-cell office:value-type="float" office:value="0.0642467" calcext:value-type="float">
            <text:p>0.0642467</text:p>
          </table:table-cell>
          <table:table-cell office:value-type="float" office:value="0.06612" calcext:value-type="float">
            <text:p>0.06612</text:p>
          </table:table-cell>
          <table:table-cell office:value-type="float" office:value="0.0651082" calcext:value-type="float">
            <text:p>0.0651082</text:p>
          </table:table-cell>
          <table:table-cell office:value-type="float" office:value="0.06401" calcext:value-type="float">
            <text:p>0.06401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30102" calcext:value-type="float">
            <text:p>0.130102</text:p>
          </table:table-cell>
          <table:table-cell office:value-type="float" office:value="0.12718" calcext:value-type="float">
            <text:p>0.12718</text:p>
          </table:table-cell>
          <table:table-cell office:value-type="float" office:value="0.13302" calcext:value-type="float">
            <text:p>0.13302</text:p>
          </table:table-cell>
          <table:table-cell office:value-type="float" office:value="0.130101" calcext:value-type="float">
            <text:p>0.130101</text:p>
          </table:table-cell>
          <table:table-cell office:value-type="float" office:value="0.126597" calcext:value-type="float">
            <text:p>0.126597</text:p>
          </table:table-cell>
          <table:table-cell office:value-type="float" office:value="0.132743" calcext:value-type="float">
            <text:p>0.132743</text:p>
          </table:table-cell>
          <table:table-cell office:value-type="float" office:value="1.99822" calcext:value-type="float">
            <text:p>1.99822</text:p>
          </table:table-cell>
          <table:table-cell office:value-type="float" office:value="1.99823" calcext:value-type="float">
            <text:p>1.99823</text:p>
          </table:table-cell>
          <table:table-cell office:value-type="float" office:value="8.82196" calcext:value-type="float">
            <text:p>8.82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9.40958" calcext:value-type="float">
            <text:p>9.4095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9.07601" calcext:value-type="float">
            <text:p>9.0760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08249" calcext:value-type="float">
            <text:p>8.0824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2267" calcext:value-type="float">
            <text:p>0.0692267</text:p>
          </table:table-cell>
          <table:table-cell office:value-type="float" office:value="0.0717167" calcext:value-type="float">
            <text:p>0.0717167</text:p>
          </table:table-cell>
          <table:table-cell office:value-type="float" office:value="0.0700988" calcext:value-type="float">
            <text:p>0.0700988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12333" calcext:value-type="float">
            <text:p>0.0712333</text:p>
          </table:table-cell>
          <table:table-cell office:value-type="float" office:value="0.140033" calcext:value-type="float">
            <text:p>0.140033</text:p>
          </table:table-cell>
          <table:table-cell office:value-type="float" office:value="0.13712" calcext:value-type="float">
            <text:p>0.13712</text:p>
          </table:table-cell>
          <table:table-cell office:value-type="float" office:value="0.144017" calcext:value-type="float">
            <text:p>0.144017</text:p>
          </table:table-cell>
          <table:table-cell office:value-type="float" office:value="0.140033" calcext:value-type="float">
            <text:p>0.140033</text:p>
          </table:table-cell>
          <table:table-cell office:value-type="float" office:value="0.136727" calcext:value-type="float">
            <text:p>0.136727</text:p>
          </table:table-cell>
          <table:table-cell office:value-type="float" office:value="0.142657" calcext:value-type="float">
            <text:p>0.142657</text:p>
          </table:table-cell>
          <table:table-cell office:value-type="float" office:value="1.99764" calcext:value-type="float">
            <text:p>1.99764</text:p>
          </table:table-cell>
          <table:table-cell office:value-type="float" office:value="1.99765" calcext:value-type="float">
            <text:p>1.99765</text:p>
          </table:table-cell>
          <table:table-cell office:value-type="float" office:value="8.85766" calcext:value-type="float">
            <text:p>8.857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9.49559" calcext:value-type="float">
            <text:p>9.4955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.11957" calcext:value-type="float">
            <text:p>9.1195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8.11859" calcext:value-type="float">
            <text:p>8.1185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40267" calcext:value-type="float">
            <text:p>0.0740267</text:p>
          </table:table-cell>
          <table:table-cell office:value-type="float" office:value="0.0761567" calcext:value-type="float">
            <text:p>0.0761567</text:p>
          </table:table-cell>
          <table:table-cell office:value-type="float" office:value="0.0750701" calcext:value-type="float">
            <text:p>0.0750701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49922" calcext:value-type="float">
            <text:p>0.149922</text:p>
          </table:table-cell>
          <table:table-cell office:value-type="float" office:value="0.14692" calcext:value-type="float">
            <text:p>0.14692</text:p>
          </table:table-cell>
          <table:table-cell office:value-type="float" office:value="0.15369" calcext:value-type="float">
            <text:p>0.15369</text:p>
          </table:table-cell>
          <table:table-cell office:value-type="float" office:value="0.149922" calcext:value-type="float">
            <text:p>0.149922</text:p>
          </table:table-cell>
          <table:table-cell office:value-type="float" office:value="0.146797" calcext:value-type="float">
            <text:p>0.146797</text:p>
          </table:table-cell>
          <table:table-cell office:value-type="float" office:value="0.152743" calcext:value-type="float">
            <text:p>0.152743</text:p>
          </table:table-cell>
          <table:table-cell table:number-columns-repeated="2" office:value-type="float" office:value="1.99709" calcext:value-type="float">
            <text:p>1.99709</text:p>
          </table:table-cell>
          <table:table-cell office:value-type="float" office:value="8.88363" calcext:value-type="float">
            <text:p>8.88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9.61567" calcext:value-type="float">
            <text:p>9.61567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9.18233" calcext:value-type="float">
            <text:p>9.182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.18897" calcext:value-type="float">
            <text:p>8.1889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904" calcext:value-type="float">
            <text:p>0.07904</text:p>
          </table:table-cell>
          <table:table-cell office:value-type="float" office:value="0.08124" calcext:value-type="float">
            <text:p>0.08124</text:p>
          </table:table-cell>
          <table:table-cell office:value-type="float" office:value="0.080062" calcext:value-type="float">
            <text:p>0.080062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" calcext:value-type="float">
            <text:p>0.08127</text:p>
          </table:table-cell>
          <table:table-cell office:value-type="float" office:value="0.159942" calcext:value-type="float">
            <text:p>0.159942</text:p>
          </table:table-cell>
          <table:table-cell office:value-type="float" office:value="0.15652" calcext:value-type="float">
            <text:p>0.15652</text:p>
          </table:table-cell>
          <table:table-cell office:value-type="float" office:value="0.162907" calcext:value-type="float">
            <text:p>0.162907</text:p>
          </table:table-cell>
          <table:table-cell office:value-type="float" office:value="0.159942" calcext:value-type="float">
            <text:p>0.159942</text:p>
          </table:table-cell>
          <table:table-cell office:value-type="float" office:value="0.156473" calcext:value-type="float">
            <text:p>0.156473</text:p>
          </table:table-cell>
          <table:table-cell office:value-type="float" office:value="0.162663" calcext:value-type="float">
            <text:p>0.162663</text:p>
          </table:table-cell>
          <table:table-cell office:value-type="float" office:value="1.99772" calcext:value-type="float">
            <text:p>1.99772</text:p>
          </table:table-cell>
          <table:table-cell office:value-type="float" office:value="1.99773" calcext:value-type="float">
            <text:p>1.99773</text:p>
          </table:table-cell>
          <table:table-cell office:value-type="float" office:value="8.92144" calcext:value-type="float">
            <text:p>8.92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9.70833" calcext:value-type="float">
            <text:p>9.7083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.22706" calcext:value-type="float">
            <text:p>9.22706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.22971" calcext:value-type="float">
            <text:p>8.229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2" calcext:value-type="float">
            <text:p>0.0850492</text:p>
          </table:table-cell>
          <table:table-cell office:value-type="float" office:value="0.0838067" calcext:value-type="float">
            <text:p>0.0838067</text:p>
          </table:table-cell>
          <table:table-cell office:value-type="float" office:value="0.08644" calcext:value-type="float">
            <text:p>0.08644</text:p>
          </table:table-cell>
          <table:table-cell office:value-type="float" office:value="0.0850495" calcext:value-type="float">
            <text:p>0.0850495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0861467" calcext:value-type="float">
            <text:p>0.0861467</text:p>
          </table:table-cell>
          <table:table-cell office:value-type="float" office:value="0.169855" calcext:value-type="float">
            <text:p>0.169855</text:p>
          </table:table-cell>
          <table:table-cell office:value-type="float" office:value="0.166487" calcext:value-type="float">
            <text:p>0.166487</text:p>
          </table:table-cell>
          <table:table-cell office:value-type="float" office:value="0.173333" calcext:value-type="float">
            <text:p>0.173333</text:p>
          </table:table-cell>
          <table:table-cell office:value-type="float" office:value="0.169855" calcext:value-type="float">
            <text:p>0.169855</text:p>
          </table:table-cell>
          <table:table-cell office:value-type="float" office:value="0.166817" calcext:value-type="float">
            <text:p>0.166817</text:p>
          </table:table-cell>
          <table:table-cell office:value-type="float" office:value="0.172847" calcext:value-type="float">
            <text:p>0.172847</text:p>
          </table:table-cell>
          <table:table-cell office:value-type="float" office:value="1.99714" calcext:value-type="float">
            <text:p>1.99714</text:p>
          </table:table-cell>
          <table:table-cell office:value-type="float" office:value="1.99713" calcext:value-type="float">
            <text:p>1.99713</text:p>
          </table:table-cell>
          <table:table-cell office:value-type="float" office:value="8.94594" calcext:value-type="float">
            <text:p>8.945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9.8512" calcext:value-type="float">
            <text:p>9.851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.29865" calcext:value-type="float">
            <text:p>9.2986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8.29719" calcext:value-type="float">
            <text:p>8.2971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4" calcext:value-type="float">
            <text:p>0.0900404</text:p>
          </table:table-cell>
          <table:table-cell office:value-type="float" office:value="0.0885233" calcext:value-type="float">
            <text:p>0.0885233</text:p>
          </table:table-cell>
          <table:table-cell office:value-type="float" office:value="0.0912467" calcext:value-type="float">
            <text:p>0.0912467</text:p>
          </table:table-cell>
          <table:table-cell office:value-type="float" office:value="0.0900404" calcext:value-type="float">
            <text:p>0.0900404</text:p>
          </table:table-cell>
          <table:table-cell office:value-type="float" office:value="0.0889333" calcext:value-type="float">
            <text:p>0.0889333</text:p>
          </table:table-cell>
          <table:table-cell office:value-type="float" office:value="0.09101" calcext:value-type="float">
            <text:p>0.09101</text:p>
          </table:table-cell>
          <table:table-cell office:value-type="float" office:value="0.179889" calcext:value-type="float">
            <text:p>0.179889</text:p>
          </table:table-cell>
          <table:table-cell office:value-type="float" office:value="0.17604" calcext:value-type="float">
            <text:p>0.17604</text:p>
          </table:table-cell>
          <table:table-cell office:value-type="float" office:value="0.183497" calcext:value-type="float">
            <text:p>0.183497</text:p>
          </table:table-cell>
          <table:table-cell office:value-type="float" office:value="0.17989" calcext:value-type="float">
            <text:p>0.17989</text:p>
          </table:table-cell>
          <table:table-cell office:value-type="float" office:value="0.177" calcext:value-type="float">
            <text:p>0.177</text:p>
          </table:table-cell>
          <table:table-cell office:value-type="float" office:value="0.18269" calcext:value-type="float">
            <text:p>0.18269</text:p>
          </table:table-cell>
          <table:table-cell office:value-type="float" office:value="1.99787" calcext:value-type="float">
            <text:p>1.99787</text:p>
          </table:table-cell>
          <table:table-cell office:value-type="float" office:value="1.99789" calcext:value-type="float">
            <text:p>1.99789</text:p>
          </table:table-cell>
          <table:table-cell office:value-type="float" office:value="8.99135" calcext:value-type="float">
            <text:p>8.991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9.97963" calcext:value-type="float">
            <text:p>9.9796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.35805" calcext:value-type="float">
            <text:p>9.35805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.36294" calcext:value-type="float">
            <text:p>8.3629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" calcext:value-type="float">
            <text:p>0.095042</text:p>
          </table:table-cell>
          <table:table-cell office:value-type="float" office:value="0.0940633" calcext:value-type="float">
            <text:p>0.0940633</text:p>
          </table:table-cell>
          <table:table-cell office:value-type="float" office:value="0.0961233" calcext:value-type="float">
            <text:p>0.0961233</text:p>
          </table:table-cell>
          <table:table-cell office:value-type="float" office:value="0.0950422" calcext:value-type="float">
            <text:p>0.0950422</text:p>
          </table:table-cell>
          <table:table-cell office:value-type="float" office:value="0.09382" calcext:value-type="float">
            <text:p>0.09382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189869" calcext:value-type="float">
            <text:p>0.189869</text:p>
          </table:table-cell>
          <table:table-cell office:value-type="float" office:value="0.186487" calcext:value-type="float">
            <text:p>0.186487</text:p>
          </table:table-cell>
          <table:table-cell office:value-type="float" office:value="0.192923" calcext:value-type="float">
            <text:p>0.192923</text:p>
          </table:table-cell>
          <table:table-cell office:value-type="float" office:value="0.189869" calcext:value-type="float">
            <text:p>0.189869</text:p>
          </table:table-cell>
          <table:table-cell office:value-type="float" office:value="0.185933" calcext:value-type="float">
            <text:p>0.185933</text:p>
          </table:table-cell>
          <table:table-cell office:value-type="float" office:value="0.19311" calcext:value-type="float">
            <text:p>0.19311</text:p>
          </table:table-cell>
          <table:table-cell table:number-columns-repeated="2" office:value-type="float" office:value="1.99773" calcext:value-type="float">
            <text:p>1.99773</text:p>
          </table:table-cell>
          <table:table-cell office:value-type="float" office:value="9.02636" calcext:value-type="float">
            <text:p>9.026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0.1015" calcext:value-type="float">
            <text:p>10.101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.41071" calcext:value-type="float">
            <text:p>9.4107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41043" calcext:value-type="float">
            <text:p>8.4104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1" calcext:value-type="float">
            <text:p>0.09871</text:p>
          </table:table-cell>
          <table:table-cell office:value-type="float" office:value="0.10142" calcext:value-type="float">
            <text:p>0.10142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33" calcext:value-type="float">
            <text:p>0.0987833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199715" calcext:value-type="float">
            <text:p>0.199715</text:p>
          </table:table-cell>
          <table:table-cell office:value-type="float" office:value="0.19628" calcext:value-type="float">
            <text:p>0.19628</text:p>
          </table:table-cell>
          <table:table-cell office:value-type="float" office:value="0.204323" calcext:value-type="float">
            <text:p>0.204323</text:p>
          </table:table-cell>
          <table:table-cell office:value-type="float" office:value="0.199717" calcext:value-type="float">
            <text:p>0.199717</text:p>
          </table:table-cell>
          <table:table-cell office:value-type="float" office:value="0.195033" calcext:value-type="float">
            <text:p>0.195033</text:p>
          </table:table-cell>
          <table:table-cell office:value-type="float" office:value="0.202973" calcext:value-type="float">
            <text:p>0.202973</text:p>
          </table:table-cell>
          <table:table-cell office:value-type="float" office:value="1.99688" calcext:value-type="float">
            <text:p>1.99688</text:p>
          </table:table-cell>
          <table:table-cell office:value-type="float" office:value="1.9969" calcext:value-type="float">
            <text:p>1.9969</text:p>
          </table:table-cell>
          <table:table-cell office:value-type="float" office:value="9.05755" calcext:value-type="float">
            <text:p>9.05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10.2567" calcext:value-type="float">
            <text:p>10.256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47405" calcext:value-type="float">
            <text:p>9.47405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8.47584" calcext:value-type="float">
            <text:p>8.4758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707" calcext:value-type="float">
            <text:p>0.103707</text:p>
          </table:table-cell>
          <table:table-cell office:value-type="float" office:value="0.106673" calcext:value-type="float">
            <text:p>0.106673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209717" calcext:value-type="float">
            <text:p>0.209717</text:p>
          </table:table-cell>
          <table:table-cell office:value-type="float" office:value="0.205457" calcext:value-type="float">
            <text:p>0.205457</text:p>
          </table:table-cell>
          <table:table-cell office:value-type="float" office:value="0.21429" calcext:value-type="float">
            <text:p>0.21429</text:p>
          </table:table-cell>
          <table:table-cell office:value-type="float" office:value="0.209718" calcext:value-type="float">
            <text:p>0.209718</text:p>
          </table:table-cell>
          <table:table-cell office:value-type="float" office:value="0.205527" calcext:value-type="float">
            <text:p>0.205527</text:p>
          </table:table-cell>
          <table:table-cell office:value-type="float" office:value="0.212503" calcext:value-type="float">
            <text:p>0.212503</text:p>
          </table:table-cell>
          <table:table-cell office:value-type="float" office:value="1.99727" calcext:value-type="float">
            <text:p>1.99727</text:p>
          </table:table-cell>
          <table:table-cell office:value-type="float" office:value="1.99726" calcext:value-type="float">
            <text:p>1.99726</text:p>
          </table:table-cell>
          <table:table-cell office:value-type="float" office:value="9.09024" calcext:value-type="float">
            <text:p>9.09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10.4346" calcext:value-type="float">
            <text:p>10.4346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.54898" calcext:value-type="float">
            <text:p>9.5489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54654" calcext:value-type="float">
            <text:p>8.5465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69" calcext:value-type="float">
            <text:p>0.10869</text:p>
          </table:table-cell>
          <table:table-cell office:value-type="float" office:value="0.11129" calcext:value-type="float">
            <text:p>0.11129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3" calcext:value-type="float">
            <text:p>0.109003</text:p>
          </table:table-cell>
          <table:table-cell office:value-type="float" office:value="0.111053" calcext:value-type="float">
            <text:p>0.111053</text:p>
          </table:table-cell>
          <table:table-cell office:value-type="float" office:value="0.21984" calcext:value-type="float">
            <text:p>0.21984</text:p>
          </table:table-cell>
          <table:table-cell office:value-type="float" office:value="0.216333" calcext:value-type="float">
            <text:p>0.216333</text:p>
          </table:table-cell>
          <table:table-cell office:value-type="float" office:value="0.22402" calcext:value-type="float">
            <text:p>0.22402</text:p>
          </table:table-cell>
          <table:table-cell office:value-type="float" office:value="0.219841" calcext:value-type="float">
            <text:p>0.219841</text:p>
          </table:table-cell>
          <table:table-cell office:value-type="float" office:value="0.215933" calcext:value-type="float">
            <text:p>0.215933</text:p>
          </table:table-cell>
          <table:table-cell office:value-type="float" office:value="0.222813" calcext:value-type="float">
            <text:p>0.222813</text:p>
          </table:table-cell>
          <table:table-cell office:value-type="float" office:value="1.99809" calcext:value-type="float">
            <text:p>1.99809</text:p>
          </table:table-cell>
          <table:table-cell office:value-type="float" office:value="1.9981" calcext:value-type="float">
            <text:p>1.9981</text:p>
          </table:table-cell>
          <table:table-cell office:value-type="float" office:value="9.13547" calcext:value-type="float">
            <text:p>9.135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10.6222" calcext:value-type="float">
            <text:p>10.622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61503" calcext:value-type="float">
            <text:p>9.6150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.6139" calcext:value-type="float">
            <text:p>8.613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23" calcext:value-type="float">
            <text:p>0.113723</text:p>
          </table:table-cell>
          <table:table-cell office:value-type="float" office:value="0.116267" calcext:value-type="float">
            <text:p>0.116267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229819" calcext:value-type="float">
            <text:p>0.229819</text:p>
          </table:table-cell>
          <table:table-cell office:value-type="float" office:value="0.226353" calcext:value-type="float">
            <text:p>0.226353</text:p>
          </table:table-cell>
          <table:table-cell office:value-type="float" office:value="0.234427" calcext:value-type="float">
            <text:p>0.234427</text:p>
          </table:table-cell>
          <table:table-cell office:value-type="float" office:value="0.22982" calcext:value-type="float">
            <text:p>0.22982</text:p>
          </table:table-cell>
          <table:table-cell office:value-type="float" office:value="0.224687" calcext:value-type="float">
            <text:p>0.224687</text:p>
          </table:table-cell>
          <table:table-cell office:value-type="float" office:value="0.23243" calcext:value-type="float">
            <text:p>0.23243</text:p>
          </table:table-cell>
          <table:table-cell office:value-type="float" office:value="1.99834" calcext:value-type="float">
            <text:p>1.99834</text:p>
          </table:table-cell>
          <table:table-cell office:value-type="float" office:value="1.99835" calcext:value-type="float">
            <text:p>1.99835</text:p>
          </table:table-cell>
          <table:table-cell office:value-type="float" office:value="9.16925" calcext:value-type="float">
            <text:p>9.16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10.8228" calcext:value-type="float">
            <text:p>10.8228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9.68577" calcext:value-type="float">
            <text:p>9.6857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8.69128" calcext:value-type="float">
            <text:p>8.6912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063" calcext:value-type="float">
            <text:p>0.118063</text:p>
          </table:table-cell>
          <table:table-cell office:value-type="float" office:value="0.12101" calcext:value-type="float">
            <text:p>0.12101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7" calcext:value-type="float">
            <text:p>0.118717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239775" calcext:value-type="float">
            <text:p>0.239775</text:p>
          </table:table-cell>
          <table:table-cell office:value-type="float" office:value="0.235297" calcext:value-type="float">
            <text:p>0.235297</text:p>
          </table:table-cell>
          <table:table-cell office:value-type="float" office:value="0.24338" calcext:value-type="float">
            <text:p>0.24338</text:p>
          </table:table-cell>
          <table:table-cell office:value-type="float" office:value="0.239777" calcext:value-type="float">
            <text:p>0.239777</text:p>
          </table:table-cell>
          <table:table-cell office:value-type="float" office:value="0.23554" calcext:value-type="float">
            <text:p>0.23554</text:p>
          </table:table-cell>
          <table:table-cell office:value-type="float" office:value="0.24303" calcext:value-type="float">
            <text:p>0.24303</text:p>
          </table:table-cell>
          <table:table-cell office:value-type="float" office:value="1.99816" calcext:value-type="float">
            <text:p>1.99816</text:p>
          </table:table-cell>
          <table:table-cell office:value-type="float" office:value="1.99819" calcext:value-type="float">
            <text:p>1.99819</text:p>
          </table:table-cell>
          <table:table-cell office:value-type="float" office:value="9.21062" calcext:value-type="float">
            <text:p>9.21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11.0578" calcext:value-type="float">
            <text:p>11.0578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76147" calcext:value-type="float">
            <text:p>9.7614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8.76085" calcext:value-type="float">
            <text:p>8.7608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457" calcext:value-type="float">
            <text:p>0.123457</text:p>
          </table:table-cell>
          <table:table-cell office:value-type="float" office:value="0.126613" calcext:value-type="float">
            <text:p>0.126613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7" calcext:value-type="float">
            <text:p>0.126167</text:p>
          </table:table-cell>
          <table:table-cell office:value-type="float" office:value="0.249773" calcext:value-type="float">
            <text:p>0.249773</text:p>
          </table:table-cell>
          <table:table-cell office:value-type="float" office:value="0.24569" calcext:value-type="float">
            <text:p>0.24569</text:p>
          </table:table-cell>
          <table:table-cell office:value-type="float" office:value="0.25474" calcext:value-type="float">
            <text:p>0.25474</text:p>
          </table:table-cell>
          <table:table-cell office:value-type="float" office:value="0.249774" calcext:value-type="float">
            <text:p>0.249774</text:p>
          </table:table-cell>
          <table:table-cell office:value-type="float" office:value="0.24509" calcext:value-type="float">
            <text:p>0.24509</text:p>
          </table:table-cell>
          <table:table-cell office:value-type="float" office:value="0.253123" calcext:value-type="float">
            <text:p>0.253123</text:p>
          </table:table-cell>
          <table:table-cell office:value-type="float" office:value="1.99829" calcext:value-type="float">
            <text:p>1.99829</text:p>
          </table:table-cell>
          <table:table-cell office:value-type="float" office:value="1.9983" calcext:value-type="float">
            <text:p>1.9983</text:p>
          </table:table-cell>
          <table:table-cell office:value-type="float" office:value="9.25157" calcext:value-type="float">
            <text:p>9.25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11.3086" calcext:value-type="float">
            <text:p>11.308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.83493" calcext:value-type="float">
            <text:p>9.8349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.83843" calcext:value-type="float">
            <text:p>8.8384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213" calcext:value-type="float">
            <text:p>0.128213</text:p>
          </table:table-cell>
          <table:table-cell office:value-type="float" office:value="0.131073" calcext:value-type="float">
            <text:p>0.131073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03" calcext:value-type="float">
            <text:p>0.131403</text:p>
          </table:table-cell>
          <table:table-cell office:value-type="float" office:value="0.259825" calcext:value-type="float">
            <text:p>0.259825</text:p>
          </table:table-cell>
          <table:table-cell office:value-type="float" office:value="0.255803" calcext:value-type="float">
            <text:p>0.255803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259826" calcext:value-type="float">
            <text:p>0.259826</text:p>
          </table:table-cell>
          <table:table-cell office:value-type="float" office:value="0.255127" calcext:value-type="float">
            <text:p>0.255127</text:p>
          </table:table-cell>
          <table:table-cell office:value-type="float" office:value="0.263197" calcext:value-type="float">
            <text:p>0.263197</text:p>
          </table:table-cell>
          <table:table-cell office:value-type="float" office:value="1.99882" calcext:value-type="float">
            <text:p>1.99882</text:p>
          </table:table-cell>
          <table:table-cell office:value-type="float" office:value="1.99883" calcext:value-type="float">
            <text:p>1.99883</text:p>
          </table:table-cell>
          <table:table-cell office:value-type="float" office:value="9.28828" calcext:value-type="float">
            <text:p>9.28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11.5863" calcext:value-type="float">
            <text:p>11.5863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9.91785" calcext:value-type="float">
            <text:p>9.91785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8.91728" calcext:value-type="float">
            <text:p>8.91728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413" calcext:value-type="float">
            <text:p>0.133413</text:p>
          </table:table-cell>
          <table:table-cell office:value-type="float" office:value="0.13661" calcext:value-type="float">
            <text:p>0.13661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16" calcext:value-type="float">
            <text:p>0.13316</text:p>
          </table:table-cell>
          <table:table-cell office:value-type="float" office:value="0.136407" calcext:value-type="float">
            <text:p>0.136407</text:p>
          </table:table-cell>
          <table:table-cell office:value-type="float" office:value="0.269924" calcext:value-type="float">
            <text:p>0.269924</text:p>
          </table:table-cell>
          <table:table-cell office:value-type="float" office:value="0.26534" calcext:value-type="float">
            <text:p>0.26534</text:p>
          </table:table-cell>
          <table:table-cell office:value-type="float" office:value="0.273363" calcext:value-type="float">
            <text:p>0.273363</text:p>
          </table:table-cell>
          <table:table-cell office:value-type="float" office:value="0.269925" calcext:value-type="float">
            <text:p>0.269925</text:p>
          </table:table-cell>
          <table:table-cell office:value-type="float" office:value="0.26466" calcext:value-type="float">
            <text:p>0.26466</text:p>
          </table:table-cell>
          <table:table-cell office:value-type="float" office:value="0.273163" calcext:value-type="float">
            <text:p>0.273163</text:p>
          </table:table-cell>
          <table:table-cell table:number-columns-repeated="2" office:value-type="float" office:value="1.9995" calcext:value-type="float">
            <text:p>1.9995</text:p>
          </table:table-cell>
          <table:table-cell office:value-type="float" office:value="9.33275" calcext:value-type="float">
            <text:p>9.332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1.9071" calcext:value-type="float">
            <text:p>11.907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9.99889" calcext:value-type="float">
            <text:p>9.9988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00301" calcext:value-type="float">
            <text:p>9.0030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4" calcext:value-type="float">
            <text:p>0.139994</text:p>
          </table:table-cell>
          <table:table-cell office:value-type="float" office:value="0.138363" calcext:value-type="float">
            <text:p>0.138363</text:p>
          </table:table-cell>
          <table:table-cell office:value-type="float" office:value="0.140903" calcext:value-type="float">
            <text:p>0.140903</text:p>
          </table:table-cell>
          <table:table-cell office:value-type="float" office:value="0.139993" calcext:value-type="float">
            <text:p>0.139993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141277" calcext:value-type="float">
            <text:p>0.141277</text:p>
          </table:table-cell>
          <table:table-cell office:value-type="float" office:value="0.279921" calcext:value-type="float">
            <text:p>0.279921</text:p>
          </table:table-cell>
          <table:table-cell office:value-type="float" office:value="0.275963" calcext:value-type="float">
            <text:p>0.275963</text:p>
          </table:table-cell>
          <table:table-cell office:value-type="float" office:value="0.283357" calcext:value-type="float">
            <text:p>0.283357</text:p>
          </table:table-cell>
          <table:table-cell office:value-type="float" office:value="0.279919" calcext:value-type="float">
            <text:p>0.279919</text:p>
          </table:table-cell>
          <table:table-cell office:value-type="float" office:value="0.274197" calcext:value-type="float">
            <text:p>0.274197</text:p>
          </table:table-cell>
          <table:table-cell office:value-type="float" office:value="0.283593" calcext:value-type="float">
            <text:p>0.283593</text:p>
          </table:table-cell>
          <table:table-cell table:number-columns-repeated="2" office:value-type="float" office:value="1.99952" calcext:value-type="float">
            <text:p>1.99952</text:p>
          </table:table-cell>
          <table:table-cell office:value-type="float" office:value="9.3735" calcext:value-type="float">
            <text:p>9.3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12.258" calcext:value-type="float">
            <text:p>12.25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.0772" calcext:value-type="float">
            <text:p>10.077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.08264" calcext:value-type="float">
            <text:p>9.0826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79" calcext:value-type="float">
            <text:p>0.144979</text:p>
          </table:table-cell>
          <table:table-cell office:value-type="float" office:value="0.14363" calcext:value-type="float">
            <text:p>0.14363</text:p>
          </table:table-cell>
          <table:table-cell office:value-type="float" office:value="0.146363" calcext:value-type="float">
            <text:p>0.146363</text:p>
          </table:table-cell>
          <table:table-cell office:value-type="float" office:value="0.144979" calcext:value-type="float">
            <text:p>0.144979</text:p>
          </table:table-cell>
          <table:table-cell office:value-type="float" office:value="0.143507" calcext:value-type="float">
            <text:p>0.143507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289952" calcext:value-type="float">
            <text:p>0.289952</text:p>
          </table:table-cell>
          <table:table-cell office:value-type="float" office:value="0.285993" calcext:value-type="float">
            <text:p>0.285993</text:p>
          </table:table-cell>
          <table:table-cell office:value-type="float" office:value="0.29561" calcext:value-type="float">
            <text:p>0.29561</text:p>
          </table:table-cell>
          <table:table-cell office:value-type="float" office:value="0.289951" calcext:value-type="float">
            <text:p>0.289951</text:p>
          </table:table-cell>
          <table:table-cell office:value-type="float" office:value="0.283357" calcext:value-type="float">
            <text:p>0.283357</text:p>
          </table:table-cell>
          <table:table-cell office:value-type="float" office:value="0.29383" calcext:value-type="float">
            <text:p>0.29383</text:p>
          </table:table-cell>
          <table:table-cell table:number-columns-repeated="2" office:value-type="float" office:value="1.99995" calcext:value-type="float">
            <text:p>1.99995</text:p>
          </table:table-cell>
          <table:table-cell office:value-type="float" office:value="9.40945" calcext:value-type="float">
            <text:p>9.40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2.6748" calcext:value-type="float">
            <text:p>12.6748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.1714" calcext:value-type="float">
            <text:p>10.171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.1717" calcext:value-type="float">
            <text:p>9.171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597" calcext:value-type="float">
            <text:p>0.148597</text:p>
          </table:table-cell>
          <table:table-cell office:value-type="float" office:value="0.151603" calcext:value-type="float">
            <text:p>0.151603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437" calcext:value-type="float">
            <text:p>0.148437</text:p>
          </table:table-cell>
          <table:table-cell office:value-type="float" office:value="0.151697" calcext:value-type="float">
            <text:p>0.151697</text:p>
          </table:table-cell>
          <table:table-cell office:value-type="float" office:value="0.300097" calcext:value-type="float">
            <text:p>0.300097</text:p>
          </table:table-cell>
          <table:table-cell office:value-type="float" office:value="0.296703" calcext:value-type="float">
            <text:p>0.296703</text:p>
          </table:table-cell>
          <table:table-cell office:value-type="float" office:value="0.304373" calcext:value-type="float">
            <text:p>0.304373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293763" calcext:value-type="float">
            <text:p>0.293763</text:p>
          </table:table-cell>
          <table:table-cell office:value-type="float" office:value="0.304557" calcext:value-type="float">
            <text:p>0.304557</text:p>
          </table:table-cell>
          <table:table-cell office:value-type="float" office:value="2.0009" calcext:value-type="float">
            <text:p>2.0009</text:p>
          </table:table-cell>
          <table:table-cell office:value-type="float" office:value="2.00091" calcext:value-type="float">
            <text:p>2.00091</text:p>
          </table:table-cell>
          <table:table-cell office:value-type="float" office:value="9.45616" calcext:value-type="float">
            <text:p>9.45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13.17" calcext:value-type="float">
            <text:p>13.1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0.2644" calcext:value-type="float">
            <text:p>10.264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.26726" calcext:value-type="float">
            <text:p>9.26726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3" calcext:value-type="float">
            <text:p>0.154963</text:p>
          </table:table-cell>
          <table:table-cell office:value-type="float" office:value="0.153397" calcext:value-type="float">
            <text:p>0.153397</text:p>
          </table:table-cell>
          <table:table-cell office:value-type="float" office:value="0.156893" calcext:value-type="float">
            <text:p>0.156893</text:p>
          </table:table-cell>
          <table:table-cell office:value-type="float" office:value="0.154963" calcext:value-type="float">
            <text:p>0.154963</text:p>
          </table:table-cell>
          <table:table-cell office:value-type="float" office:value="0.153447" calcext:value-type="float">
            <text:p>0.153447</text:p>
          </table:table-cell>
          <table:table-cell office:value-type="float" office:value="0.15676" calcext:value-type="float">
            <text:p>0.15676</text:p>
          </table:table-cell>
          <table:table-cell office:value-type="float" office:value="0.310079" calcext:value-type="float">
            <text:p>0.310079</text:p>
          </table:table-cell>
          <table:table-cell office:value-type="float" office:value="0.305363" calcext:value-type="float">
            <text:p>0.305363</text:p>
          </table:table-cell>
          <table:table-cell office:value-type="float" office:value="0.31537" calcext:value-type="float">
            <text:p>0.31537</text:p>
          </table:table-cell>
          <table:table-cell office:value-type="float" office:value="0.310082" calcext:value-type="float">
            <text:p>0.310082</text:p>
          </table:table-cell>
          <table:table-cell office:value-type="float" office:value="0.302693" calcext:value-type="float">
            <text:p>0.302693</text:p>
          </table:table-cell>
          <table:table-cell office:value-type="float" office:value="0.31442" calcext:value-type="float">
            <text:p>0.31442</text:p>
          </table:table-cell>
          <table:table-cell office:value-type="float" office:value="2.00099" calcext:value-type="float">
            <text:p>2.00099</text:p>
          </table:table-cell>
          <table:table-cell office:value-type="float" office:value="2.001" calcext:value-type="float">
            <text:p>2.001</text:p>
          </table:table-cell>
          <table:table-cell office:value-type="float" office:value="9.49625" calcext:value-type="float">
            <text:p>9.49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13.7451" calcext:value-type="float">
            <text:p>13.7451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0.3671" calcext:value-type="float">
            <text:p>10.367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.37376" calcext:value-type="float">
            <text:p>9.3737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8953" calcext:value-type="float">
            <text:p>0.158953</text:p>
          </table:table-cell>
          <table:table-cell office:value-type="float" office:value="0.161533" calcext:value-type="float">
            <text:p>0.161533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8467" calcext:value-type="float">
            <text:p>0.158467</text:p>
          </table:table-cell>
          <table:table-cell office:value-type="float" office:value="0.16185" calcext:value-type="float">
            <text:p>0.16185</text:p>
          </table:table-cell>
          <table:table-cell office:value-type="float" office:value="0.320091" calcext:value-type="float">
            <text:p>0.320091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324987" calcext:value-type="float">
            <text:p>0.324987</text:p>
          </table:table-cell>
          <table:table-cell office:value-type="float" office:value="0.320092" calcext:value-type="float">
            <text:p>0.320092</text:p>
          </table:table-cell>
          <table:table-cell office:value-type="float" office:value="0.313727" calcext:value-type="float">
            <text:p>0.313727</text:p>
          </table:table-cell>
          <table:table-cell office:value-type="float" office:value="0.325053" calcext:value-type="float">
            <text:p>0.325053</text:p>
          </table:table-cell>
          <table:table-cell office:value-type="float" office:value="2.0009" calcext:value-type="float">
            <text:p>2.0009</text:p>
          </table:table-cell>
          <table:table-cell office:value-type="float" office:value="2.00091" calcext:value-type="float">
            <text:p>2.00091</text:p>
          </table:table-cell>
          <table:table-cell office:value-type="float" office:value="9.54475" calcext:value-type="float">
            <text:p>9.54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14.3847" calcext:value-type="float">
            <text:p>14.3847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0.4631" calcext:value-type="float">
            <text:p>10.463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.4646" calcext:value-type="float">
            <text:p>9.464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077" calcext:value-type="float">
            <text:p>0.163077</text:p>
          </table:table-cell>
          <table:table-cell office:value-type="float" office:value="0.16621" calcext:value-type="float">
            <text:p>0.16621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287" calcext:value-type="float">
            <text:p>0.163287</text:p>
          </table:table-cell>
          <table:table-cell office:value-type="float" office:value="0.166883" calcext:value-type="float">
            <text:p>0.166883</text:p>
          </table:table-cell>
          <table:table-cell office:value-type="float" office:value="0.330196" calcext:value-type="float">
            <text:p>0.330196</text:p>
          </table:table-cell>
          <table:table-cell office:value-type="float" office:value="0.32606" calcext:value-type="float">
            <text:p>0.32606</text:p>
          </table:table-cell>
          <table:table-cell office:value-type="float" office:value="0.335787" calcext:value-type="float">
            <text:p>0.335787</text:p>
          </table:table-cell>
          <table:table-cell office:value-type="float" office:value="0.330198" calcext:value-type="float">
            <text:p>0.330198</text:p>
          </table:table-cell>
          <table:table-cell office:value-type="float" office:value="0.32423" calcext:value-type="float">
            <text:p>0.32423</text:p>
          </table:table-cell>
          <table:table-cell office:value-type="float" office:value="0.335313" calcext:value-type="float">
            <text:p>0.335313</text:p>
          </table:table-cell>
          <table:table-cell office:value-type="float" office:value="2.00121" calcext:value-type="float">
            <text:p>2.00121</text:p>
          </table:table-cell>
          <table:table-cell office:value-type="float" office:value="2.00122" calcext:value-type="float">
            <text:p>2.00122</text:p>
          </table:table-cell>
          <table:table-cell office:value-type="float" office:value="9.58714" calcext:value-type="float">
            <text:p>9.58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15.2349" calcext:value-type="float">
            <text:p>15.2349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0.5747" calcext:value-type="float">
            <text:p>10.574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.57319" calcext:value-type="float">
            <text:p>9.5731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62" calcext:value-type="float">
            <text:p>0.16862</text:p>
          </table:table-cell>
          <table:table-cell office:value-type="float" office:value="0.171257" calcext:value-type="float">
            <text:p>0.171257</text:p>
          </table:table-cell>
          <table:table-cell office:value-type="float" office:value="0.170009" calcext:value-type="float">
            <text:p>0.170009</text:p>
          </table:table-cell>
          <table:table-cell office:value-type="float" office:value="0.16832" calcext:value-type="float">
            <text:p>0.16832</text:p>
          </table:table-cell>
          <table:table-cell office:value-type="float" office:value="0.17159" calcext:value-type="float">
            <text:p>0.17159</text:p>
          </table:table-cell>
          <table:table-cell office:value-type="float" office:value="0.340209" calcext:value-type="float">
            <text:p>0.340209</text:p>
          </table:table-cell>
          <table:table-cell office:value-type="float" office:value="0.334887" calcext:value-type="float">
            <text:p>0.334887</text:p>
          </table:table-cell>
          <table:table-cell office:value-type="float" office:value="0.343407" calcext:value-type="float">
            <text:p>0.343407</text:p>
          </table:table-cell>
          <table:table-cell office:value-type="float" office:value="0.340213" calcext:value-type="float">
            <text:p>0.340213</text:p>
          </table:table-cell>
          <table:table-cell office:value-type="float" office:value="0.335263" calcext:value-type="float">
            <text:p>0.335263</text:p>
          </table:table-cell>
          <table:table-cell office:value-type="float" office:value="0.34505" calcext:value-type="float">
            <text:p>0.34505</text:p>
          </table:table-cell>
          <table:table-cell table:number-columns-repeated="2" office:value-type="float" office:value="2.00114" calcext:value-type="float">
            <text:p>2.00114</text:p>
          </table:table-cell>
          <table:table-cell office:value-type="float" office:value="9.63776" calcext:value-type="float">
            <text:p>9.63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16.2602" calcext:value-type="float">
            <text:p>16.2602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0.6812" calcext:value-type="float">
            <text:p>10.6812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.68163" calcext:value-type="float">
            <text:p>9.68163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793" calcext:value-type="float">
            <text:p>0.173793</text:p>
          </table:table-cell>
          <table:table-cell office:value-type="float" office:value="0.176403" calcext:value-type="float">
            <text:p>0.176403</text:p>
          </table:table-cell>
          <table:table-cell office:value-type="float" office:value="0.175016" calcext:value-type="float">
            <text:p>0.175016</text:p>
          </table:table-cell>
          <table:table-cell office:value-type="float" office:value="0.17332" calcext:value-type="float">
            <text:p>0.17332</text:p>
          </table:table-cell>
          <table:table-cell office:value-type="float" office:value="0.176313" calcext:value-type="float">
            <text:p>0.176313</text:p>
          </table:table-cell>
          <table:table-cell office:value-type="float" office:value="0.350198" calcext:value-type="float">
            <text:p>0.350198</text:p>
          </table:table-cell>
          <table:table-cell office:value-type="float" office:value="0.34551" calcext:value-type="float">
            <text:p>0.34551</text:p>
          </table:table-cell>
          <table:table-cell office:value-type="float" office:value="0.35494" calcext:value-type="float">
            <text:p>0.35494</text:p>
          </table:table-cell>
          <table:table-cell office:value-type="float" office:value="0.350202" calcext:value-type="float">
            <text:p>0.350202</text:p>
          </table:table-cell>
          <table:table-cell office:value-type="float" office:value="0.344707" calcext:value-type="float">
            <text:p>0.344707</text:p>
          </table:table-cell>
          <table:table-cell office:value-type="float" office:value="0.354583" calcext:value-type="float">
            <text:p>0.354583</text:p>
          </table:table-cell>
          <table:table-cell office:value-type="float" office:value="2.00096" calcext:value-type="float">
            <text:p>2.00096</text:p>
          </table:table-cell>
          <table:table-cell office:value-type="float" office:value="2.00097" calcext:value-type="float">
            <text:p>2.00097</text:p>
          </table:table-cell>
          <table:table-cell office:value-type="float" office:value="9.6786" calcext:value-type="float">
            <text:p>9.6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7.5697" calcext:value-type="float">
            <text:p>17.569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0.8163" calcext:value-type="float">
            <text:p>10.816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.81379" calcext:value-type="float">
            <text:p>9.8137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5" calcext:value-type="float">
            <text:p>0.180035</text:p>
          </table:table-cell>
          <table:table-cell office:value-type="float" office:value="0.17852" calcext:value-type="float">
            <text:p>0.17852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180035" calcext:value-type="float">
            <text:p>0.180035</text:p>
          </table:table-cell>
          <table:table-cell office:value-type="float" office:value="0.178343" calcext:value-type="float">
            <text:p>0.178343</text:p>
          </table:table-cell>
          <table:table-cell office:value-type="float" office:value="0.181377" calcext:value-type="float">
            <text:p>0.181377</text:p>
          </table:table-cell>
          <table:table-cell office:value-type="float" office:value="0.360221" calcext:value-type="float">
            <text:p>0.360221</text:p>
          </table:table-cell>
          <table:table-cell office:value-type="float" office:value="0.35654" calcext:value-type="float">
            <text:p>0.35654</text:p>
          </table:table-cell>
          <table:table-cell office:value-type="float" office:value="0.366483" calcext:value-type="float">
            <text:p>0.366483</text:p>
          </table:table-cell>
          <table:table-cell office:value-type="float" office:value="0.360219" calcext:value-type="float">
            <text:p>0.360219</text:p>
          </table:table-cell>
          <table:table-cell office:value-type="float" office:value="0.354963" calcext:value-type="float">
            <text:p>0.354963</text:p>
          </table:table-cell>
          <table:table-cell office:value-type="float" office:value="0.36576" calcext:value-type="float">
            <text:p>0.36576</text:p>
          </table:table-cell>
          <table:table-cell office:value-type="float" office:value="2.00084" calcext:value-type="float">
            <text:p>2.00084</text:p>
          </table:table-cell>
          <table:table-cell office:value-type="float" office:value="2.00083" calcext:value-type="float">
            <text:p>2.00083</text:p>
          </table:table-cell>
          <table:table-cell office:value-type="float" office:value="9.73904" calcext:value-type="float">
            <text:p>9.739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19.2688" calcext:value-type="float">
            <text:p>19.2688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0.9391" calcext:value-type="float">
            <text:p>10.939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.94416" calcext:value-type="float">
            <text:p>9.94416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2" calcext:value-type="float">
            <text:p>0.185042</text:p>
          </table:table-cell>
          <table:table-cell office:value-type="float" office:value="0.183823" calcext:value-type="float">
            <text:p>0.183823</text:p>
          </table:table-cell>
          <table:table-cell office:value-type="float" office:value="0.18599" calcext:value-type="float">
            <text:p>0.18599</text:p>
          </table:table-cell>
          <table:table-cell office:value-type="float" office:value="0.185046" calcext:value-type="float">
            <text:p>0.185046</text:p>
          </table:table-cell>
          <table:table-cell office:value-type="float" office:value="0.18343" calcext:value-type="float">
            <text:p>0.18343</text:p>
          </table:table-cell>
          <table:table-cell office:value-type="float" office:value="0.186797" calcext:value-type="float">
            <text:p>0.186797</text:p>
          </table:table-cell>
          <table:table-cell office:value-type="float" office:value="0.370288" calcext:value-type="float">
            <text:p>0.370288</text:p>
          </table:table-cell>
          <table:table-cell office:value-type="float" office:value="0.365463" calcext:value-type="float">
            <text:p>0.365463</text:p>
          </table:table-cell>
          <table:table-cell office:value-type="float" office:value="0.374683" calcext:value-type="float">
            <text:p>0.374683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36462" calcext:value-type="float">
            <text:p>0.36462</text:p>
          </table:table-cell>
          <table:table-cell office:value-type="float" office:value="0.376313" calcext:value-type="float">
            <text:p>0.376313</text:p>
          </table:table-cell>
          <table:table-cell office:value-type="float" office:value="2.00111" calcext:value-type="float">
            <text:p>2.00111</text:p>
          </table:table-cell>
          <table:table-cell office:value-type="float" office:value="2.00112" calcext:value-type="float">
            <text:p>2.00112</text:p>
          </table:table-cell>
          <table:table-cell office:value-type="float" office:value="9.78471" calcext:value-type="float">
            <text:p>9.78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21.6948" calcext:value-type="float">
            <text:p>21.6948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11.0691" calcext:value-type="float">
            <text:p>11.0691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.0668" calcext:value-type="float">
            <text:p>10.0668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357" calcext:value-type="float">
            <text:p>0.188357</text:p>
          </table:table-cell>
          <table:table-cell office:value-type="float" office:value="0.192343" calcext:value-type="float">
            <text:p>0.192343</text:p>
          </table:table-cell>
          <table:table-cell office:value-type="float" office:value="0.190054" calcext:value-type="float">
            <text:p>0.190054</text:p>
          </table:table-cell>
          <table:table-cell office:value-type="float" office:value="0.188587" calcext:value-type="float">
            <text:p>0.188587</text:p>
          </table:table-cell>
          <table:table-cell office:value-type="float" office:value="0.191777" calcext:value-type="float">
            <text:p>0.191777</text:p>
          </table:table-cell>
          <table:table-cell office:value-type="float" office:value="0.38036" calcext:value-type="float">
            <text:p>0.38036</text:p>
          </table:table-cell>
          <table:table-cell office:value-type="float" office:value="0.376073" calcext:value-type="float">
            <text:p>0.376073</text:p>
          </table:table-cell>
          <table:table-cell office:value-type="float" office:value="0.38736" calcext:value-type="float">
            <text:p>0.38736</text:p>
          </table:table-cell>
          <table:table-cell office:value-type="float" office:value="0.380367" calcext:value-type="float">
            <text:p>0.380367</text:p>
          </table:table-cell>
          <table:table-cell office:value-type="float" office:value="0.37561" calcext:value-type="float">
            <text:p>0.37561</text:p>
          </table:table-cell>
          <table:table-cell office:value-type="float" office:value="0.386303" calcext:value-type="float">
            <text:p>0.386303</text:p>
          </table:table-cell>
          <table:table-cell office:value-type="float" office:value="2.00134" calcext:value-type="float">
            <text:p>2.00134</text:p>
          </table:table-cell>
          <table:table-cell office:value-type="float" office:value="2.00137" calcext:value-type="float">
            <text:p>2.00137</text:p>
          </table:table-cell>
          <table:table-cell office:value-type="float" office:value="9.8283" calcext:value-type="float">
            <text:p>9.82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5" calcext:value-type="float">
            <text:p>0.195</text:p>
          </table:table-cell>
          <table:table-cell office:value-type="float" office:value="25.1767" calcext:value-type="float">
            <text:p>25.1767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11.2036" calcext:value-type="float">
            <text:p>11.2036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.211" calcext:value-type="float">
            <text:p>10.211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8" calcext:value-type="float">
            <text:p>0.195078</text:p>
          </table:table-cell>
          <table:table-cell office:value-type="float" office:value="0.193633" calcext:value-type="float">
            <text:p>0.193633</text:p>
          </table:table-cell>
          <table:table-cell office:value-type="float" office:value="0.196787" calcext:value-type="float">
            <text:p>0.196787</text:p>
          </table:table-cell>
          <table:table-cell office:value-type="float" office:value="0.195072" calcext:value-type="float">
            <text:p>0.195072</text:p>
          </table:table-cell>
          <table:table-cell office:value-type="float" office:value="0.19357" calcext:value-type="float">
            <text:p>0.19357</text:p>
          </table:table-cell>
          <table:table-cell office:value-type="float" office:value="0.196873" calcext:value-type="float">
            <text:p>0.196873</text:p>
          </table:table-cell>
          <table:table-cell office:value-type="float" office:value="0.390447" calcext:value-type="float">
            <text:p>0.390447</text:p>
          </table:table-cell>
          <table:table-cell office:value-type="float" office:value="0.38643" calcext:value-type="float">
            <text:p>0.38643</text:p>
          </table:table-cell>
          <table:table-cell office:value-type="float" office:value="0.394743" calcext:value-type="float">
            <text:p>0.394743</text:p>
          </table:table-cell>
          <table:table-cell office:value-type="float" office:value="0.390436" calcext:value-type="float">
            <text:p>0.390436</text:p>
          </table:table-cell>
          <table:table-cell office:value-type="float" office:value="0.385813" calcext:value-type="float">
            <text:p>0.385813</text:p>
          </table:table-cell>
          <table:table-cell office:value-type="float" office:value="0.397317" calcext:value-type="float">
            <text:p>0.397317</text:p>
          </table:table-cell>
          <table:table-cell table:number-columns-repeated="2" office:value-type="float" office:value="2.00149" calcext:value-type="float">
            <text:p>2.00149</text:p>
          </table:table-cell>
          <table:table-cell office:value-type="float" office:value="9.87294" calcext:value-type="float">
            <text:p>9.87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31.1845" calcext:value-type="float">
            <text:p>31.1845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11.3527" calcext:value-type="float">
            <text:p>11.3527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0.3572" calcext:value-type="float">
            <text:p>10.3572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36" calcext:value-type="float">
            <text:p>0.200036</text:p>
          </table:table-cell>
          <table:table-cell office:value-type="float" office:value="0.198387" calcext:value-type="float">
            <text:p>0.198387</text:p>
          </table:table-cell>
          <table:table-cell office:value-type="float" office:value="0.201322" calcext:value-type="float">
            <text:p>0.201322</text:p>
          </table:table-cell>
          <table:table-cell office:value-type="float" office:value="0.200043" calcext:value-type="float">
            <text:p>0.200043</text:p>
          </table:table-cell>
          <table:table-cell office:value-type="float" office:value="0.198555" calcext:value-type="float">
            <text:p>0.198555</text:p>
          </table:table-cell>
          <table:table-cell office:value-type="float" office:value="0.201665" calcext:value-type="float">
            <text:p>0.201665</text:p>
          </table:table-cell>
          <table:table-cell office:value-type="float" office:value="0.400011" calcext:value-type="float">
            <text:p>0.400011</text:p>
          </table:table-cell>
          <table:table-cell office:value-type="float" office:value="0.395883" calcext:value-type="float">
            <text:p>0.395883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400027" calcext:value-type="float">
            <text:p>0.400027</text:p>
          </table:table-cell>
          <table:table-cell office:value-type="float" office:value="0.395045" calcext:value-type="float">
            <text:p>0.395045</text:p>
          </table:table-cell>
          <table:table-cell office:value-type="float" office:value="0.40714" calcext:value-type="float">
            <text:p>0.40714</text:p>
          </table:table-cell>
          <table:table-cell office:value-type="float" office:value="1.9997" calcext:value-type="float">
            <text:p>1.9997</text:p>
          </table:table-cell>
          <table:table-cell office:value-type="float" office:value="1.99971" calcext:value-type="float">
            <text:p>1.99971</text:p>
          </table:table-cell>
          <table:table-cell office:value-type="float" office:value="9.92928" calcext:value-type="float">
            <text:p>9.92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05" calcext:value-type="float">
            <text:p>0.205</text:p>
          </table:table-cell>
          <table:table-cell office:value-type="float" office:value="45.4684" calcext:value-type="float">
            <text:p>45.4684</text:p>
          </table:table-cell>
          <table:table-cell office:value-type="float" office:value="1" calcext:value-type="float">
            <text:p>1</text:p>
          </table:table-cell>
          <table:table-cell office:value-type="float" office:value="1281" calcext:value-type="float">
            <text:p>1281</text:p>
          </table:table-cell>
          <table:table-cell office:value-type="float" office:value="11.512" calcext:value-type="float">
            <text:p>11.512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0.5172" calcext:value-type="float">
            <text:p>10.5172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673" calcext:value-type="float">
            <text:p>0.203673</text:p>
          </table:table-cell>
          <table:table-cell office:value-type="float" office:value="0.20797" calcext:value-type="float">
            <text:p>0.20797</text:p>
          </table:table-cell>
          <table:table-cell office:value-type="float" office:value="0.205079" calcext:value-type="float">
            <text:p>0.205079</text:p>
          </table:table-cell>
          <table:table-cell office:value-type="float" office:value="0.203083" calcext:value-type="float">
            <text:p>0.203083</text:p>
          </table:table-cell>
          <table:table-cell office:value-type="float" office:value="0.207133" calcext:value-type="float">
            <text:p>0.207133</text:p>
          </table:table-cell>
          <table:table-cell office:value-type="float" office:value="0.410259" calcext:value-type="float">
            <text:p>0.410259</text:p>
          </table:table-cell>
          <table:table-cell office:value-type="float" office:value="0.405827" calcext:value-type="float">
            <text:p>0.405827</text:p>
          </table:table-cell>
          <table:table-cell office:value-type="float" office:value="0.41732" calcext:value-type="float">
            <text:p>0.41732</text:p>
          </table:table-cell>
          <table:table-cell office:value-type="float" office:value="0.410257" calcext:value-type="float">
            <text:p>0.410257</text:p>
          </table:table-cell>
          <table:table-cell office:value-type="float" office:value="0.405017" calcext:value-type="float">
            <text:p>0.405017</text:p>
          </table:table-cell>
          <table:table-cell office:value-type="float" office:value="0.418233" calcext:value-type="float">
            <text:p>0.418233</text:p>
          </table:table-cell>
          <table:table-cell table:number-columns-repeated="2" office:value-type="float" office:value="2.00048" calcext:value-type="float">
            <text:p>2.00048</text:p>
          </table:table-cell>
          <table:table-cell office:value-type="float" office:value="9.97342" calcext:value-type="float">
            <text:p>9.973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558.578" calcext:value-type="float">
            <text:p>558.578</text:p>
          </table:table-cell>
          <table:table-cell office:value-type="float" office:value="1" calcext:value-type="float">
            <text:p>1</text:p>
          </table:table-cell>
          <table:table-cell office:value-type="float" office:value="15853" calcext:value-type="float">
            <text:p>15853</text:p>
          </table:table-cell>
          <table:table-cell office:value-type="float" office:value="11.6735" calcext:value-type="float">
            <text:p>11.6735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0.6758" calcext:value-type="float">
            <text:p>10.6758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9962" calcext:value-type="float">
            <text:p>0.209962</text:p>
          </table:table-cell>
          <table:table-cell office:value-type="float" office:value="0.209043" calcext:value-type="float">
            <text:p>0.209043</text:p>
          </table:table-cell>
          <table:table-cell office:value-type="float" office:value="0.211107" calcext:value-type="float">
            <text:p>0.211107</text:p>
          </table:table-cell>
          <table:table-cell office:value-type="float" office:value="0.209797" calcext:value-type="float">
            <text:p>0.209797</text:p>
          </table:table-cell>
          <table:table-cell office:value-type="float" office:value="0.208649" calcext:value-type="float">
            <text:p>0.208649</text:p>
          </table:table-cell>
          <table:table-cell office:value-type="float" office:value="0.211227" calcext:value-type="float">
            <text:p>0.211227</text:p>
          </table:table-cell>
          <table:table-cell office:value-type="float" office:value="0.420049" calcext:value-type="float">
            <text:p>0.420049</text:p>
          </table:table-cell>
          <table:table-cell office:value-type="float" office:value="0.416283" calcext:value-type="float">
            <text:p>0.416283</text:p>
          </table:table-cell>
          <table:table-cell office:value-type="float" office:value="0.423159" calcext:value-type="float">
            <text:p>0.423159</text:p>
          </table:table-cell>
          <table:table-cell office:value-type="float" office:value="0.419728" calcext:value-type="float">
            <text:p>0.419728</text:p>
          </table:table-cell>
          <table:table-cell office:value-type="float" office:value="0.416179" calcext:value-type="float">
            <text:p>0.416179</text:p>
          </table:table-cell>
          <table:table-cell office:value-type="float" office:value="0.425597" calcext:value-type="float">
            <text:p>0.425597</text:p>
          </table:table-cell>
          <table:table-cell office:value-type="float" office:value="2.00059" calcext:value-type="float">
            <text:p>2.00059</text:p>
          </table:table-cell>
          <table:table-cell office:value-type="float" office:value="2.00064" calcext:value-type="float">
            <text:p>2.00064</text:p>
          </table:table-cell>
          <table:table-cell office:value-type="float" office:value="10.0179" calcext:value-type="float">
            <text:p>10.0179</text:p>
          </table:table-cell>
          <table:table-cell table:number-columns-repeated="4"/>
        </table:table-row>
        <table:table-row table:style-name="ro1">
          <table:table-cell table:style-name="ce2" table:number-columns-repeated="29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8.75127" calcext:value-type="float">
            <text:p>8.7512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.73461" calcext:value-type="float">
            <text:p>8.7346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.54674" calcext:value-type="float">
            <text:p>7.5467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0667" calcext:value-type="float">
            <text:p>0.00470667</text:p>
          </table:table-cell>
          <table:table-cell office:value-type="float" office:value="0.00526333" calcext:value-type="float">
            <text:p>0.00526333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109311" calcext:value-type="float">
            <text:p>0.0109311</text:p>
          </table:table-cell>
          <table:table-cell office:value-type="float" office:value="0.00984667" calcext:value-type="float">
            <text:p>0.00984667</text:p>
          </table:table-cell>
          <table:table-cell office:value-type="float" office:value="0.01165" calcext:value-type="float">
            <text:p>0.01165</text:p>
          </table:table-cell>
          <table:table-cell office:value-type="float" office:value="0.0109316" calcext:value-type="float">
            <text:p>0.0109316</text:p>
          </table:table-cell>
          <table:table-cell office:value-type="float" office:value="0.0100233" calcext:value-type="float">
            <text:p>0.0100233</text:p>
          </table:table-cell>
          <table:table-cell office:value-type="float" office:value="0.0120433" calcext:value-type="float">
            <text:p>0.0120433</text:p>
          </table:table-cell>
          <table:table-cell office:value-type="float" office:value="2.1889" calcext:value-type="float">
            <text:p>2.1889</text:p>
          </table:table-cell>
          <table:table-cell office:value-type="float" office:value="2.18899" calcext:value-type="float">
            <text:p>2.18899</text:p>
          </table:table-cell>
          <table:table-cell office:value-type="float" office:value="8.52749" calcext:value-type="float">
            <text:p>8.52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8.79753" calcext:value-type="float">
            <text:p>8.7975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.76391" calcext:value-type="float">
            <text:p>8.7639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54754" calcext:value-type="float">
            <text:p>7.5475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010006" calcext:value-type="float">
            <text:p>0.010006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220535" calcext:value-type="float">
            <text:p>0.0220535</text:p>
          </table:table-cell>
          <table:table-cell office:value-type="float" office:value="0.02089" calcext:value-type="float">
            <text:p>0.02089</text:p>
          </table:table-cell>
          <table:table-cell office:value-type="float" office:value="0.02347" calcext:value-type="float">
            <text:p>0.02347</text:p>
          </table:table-cell>
          <table:table-cell office:value-type="float" office:value="0.0220534" calcext:value-type="float">
            <text:p>0.0220534</text:p>
          </table:table-cell>
          <table:table-cell office:value-type="float" office:value="0.0206833" calcext:value-type="float">
            <text:p>0.0206833</text:p>
          </table:table-cell>
          <table:table-cell office:value-type="float" office:value="0.0233633" calcext:value-type="float">
            <text:p>0.0233633</text:p>
          </table:table-cell>
          <table:table-cell office:value-type="float" office:value="2.20397" calcext:value-type="float">
            <text:p>2.20397</text:p>
          </table:table-cell>
          <table:table-cell office:value-type="float" office:value="2.20401" calcext:value-type="float">
            <text:p>2.20401</text:p>
          </table:table-cell>
          <table:table-cell office:value-type="float" office:value="8.5219" calcext:value-type="float">
            <text:p>8.5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5" calcext:value-type="float">
            <text:p>0.015</text:p>
          </table:table-cell>
          <table:table-cell office:value-type="float" office:value="8.88202" calcext:value-type="float">
            <text:p>8.8820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82696" calcext:value-type="float">
            <text:p>8.8269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.60891" calcext:value-type="float">
            <text:p>7.6089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4067" calcext:value-type="float">
            <text:p>0.0144067</text:p>
          </table:table-cell>
          <table:table-cell office:value-type="float" office:value="0.0154467" calcext:value-type="float">
            <text:p>0.0154467</text:p>
          </table:table-cell>
          <table:table-cell office:value-type="float" office:value="0.0150309" calcext:value-type="float">
            <text:p>0.0150309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33" calcext:value-type="float">
            <text:p>0.0156933</text:p>
          </table:table-cell>
          <table:table-cell office:value-type="float" office:value="0.0330443" calcext:value-type="float">
            <text:p>0.0330443</text:p>
          </table:table-cell>
          <table:table-cell office:value-type="float" office:value="0.0316067" calcext:value-type="float">
            <text:p>0.0316067</text:p>
          </table:table-cell>
          <table:table-cell office:value-type="float" office:value="0.0347267" calcext:value-type="float">
            <text:p>0.0347267</text:p>
          </table:table-cell>
          <table:table-cell office:value-type="float" office:value="0.0330441" calcext:value-type="float">
            <text:p>0.0330441</text:p>
          </table:table-cell>
          <table:table-cell office:value-type="float" office:value="0.0302067" calcext:value-type="float">
            <text:p>0.0302067</text:p>
          </table:table-cell>
          <table:table-cell office:value-type="float" office:value="0.0350833" calcext:value-type="float">
            <text:p>0.0350833</text:p>
          </table:table-cell>
          <table:table-cell office:value-type="float" office:value="2.19839" calcext:value-type="float">
            <text:p>2.19839</text:p>
          </table:table-cell>
          <table:table-cell office:value-type="float" office:value="2.1984" calcext:value-type="float">
            <text:p>2.1984</text:p>
          </table:table-cell>
          <table:table-cell office:value-type="float" office:value="8.57256" calcext:value-type="float">
            <text:p>8.57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8.92888" calcext:value-type="float">
            <text:p>8.928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.85505" calcext:value-type="float">
            <text:p>8.855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.65468" calcext:value-type="float">
            <text:p>7.6546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067" calcext:value-type="float">
            <text:p>0.0194067</text:p>
          </table:table-cell>
          <table:table-cell office:value-type="float" office:value="0.0205533" calcext:value-type="float">
            <text:p>0.0205533</text:p>
          </table:table-cell>
          <table:table-cell office:value-type="float" office:value="0.0200629" calcext:value-type="float">
            <text:p>0.0200629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440553" calcext:value-type="float">
            <text:p>0.0440553</text:p>
          </table:table-cell>
          <table:table-cell office:value-type="float" office:value="0.0423233" calcext:value-type="float">
            <text:p>0.0423233</text:p>
          </table:table-cell>
          <table:table-cell office:value-type="float" office:value="0.0455267" calcext:value-type="float">
            <text:p>0.0455267</text:p>
          </table:table-cell>
          <table:table-cell office:value-type="float" office:value="0.0440558" calcext:value-type="float">
            <text:p>0.0440558</text:p>
          </table:table-cell>
          <table:table-cell office:value-type="float" office:value="0.0410867" calcext:value-type="float">
            <text:p>0.0410867</text:p>
          </table:table-cell>
          <table:table-cell office:value-type="float" office:value="0.04588" calcext:value-type="float">
            <text:p>0.04588</text:p>
          </table:table-cell>
          <table:table-cell office:value-type="float" office:value="2.19585" calcext:value-type="float">
            <text:p>2.19585</text:p>
          </table:table-cell>
          <table:table-cell office:value-type="float" office:value="2.19589" calcext:value-type="float">
            <text:p>2.19589</text:p>
          </table:table-cell>
          <table:table-cell office:value-type="float" office:value="8.58426" calcext:value-type="float">
            <text:p>8.58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office:value-type="float" office:value="9.02291" calcext:value-type="float">
            <text:p>9.0229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92258" calcext:value-type="float">
            <text:p>8.9225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2367" calcext:value-type="float">
            <text:p>7.7236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52" calcext:value-type="float">
            <text:p>0.02452</text:p>
          </table:table-cell>
          <table:table-cell office:value-type="float" office:value="0.02587" calcext:value-type="float">
            <text:p>0.02587</text:p>
          </table:table-cell>
          <table:table-cell office:value-type="float" office:value="0.0250666" calcext:value-type="float">
            <text:p>0.0250666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551643" calcext:value-type="float">
            <text:p>0.0551643</text:p>
          </table:table-cell>
          <table:table-cell office:value-type="float" office:value="0.0529333" calcext:value-type="float">
            <text:p>0.0529333</text:p>
          </table:table-cell>
          <table:table-cell office:value-type="float" office:value="0.0579233" calcext:value-type="float">
            <text:p>0.0579233</text:p>
          </table:table-cell>
          <table:table-cell office:value-type="float" office:value="0.0551635" calcext:value-type="float">
            <text:p>0.0551635</text:p>
          </table:table-cell>
          <table:table-cell office:value-type="float" office:value="0.05305" calcext:value-type="float">
            <text:p>0.05305</text:p>
          </table:table-cell>
          <table:table-cell office:value-type="float" office:value="0.05777" calcext:value-type="float">
            <text:p>0.05777</text:p>
          </table:table-cell>
          <table:table-cell office:value-type="float" office:value="2.20067" calcext:value-type="float">
            <text:p>2.20067</text:p>
          </table:table-cell>
          <table:table-cell office:value-type="float" office:value="2.20068" calcext:value-type="float">
            <text:p>2.20068</text:p>
          </table:table-cell>
          <table:table-cell office:value-type="float" office:value="8.62753" calcext:value-type="float">
            <text:p>8.62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" calcext:value-type="float">
            <text:p>0.03</text:p>
          </table:table-cell>
          <table:table-cell office:value-type="float" office:value="9.09332" calcext:value-type="float">
            <text:p>9.0933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96827" calcext:value-type="float">
            <text:p>8.9682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.77076" calcext:value-type="float">
            <text:p>7.7707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310667" calcext:value-type="float">
            <text:p>0.0310667</text:p>
          </table:table-cell>
          <table:table-cell office:value-type="float" office:value="0.030068" calcext:value-type="float">
            <text:p>0.030068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667" calcext:value-type="float">
            <text:p>0.0308667</text:p>
          </table:table-cell>
          <table:table-cell office:value-type="float" office:value="0.06615" calcext:value-type="float">
            <text:p>0.06615</text:p>
          </table:table-cell>
          <table:table-cell office:value-type="float" office:value="0.06377" calcext:value-type="float">
            <text:p>0.06377</text:p>
          </table:table-cell>
          <table:table-cell office:value-type="float" office:value="0.0693067" calcext:value-type="float">
            <text:p>0.0693067</text:p>
          </table:table-cell>
          <table:table-cell office:value-type="float" office:value="0.0661494" calcext:value-type="float">
            <text:p>0.0661494</text:p>
          </table:table-cell>
          <table:table-cell office:value-type="float" office:value="0.0639567" calcext:value-type="float">
            <text:p>0.0639567</text:p>
          </table:table-cell>
          <table:table-cell office:value-type="float" office:value="0.0693533" calcext:value-type="float">
            <text:p>0.0693533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8.65118" calcext:value-type="float">
            <text:p>8.65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5" calcext:value-type="float">
            <text:p>0.035</text:p>
          </table:table-cell>
          <table:table-cell office:value-type="float" office:value="9.17372" calcext:value-type="float">
            <text:p>9.1737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.01784" calcext:value-type="float">
            <text:p>9.0178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.82468" calcext:value-type="float">
            <text:p>7.8246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4767" calcext:value-type="float">
            <text:p>0.0344767</text:p>
          </table:table-cell>
          <table:table-cell office:value-type="float" office:value="0.03592" calcext:value-type="float">
            <text:p>0.03592</text:p>
          </table:table-cell>
          <table:table-cell office:value-type="float" office:value="0.0350698" calcext:value-type="float">
            <text:p>0.0350698</text:p>
          </table:table-cell>
          <table:table-cell office:value-type="float" office:value="0.0343067" calcext:value-type="float">
            <text:p>0.0343067</text:p>
          </table:table-cell>
          <table:table-cell office:value-type="float" office:value="0.0358967" calcext:value-type="float">
            <text:p>0.0358967</text:p>
          </table:table-cell>
          <table:table-cell office:value-type="float" office:value="0.0771377" calcext:value-type="float">
            <text:p>0.0771377</text:p>
          </table:table-cell>
          <table:table-cell office:value-type="float" office:value="0.0751067" calcext:value-type="float">
            <text:p>0.0751067</text:p>
          </table:table-cell>
          <table:table-cell office:value-type="float" office:value="0.07934" calcext:value-type="float">
            <text:p>0.07934</text:p>
          </table:table-cell>
          <table:table-cell office:value-type="float" office:value="0.0771358" calcext:value-type="float">
            <text:p>0.0771358</text:p>
          </table:table-cell>
          <table:table-cell office:value-type="float" office:value="0.0749567" calcext:value-type="float">
            <text:p>0.0749567</text:p>
          </table:table-cell>
          <table:table-cell office:value-type="float" office:value="0.0795033" calcext:value-type="float">
            <text:p>0.0795033</text:p>
          </table:table-cell>
          <table:table-cell table:number-columns-repeated="2" office:value-type="float" office:value="2.1995" calcext:value-type="float">
            <text:p>2.1995</text:p>
          </table:table-cell>
          <table:table-cell office:value-type="float" office:value="8.67828" calcext:value-type="float">
            <text:p>8.67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9.25264" calcext:value-type="float">
            <text:p>9.2526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.06525" calcext:value-type="float">
            <text:p>9.0652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.86197" calcext:value-type="float">
            <text:p>7.8619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91833" calcext:value-type="float">
            <text:p>0.0391833</text:p>
          </table:table-cell>
          <table:table-cell office:value-type="float" office:value="0.0410133" calcext:value-type="float">
            <text:p>0.0410133</text:p>
          </table:table-cell>
          <table:table-cell office:value-type="float" office:value="0.0400935" calcext:value-type="float">
            <text:p>0.0400935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882184" calcext:value-type="float">
            <text:p>0.0882184</text:p>
          </table:table-cell>
          <table:table-cell office:value-type="float" office:value="0.0859633" calcext:value-type="float">
            <text:p>0.0859633</text:p>
          </table:table-cell>
          <table:table-cell office:value-type="float" office:value="0.0925733" calcext:value-type="float">
            <text:p>0.0925733</text:p>
          </table:table-cell>
          <table:table-cell office:value-type="float" office:value="0.0882172" calcext:value-type="float">
            <text:p>0.0882172</text:p>
          </table:table-cell>
          <table:table-cell office:value-type="float" office:value="0.0852267" calcext:value-type="float">
            <text:p>0.0852267</text:p>
          </table:table-cell>
          <table:table-cell office:value-type="float" office:value="0.0908633" calcext:value-type="float">
            <text:p>0.0908633</text:p>
          </table:table-cell>
          <table:table-cell office:value-type="float" office:value="2.20028" calcext:value-type="float">
            <text:p>2.20028</text:p>
          </table:table-cell>
          <table:table-cell office:value-type="float" office:value="2.20029" calcext:value-type="float">
            <text:p>2.20029</text:p>
          </table:table-cell>
          <table:table-cell office:value-type="float" office:value="8.70358" calcext:value-type="float">
            <text:p>8.703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5" calcext:value-type="float">
            <text:p>0.045</text:p>
          </table:table-cell>
          <table:table-cell office:value-type="float" office:value="9.33651" calcext:value-type="float">
            <text:p>9.3365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9.11404" calcext:value-type="float">
            <text:p>9.1140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7.91635" calcext:value-type="float">
            <text:p>7.9163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1433" calcext:value-type="float">
            <text:p>0.0441433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50684" calcext:value-type="float">
            <text:p>0.0450684</text:p>
          </table:table-cell>
          <table:table-cell office:value-type="float" office:value="0.04412" calcext:value-type="float">
            <text:p>0.04412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990846" calcext:value-type="float">
            <text:p>0.0990846</text:p>
          </table:table-cell>
          <table:table-cell office:value-type="float" office:value="0.0967833" calcext:value-type="float">
            <text:p>0.0967833</text:p>
          </table:table-cell>
          <table:table-cell office:value-type="float" office:value="0.10193" calcext:value-type="float">
            <text:p>0.10193</text:p>
          </table:table-cell>
          <table:table-cell office:value-type="float" office:value="0.0990821" calcext:value-type="float">
            <text:p>0.0990821</text:p>
          </table:table-cell>
          <table:table-cell office:value-type="float" office:value="0.09655" calcext:value-type="float">
            <text:p>0.09655</text:p>
          </table:table-cell>
          <table:table-cell office:value-type="float" office:value="0.10204" calcext:value-type="float">
            <text:p>0.10204</text:p>
          </table:table-cell>
          <table:table-cell office:value-type="float" office:value="2.19851" calcext:value-type="float">
            <text:p>2.19851</text:p>
          </table:table-cell>
          <table:table-cell office:value-type="float" office:value="2.19848" calcext:value-type="float">
            <text:p>2.19848</text:p>
          </table:table-cell>
          <table:table-cell office:value-type="float" office:value="8.73005" calcext:value-type="float">
            <text:p>8.73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9.43735" calcext:value-type="float">
            <text:p>9.4373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9.17161" calcext:value-type="float">
            <text:p>9.1716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.973" calcext:value-type="float">
            <text:p>7.97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3067" calcext:value-type="float">
            <text:p>0.0493067</text:p>
          </table:table-cell>
          <table:table-cell office:value-type="float" office:value="0.0510167" calcext:value-type="float">
            <text:p>0.0510167</text:p>
          </table:table-cell>
          <table:table-cell office:value-type="float" office:value="0.0500775" calcext:value-type="float">
            <text:p>0.0500775</text:p>
          </table:table-cell>
          <table:table-cell office:value-type="float" office:value="0.04873" calcext:value-type="float">
            <text:p>0.04873</text:p>
          </table:table-cell>
          <table:table-cell office:value-type="float" office:value="0.0508733" calcext:value-type="float">
            <text:p>0.0508733</text:p>
          </table:table-cell>
          <table:table-cell office:value-type="float" office:value="0.110079" calcext:value-type="float">
            <text:p>0.110079</text:p>
          </table:table-cell>
          <table:table-cell office:value-type="float" office:value="0.107207" calcext:value-type="float">
            <text:p>0.107207</text:p>
          </table:table-cell>
          <table:table-cell office:value-type="float" office:value="0.114357" calcext:value-type="float">
            <text:p>0.114357</text:p>
          </table:table-cell>
          <table:table-cell office:value-type="float" office:value="0.110078" calcext:value-type="float">
            <text:p>0.110078</text:p>
          </table:table-cell>
          <table:table-cell office:value-type="float" office:value="0.10643" calcext:value-type="float">
            <text:p>0.10643</text:p>
          </table:table-cell>
          <table:table-cell office:value-type="float" office:value="0.113123" calcext:value-type="float">
            <text:p>0.113123</text:p>
          </table:table-cell>
          <table:table-cell office:value-type="float" office:value="2.19816" calcext:value-type="float">
            <text:p>2.19816</text:p>
          </table:table-cell>
          <table:table-cell office:value-type="float" office:value="2.19815" calcext:value-type="float">
            <text:p>2.19815</text:p>
          </table:table-cell>
          <table:table-cell office:value-type="float" office:value="8.76419" calcext:value-type="float">
            <text:p>8.76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5" calcext:value-type="float">
            <text:p>0.055</text:p>
          </table:table-cell>
          <table:table-cell office:value-type="float" office:value="9.53709" calcext:value-type="float">
            <text:p>9.5370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.22964" calcext:value-type="float">
            <text:p>9.2296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8.03275" calcext:value-type="float">
            <text:p>8.0327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0133" calcext:value-type="float">
            <text:p>0.0540133</text:p>
          </table:table-cell>
          <table:table-cell office:value-type="float" office:value="0.05615" calcext:value-type="float">
            <text:p>0.05615</text:p>
          </table:table-cell>
          <table:table-cell office:value-type="float" office:value="0.0550874" calcext:value-type="float">
            <text:p>0.0550874</text:p>
          </table:table-cell>
          <table:table-cell office:value-type="float" office:value="0.0537767" calcext:value-type="float">
            <text:p>0.0537767</text:p>
          </table:table-cell>
          <table:table-cell office:value-type="float" office:value="0.0558933" calcext:value-type="float">
            <text:p>0.0558933</text:p>
          </table:table-cell>
          <table:table-cell office:value-type="float" office:value="0.121023" calcext:value-type="float">
            <text:p>0.121023</text:p>
          </table:table-cell>
          <table:table-cell office:value-type="float" office:value="0.11854" calcext:value-type="float">
            <text:p>0.11854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21021" calcext:value-type="float">
            <text:p>0.121021</text:p>
          </table:table-cell>
          <table:table-cell office:value-type="float" office:value="0.116923" calcext:value-type="float">
            <text:p>0.116923</text:p>
          </table:table-cell>
          <table:table-cell office:value-type="float" office:value="0.124303" calcext:value-type="float">
            <text:p>0.124303</text:p>
          </table:table-cell>
          <table:table-cell table:number-columns-repeated="2" office:value-type="float" office:value="2.1969" calcext:value-type="float">
            <text:p>2.1969</text:p>
          </table:table-cell>
          <table:table-cell office:value-type="float" office:value="8.79621" calcext:value-type="float">
            <text:p>8.79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9.63841" calcext:value-type="float">
            <text:p>9.638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.28594" calcext:value-type="float">
            <text:p>9.285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08539" calcext:value-type="float">
            <text:p>8.0853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912" calcext:value-type="float">
            <text:p>0.05912</text:p>
          </table:table-cell>
          <table:table-cell office:value-type="float" office:value="0.06125" calcext:value-type="float">
            <text:p>0.06125</text:p>
          </table:table-cell>
          <table:table-cell office:value-type="float" office:value="0.0600768" calcext:value-type="float">
            <text:p>0.0600768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131988" calcext:value-type="float">
            <text:p>0.131988</text:p>
          </table:table-cell>
          <table:table-cell office:value-type="float" office:value="0.128797" calcext:value-type="float">
            <text:p>0.128797</text:p>
          </table:table-cell>
          <table:table-cell office:value-type="float" office:value="0.136037" calcext:value-type="float">
            <text:p>0.136037</text:p>
          </table:table-cell>
          <table:table-cell office:value-type="float" office:value="0.131986" calcext:value-type="float">
            <text:p>0.131986</text:p>
          </table:table-cell>
          <table:table-cell office:value-type="float" office:value="0.128363" calcext:value-type="float">
            <text:p>0.128363</text:p>
          </table:table-cell>
          <table:table-cell office:value-type="float" office:value="0.13523" calcext:value-type="float">
            <text:p>0.13523</text:p>
          </table:table-cell>
          <table:table-cell office:value-type="float" office:value="2.19696" calcext:value-type="float">
            <text:p>2.19696</text:p>
          </table:table-cell>
          <table:table-cell office:value-type="float" office:value="2.19695" calcext:value-type="float">
            <text:p>2.19695</text:p>
          </table:table-cell>
          <table:table-cell office:value-type="float" office:value="8.82845" calcext:value-type="float">
            <text:p>8.82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5" calcext:value-type="float">
            <text:p>0.065</text:p>
          </table:table-cell>
          <table:table-cell office:value-type="float" office:value="9.76838" calcext:value-type="float">
            <text:p>9.7683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9.35681" calcext:value-type="float">
            <text:p>9.3568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8.16055" calcext:value-type="float">
            <text:p>8.16055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9" calcext:value-type="float">
            <text:p>0.0651089</text:p>
          </table:table-cell>
          <table:table-cell office:value-type="float" office:value="0.0640533" calcext:value-type="float">
            <text:p>0.0640533</text:p>
          </table:table-cell>
          <table:table-cell office:value-type="float" office:value="0.0661167" calcext:value-type="float">
            <text:p>0.0661167</text:p>
          </table:table-cell>
          <table:table-cell office:value-type="float" office:value="0.0651076" calcext:value-type="float">
            <text:p>0.0651076</text:p>
          </table:table-cell>
          <table:table-cell office:value-type="float" office:value="0.06401" calcext:value-type="float">
            <text:p>0.06401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139297" calcext:value-type="float">
            <text:p>0.139297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43098" calcext:value-type="float">
            <text:p>0.143098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14612" calcext:value-type="float">
            <text:p>0.14612</text:p>
          </table:table-cell>
          <table:table-cell office:value-type="float" office:value="2.19786" calcext:value-type="float">
            <text:p>2.19786</text:p>
          </table:table-cell>
          <table:table-cell office:value-type="float" office:value="2.19787" calcext:value-type="float">
            <text:p>2.19787</text:p>
          </table:table-cell>
          <table:table-cell office:value-type="float" office:value="8.86696" calcext:value-type="float">
            <text:p>8.866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9.90521" calcext:value-type="float">
            <text:p>9.9052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.43013" calcext:value-type="float">
            <text:p>9.4301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.23505" calcext:value-type="float">
            <text:p>8.2350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88467" calcext:value-type="float">
            <text:p>0.0688467</text:p>
          </table:table-cell>
          <table:table-cell office:value-type="float" office:value="0.0714833" calcext:value-type="float">
            <text:p>0.0714833</text:p>
          </table:table-cell>
          <table:table-cell office:value-type="float" office:value="0.0700995" calcext:value-type="float">
            <text:p>0.0700995</text:p>
          </table:table-cell>
          <table:table-cell office:value-type="float" office:value="0.0689767" calcext:value-type="float">
            <text:p>0.0689767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15402" calcext:value-type="float">
            <text:p>0.15402</text:p>
          </table:table-cell>
          <table:table-cell office:value-type="float" office:value="0.15004" calcext:value-type="float">
            <text:p>0.15004</text:p>
          </table:table-cell>
          <table:table-cell office:value-type="float" office:value="0.15743" calcext:value-type="float">
            <text:p>0.15743</text:p>
          </table:table-cell>
          <table:table-cell office:value-type="float" office:value="0.15402" calcext:value-type="float">
            <text:p>0.15402</text:p>
          </table:table-cell>
          <table:table-cell office:value-type="float" office:value="0.150213" calcext:value-type="float">
            <text:p>0.150213</text:p>
          </table:table-cell>
          <table:table-cell office:value-type="float" office:value="0.157013" calcext:value-type="float">
            <text:p>0.157013</text:p>
          </table:table-cell>
          <table:table-cell table:number-columns-repeated="2" office:value-type="float" office:value="2.19717" calcext:value-type="float">
            <text:p>2.19717</text:p>
          </table:table-cell>
          <table:table-cell office:value-type="float" office:value="8.9118" calcext:value-type="float">
            <text:p>8.9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office:value-type="float" office:value="10.033" calcext:value-type="float">
            <text:p>10.03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.48537" calcext:value-type="float">
            <text:p>9.4853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29189" calcext:value-type="float">
            <text:p>8.2918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5" calcext:value-type="float">
            <text:p>0.0750705</text:p>
          </table:table-cell>
          <table:table-cell office:value-type="float" office:value="0.0741667" calcext:value-type="float">
            <text:p>0.0741667</text:p>
          </table:table-cell>
          <table:table-cell office:value-type="float" office:value="0.07649" calcext:value-type="float">
            <text:p>0.07649</text:p>
          </table:table-cell>
          <table:table-cell office:value-type="float" office:value="0.0750705" calcext:value-type="float">
            <text:p>0.0750705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64893" calcext:value-type="float">
            <text:p>0.164893</text:p>
          </table:table-cell>
          <table:table-cell office:value-type="float" office:value="0.16094" calcext:value-type="float">
            <text:p>0.16094</text:p>
          </table:table-cell>
          <table:table-cell office:value-type="float" office:value="0.16793" calcext:value-type="float">
            <text:p>0.16793</text:p>
          </table:table-cell>
          <table:table-cell office:value-type="float" office:value="0.164892" calcext:value-type="float">
            <text:p>0.164892</text:p>
          </table:table-cell>
          <table:table-cell office:value-type="float" office:value="0.161303" calcext:value-type="float">
            <text:p>0.161303</text:p>
          </table:table-cell>
          <table:table-cell office:value-type="float" office:value="0.168047" calcext:value-type="float">
            <text:p>0.168047</text:p>
          </table:table-cell>
          <table:table-cell office:value-type="float" office:value="2.19651" calcext:value-type="float">
            <text:p>2.19651</text:p>
          </table:table-cell>
          <table:table-cell office:value-type="float" office:value="2.1965" calcext:value-type="float">
            <text:p>2.1965</text:p>
          </table:table-cell>
          <table:table-cell office:value-type="float" office:value="8.93761" calcext:value-type="float">
            <text:p>8.93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10.181" calcext:value-type="float">
            <text:p>10.18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55768" calcext:value-type="float">
            <text:p>9.55768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8.35602" calcext:value-type="float">
            <text:p>8.3560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4" calcext:value-type="float">
            <text:p>0.0800624</text:p>
          </table:table-cell>
          <table:table-cell office:value-type="float" office:value="0.0789033" calcext:value-type="float">
            <text:p>0.0789033</text:p>
          </table:table-cell>
          <table:table-cell office:value-type="float" office:value="0.08109" calcext:value-type="float">
            <text:p>0.08109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33" calcext:value-type="float">
            <text:p>0.0812733</text:p>
          </table:table-cell>
          <table:table-cell office:value-type="float" office:value="0.175918" calcext:value-type="float">
            <text:p>0.175918</text:p>
          </table:table-cell>
          <table:table-cell office:value-type="float" office:value="0.172683" calcext:value-type="float">
            <text:p>0.172683</text:p>
          </table:table-cell>
          <table:table-cell office:value-type="float" office:value="0.179707" calcext:value-type="float">
            <text:p>0.179707</text:p>
          </table:table-cell>
          <table:table-cell office:value-type="float" office:value="0.175919" calcext:value-type="float">
            <text:p>0.175919</text:p>
          </table:table-cell>
          <table:table-cell office:value-type="float" office:value="0.171933" calcext:value-type="float">
            <text:p>0.171933</text:p>
          </table:table-cell>
          <table:table-cell office:value-type="float" office:value="0.178933" calcext:value-type="float">
            <text:p>0.178933</text:p>
          </table:table-cell>
          <table:table-cell office:value-type="float" office:value="2.19726" calcext:value-type="float">
            <text:p>2.19726</text:p>
          </table:table-cell>
          <table:table-cell office:value-type="float" office:value="2.19727" calcext:value-type="float">
            <text:p>2.19727</text:p>
          </table:table-cell>
          <table:table-cell office:value-type="float" office:value="8.9813" calcext:value-type="float">
            <text:p>8.98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5" calcext:value-type="float">
            <text:p>0.085</text:p>
          </table:table-cell>
          <table:table-cell office:value-type="float" office:value="10.3512" calcext:value-type="float">
            <text:p>10.351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6339" calcext:value-type="float">
            <text:p>9.633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44157" calcext:value-type="float">
            <text:p>8.4415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3" calcext:value-type="float">
            <text:p>0.0850493</text:p>
          </table:table-cell>
          <table:table-cell office:value-type="float" office:value="0.0834367" calcext:value-type="float">
            <text:p>0.0834367</text:p>
          </table:table-cell>
          <table:table-cell office:value-type="float" office:value="0.0866767" calcext:value-type="float">
            <text:p>0.0866767</text:p>
          </table:table-cell>
          <table:table-cell office:value-type="float" office:value="0.0850494" calcext:value-type="float">
            <text:p>0.0850494</text:p>
          </table:table-cell>
          <table:table-cell office:value-type="float" office:value="0.0840533" calcext:value-type="float">
            <text:p>0.0840533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86816" calcext:value-type="float">
            <text:p>0.186816</text:p>
          </table:table-cell>
          <table:table-cell office:value-type="float" office:value="0.18423" calcext:value-type="float">
            <text:p>0.18423</text:p>
          </table:table-cell>
          <table:table-cell office:value-type="float" office:value="0.190163" calcext:value-type="float">
            <text:p>0.190163</text:p>
          </table:table-cell>
          <table:table-cell office:value-type="float" office:value="0.186816" calcext:value-type="float">
            <text:p>0.186816</text:p>
          </table:table-cell>
          <table:table-cell office:value-type="float" office:value="0.183347" calcext:value-type="float">
            <text:p>0.183347</text:p>
          </table:table-cell>
          <table:table-cell office:value-type="float" office:value="0.19038" calcext:value-type="float">
            <text:p>0.19038</text:p>
          </table:table-cell>
          <table:table-cell office:value-type="float" office:value="2.19657" calcext:value-type="float">
            <text:p>2.19657</text:p>
          </table:table-cell>
          <table:table-cell office:value-type="float" office:value="2.19656" calcext:value-type="float">
            <text:p>2.19656</text:p>
          </table:table-cell>
          <table:table-cell office:value-type="float" office:value="9.01688" calcext:value-type="float">
            <text:p>9.01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10.5271" calcext:value-type="float">
            <text:p>10.527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.70749" calcext:value-type="float">
            <text:p>9.7074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.51068" calcext:value-type="float">
            <text:p>8.5106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5" calcext:value-type="float">
            <text:p>0.0900405</text:p>
          </table:table-cell>
          <table:table-cell office:value-type="float" office:value="0.0892133" calcext:value-type="float">
            <text:p>0.0892133</text:p>
          </table:table-cell>
          <table:table-cell office:value-type="float" office:value="0.0914033" calcext:value-type="float">
            <text:p>0.0914033</text:p>
          </table:table-cell>
          <table:table-cell office:value-type="float" office:value="0.090041" calcext:value-type="float">
            <text:p>0.090041</text:p>
          </table:table-cell>
          <table:table-cell office:value-type="float" office:value="0.0889367" calcext:value-type="float">
            <text:p>0.0889367</text:p>
          </table:table-cell>
          <table:table-cell office:value-type="float" office:value="0.09101" calcext:value-type="float">
            <text:p>0.09101</text:p>
          </table:table-cell>
          <table:table-cell office:value-type="float" office:value="0.197859" calcext:value-type="float">
            <text:p>0.197859</text:p>
          </table:table-cell>
          <table:table-cell office:value-type="float" office:value="0.193253" calcext:value-type="float">
            <text:p>0.193253</text:p>
          </table:table-cell>
          <table:table-cell office:value-type="float" office:value="0.204243" calcext:value-type="float">
            <text:p>0.204243</text:p>
          </table:table-cell>
          <table:table-cell office:value-type="float" office:value="0.197862" calcext:value-type="float">
            <text:p>0.197862</text:p>
          </table:table-cell>
          <table:table-cell office:value-type="float" office:value="0.194473" calcext:value-type="float">
            <text:p>0.194473</text:p>
          </table:table-cell>
          <table:table-cell office:value-type="float" office:value="0.201163" calcext:value-type="float">
            <text:p>0.201163</text:p>
          </table:table-cell>
          <table:table-cell office:value-type="float" office:value="2.19744" calcext:value-type="float">
            <text:p>2.19744</text:p>
          </table:table-cell>
          <table:table-cell office:value-type="float" office:value="2.19747" calcext:value-type="float">
            <text:p>2.19747</text:p>
          </table:table-cell>
          <table:table-cell office:value-type="float" office:value="9.05635" calcext:value-type="float">
            <text:p>9.056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5" calcext:value-type="float">
            <text:p>0.095</text:p>
          </table:table-cell>
          <table:table-cell office:value-type="float" office:value="10.7376" calcext:value-type="float">
            <text:p>10.7376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9.79359" calcext:value-type="float">
            <text:p>9.7935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59809" calcext:value-type="float">
            <text:p>8.5980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2" calcext:value-type="float">
            <text:p>0.0950422</text:p>
          </table:table-cell>
          <table:table-cell office:value-type="float" office:value="0.0939867" calcext:value-type="float">
            <text:p>0.0939867</text:p>
          </table:table-cell>
          <table:table-cell office:value-type="float" office:value="0.09639" calcext:value-type="float">
            <text:p>0.09639</text:p>
          </table:table-cell>
          <table:table-cell office:value-type="float" office:value="0.0950412" calcext:value-type="float">
            <text:p>0.0950412</text:p>
          </table:table-cell>
          <table:table-cell office:value-type="float" office:value="0.09382" calcext:value-type="float">
            <text:p>0.09382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208834" calcext:value-type="float">
            <text:p>0.208834</text:p>
          </table:table-cell>
          <table:table-cell office:value-type="float" office:value="0.204347" calcext:value-type="float">
            <text:p>0.204347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208832" calcext:value-type="float">
            <text:p>0.208832</text:p>
          </table:table-cell>
          <table:table-cell office:value-type="float" office:value="0.204223" calcext:value-type="float">
            <text:p>0.204223</text:p>
          </table:table-cell>
          <table:table-cell office:value-type="float" office:value="0.2127" calcext:value-type="float">
            <text:p>0.2127</text:p>
          </table:table-cell>
          <table:table-cell table:number-columns-repeated="2" office:value-type="float" office:value="2.19728" calcext:value-type="float">
            <text:p>2.19728</text:p>
          </table:table-cell>
          <table:table-cell office:value-type="float" office:value="9.10356" calcext:value-type="float">
            <text:p>9.10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0.9189" calcext:value-type="float">
            <text:p>10.9189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9.85995" calcext:value-type="float">
            <text:p>9.8599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.65481" calcext:value-type="float">
            <text:p>8.6548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85" calcext:value-type="float">
            <text:p>0.09885</text:p>
          </table:table-cell>
          <table:table-cell office:value-type="float" office:value="0.101293" calcext:value-type="float">
            <text:p>0.101293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" calcext:value-type="float">
            <text:p>0.09878</text:p>
          </table:table-cell>
          <table:table-cell office:value-type="float" office:value="0.101233" calcext:value-type="float">
            <text:p>0.101233</text:p>
          </table:table-cell>
          <table:table-cell office:value-type="float" office:value="0.219656" calcext:value-type="float">
            <text:p>0.219656</text:p>
          </table:table-cell>
          <table:table-cell office:value-type="float" office:value="0.216387" calcext:value-type="float">
            <text:p>0.216387</text:p>
          </table:table-cell>
          <table:table-cell office:value-type="float" office:value="0.224407" calcext:value-type="float">
            <text:p>0.224407</text:p>
          </table:table-cell>
          <table:table-cell office:value-type="float" office:value="0.219657" calcext:value-type="float">
            <text:p>0.219657</text:p>
          </table:table-cell>
          <table:table-cell office:value-type="float" office:value="0.214147" calcext:value-type="float">
            <text:p>0.214147</text:p>
          </table:table-cell>
          <table:table-cell office:value-type="float" office:value="0.223527" calcext:value-type="float">
            <text:p>0.223527</text:p>
          </table:table-cell>
          <table:table-cell table:number-columns-repeated="2" office:value-type="float" office:value="2.19626" calcext:value-type="float">
            <text:p>2.19626</text:p>
          </table:table-cell>
          <table:table-cell office:value-type="float" office:value="9.13419" calcext:value-type="float">
            <text:p>9.13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05" calcext:value-type="float">
            <text:p>0.105</text:p>
          </table:table-cell>
          <table:table-cell office:value-type="float" office:value="11.1849" calcext:value-type="float">
            <text:p>11.1849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9.95203" calcext:value-type="float">
            <text:p>9.9520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75802" calcext:value-type="float">
            <text:p>8.7580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513" calcext:value-type="float">
            <text:p>0.103513</text:p>
          </table:table-cell>
          <table:table-cell office:value-type="float" office:value="0.105733" calcext:value-type="float">
            <text:p>0.105733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3" calcext:value-type="float">
            <text:p>0.106093</text:p>
          </table:table-cell>
          <table:table-cell office:value-type="float" office:value="0.23066" calcext:value-type="float">
            <text:p>0.23066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235063" calcext:value-type="float">
            <text:p>0.235063</text:p>
          </table:table-cell>
          <table:table-cell office:value-type="float" office:value="0.23066" calcext:value-type="float">
            <text:p>0.23066</text:p>
          </table:table-cell>
          <table:table-cell office:value-type="float" office:value="0.225737" calcext:value-type="float">
            <text:p>0.225737</text:p>
          </table:table-cell>
          <table:table-cell office:value-type="float" office:value="0.2338" calcext:value-type="float">
            <text:p>0.2338</text:p>
          </table:table-cell>
          <table:table-cell table:number-columns-repeated="2" office:value-type="float" office:value="2.19672" calcext:value-type="float">
            <text:p>2.19672</text:p>
          </table:table-cell>
          <table:table-cell office:value-type="float" office:value="9.18195" calcext:value-type="float">
            <text:p>9.18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11.4545" calcext:value-type="float">
            <text:p>11.454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0.0435" calcext:value-type="float">
            <text:p>10.043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8.84237" calcext:value-type="float">
            <text:p>8.8423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27" calcext:value-type="float">
            <text:p>0.10827</text:p>
          </table:table-cell>
          <table:table-cell office:value-type="float" office:value="0.111387" calcext:value-type="float">
            <text:p>0.111387</text:p>
          </table:table-cell>
          <table:table-cell office:value-type="float" office:value="0.110026" calcext:value-type="float">
            <text:p>0.110026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111063" calcext:value-type="float">
            <text:p>0.111063</text:p>
          </table:table-cell>
          <table:table-cell office:value-type="float" office:value="0.241803" calcext:value-type="float">
            <text:p>0.241803</text:p>
          </table:table-cell>
          <table:table-cell office:value-type="float" office:value="0.236543" calcext:value-type="float">
            <text:p>0.236543</text:p>
          </table:table-cell>
          <table:table-cell office:value-type="float" office:value="0.246317" calcext:value-type="float">
            <text:p>0.246317</text:p>
          </table:table-cell>
          <table:table-cell office:value-type="float" office:value="0.241806" calcext:value-type="float">
            <text:p>0.241806</text:p>
          </table:table-cell>
          <table:table-cell office:value-type="float" office:value="0.23719" calcext:value-type="float">
            <text:p>0.23719</text:p>
          </table:table-cell>
          <table:table-cell office:value-type="float" office:value="0.245223" calcext:value-type="float">
            <text:p>0.245223</text:p>
          </table:table-cell>
          <table:table-cell office:value-type="float" office:value="2.19771" calcext:value-type="float">
            <text:p>2.19771</text:p>
          </table:table-cell>
          <table:table-cell office:value-type="float" office:value="2.19772" calcext:value-type="float">
            <text:p>2.19772</text:p>
          </table:table-cell>
          <table:table-cell office:value-type="float" office:value="9.22675" calcext:value-type="float">
            <text:p>9.22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5" calcext:value-type="float">
            <text:p>0.115</text:p>
          </table:table-cell>
          <table:table-cell office:value-type="float" office:value="11.7492" calcext:value-type="float">
            <text:p>11.749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0.1409" calcext:value-type="float">
            <text:p>10.140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.94013" calcext:value-type="float">
            <text:p>8.9401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477" calcext:value-type="float">
            <text:p>0.113477</text:p>
          </table:table-cell>
          <table:table-cell office:value-type="float" office:value="0.116653" calcext:value-type="float">
            <text:p>0.116653</text:p>
          </table:table-cell>
          <table:table-cell office:value-type="float" office:value="0.115004" calcext:value-type="float">
            <text:p>0.115004</text:p>
          </table:table-cell>
          <table:table-cell office:value-type="float" office:value="0.113763" calcext:value-type="float">
            <text:p>0.113763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252782" calcext:value-type="float">
            <text:p>0.252782</text:p>
          </table:table-cell>
          <table:table-cell office:value-type="float" office:value="0.247193" calcext:value-type="float">
            <text:p>0.247193</text:p>
          </table:table-cell>
          <table:table-cell office:value-type="float" office:value="0.256933" calcext:value-type="float">
            <text:p>0.256933</text:p>
          </table:table-cell>
          <table:table-cell office:value-type="float" office:value="0.252784" calcext:value-type="float">
            <text:p>0.252784</text:p>
          </table:table-cell>
          <table:table-cell office:value-type="float" office:value="0.246713" calcext:value-type="float">
            <text:p>0.246713</text:p>
          </table:table-cell>
          <table:table-cell office:value-type="float" office:value="0.255767" calcext:value-type="float">
            <text:p>0.255767</text:p>
          </table:table-cell>
          <table:table-cell office:value-type="float" office:value="2.19801" calcext:value-type="float">
            <text:p>2.19801</text:p>
          </table:table-cell>
          <table:table-cell office:value-type="float" office:value="2.19804" calcext:value-type="float">
            <text:p>2.19804</text:p>
          </table:table-cell>
          <table:table-cell office:value-type="float" office:value="9.27322" calcext:value-type="float">
            <text:p>9.2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12.0844" calcext:value-type="float">
            <text:p>12.084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.2287" calcext:value-type="float">
            <text:p>10.2287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.03696" calcext:value-type="float">
            <text:p>9.0369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587" calcext:value-type="float">
            <text:p>0.118587</text:p>
          </table:table-cell>
          <table:table-cell office:value-type="float" office:value="0.12128" calcext:value-type="float">
            <text:p>0.12128</text:p>
          </table:table-cell>
          <table:table-cell office:value-type="float" office:value="0.119997" calcext:value-type="float">
            <text:p>0.119997</text:p>
          </table:table-cell>
          <table:table-cell office:value-type="float" office:value="0.118713" calcext:value-type="float">
            <text:p>0.118713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263731" calcext:value-type="float">
            <text:p>0.263731</text:p>
          </table:table-cell>
          <table:table-cell office:value-type="float" office:value="0.25943" calcext:value-type="float">
            <text:p>0.25943</text:p>
          </table:table-cell>
          <table:table-cell office:value-type="float" office:value="0.267427" calcext:value-type="float">
            <text:p>0.267427</text:p>
          </table:table-cell>
          <table:table-cell office:value-type="float" office:value="0.263732" calcext:value-type="float">
            <text:p>0.263732</text:p>
          </table:table-cell>
          <table:table-cell office:value-type="float" office:value="0.258717" calcext:value-type="float">
            <text:p>0.258717</text:p>
          </table:table-cell>
          <table:table-cell office:value-type="float" office:value="0.26755" calcext:value-type="float">
            <text:p>0.26755</text:p>
          </table:table-cell>
          <table:table-cell office:value-type="float" office:value="2.19779" calcext:value-type="float">
            <text:p>2.19779</text:p>
          </table:table-cell>
          <table:table-cell office:value-type="float" office:value="2.19781" calcext:value-type="float">
            <text:p>2.19781</text:p>
          </table:table-cell>
          <table:table-cell office:value-type="float" office:value="9.3127" calcext:value-type="float">
            <text:p>9.3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12.4813" calcext:value-type="float">
            <text:p>12.4813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0.3335" calcext:value-type="float">
            <text:p>10.333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9.13992" calcext:value-type="float">
            <text:p>9.1399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463" calcext:value-type="float">
            <text:p>0.123463</text:p>
          </table:table-cell>
          <table:table-cell office:value-type="float" office:value="0.126143" calcext:value-type="float">
            <text:p>0.126143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" calcext:value-type="float">
            <text:p>0.12616</text:p>
          </table:table-cell>
          <table:table-cell office:value-type="float" office:value="0.274729" calcext:value-type="float">
            <text:p>0.274729</text:p>
          </table:table-cell>
          <table:table-cell office:value-type="float" office:value="0.270413" calcext:value-type="float">
            <text:p>0.270413</text:p>
          </table:table-cell>
          <table:table-cell office:value-type="float" office:value="0.279067" calcext:value-type="float">
            <text:p>0.279067</text:p>
          </table:table-cell>
          <table:table-cell office:value-type="float" office:value="0.274728" calcext:value-type="float">
            <text:p>0.274728</text:p>
          </table:table-cell>
          <table:table-cell office:value-type="float" office:value="0.269193" calcext:value-type="float">
            <text:p>0.269193</text:p>
          </table:table-cell>
          <table:table-cell office:value-type="float" office:value="0.27855" calcext:value-type="float">
            <text:p>0.27855</text:p>
          </table:table-cell>
          <table:table-cell table:number-columns-repeated="2" office:value-type="float" office:value="2.19795" calcext:value-type="float">
            <text:p>2.19795</text:p>
          </table:table-cell>
          <table:table-cell office:value-type="float" office:value="9.35901" calcext:value-type="float">
            <text:p>9.35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12.9656" calcext:value-type="float">
            <text:p>12.9656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10.4368" calcext:value-type="float">
            <text:p>10.436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.23844" calcext:value-type="float">
            <text:p>9.2384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66" calcext:value-type="float">
            <text:p>0.12866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129988" calcext:value-type="float">
            <text:p>0.129988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285792" calcext:value-type="float">
            <text:p>0.285792</text:p>
          </table:table-cell>
          <table:table-cell office:value-type="float" office:value="0.28014" calcext:value-type="float">
            <text:p>0.28014</text:p>
          </table:table-cell>
          <table:table-cell office:value-type="float" office:value="0.296207" calcext:value-type="float">
            <text:p>0.296207</text:p>
          </table:table-cell>
          <table:table-cell office:value-type="float" office:value="0.285793" calcext:value-type="float">
            <text:p>0.285793</text:p>
          </table:table-cell>
          <table:table-cell office:value-type="float" office:value="0.28024" calcext:value-type="float">
            <text:p>0.28024</text:p>
          </table:table-cell>
          <table:table-cell office:value-type="float" office:value="0.289623" calcext:value-type="float">
            <text:p>0.289623</text:p>
          </table:table-cell>
          <table:table-cell office:value-type="float" office:value="2.19858" calcext:value-type="float">
            <text:p>2.19858</text:p>
          </table:table-cell>
          <table:table-cell office:value-type="float" office:value="2.19861" calcext:value-type="float">
            <text:p>2.19861</text:p>
          </table:table-cell>
          <table:table-cell office:value-type="float" office:value="9.40752" calcext:value-type="float">
            <text:p>9.40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" calcext:value-type="float">
            <text:p>0.135</text:p>
          </table:table-cell>
          <table:table-cell office:value-type="float" office:value="13.5097" calcext:value-type="float">
            <text:p>13.5097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10.5644" calcext:value-type="float">
            <text:p>10.5644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.36764" calcext:value-type="float">
            <text:p>9.3676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67" calcext:value-type="float">
            <text:p>0.13367</text:p>
          </table:table-cell>
          <table:table-cell office:value-type="float" office:value="0.136613" calcext:value-type="float">
            <text:p>0.136613</text:p>
          </table:table-cell>
          <table:table-cell office:value-type="float" office:value="0.134997" calcext:value-type="float">
            <text:p>0.134997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0.136403" calcext:value-type="float">
            <text:p>0.136403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082" calcext:value-type="float">
            <text:p>0.29082</text:p>
          </table:table-cell>
          <table:table-cell office:value-type="float" office:value="0.30227" calcext:value-type="float">
            <text:p>0.30227</text:p>
          </table:table-cell>
          <table:table-cell office:value-type="float" office:value="0.29691" calcext:value-type="float">
            <text:p>0.29691</text:p>
          </table:table-cell>
          <table:table-cell office:value-type="float" office:value="0.29071" calcext:value-type="float">
            <text:p>0.29071</text:p>
          </table:table-cell>
          <table:table-cell office:value-type="float" office:value="0.300613" calcext:value-type="float">
            <text:p>0.300613</text:p>
          </table:table-cell>
          <table:table-cell table:number-columns-repeated="2" office:value-type="float" office:value="2.19939" calcext:value-type="float">
            <text:p>2.19939</text:p>
          </table:table-cell>
          <table:table-cell office:value-type="float" office:value="9.46338" calcext:value-type="float">
            <text:p>9.463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4.145" calcext:value-type="float">
            <text:p>14.145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0.6784" calcext:value-type="float">
            <text:p>10.678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.4828" calcext:value-type="float">
            <text:p>9.482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4" calcext:value-type="float">
            <text:p>0.139994</text:p>
          </table:table-cell>
          <table:table-cell office:value-type="float" office:value="0.13847" calcext:value-type="float">
            <text:p>0.13847</text:p>
          </table:table-cell>
          <table:table-cell office:value-type="float" office:value="0.141847" calcext:value-type="float">
            <text:p>0.141847</text:p>
          </table:table-cell>
          <table:table-cell office:value-type="float" office:value="0.139993" calcext:value-type="float">
            <text:p>0.139993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141273" calcext:value-type="float">
            <text:p>0.141273</text:p>
          </table:table-cell>
          <table:table-cell office:value-type="float" office:value="0.307906" calcext:value-type="float">
            <text:p>0.307906</text:p>
          </table:table-cell>
          <table:table-cell office:value-type="float" office:value="0.30374" calcext:value-type="float">
            <text:p>0.30374</text:p>
          </table:table-cell>
          <table:table-cell office:value-type="float" office:value="0.31312" calcext:value-type="float">
            <text:p>0.31312</text:p>
          </table:table-cell>
          <table:table-cell office:value-type="float" office:value="0.307903" calcext:value-type="float">
            <text:p>0.307903</text:p>
          </table:table-cell>
          <table:table-cell office:value-type="float" office:value="0.301183" calcext:value-type="float">
            <text:p>0.301183</text:p>
          </table:table-cell>
          <table:table-cell office:value-type="float" office:value="0.312053" calcext:value-type="float">
            <text:p>0.312053</text:p>
          </table:table-cell>
          <table:table-cell office:value-type="float" office:value="2.19943" calcext:value-type="float">
            <text:p>2.19943</text:p>
          </table:table-cell>
          <table:table-cell office:value-type="float" office:value="2.19942" calcext:value-type="float">
            <text:p>2.19942</text:p>
          </table:table-cell>
          <table:table-cell office:value-type="float" office:value="9.51007" calcext:value-type="float">
            <text:p>9.51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5" calcext:value-type="float">
            <text:p>0.145</text:p>
          </table:table-cell>
          <table:table-cell office:value-type="float" office:value="14.8798" calcext:value-type="float">
            <text:p>14.8798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0.8082" calcext:value-type="float">
            <text:p>10.8082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.60706" calcext:value-type="float">
            <text:p>9.60706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643" calcext:value-type="float">
            <text:p>0.143643</text:p>
          </table:table-cell>
          <table:table-cell office:value-type="float" office:value="0.14611" calcext:value-type="float">
            <text:p>0.14611</text:p>
          </table:table-cell>
          <table:table-cell office:value-type="float" office:value="0.144977" calcext:value-type="float">
            <text:p>0.144977</text:p>
          </table:table-cell>
          <table:table-cell office:value-type="float" office:value="0.143507" calcext:value-type="float">
            <text:p>0.143507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318947" calcext:value-type="float">
            <text:p>0.318947</text:p>
          </table:table-cell>
          <table:table-cell office:value-type="float" office:value="0.314103" calcext:value-type="float">
            <text:p>0.314103</text:p>
          </table:table-cell>
          <table:table-cell office:value-type="float" office:value="0.323477" calcext:value-type="float">
            <text:p>0.323477</text:p>
          </table:table-cell>
          <table:table-cell office:value-type="float" office:value="0.31894" calcext:value-type="float">
            <text:p>0.31894</text:p>
          </table:table-cell>
          <table:table-cell office:value-type="float" office:value="0.31121" calcext:value-type="float">
            <text:p>0.31121</text:p>
          </table:table-cell>
          <table:table-cell office:value-type="float" office:value="0.323343" calcext:value-type="float">
            <text:p>0.323343</text:p>
          </table:table-cell>
          <table:table-cell office:value-type="float" office:value="2.19994" calcext:value-type="float">
            <text:p>2.19994</text:p>
          </table:table-cell>
          <table:table-cell office:value-type="float" office:value="2.19993" calcext:value-type="float">
            <text:p>2.19993</text:p>
          </table:table-cell>
          <table:table-cell office:value-type="float" office:value="9.56453" calcext:value-type="float">
            <text:p>9.564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15.8927" calcext:value-type="float">
            <text:p>15.8927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0.9419" calcext:value-type="float">
            <text:p>10.941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.75137" calcext:value-type="float">
            <text:p>9.7513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577" calcext:value-type="float">
            <text:p>0.148577</text:p>
          </table:table-cell>
          <table:table-cell office:value-type="float" office:value="0.151927" calcext:value-type="float">
            <text:p>0.151927</text:p>
          </table:table-cell>
          <table:table-cell office:value-type="float" office:value="0.149979" calcext:value-type="float">
            <text:p>0.149979</text:p>
          </table:table-cell>
          <table:table-cell office:value-type="float" office:value="0.148433" calcext:value-type="float">
            <text:p>0.148433</text:p>
          </table:table-cell>
          <table:table-cell office:value-type="float" office:value="0.15169" calcext:value-type="float">
            <text:p>0.15169</text:p>
          </table:table-cell>
          <table:table-cell office:value-type="float" office:value="0.330121" calcext:value-type="float">
            <text:p>0.330121</text:p>
          </table:table-cell>
          <table:table-cell office:value-type="float" office:value="0.325303" calcext:value-type="float">
            <text:p>0.325303</text:p>
          </table:table-cell>
          <table:table-cell office:value-type="float" office:value="0.33449" calcext:value-type="float">
            <text:p>0.33449</text:p>
          </table:table-cell>
          <table:table-cell office:value-type="float" office:value="0.330117" calcext:value-type="float">
            <text:p>0.330117</text:p>
          </table:table-cell>
          <table:table-cell office:value-type="float" office:value="0.32266" calcext:value-type="float">
            <text:p>0.32266</text:p>
          </table:table-cell>
          <table:table-cell office:value-type="float" office:value="0.33516" calcext:value-type="float">
            <text:p>0.33516</text:p>
          </table:table-cell>
          <table:table-cell table:number-columns-repeated="2" office:value-type="float" office:value="2.20108" calcext:value-type="float">
            <text:p>2.20108</text:p>
          </table:table-cell>
          <table:table-cell office:value-type="float" office:value="9.60849" calcext:value-type="float">
            <text:p>9.608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55" calcext:value-type="float">
            <text:p>0.155</text:p>
          </table:table-cell>
          <table:table-cell office:value-type="float" office:value="16.9902" calcext:value-type="float">
            <text:p>16.9902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11.0862" calcext:value-type="float">
            <text:p>11.086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89021" calcext:value-type="float">
            <text:p>9.890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3" calcext:value-type="float">
            <text:p>0.154963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156717" calcext:value-type="float">
            <text:p>0.156717</text:p>
          </table:table-cell>
          <table:table-cell office:value-type="float" office:value="0.154963" calcext:value-type="float">
            <text:p>0.154963</text:p>
          </table:table-cell>
          <table:table-cell office:value-type="float" office:value="0.153447" calcext:value-type="float">
            <text:p>0.153447</text:p>
          </table:table-cell>
          <table:table-cell office:value-type="float" office:value="0.156757" calcext:value-type="float">
            <text:p>0.156757</text:p>
          </table:table-cell>
          <table:table-cell office:value-type="float" office:value="0.341102" calcext:value-type="float">
            <text:p>0.341102</text:p>
          </table:table-cell>
          <table:table-cell office:value-type="float" office:value="0.33504" calcext:value-type="float">
            <text:p>0.33504</text:p>
          </table:table-cell>
          <table:table-cell office:value-type="float" office:value="0.346237" calcext:value-type="float">
            <text:p>0.346237</text:p>
          </table:table-cell>
          <table:table-cell office:value-type="float" office:value="0.341107" calcext:value-type="float">
            <text:p>0.341107</text:p>
          </table:table-cell>
          <table:table-cell office:value-type="float" office:value="0.332407" calcext:value-type="float">
            <text:p>0.332407</text:p>
          </table:table-cell>
          <table:table-cell office:value-type="float" office:value="0.34623" calcext:value-type="float">
            <text:p>0.34623</text:p>
          </table:table-cell>
          <table:table-cell office:value-type="float" office:value="2.20119" calcext:value-type="float">
            <text:p>2.20119</text:p>
          </table:table-cell>
          <table:table-cell office:value-type="float" office:value="2.20121" calcext:value-type="float">
            <text:p>2.20121</text:p>
          </table:table-cell>
          <table:table-cell office:value-type="float" office:value="9.67033" calcext:value-type="float">
            <text:p>9.67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18.5076" calcext:value-type="float">
            <text:p>18.5076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1.2333" calcext:value-type="float">
            <text:p>11.2333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0.042" calcext:value-type="float">
            <text:p>10.042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083" calcext:value-type="float">
            <text:p>0.158083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8467" calcext:value-type="float">
            <text:p>0.158467</text:p>
          </table:table-cell>
          <table:table-cell office:value-type="float" office:value="0.16184" calcext:value-type="float">
            <text:p>0.16184</text:p>
          </table:table-cell>
          <table:table-cell office:value-type="float" office:value="0.352115" calcext:value-type="float">
            <text:p>0.352115</text:p>
          </table:table-cell>
          <table:table-cell office:value-type="float" office:value="0.34619" calcext:value-type="float">
            <text:p>0.34619</text:p>
          </table:table-cell>
          <table:table-cell office:value-type="float" office:value="0.357793" calcext:value-type="float">
            <text:p>0.357793</text:p>
          </table:table-cell>
          <table:table-cell office:value-type="float" office:value="0.352111" calcext:value-type="float">
            <text:p>0.352111</text:p>
          </table:table-cell>
          <table:table-cell office:value-type="float" office:value="0.344587" calcext:value-type="float">
            <text:p>0.344587</text:p>
          </table:table-cell>
          <table:table-cell office:value-type="float" office:value="0.357917" calcext:value-type="float">
            <text:p>0.357917</text:p>
          </table:table-cell>
          <table:table-cell table:number-columns-repeated="2" office:value-type="float" office:value="2.20107" calcext:value-type="float">
            <text:p>2.20107</text:p>
          </table:table-cell>
          <table:table-cell office:value-type="float" office:value="9.71971" calcext:value-type="float">
            <text:p>9.71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5" calcext:value-type="float">
            <text:p>0.165</text:p>
          </table:table-cell>
          <table:table-cell office:value-type="float" office:value="20.5113" calcext:value-type="float">
            <text:p>20.5113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11.3965" calcext:value-type="float">
            <text:p>11.396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0.2051" calcext:value-type="float">
            <text:p>10.205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663" calcext:value-type="float">
            <text:p>0.163663</text:p>
          </table:table-cell>
          <table:table-cell office:value-type="float" office:value="0.166817" calcext:value-type="float">
            <text:p>0.166817</text:p>
          </table:table-cell>
          <table:table-cell office:value-type="float" office:value="0.165002" calcext:value-type="float">
            <text:p>0.165002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66893" calcext:value-type="float">
            <text:p>0.166893</text:p>
          </table:table-cell>
          <table:table-cell office:value-type="float" office:value="0.363236" calcext:value-type="float">
            <text:p>0.363236</text:p>
          </table:table-cell>
          <table:table-cell office:value-type="float" office:value="0.359583" calcext:value-type="float">
            <text:p>0.359583</text:p>
          </table:table-cell>
          <table:table-cell office:value-type="float" office:value="0.368407" calcext:value-type="float">
            <text:p>0.368407</text:p>
          </table:table-cell>
          <table:table-cell office:value-type="float" office:value="0.363244" calcext:value-type="float">
            <text:p>0.363244</text:p>
          </table:table-cell>
          <table:table-cell office:value-type="float" office:value="0.356167" calcext:value-type="float">
            <text:p>0.356167</text:p>
          </table:table-cell>
          <table:table-cell office:value-type="float" office:value="0.369217" calcext:value-type="float">
            <text:p>0.369217</text:p>
          </table:table-cell>
          <table:table-cell office:value-type="float" office:value="2.20145" calcext:value-type="float">
            <text:p>2.20145</text:p>
          </table:table-cell>
          <table:table-cell office:value-type="float" office:value="2.20146" calcext:value-type="float">
            <text:p>2.20146</text:p>
          </table:table-cell>
          <table:table-cell office:value-type="float" office:value="9.77691" calcext:value-type="float">
            <text:p>9.776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23.1478" calcext:value-type="float">
            <text:p>23.1478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11.5499" calcext:value-type="float">
            <text:p>11.549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0.3456" calcext:value-type="float">
            <text:p>10.3456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967" calcext:value-type="float">
            <text:p>0.168967</text:p>
          </table:table-cell>
          <table:table-cell office:value-type="float" office:value="0.17134" calcext:value-type="float">
            <text:p>0.17134</text:p>
          </table:table-cell>
          <table:table-cell office:value-type="float" office:value="0.170011" calcext:value-type="float">
            <text:p>0.170011</text:p>
          </table:table-cell>
          <table:table-cell office:value-type="float" office:value="0.16833" calcext:value-type="float">
            <text:p>0.16833</text:p>
          </table:table-cell>
          <table:table-cell office:value-type="float" office:value="0.171593" calcext:value-type="float">
            <text:p>0.171593</text:p>
          </table:table-cell>
          <table:table-cell office:value-type="float" office:value="0.37425" calcext:value-type="float">
            <text:p>0.37425</text:p>
          </table:table-cell>
          <table:table-cell office:value-type="float" office:value="0.369727" calcext:value-type="float">
            <text:p>0.369727</text:p>
          </table:table-cell>
          <table:table-cell office:value-type="float" office:value="0.379473" calcext:value-type="float">
            <text:p>0.379473</text:p>
          </table:table-cell>
          <table:table-cell office:value-type="float" office:value="0.374262" calcext:value-type="float">
            <text:p>0.374262</text:p>
          </table:table-cell>
          <table:table-cell office:value-type="float" office:value="0.368413" calcext:value-type="float">
            <text:p>0.368413</text:p>
          </table:table-cell>
          <table:table-cell office:value-type="float" office:value="0.379733" calcext:value-type="float">
            <text:p>0.379733</text:p>
          </table:table-cell>
          <table:table-cell office:value-type="float" office:value="2.20136" calcext:value-type="float">
            <text:p>2.20136</text:p>
          </table:table-cell>
          <table:table-cell office:value-type="float" office:value="2.20139" calcext:value-type="float">
            <text:p>2.20139</text:p>
          </table:table-cell>
          <table:table-cell office:value-type="float" office:value="9.81998" calcext:value-type="float">
            <text:p>9.81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office:value-type="float" office:value="27.513" calcext:value-type="float">
            <text:p>27.513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11.7337" calcext:value-type="float">
            <text:p>11.7337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0.5363" calcext:value-type="float">
            <text:p>10.5363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6" calcext:value-type="float">
            <text:p>0.175016</text:p>
          </table:table-cell>
          <table:table-cell office:value-type="float" office:value="0.173327" calcext:value-type="float">
            <text:p>0.173327</text:p>
          </table:table-cell>
          <table:table-cell office:value-type="float" office:value="0.17627" calcext:value-type="float">
            <text:p>0.17627</text:p>
          </table:table-cell>
          <table:table-cell office:value-type="float" office:value="0.17502" calcext:value-type="float">
            <text:p>0.17502</text:p>
          </table:table-cell>
          <table:table-cell office:value-type="float" office:value="0.173327" calcext:value-type="float">
            <text:p>0.173327</text:p>
          </table:table-cell>
          <table:table-cell office:value-type="float" office:value="0.17631" calcext:value-type="float">
            <text:p>0.17631</text:p>
          </table:table-cell>
          <table:table-cell office:value-type="float" office:value="0.385235" calcext:value-type="float">
            <text:p>0.385235</text:p>
          </table:table-cell>
          <table:table-cell office:value-type="float" office:value="0.377587" calcext:value-type="float">
            <text:p>0.377587</text:p>
          </table:table-cell>
          <table:table-cell office:value-type="float" office:value="0.39039" calcext:value-type="float">
            <text:p>0.39039</text:p>
          </table:table-cell>
          <table:table-cell office:value-type="float" office:value="0.385244" calcext:value-type="float">
            <text:p>0.385244</text:p>
          </table:table-cell>
          <table:table-cell office:value-type="float" office:value="0.37876" calcext:value-type="float">
            <text:p>0.37876</text:p>
          </table:table-cell>
          <table:table-cell office:value-type="float" office:value="0.39022" calcext:value-type="float">
            <text:p>0.39022</text:p>
          </table:table-cell>
          <table:table-cell office:value-type="float" office:value="2.20115" calcext:value-type="float">
            <text:p>2.20115</text:p>
          </table:table-cell>
          <table:table-cell office:value-type="float" office:value="2.20114" calcext:value-type="float">
            <text:p>2.20114</text:p>
          </table:table-cell>
          <table:table-cell office:value-type="float" office:value="9.87711" calcext:value-type="float">
            <text:p>9.87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35.1976" calcext:value-type="float">
            <text:p>35.1976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11.9343" calcext:value-type="float">
            <text:p>11.9343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0.7386" calcext:value-type="float">
            <text:p>10.7386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16" calcext:value-type="float">
            <text:p>0.180016</text:p>
          </table:table-cell>
          <table:table-cell office:value-type="float" office:value="0.17812" calcext:value-type="float">
            <text:p>0.17812</text:p>
          </table:table-cell>
          <table:table-cell office:value-type="float" office:value="0.181212" calcext:value-type="float">
            <text:p>0.181212</text:p>
          </table:table-cell>
          <table:table-cell office:value-type="float" office:value="0.180017" calcext:value-type="float">
            <text:p>0.180017</text:p>
          </table:table-cell>
          <table:table-cell office:value-type="float" office:value="0.178327" calcext:value-type="float">
            <text:p>0.178327</text:p>
          </table:table-cell>
          <table:table-cell office:value-type="float" office:value="0.181635" calcext:value-type="float">
            <text:p>0.181635</text:p>
          </table:table-cell>
          <table:table-cell office:value-type="float" office:value="0.39606" calcext:value-type="float">
            <text:p>0.39606</text:p>
          </table:table-cell>
          <table:table-cell office:value-type="float" office:value="0.389485" calcext:value-type="float">
            <text:p>0.389485</text:p>
          </table:table-cell>
          <table:table-cell office:value-type="float" office:value="0.401917" calcext:value-type="float">
            <text:p>0.401917</text:p>
          </table:table-cell>
          <table:table-cell office:value-type="float" office:value="0.396057" calcext:value-type="float">
            <text:p>0.396057</text:p>
          </table:table-cell>
          <table:table-cell office:value-type="float" office:value="0.390892" calcext:value-type="float">
            <text:p>0.390892</text:p>
          </table:table-cell>
          <table:table-cell office:value-type="float" office:value="0.40362" calcext:value-type="float">
            <text:p>0.40362</text:p>
          </table:table-cell>
          <table:table-cell office:value-type="float" office:value="2.20014" calcext:value-type="float">
            <text:p>2.20014</text:p>
          </table:table-cell>
          <table:table-cell office:value-type="float" office:value="2.20011" calcext:value-type="float">
            <text:p>2.20011</text:p>
          </table:table-cell>
          <table:table-cell office:value-type="float" office:value="9.9348" calcext:value-type="float">
            <text:p>9.93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5" calcext:value-type="float">
            <text:p>0.185</text:p>
          </table:table-cell>
          <table:table-cell office:value-type="float" office:value="55.7958" calcext:value-type="float">
            <text:p>55.7958</text:p>
          </table:table-cell>
          <table:table-cell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12.1545" calcext:value-type="float">
            <text:p>12.1545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0.9637" calcext:value-type="float">
            <text:p>10.9637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2" calcext:value-type="float">
            <text:p>0.185042</text:p>
          </table:table-cell>
          <table:table-cell office:value-type="float" office:value="0.183347" calcext:value-type="float">
            <text:p>0.183347</text:p>
          </table:table-cell>
          <table:table-cell office:value-type="float" office:value="0.186517" calcext:value-type="float">
            <text:p>0.186517</text:p>
          </table:table-cell>
          <table:table-cell office:value-type="float" office:value="0.185052" calcext:value-type="float">
            <text:p>0.185052</text:p>
          </table:table-cell>
          <table:table-cell office:value-type="float" office:value="0.18342" calcext:value-type="float">
            <text:p>0.18342</text:p>
          </table:table-cell>
          <table:table-cell office:value-type="float" office:value="0.186797" calcext:value-type="float">
            <text:p>0.186797</text:p>
          </table:table-cell>
          <table:table-cell office:value-type="float" office:value="0.407338" calcext:value-type="float">
            <text:p>0.407338</text:p>
          </table:table-cell>
          <table:table-cell office:value-type="float" office:value="0.401323" calcext:value-type="float">
            <text:p>0.401323</text:p>
          </table:table-cell>
          <table:table-cell office:value-type="float" office:value="0.41457" calcext:value-type="float">
            <text:p>0.41457</text:p>
          </table:table-cell>
          <table:table-cell office:value-type="float" office:value="0.407371" calcext:value-type="float">
            <text:p>0.407371</text:p>
          </table:table-cell>
          <table:table-cell office:value-type="float" office:value="0.400767" calcext:value-type="float">
            <text:p>0.400767</text:p>
          </table:table-cell>
          <table:table-cell office:value-type="float" office:value="0.414233" calcext:value-type="float">
            <text:p>0.414233</text:p>
          </table:table-cell>
          <table:table-cell office:value-type="float" office:value="2.20132" calcext:value-type="float">
            <text:p>2.20132</text:p>
          </table:table-cell>
          <table:table-cell office:value-type="float" office:value="2.20139" calcext:value-type="float">
            <text:p>2.20139</text:p>
          </table:table-cell>
          <table:table-cell office:value-type="float" office:value="9.99195" calcext:value-type="float">
            <text:p>9.991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1127.81" calcext:value-type="float">
            <text:p>1127.81</text:p>
          </table:table-cell>
          <table:table-cell office:value-type="float" office:value="1" calcext:value-type="float">
            <text:p>1</text:p>
          </table:table-cell>
          <table:table-cell office:value-type="float" office:value="31981" calcext:value-type="float">
            <text:p>31981</text:p>
          </table:table-cell>
          <table:table-cell office:value-type="float" office:value="12.3473" calcext:value-type="float">
            <text:p>12.347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1.1468" calcext:value-type="float">
            <text:p>11.1468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9982" calcext:value-type="float">
            <text:p>0.189982</text:p>
          </table:table-cell>
          <table:table-cell office:value-type="float" office:value="0.189104" calcext:value-type="float">
            <text:p>0.189104</text:p>
          </table:table-cell>
          <table:table-cell office:value-type="float" office:value="0.190701" calcext:value-type="float">
            <text:p>0.190701</text:p>
          </table:table-cell>
          <table:table-cell office:value-type="float" office:value="0.189682" calcext:value-type="float">
            <text:p>0.189682</text:p>
          </table:table-cell>
          <table:table-cell office:value-type="float" office:value="0.188606" calcext:value-type="float">
            <text:p>0.188606</text:p>
          </table:table-cell>
          <table:table-cell office:value-type="float" office:value="0.191257" calcext:value-type="float">
            <text:p>0.191257</text:p>
          </table:table-cell>
          <table:table-cell office:value-type="float" office:value="0.418113" calcext:value-type="float">
            <text:p>0.418113</text:p>
          </table:table-cell>
          <table:table-cell office:value-type="float" office:value="0.415041" calcext:value-type="float">
            <text:p>0.415041</text:p>
          </table:table-cell>
          <table:table-cell office:value-type="float" office:value="0.421169" calcext:value-type="float">
            <text:p>0.421169</text:p>
          </table:table-cell>
          <table:table-cell office:value-type="float" office:value="0.417462" calcext:value-type="float">
            <text:p>0.417462</text:p>
          </table:table-cell>
          <table:table-cell office:value-type="float" office:value="0.413289" calcext:value-type="float">
            <text:p>0.413289</text:p>
          </table:table-cell>
          <table:table-cell office:value-type="float" office:value="0.423367" calcext:value-type="float">
            <text:p>0.423367</text:p>
          </table:table-cell>
          <table:table-cell office:value-type="float" office:value="2.20081" calcext:value-type="float">
            <text:p>2.20081</text:p>
          </table:table-cell>
          <table:table-cell office:value-type="float" office:value="2.20086" calcext:value-type="float">
            <text:p>2.20086</text:p>
          </table:table-cell>
          <table:table-cell office:value-type="float" office:value="10.0399" calcext:value-type="float">
            <text:p>10.0399</text:p>
          </table:table-cell>
          <table:table-cell table:number-columns-repeated="4"/>
        </table:table-row>
        <table:table-row table:style-name="ro1">
          <table:table-cell table:style-name="ce2" table:number-columns-repeated="2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6-28T05:56:43.102993805</dc:date>
    <meta:editing-duration>PT9H48M1S</meta:editing-duration>
    <meta:editing-cycles>24</meta:editing-cycles>
    <meta:generator>LibreOffice/7.3.7.2$Linux_AARCH64 LibreOffice_project/30$Build-2</meta:generator>
    <meta:document-statistic meta:table-count="1" meta:cell-count="6868" meta:object-count="0"/>
  </office:meta>
</office:document-meta>
</file>